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meta.xml" manifest:media-type="text/xml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modern" style:font-pitch="variable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pitch="variable" style:font-charset="x-symbol"/>
    <style:font-face style:name="宋体2" svg:font-family="宋体" style:font-family-generic="modern" style:font-pitch="variable"/>
    <style:font-face style:name="宋体3" svg:font-family="宋体" style:font-family-generic="roman" style:font-pitch="variable"/>
    <style:font-face style:name="楷体_GB2312" svg:font-family="楷体_GB2312" style:font-family-generic="modern" style:font-pitch="fixed"/>
    <style:font-face style:name="楷体_GB23121" svg:font-family="楷体_GB2312" style:font-family-generic="modern" style:font-pitch="variable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min-height="2.88cm" fo:min-width="2.886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2.88cm" fo:min-width="2.887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2.88cm" fo:min-width="6.273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min-height="2.879cm" fo:min-width="2.887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min-height="2.879cm" fo:min-width="2.886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839cm" fo:min-width="5.215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839cm" fo:min-width="1.828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63cm" fo:min-width="7.543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839cm" fo:min-width="5.215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839cm" fo:min-width="1.829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63cm" fo:min-width="7.544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>
      <style:graphic-properties draw:stroke="solid" svg:stroke-width="0.079cm" svg:stroke-color="#000000" draw:marker-end="msArrowEnd_20_6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false" fo:min-height="1.751cm" fo:min-width="7.754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false" fo:min-height="1.751cm" fo:min-width="5.632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false" fo:min-height="1.751cm" fo:min-width="1.622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false" fo:min-height="1.75cm" fo:min-width="6.908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false" fo:min-height="1.75cm" fo:min-width="5.003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false" fo:min-height="1.75cm" fo:min-width="1.405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false" fo:min-height="1.596cm" fo:min-width="2.886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96cm" fo:min-width="2.887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false" fo:min-height="1.623cm" fo:min-width="6.273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596cm" fo:min-width="2.886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596cm" fo:min-width="2.887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false" fo:min-height="1.622cm" fo:min-width="6.273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59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6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false" fo:min-height="1.597cm" fo:min-width="2.886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justify" draw:textarea-vertical-align="top" draw:auto-grow-height="false" fo:min-height="2.514cm" fo:min-width="2.887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top" draw:auto-grow-height="false" fo:min-height="1.596cm" fo:min-width="2.887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596cm" fo:min-width="2.886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596cm" fo:min-width="2.887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623cm" fo:min-width="6.273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>
      <style:graphic-properties draw:stroke="solid" svg:stroke-width="0.079cm" svg:stroke-color="#000000" draw:stroke-linejoin="miter" draw:fill="solid" draw:fill-color="#0000cc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>
      <style:graphic-properties draw:stroke="none" draw:fill="none" draw:fill-color="#ffffff" draw:textarea-horizontal-align="justify" draw:textarea-vertical-align="top" draw:auto-grow-height="false" fo:min-height="1.596cm" fo:min-width="3.944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>
      <style:graphic-properties draw:stroke="none" draw:fill="none" draw:fill-color="#ffffff" draw:textarea-horizontal-align="justify" draw:textarea-vertical-align="top" draw:auto-grow-height="false" fo:min-height="1.596cm" fo:min-width="3.945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>
      <style:graphic-properties draw:stroke="none" draw:fill="none" draw:fill-color="#ffffff" draw:textarea-horizontal-align="justify" draw:textarea-vertical-align="top" draw:auto-grow-height="false" fo:min-height="1.623cm" fo:min-width="8.389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04" style:family="graphic" style:parent-style-name="standard">
      <style:graphic-properties draw:stroke="solid" svg:stroke-width="0.035cm" svg:stroke-color="#000000" draw:marker-end="线条箭头_20_1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05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marker-end="线条箭头_20_2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07" style:family="graphic" style:parent-style-name="standard">
      <style:graphic-properties draw:stroke="solid" svg:stroke-width="0.035cm" svg:stroke-color="#000000" draw:marker-end="线条箭头_20_3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08" style:family="graphic" style:parent-style-name="standard">
      <style:graphic-properties draw:stroke="solid" svg:stroke-width="0.035cm" svg:stroke-color="#000000" draw:marker-end="线条箭头_20_4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09" style:family="graphic" style:parent-style-name="standard">
      <style:graphic-properties draw:stroke="solid" svg:stroke-width="0.035cm" svg:stroke-color="#000000" draw:marker-end="线条箭头_20_5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10" style:family="graphic" style:parent-style-name="standard">
      <style:graphic-properties draw:stroke="solid" svg:stroke-width="0.035cm" svg:stroke-color="#000000" draw:marker-end="线条箭头_20_6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11" style:family="graphic" style:parent-style-name="standard">
      <style:graphic-properties draw:stroke="solid" svg:stroke-width="0.035cm" svg:stroke-color="#000000" draw:marker-end="线条箭头_20_7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12" style:family="graphic" style:parent-style-name="standard">
      <style:graphic-properties draw:stroke="solid" svg:stroke-width="0.035cm" svg:stroke-color="#000000" draw:marker-end="线条箭头_20_8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>
      <style:graphic-properties draw:stroke="solid" svg:stroke-width="0.079cm" svg:stroke-color="#000000" draw:marker-end="线条箭头_20_9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27" style:family="graphic" style:parent-style-name="standard">
      <style:graphic-properties draw:stroke="solid" svg:stroke-width="0.079cm" svg:stroke-color="#000000" draw:marker-end="线条箭头_20_10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28" style:family="graphic" style:parent-style-name="standard">
      <style:graphic-properties draw:stroke="solid" svg:stroke-width="0.079cm" svg:stroke-color="#000000" draw:marker-end="线条箭头_20_11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29" style:family="graphic" style:parent-style-name="standard">
      <style:graphic-properties draw:stroke="solid" svg:stroke-width="0.079cm" svg:stroke-color="#000000" draw:marker-end="线条箭头_20_12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1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 style:list-style-name="L10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5" style:family="graphic" style:parent-style-name="standard" style:list-style-name="L3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6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7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8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9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0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1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2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3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4" style:family="graphic" style:parent-style-name="standard" style:list-style-name="L3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6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8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8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751cm" fo:min-width="8.601cm" fo:padding-top="0.13cm" fo:padding-bottom="0.13cm" fo:padding-left="0.25cm" fo:padding-right="0.25cm" fo:wrap-option="wrap" draw:shadow-color="#808080"/>
      <style:paragraph-properties style:writing-mode="lr-tb"/>
    </style:style>
    <style:style style:name="gr2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751cm" fo:min-width="6.261cm" fo:padding-top="0.13cm" fo:padding-bottom="0.13cm" fo:padding-left="0.25cm" fo:padding-right="0.25cm" fo:wrap-option="wrap" draw:shadow-color="#808080"/>
      <style:paragraph-properties style:writing-mode="lr-tb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751cm" fo:min-width="1.84cm" fo:padding-top="0.13cm" fo:padding-bottom="0.13cm" fo:padding-left="0.25cm" fo:padding-right="0.25cm" fo:wrap-option="wrap" draw:shadow-color="#808080"/>
      <style:paragraph-properties style:writing-mode="lr-tb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5" style:family="graphic" style:parent-style-name="standard">
      <style:graphic-properties draw:stroke="solid" svg:stroke-width="0.079cm" svg:stroke-color="#000000" draw:marker-end="线条箭头_20_13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06" style:family="graphic" style:parent-style-name="standard">
      <style:graphic-properties draw:stroke="solid" svg:stroke-width="0.079cm" svg:stroke-color="#000000" draw:marker-end="线条箭头_20_14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07" style:family="graphic" style:parent-style-name="standard">
      <style:graphic-properties draw:stroke="solid" svg:stroke-width="0.079cm" svg:stroke-color="#000000" draw:marker-end="线条箭头_20_15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08" style:family="graphic" style:parent-style-name="standard">
      <style:graphic-properties draw:stroke="solid" svg:stroke-width="0.079cm" svg:stroke-color="#000000" draw:marker-end="线条箭头_20_16" draw:marker-end-width="0.237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1" style:family="graphic" style:parent-style-name="standard" style:list-style-name="L2">
      <style:graphic-properties draw:stroke="solid" svg:stroke-width="0.07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3" style:family="graphic" style:parent-style-name="standard">
      <style:graphic-properties draw:stroke="solid" svg:stroke-width="0.035cm" svg:stroke-color="#000000" draw:marker-end="线条箭头_20_17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14" style:family="graphic" style:parent-style-name="standard">
      <style:graphic-properties draw:stroke="solid" svg:stroke-width="0.035cm" svg:stroke-color="#000000" draw:marker-end="线条箭头_20_18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15" style:family="graphic" style:parent-style-name="standard">
      <style:graphic-properties draw:stroke="solid" svg:stroke-width="0.035cm" svg:stroke-color="#000000" draw:marker-end="线条箭头_20_19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16" style:family="graphic" style:parent-style-name="standard">
      <style:graphic-properties draw:stroke="solid" svg:stroke-width="0.035cm" svg:stroke-color="#000000" draw:marker-end="线条箭头_20_20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17" style:family="graphic" style:parent-style-name="standard">
      <style:graphic-properties draw:stroke="solid" svg:stroke-width="0.035cm" svg:stroke-color="#000000" draw:marker-end="线条箭头_20_21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19" style:family="graphic" style:parent-style-name="standard">
      <style:graphic-properties draw:stroke="solid" svg:stroke-width="0.026cm" svg:stroke-color="#000000" draw:stroke-linejoin="miter" draw:fill="solid" draw:fill-color="#0000cc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>
      <style:graphic-properties draw:stroke="solid" svg:stroke-width="0.212cm" svg:stroke-color="#0000cc" draw:marker-end="线条箭头_20_22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stroke="solid" svg:stroke-width="0.212cm" svg:stroke-color="#0000cc" draw:marker-end="线条箭头_20_23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stroke="solid" svg:stroke-width="0.026cm" svg:stroke-color="#0000cc" draw:stroke-linejoin="miter" draw:fill="solid" draw:fill-color="#0000cc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3" style:family="graphic" style:parent-style-name="standard">
      <style:graphic-properties draw:stroke="solid" svg:stroke-width="0.212cm" svg:stroke-color="#ff0000" draw:marker-end="线条箭头_20_24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stroke="solid" svg:stroke-width="0.212cm" svg:stroke-color="#ff0000" draw:marker-end="线条箭头_20_25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stroke="solid" svg:stroke-width="0.026cm" svg:stroke-color="#0000cc" draw:stroke-linejoin="miter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51" style:family="graphic" style:parent-style-name="standard">
      <style:graphic-properties draw:stroke="solid" svg:stroke-width="0.035cm" svg:stroke-color="#000000" draw:marker-end="线条箭头_20_26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2" style:family="graphic" style:parent-style-name="standard">
      <style:graphic-properties draw:stroke="solid" svg:stroke-width="0.035cm" svg:stroke-color="#000000" draw:marker-end="线条箭头_20_27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3" style:family="graphic" style:parent-style-name="standard">
      <style:graphic-properties draw:stroke="solid" svg:stroke-width="0.035cm" svg:stroke-color="#000000" draw:marker-end="线条箭头_20_28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4" style:family="graphic" style:parent-style-name="standard">
      <style:graphic-properties draw:stroke="solid" svg:stroke-width="0.035cm" svg:stroke-color="#000000" draw:marker-end="线条箭头_20_29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5" style:family="graphic" style:parent-style-name="standard">
      <style:graphic-properties draw:stroke="solid" svg:stroke-width="0.035cm" svg:stroke-color="#000000" draw:marker-end="线条箭头_20_30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6" style:family="graphic" style:parent-style-name="standard">
      <style:graphic-properties draw:stroke="solid" svg:stroke-width="0.035cm" svg:stroke-color="#000000" draw:marker-end="线条箭头_20_31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7" style:family="graphic" style:parent-style-name="standard">
      <style:graphic-properties draw:stroke="solid" svg:stroke-width="0.035cm" svg:stroke-color="#000000" draw:marker-end="线条箭头_20_32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8" style:family="graphic" style:parent-style-name="standard">
      <style:graphic-properties draw:stroke="solid" svg:stroke-width="0.035cm" svg:stroke-color="#000000" draw:marker-end="线条箭头_20_33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59" style:family="graphic" style:parent-style-name="standard">
      <style:graphic-properties draw:stroke="solid" svg:stroke-width="0.035cm" svg:stroke-color="#000000" draw:marker-end="线条箭头_20_34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60" style:family="graphic" style:parent-style-name="standard">
      <style:graphic-properties draw:stroke="solid" svg:stroke-width="0.035cm" svg:stroke-color="#000000" draw:marker-end="线条箭头_20_35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61" style:family="graphic" style:parent-style-name="standard">
      <style:graphic-properties draw:stroke="solid" svg:stroke-width="0.035cm" svg:stroke-color="#000000" draw:marker-end="线条箭头_20_36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62" style:family="graphic" style:parent-style-name="standard">
      <style:graphic-properties draw:stroke="solid" svg:stroke-width="0.035cm" svg:stroke-color="#000000" draw:marker-end="线条箭头_20_37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63" style:family="graphic" style:parent-style-name="standard">
      <style:graphic-properties draw:stroke="solid" svg:stroke-width="0.035cm" svg:stroke-color="#000000" draw:marker-end="线条箭头_20_38" draw:marker-end-width="0.21cm" draw:marker-end-center="false" draw:stroke-linejoin="miter" draw:fill="none" draw:fill-color="#ffffff" draw:textarea-horizontal-align="left" draw:textarea-vertical-align="top" draw:auto-grow-height="true" fo:padding-top="0.03cm" fo:padding-bottom="0.03cm" fo:padding-left="0.05cm" fo:padding-right="0.0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1" style:family="graphic" style:parent-style-name="无填充且无边框的对象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7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278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279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45cm" fo:padding-top="0.03cm" fo:padding-bottom="0.03cm" fo:padding-left="0.05cm" fo:padding-right="0.05cm" fo:wrap-option="wrap" draw:shadow-color="#808080"/>
      <style:paragraph-properties style:writing-mode="lr-tb"/>
    </style:style>
    <style:style style:name="gr280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2.45cm" fo:padding-top="0.03cm" fo:padding-bottom="0.03cm" fo:padding-left="0.05cm" fo:padding-right="0.05cm" fo:wrap-option="wrap" draw:shadow-color="#808080"/>
      <style:paragraph-properties style:writing-mode="lr-tb"/>
    </style:style>
    <style:style style:name="gr281" style:family="graphic" style:parent-style-name="standard">
      <style:graphic-properties draw:stroke="solid" svg:stroke-width="0.079cm" svg:stroke-color="#00009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7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3.037cm" fo:padding-top="0.03cm" fo:padding-bottom="0.03cm" fo:padding-left="0.05cm" fo:padding-right="0.05cm" fo:wrap-option="wrap" draw:shadow-color="#808080"/>
      <style:paragraph-properties style:writing-mode="lr-tb"/>
    </style:style>
    <style:style style:name="gr288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3cm" fo:min-width="3.036cm" fo:padding-top="0.03cm" fo:padding-bottom="0.03cm" fo:padding-left="0.05cm" fo:padding-right="0.05cm" fo:wrap-option="wrap" draw:shadow-color="#808080"/>
      <style:paragraph-properties style:writing-mode="lr-tb"/>
    </style:style>
    <style:style style:name="gr2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0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45cm" fo:padding-top="0.03cm" fo:padding-bottom="0.03cm" fo:padding-left="0.05cm" fo:padding-right="0.05cm" fo:wrap-option="wrap" draw:shadow-color="#808080"/>
      <style:paragraph-properties style:writing-mode="lr-tb"/>
    </style:style>
    <style:style style:name="gr291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314cm" fo:min-width="2.45cm" fo:padding-top="0.03cm" fo:padding-bottom="0.03cm" fo:padding-left="0.05cm" fo:padding-right="0.05cm" fo:wrap-option="wrap" draw:shadow-color="#808080"/>
      <style:paragraph-properties style:writing-mode="lr-tb"/>
    </style:style>
    <style:style style:name="gr2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29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0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5" style:family="graphic" style:parent-style-name="standard">
      <style:graphic-properties draw:stroke="solid" svg:stroke-width="0.079cm" svg:stroke-color="#000099" draw:stroke-linejoin="miter" draw:fill="solid" draw:fill-color="#ff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6" style:family="graphic" style:parent-style-name="standard">
      <style:graphic-properties draw:stroke="solid" svg:stroke-width="0.106cm" svg:stroke-color="#ff0000" draw:marker-end="线条箭头_20_39" draw:marker-end-width="0.318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47" style:family="graphic" style:parent-style-name="standard">
      <style:graphic-properties draw:stroke="solid" svg:stroke-width="0.106cm" svg:stroke-color="#ff0000" draw:marker-end="线条箭头_20_40" draw:marker-end-width="0.318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49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0" style:family="graphic" style:parent-style-name="standard" style:list-style-name="L10">
      <style:graphic-properties draw:stroke="none" draw:fill="solid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2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3.077cm" fo:min-width="5.193cm" fo:padding-top="0.03cm" fo:padding-bottom="0.03cm" fo:padding-left="0.05cm" fo:padding-right="0.05cm" fo:wrap-option="wrap" draw:shadow-color="#808080"/>
      <style:paragraph-properties style:writing-mode="lr-tb"/>
    </style:style>
    <style:style style:name="gr353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881cm" fo:min-width="6.565cm" fo:padding-top="0.03cm" fo:padding-bottom="0.03cm" fo:padding-left="0.05cm" fo:padding-right="0.05cm" fo:wrap-option="wrap" draw:shadow-color="#808080"/>
      <style:paragraph-properties style:writing-mode="lr-tb"/>
    </style:style>
    <style:style style:name="gr3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60" style:family="graphic" style:parent-style-name="standard">
      <style:graphic-properties draw:stroke="solid" svg:stroke-width="0.212cm" svg:stroke-color="#000099" draw:marker-end="线条箭头_20_41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61" style:family="graphic" style:parent-style-name="standard">
      <style:graphic-properties draw:stroke="solid" svg:stroke-width="0.212cm" svg:stroke-color="#000099" draw:marker-end="线条箭头_20_42" draw:marker-end-width="0.636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62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3.822cm" fo:padding-top="0.03cm" fo:padding-bottom="0.03cm" fo:padding-left="0.05cm" fo:padding-right="0.05cm" fo:wrap-option="wrap" draw:shadow-color="#808080"/>
      <style:paragraph-properties style:writing-mode="lr-tb"/>
    </style:style>
    <style:style style:name="gr363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1.509cm" fo:min-width="3.821cm" fo:padding-top="0.03cm" fo:padding-bottom="0.03cm" fo:padding-left="0.05cm" fo:padding-right="0.05cm" fo:wrap-option="wrap" draw:shadow-color="#808080"/>
      <style:paragraph-properties style:writing-mode="lr-tb"/>
    </style:style>
    <style:style style:name="gr3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9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85cm" fo:min-width="4.408cm" fo:padding-top="0.03cm" fo:padding-bottom="0.03cm" fo:padding-left="0.05cm" fo:padding-right="0.05cm" fo:wrap-option="wrap" draw:shadow-color="#808080"/>
      <style:paragraph-properties style:writing-mode="lr-tb"/>
    </style:style>
    <style:style style:name="gr370" style:family="graphic" style:parent-style-name="standard" style:list-style-name="L12">
      <style:graphic-properties draw:stroke="solid" svg:stroke-width="0.035cm" svg:stroke-color="#000000" draw:stroke-linejoin="miter" draw:fill="solid" draw:fill-color="#ff0000" draw:textarea-horizontal-align="justify" draw:textarea-vertical-align="top" draw:auto-grow-height="false" fo:min-height="2.685cm" fo:min-width="4.408cm" fo:padding-top="0.03cm" fo:padding-bottom="0.03cm" fo:padding-left="0.05cm" fo:padding-right="0.05cm" fo:wrap-option="wrap" draw:shadow-color="#808080"/>
      <style:paragraph-properties style:writing-mode="lr-tb"/>
    </style:style>
    <style:style style:name="gr371" style:family="graphic" style:parent-style-name="standard" style:list-style-name="L6">
      <style:graphic-properties draw:stroke="solid" svg:stroke-width="0.10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2" style:family="graphic" style:parent-style-name="standard" style:list-style-name="L2">
      <style:graphic-properties draw:stroke="solid" svg:stroke-width="0.159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7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7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7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gr37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03cm" fo:padding-bottom="0.03cm" fo:padding-left="0.05cm" fo:padding-right="0.05cm" fo:wrap-option="wrap" draw:shadow-color="#808080"/>
      <style:paragraph-properties style:writing-mode="lr-tb"/>
    </style:style>
    <style:style style:name="pr1" style:family="presentation" style:parent-style-name="默认-notes">
      <style:graphic-properties draw:fill-color="#ffffff" fo:min-height="11.43cm"/>
      <style:paragraph-properties style:writing-mode="lr-tb"/>
    </style:style>
    <style:style style:name="co1" style:family="table-column">
      <style:table-column-properties style:column-width="2.54cm" style:use-optimal-column-width="false"/>
    </style:style>
    <style:style style:name="co2" style:family="table-column">
      <style:table-column-properties style:column-width="3.387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46cm" style:use-optimal-column-width="false"/>
    </style:style>
    <style:style style:name="co5" style:family="table-column">
      <style:table-column-properties style:column-width="2.518cm" style:use-optimal-column-width="false"/>
    </style:style>
    <style:style style:name="co6" style:family="table-column">
      <style:table-column-properties style:column-width="2.633cm" style:use-optimal-column-width="false"/>
    </style:style>
    <style:style style:name="co7" style:family="table-column">
      <style:table-column-properties style:column-width="2.399cm" style:use-optimal-column-width="false"/>
    </style:style>
    <style:style style:name="co8" style:family="table-column">
      <style:table-column-properties style:column-width="2.117cm" style:use-optimal-column-width="false"/>
    </style:style>
    <style:style style:name="co9" style:family="table-column">
      <style:table-column-properties style:column-width="2.328cm" style:use-optimal-column-width="false"/>
    </style:style>
    <style:style style:name="co10" style:family="table-column">
      <style:table-column-properties style:column-width="4.445cm" style:use-optimal-column-width="false"/>
    </style:style>
    <style:style style:name="co11" style:family="table-column">
      <style:table-column-properties style:column-width="3.281cm" style:use-optimal-column-width="false"/>
    </style:style>
    <style:style style:name="co12" style:family="table-column">
      <style:table-column-properties style:column-width="3.863cm" style:use-optimal-column-width="false"/>
    </style:style>
    <style:style style:name="co13" style:family="table-column">
      <style:table-column-properties style:column-width="2.963cm" style:use-optimal-column-width="false"/>
    </style:style>
    <style:style style:name="co14" style:family="table-column">
      <style:table-column-properties style:column-width="3.175cm" style:use-optimal-column-width="false"/>
    </style:style>
    <style:style style:name="co15" style:family="table-column">
      <style:table-column-properties style:column-width="2.964cm" style:use-optimal-column-width="false"/>
    </style:style>
    <style:style style:name="co16" style:family="table-column">
      <style:table-column-properties style:column-width="2.751cm" style:use-optimal-column-width="false"/>
    </style:style>
    <style:style style:name="co17" style:family="table-column">
      <style:table-column-properties style:column-width="2.884cm" style:use-optimal-column-width="false"/>
    </style:style>
    <style:style style:name="co18" style:family="table-column">
      <style:table-column-properties style:column-width="2.461cm" style:use-optimal-column-width="false"/>
    </style:style>
    <style:style style:name="co19" style:family="table-column">
      <style:table-column-properties style:column-width="2.46cm" style:use-optimal-column-width="false"/>
    </style:style>
    <style:style style:name="co20" style:family="table-column">
      <style:table-column-properties style:column-width="3.493cm" style:use-optimal-column-width="false"/>
    </style:style>
    <style:style style:name="co21" style:family="table-column">
      <style:table-column-properties style:column-width="3.492cm" style:use-optimal-column-width="false"/>
    </style:style>
    <style:style style:name="co22" style:family="table-column">
      <style:table-column-properties style:column-width="3.881cm" style:use-optimal-column-width="false"/>
    </style:style>
    <style:style style:name="co23" style:family="table-column">
      <style:table-column-properties style:column-width="3.88cm" style:use-optimal-column-width="false"/>
    </style:style>
    <style:style style:name="co24" style:family="table-column">
      <style:table-column-properties style:column-width="4.022cm" style:use-optimal-column-width="false"/>
    </style:style>
    <style:style style:name="co25" style:family="table-column">
      <style:table-column-properties style:column-width="4.021cm" style:use-optimal-column-width="false"/>
    </style:style>
    <style:style style:name="co26" style:family="table-column">
      <style:table-column-properties style:column-width="3.356cm" style:use-optimal-column-width="false"/>
    </style:style>
    <style:style style:name="co27" style:family="table-column">
      <style:table-column-properties style:column-width="2.544cm" style:use-optimal-column-width="false"/>
    </style:style>
    <style:style style:name="co28" style:family="table-column">
      <style:table-column-properties style:column-width="2.549cm" style:use-optimal-column-width="false"/>
    </style:style>
    <style:style style:name="co29" style:family="table-column">
      <style:table-column-properties style:column-width="2.554cm" style:use-optimal-column-width="false"/>
    </style:style>
    <style:style style:name="co30" style:family="table-column">
      <style:table-column-properties style:column-width="2.535cm" style:use-optimal-column-width="false"/>
    </style:style>
    <style:style style:name="co31" style:family="table-column">
      <style:table-column-properties style:column-width="2.545cm" style:use-optimal-column-width="false"/>
    </style:style>
    <style:style style:name="co32" style:family="table-column">
      <style:table-column-properties style:column-width="1.989cm" style:use-optimal-column-width="false"/>
    </style:style>
    <style:style style:name="co33" style:family="table-column">
      <style:table-column-properties style:column-width="1.993cm" style:use-optimal-column-width="false"/>
    </style:style>
    <style:style style:name="co34" style:family="table-column">
      <style:table-column-properties style:column-width="1.988cm" style:use-optimal-column-width="false"/>
    </style:style>
    <style:style style:name="co35" style:family="table-column">
      <style:table-column-properties style:column-width="2.469cm" style:use-optimal-column-width="false"/>
    </style:style>
    <style:style style:name="co36" style:family="table-column">
      <style:table-column-properties style:column-width="2.474cm" style:use-optimal-column-width="false"/>
    </style:style>
    <style:style style:name="co37" style:family="table-column">
      <style:table-column-properties style:column-width="2.465cm" style:use-optimal-column-width="false"/>
    </style:style>
    <style:style style:name="co38" style:family="table-column">
      <style:table-column-properties style:column-width="2.47cm" style:use-optimal-column-width="false"/>
    </style:style>
    <style:style style:name="co39" style:family="table-column">
      <style:table-column-properties style:column-width="1.693cm" style:use-optimal-column-width="false"/>
    </style:style>
    <style:style style:name="co40" style:family="table-column">
      <style:table-column-properties style:column-width="1.694cm" style:use-optimal-column-width="false"/>
    </style:style>
    <style:style style:name="co41" style:family="table-column">
      <style:table-column-properties style:column-width="2.363cm" style:use-optimal-column-width="false"/>
    </style:style>
    <style:style style:name="co42" style:family="table-column">
      <style:table-column-properties style:column-width="1.729cm" style:use-optimal-column-width="false"/>
    </style:style>
    <style:style style:name="co43" style:family="table-column">
      <style:table-column-properties style:column-width="1.728cm" style:use-optimal-column-width="false"/>
    </style:style>
    <style:style style:name="co44" style:family="table-column">
      <style:table-column-properties style:column-width="3.034cm" style:use-optimal-column-width="false"/>
    </style:style>
    <style:style style:name="co45" style:family="table-column">
      <style:table-column-properties style:column-width="3.104cm" style:use-optimal-column-width="false"/>
    </style:style>
    <style:style style:name="ro1" style:family="table-row">
      <style:table-row-properties style:row-height="1.658cm" style:use-optimal-row-height="false"/>
    </style:style>
    <style:style style:name="ro2" style:family="table-row">
      <style:table-row-properties style:row-height="1.147cm" style:use-optimal-row-height="false"/>
    </style:style>
    <style:style style:name="ro3" style:family="table-row">
      <style:table-row-properties style:row-height="1.146cm" style:use-optimal-row-height="false"/>
    </style:style>
    <style:style style:name="ro4" style:family="table-row">
      <style:table-row-properties style:row-height="1.246cm" style:use-optimal-row-height="false"/>
    </style:style>
    <style:style style:name="ro5" style:family="table-row">
      <style:table-row-properties style:row-height="1.446cm" style:use-optimal-row-height="false"/>
    </style:style>
    <style:style style:name="ro6" style:family="table-row">
      <style:table-row-properties style:row-height="1.459cm" style:use-optimal-row-height="false"/>
    </style:style>
    <style:style style:name="ro7" style:family="table-row">
      <style:table-row-properties style:row-height="1.455cm" style:use-optimal-row-height="false"/>
    </style:style>
    <style:style style:name="ro8" style:family="table-row">
      <style:table-row-properties style:row-height="1.46cm" style:use-optimal-row-height="false"/>
    </style:style>
    <style:style style:name="ro9" style:family="table-row">
      <style:table-row-properties style:row-height="1.53cm" style:use-optimal-row-height="false"/>
    </style:style>
    <style:style style:name="ro10" style:family="table-row">
      <style:table-row-properties style:row-height="1.645cm" style:use-optimal-row-height="false"/>
    </style:style>
    <style:style style:name="ro11" style:family="table-row">
      <style:table-row-properties style:row-height="1.693cm" style:use-optimal-row-height="false"/>
    </style:style>
    <style:style style:name="ro12" style:family="table-row">
      <style:table-row-properties style:row-height="1.588cm" style:use-optimal-row-height="false"/>
    </style:style>
    <style:style style:name="ro13" style:family="table-row">
      <style:table-row-properties style:row-height="1.587cm" style:use-optimal-row-height="false"/>
    </style:style>
    <style:style style:name="ro14" style:family="table-row">
      <style:table-row-properties style:row-height="1.394cm" style:use-optimal-row-height="false"/>
    </style:style>
    <style:style style:name="ro15" style:family="table-row">
      <style:table-row-properties style:row-height="1.393cm" style:use-optimal-row-height="false"/>
    </style:style>
    <style:style style:name="ro16" style:family="table-row">
      <style:table-row-properties style:row-height="1.411cm" style:use-optimal-row-height="false"/>
    </style:style>
    <style:style style:name="ro17" style:family="table-row">
      <style:table-row-properties style:row-height="1.247cm" style:use-optimal-row-height="false"/>
    </style:style>
    <style:style style:name="ro18" style:family="table-row">
      <style:table-row-properties style:row-height="1.323cm" style:use-optimal-row-height="false"/>
    </style:style>
    <style:style style:name="ro19" style:family="table-row">
      <style:table-row-properties style:row-height="1.296cm" style:use-optimal-row-height="false"/>
    </style:style>
    <style:style style:name="ro20" style:family="table-row">
      <style:table-row-properties style:row-height="1.363cm" style:use-optimal-row-height="false"/>
    </style:style>
    <style:style style:name="ro21" style:family="table-row">
      <style:table-row-properties style:row-height="1.248cm" style:use-optimal-row-height="false"/>
    </style:style>
    <style:style style:name="ro22" style:family="table-row">
      <style:table-row-properties style:row-height="1.257cm" style:use-optimal-row-height="false"/>
    </style:style>
    <style:style style:name="ro23" style:family="table-row">
      <style:table-row-properties style:row-height="1.287cm" style:use-optimal-row-height="false"/>
    </style:style>
    <style:style style:name="ro24" style:family="table-row">
      <style:table-row-properties style:row-height="1.292cm" style:use-optimal-row-height="false"/>
    </style:style>
    <style:style style:name="ro25" style:family="table-row">
      <style:table-row-properties style:row-height="1.256cm" style:use-optimal-row-height="false"/>
    </style:style>
    <style:style style:name="ro26" style:family="table-row">
      <style:table-row-properties style:row-height="1.288cm" style:use-optimal-row-height="false"/>
    </style:style>
    <style:style style:name="ro27" style:family="table-row">
      <style:table-row-properties style:row-height="1.622cm" style:use-optimal-row-height="false"/>
    </style:style>
    <style:style style:name="ro28" style:family="table-row">
      <style:table-row-properties style:row-height="1.623cm" style:use-optimal-row-height="false"/>
    </style:style>
    <style:style style:name="ro29" style:family="table-row">
      <style:table-row-properties style:row-height="1.508cm" style:use-optimal-row-height="false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7cm" fo:margin-bottom="0cm" fo:line-height="100%" fo:text-align="center" fo:text-indent="0cm" fo:border-left="0.54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margin-top="0.176cm" fo:margin-bottom="0cm" fo:line-height="100%" fo:text-align="center" fo:text-indent="0cm" fo:border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none" draw:textarea-horizontal-align="justify" draw:textarea-vertical-align="top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54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23pt solid #000000" fo:border-bottom="0.23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54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0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23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1" style:family="table-cell">
      <loext:graphic-properties draw:fill="none" draw:textarea-horizontal-align="justify" draw:textarea-vertical-align="middle" fo:padding-top="0.03cm" fo:padding-bottom="0.03cm" fo:padding-left="0.05cm" fo:padding-right="0.05cm"/>
      <style:paragraph-properties fo:margin-left="0cm" fo:margin-right="0cm" fo:margin-top="0.247cm" fo:margin-bottom="0cm" fo:line-height="100%" fo:text-align="center" fo:text-indent="0cm" fo:border-left="0.23pt solid #000000" fo:border-right="0.54pt solid #000000" fo:border-top="0.23pt solid #000000" fo:border-bottom="0.54pt solid #000000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8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8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794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794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7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7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.247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61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.247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.61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6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24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794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.794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margin-top="0.706cm" fo:margin-bottom="0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.706cm" fo:margin-bottom="0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706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.706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1.27cm" fo:margin-right="0cm" fo:margin-top="0.617cm" fo:margin-bottom="0cm" fo:line-height="100%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0cm" fo:margin-right="0cm" fo:margin-top="0.617cm" fo:margin-bottom="0cm" fo:line-height="10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1.27cm" fo:margin-right="0cm" fo:margin-top="0.617cm" fo:margin-bottom="0cm" fo:line-height="100%" fo:text-indent="-1.2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style:paragraph-properties fo:margin-left="0cm" fo:margin-right="0cm" fo:margin-top="0.247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style:paragraph-properties fo:margin-left="0cm" fo:margin-right="0cm" fo:margin-top="0.423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423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margin-top="0.529cm" fo:margin-bottom="0cm" fo:line-height="10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1.27cm" fo:margin-right="0cm" fo:margin-top="0.529cm" fo:margin-bottom="0cm" fo:line-height="100%" fo:text-indent="-1.27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.39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.39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style:paragraph-properties fo:margin-left="0cm" fo:margin-right="0cm" fo:margin-top="0.529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margin-left="0cm" fo:margin-right="0cm" fo:margin-top="0.529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cm" fo:margin-right="0cm" fo:margin-top="0.617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5" style:family="paragraph">
      <loext:graphic-properties draw:fill="solid" draw:fill-color="#0000cc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solid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style:paragraph-properties fo:margin-left="0cm" fo:margin-right="0cm" fo:margin-top="0.43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43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617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cm" fo:margin-right="0cm" fo:margin-top="0.794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6" style:family="paragraph">
      <loext:graphic-properties draw:fill="none" draw:fill-color="#ffffff"/>
      <style:paragraph-properties fo:margin-left="0cm" fo:margin-right="0cm" fo:margin-top="0.794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style:paragraph-properties fo:margin-left="0cm" fo:margin-right="0cm" fo:margin-top="0.706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margin-top="0.706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style:paragraph-properties fo:margin-left="0cm" fo:margin-right="0cm" fo:margin-top="0.617cm" fo:margin-bottom="0cm" fo:line-height="9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1" style:family="paragraph">
      <loext:graphic-properties draw:fill="none" draw:fill-color="#ffffff"/>
      <style:paragraph-properties fo:margin-left="0cm" fo:margin-right="0cm" fo:margin-top="0.617cm" fo:margin-bottom="0cm" fo:line-height="9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2" style:family="paragraph">
      <style:paragraph-properties fo:margin-left="0cm" fo:margin-right="0cm" fo:margin-top="0.21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3" style:family="paragraph">
      <loext:graphic-properties draw:fill="none" draw:fill-color="#ffffff"/>
      <style:paragraph-properties fo:margin-left="0cm" fo:margin-right="0cm" fo:margin-top="0.21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4" style:family="paragraph">
      <style:paragraph-properties fo:margin-left="0cm" fo:margin-right="0cm" fo:margin-top="0.794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5" style:family="paragraph">
      <loext:graphic-properties draw:fill="none" draw:fill-color="#ffffff"/>
      <style:paragraph-properties fo:margin-left="0cm" fo:margin-right="0cm" fo:margin-top="0.794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6" style:family="paragraph">
      <style:paragraph-properties fo:margin-left="0cm" fo:margin-right="0cm" fo:margin-top="0.706cm" fo:margin-bottom="0cm" fo:line-height="12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loext:graphic-properties draw:fill="none" draw:fill-color="#ffffff"/>
      <style:paragraph-properties fo:margin-left="0cm" fo:margin-right="0cm" fo:margin-top="0.706cm" fo:margin-bottom="0cm" fo:line-height="12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style:paragraph-properties fo:margin-left="0cm" fo:margin-right="0cm" fo:margin-top="0.529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9" style:family="paragraph">
      <loext:graphic-properties draw:fill="none" draw:fill-color="#ffffff"/>
      <style:paragraph-properties fo:margin-left="0cm" fo:margin-right="0cm" fo:margin-top="0.529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0" style:family="paragraph">
      <style:paragraph-properties fo:margin-left="0cm" fo:margin-right="0cm" fo:margin-top="0.423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margin-top="0.423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2" style:family="paragraph">
      <style:paragraph-properties fo:margin-left="0cm" fo:margin-right="0cm" fo:margin-top="0.706cm" fo:margin-bottom="0cm" fo:line-height="13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3" style:family="paragraph">
      <loext:graphic-properties draw:fill="none" draw:fill-color="#ffffff"/>
      <style:paragraph-properties fo:margin-left="0cm" fo:margin-right="0cm" fo:margin-top="0.706cm" fo:margin-bottom="0cm" fo:line-height="13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4" style:family="paragraph">
      <style:paragraph-properties fo:margin-left="0cm" fo:margin-right="0cm" fo:margin-top="0.265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loext:graphic-properties draw:fill="none" draw:fill-color="#ffffff"/>
      <style:paragraph-properties fo:margin-left="0cm" fo:margin-right="0cm" fo:margin-top="0.265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6" style:family="paragraph"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7" style:family="paragraph">
      <style:paragraph-properties fo:margin-left="0cm" fo:margin-right="0cm" fo:margin-top="0.706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loext:graphic-properties draw:fill="none" draw:fill-color="#ffffff"/>
      <style:paragraph-properties fo:margin-left="0cm" fo:margin-right="0cm" fo:margin-top="0.70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0" style:family="paragraph">
      <loext:graphic-properties draw:fill="none" draw:fill-color="#ffffff"/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style:paragraph-properties fo:margin-left="0cm" fo:margin-right="0cm" fo:margin-top="0.794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2" style:family="paragraph">
      <loext:graphic-properties draw:fill="none" draw:fill-color="#ffffff"/>
      <style:paragraph-properties fo:margin-left="0cm" fo:margin-right="0cm" fo:margin-top="0.794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3" style:family="paragraph">
      <loext:graphic-properties draw:fill="solid" draw:fill-color="#ff0000"/>
      <style:paragraph-properties fo:margin-left="0cm" fo:margin-right="0cm" fo:margin-top="0.617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4" style:family="paragraph">
      <style:paragraph-properties fo:margin-left="0cm" fo:margin-right="0cm" fo:margin-top="0.617cm" fo:margin-bottom="0cm" fo:line-height="1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5" style:family="paragraph">
      <loext:graphic-properties draw:fill="none" draw:fill-color="#ffffff"/>
      <style:paragraph-properties fo:margin-left="0cm" fo:margin-right="0cm" fo:margin-top="0.617cm" fo:margin-bottom="0cm" fo:line-height="14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6" style:family="paragraph">
      <style:paragraph-properties fo:margin-left="0cm" fo:margin-right="0cm" fo:margin-top="0.706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7" style:family="paragraph">
      <loext:graphic-properties draw:fill="none" draw:fill-color="#ffffff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8" style:family="paragraph">
      <style:paragraph-properties fo:margin-left="0cm" fo:margin-right="0cm" fo:margin-top="0.37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9" style:family="paragraph">
      <loext:graphic-properties draw:fill="none" draw:fill-color="#ffffff"/>
      <style:paragraph-properties fo:margin-left="0cm" fo:margin-right="0cm" fo:margin-top="0.37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0" style:family="paragraph">
      <style:paragraph-properties fo:margin-left="0cm" fo:margin-right="0cm" fo:margin-top="0.212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1" style:family="paragraph">
      <loext:graphic-properties draw:fill="none" draw:fill-color="#ffffff"/>
      <style:paragraph-properties fo:margin-left="0cm" fo:margin-right="0cm" fo:margin-top="0.212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2" style:family="paragraph">
      <style:paragraph-properties fo:margin-left="0cm" fo:margin-right="0cm" fo:margin-top="0.617cm" fo:margin-bottom="0cm" fo:line-height="11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3" style:family="paragraph">
      <loext:graphic-properties draw:fill="none" draw:fill-color="#ffffff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4" style:family="paragraph">
      <style:paragraph-properties fo:margin-left="0cm" fo:margin-right="0cm" fo:margin-top="0.309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5" style:family="paragraph">
      <loext:graphic-properties draw:fill="none" draw:fill-color="#ffffff"/>
      <style:paragraph-properties fo:margin-left="0cm" fo:margin-right="0cm" fo:margin-top="0.309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6" style:family="paragraph">
      <style:paragraph-properties fo:margin-left="0cm" fo:margin-right="0cm" fo:margin-top="0.706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7" style:family="paragraph">
      <loext:graphic-properties draw:fill="none" draw:fill-color="#ffffff"/>
      <style:paragraph-properties fo:margin-left="0cm" fo:margin-right="0cm" fo:margin-top="0.706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8" style:family="paragraph">
      <loext:graphic-properties draw:fill="solid" draw:fill-color="#ff0000"/>
      <style:paragraph-properties fo:margin-left="0cm" fo:margin-right="0cm" fo:margin-top="0.617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9" style:family="paragraph">
      <style:paragraph-properties fo:margin-left="0cm" fo:margin-right="0cm" fo:margin-top="0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1" style:family="paragraph">
      <style:paragraph-properties fo:margin-left="0cm" fo:margin-right="0cm" fo:margin-top="0.185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2" style:family="paragraph">
      <loext:graphic-properties draw:fill="none" draw:fill-color="#ffffff"/>
      <style:paragraph-properties fo:margin-left="0cm" fo:margin-right="0cm" fo:margin-top="0.185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3" style:family="paragraph">
      <style:paragraph-properties fo:margin-left="0cm" fo:margin-right="0cm" fo:margin-top="0.106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4" style:family="paragraph">
      <loext:graphic-properties draw:fill="none" draw:fill-color="#ffffff"/>
      <style:paragraph-properties fo:margin-left="0cm" fo:margin-right="0cm" fo:margin-top="0.106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5" style:family="paragraph">
      <loext:graphic-properties draw:fill="solid" draw:fill-color="#ffffff"/>
      <style:paragraph-properties fo:margin-left="0cm" fo:margin-right="0cm" fo:margin-top="0.617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7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8" style:family="paragraph">
      <loext:graphic-properties draw:fill="solid" draw:fill-color="#ff0000"/>
      <style:paragraph-properties fo:margin-left="0cm" fo:margin-right="0cm" fo:margin-top="0.706cm" fo:margin-bottom="0cm" fo:line-height="11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9" style:family="paragraph">
      <style:paragraph-properties fo:margin-left="0cm" fo:margin-right="0cm" fo:margin-top="0.706cm" fo:margin-bottom="0cm" fo:line-height="15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0" style:family="paragraph">
      <loext:graphic-properties draw:fill="none" draw:fill-color="#ffffff"/>
      <style:paragraph-properties fo:margin-left="0cm" fo:margin-right="0cm" fo:margin-top="0.706cm" fo:margin-bottom="0cm" fo:line-height="15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1" style:family="paragraph">
      <style:paragraph-properties fo:margin-left="0cm" fo:margin-right="0cm" fo:margin-top="0.706cm" fo:margin-bottom="0cm" fo:line-height="4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2" style:family="paragraph">
      <style:paragraph-properties fo:margin-left="0cm" fo:margin-right="0cm" fo:margin-top="0.123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3" style:family="paragraph">
      <loext:graphic-properties draw:fill="none" draw:fill-color="#ffffff"/>
      <style:paragraph-properties fo:margin-left="0cm" fo:margin-right="0cm" fo:margin-top="0.123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4" style:family="paragraph">
      <style:paragraph-properties fo:margin-left="0cm" fo:margin-right="0cm" fo:margin-top="0.062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5" style:family="paragraph">
      <loext:graphic-properties draw:fill="none" draw:fill-color="#ffffff"/>
      <style:paragraph-properties fo:margin-left="0cm" fo:margin-right="0cm" fo:margin-top="0.062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6" style:family="paragraph">
      <style:paragraph-properties fo:margin-left="0cm" fo:margin-right="0cm" fo:margin-top="0.882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7" style:family="paragraph">
      <loext:graphic-properties draw:fill="none" draw:fill-color="#ffffff"/>
      <style:paragraph-properties fo:margin-left="0cm" fo:margin-right="0cm" fo:margin-top="0.882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8" style:family="paragraph">
      <style:paragraph-properties fo:margin-left="0cm" fo:margin-right="0cm" fo:margin-top="0.141cm" fo:margin-bottom="0cm" fo:line-height="11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9" style:family="paragraph">
      <loext:graphic-properties draw:fill="none" draw:fill-color="#ffffff"/>
      <style:paragraph-properties fo:margin-left="0cm" fo:margin-right="0cm" fo:margin-top="0.141cm" fo:margin-bottom="0cm" fo:line-height="11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0" style:family="paragraph">
      <style:paragraph-properties fo:margin-left="0cm" fo:margin-right="0cm" fo:margin-top="0.882cm" fo:margin-bottom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1" style:family="paragraph">
      <loext:graphic-properties draw:fill="none" draw:fill-color="#ffffff"/>
      <style:paragraph-properties fo:margin-left="0cm" fo:margin-right="0cm" fo:margin-top="0.882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2" style:family="paragraph">
      <style:paragraph-properties fo:margin-left="0cm" fo:margin-right="0cm" fo:margin-top="0.309cm" fo:margin-bottom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3" style:family="paragraph">
      <loext:graphic-properties draw:fill="none" draw:fill-color="#ffffff"/>
      <style:paragraph-properties fo:margin-left="0cm" fo:margin-right="0cm" fo:margin-top="0.309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4" style:family="paragraph">
      <style:paragraph-properties fo:margin-left="0cm" fo:margin-right="0cm" fo:margin-top="0.617cm" fo:margin-bottom="0cm" fo:line-height="8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5" style:family="paragraph">
      <loext:graphic-properties draw:fill="none" draw:fill-color="#ffffff"/>
      <style:paragraph-properties fo:margin-left="0cm" fo:margin-right="0cm" fo:margin-top="0.617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2" style:family="text">
      <style:text-properties style:font-name="Arial" fo:font-size="40pt" fo:language="zh" fo:country="CN" style:font-name-asian="黑体" style:font-size-asian="40pt" style:language-asian="zh" style:country-asian="CN" style:font-name-complex="黑体" style:font-size-complex="40pt" style:language-complex="zh" style:country-complex="CN"/>
    </style:style>
    <style:style style:name="T3" style:family="text">
      <style:text-properties style:font-name="Arial" fo:font-size="40pt" fo:language="en" fo:country="US" style:font-name-asian="黑体" style:font-size-asian="40pt" style:language-asian="en" style:country-asian="US" style:font-name-complex="黑体" style:font-size-complex="40pt" style:language-complex="en" style:country-complex="US"/>
    </style:style>
    <style:style style:name="T4" style:family="text">
      <style:text-properties fo:font-size="36pt" fo:language="zh" fo:country="CN" style:font-size-asian="36pt" style:language-asian="zh" style:country-asian="CN" style:font-size-complex="36pt" style:language-complex="zh" style:country-complex="CN"/>
    </style:style>
    <style:style style:name="T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6" style:family="text">
      <style:text-properties fo:font-size="32pt" fo:language="zh" fo:country="CN" style:font-size-asian="32pt" style:language-asian="zh" style:country-asian="CN" style:font-size-complex="32pt" style:language-complex="zh" style:country-complex="CN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language="zh" fo:country="CN" style:language-asian="zh" style:country-asian="CN" style:language-complex="zh" style:country-complex="CN"/>
    </style:style>
    <style:style style:name="T9" style:family="text">
      <style:text-properties fo:color="#ff0000" loext:opacity="100%" fo:language="zh" fo:country="CN" style:language-asian="zh" style:country-asian="CN" style:language-complex="zh" style:country-complex="CN"/>
    </style:style>
    <style:style style:name="T10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11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12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color="#ff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1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font-size="24pt" fo:language="zh" fo:country="CN" style:font-size-asian="24pt" style:language-asian="zh" style:country-asian="CN" style:font-size-complex="24pt" style:language-complex="zh" style:country-complex="CN"/>
    </style:style>
    <style:style style:name="T16" style:family="text">
      <style:text-properties fo:color="#0000cc" loext:opacity="100%" fo:language="zh" fo:country="CN" style:language-asian="zh" style:country-asian="CN" style:language-complex="zh" style:country-complex="CN"/>
    </style:style>
    <style:style style:name="T17" style:family="text">
      <style:text-properties fo:color="#008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18" style:family="text">
      <style:text-properties fo:color="#008000" loext:opacity="100%" fo:language="zh" fo:country="CN" style:language-asian="zh" style:country-asian="CN" style:language-complex="zh" style:country-complex="CN"/>
    </style:style>
    <style:style style:name="T19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20" style:family="text">
      <style:text-properties fo:color="#000099" loext:opacity="100%" fo:language="en" fo:country="US" style:language-asian="en" style:country-asian="US" style:language-complex="en" style:country-complex="US"/>
    </style:style>
    <style:style style:name="T21" style:family="text">
      <style:text-properties fo:color="#00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3" style:family="text">
      <style:text-properties fo:color="#008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color="#0000cc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26" style:family="text">
      <style:text-properties fo:font-size="18pt" fo:language="zh" fo:country="CN" style:font-size-asian="18pt" style:language-asian="zh" style:country-asian="CN" style:font-size-complex="18pt" style:language-complex="zh" style:country-complex="CN"/>
    </style:style>
    <style:style style:name="T2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29" style:family="text">
      <style:text-properties fo:color="#00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0" style:family="text">
      <style:text-properties fo:color="#0000cc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31" style:family="text">
      <style:text-properties fo:color="#000066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32" style:family="text">
      <style:text-properties fo:color="#000066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33" style:family="text">
      <style:text-properties fo:color="#ff0000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34" style:family="text">
      <style:text-properties fo:color="#ff0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35" style:family="text">
      <style:text-properties fo:color="#0000cc" loext:opacity="100%" fo:font-size="36pt" fo:language="zh" fo:country="CN" style:font-size-asian="36pt" style:language-asian="zh" style:country-asian="CN" style:font-size-complex="36pt" style:language-complex="zh" style:country-complex="CN"/>
    </style:style>
    <style:style style:name="T36" style:family="text">
      <style:text-properties fo:color="#ff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37" style:family="text">
      <style:text-properties fo:color="#000066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8" style:family="text">
      <style:text-properties fo:color="#000066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39" style:family="text">
      <style:text-properties fo:color="#000000" loext:opacity="100%" style:font-name="宋体" fo:font-size="32pt" fo:language="zh" fo:country="CN" style:font-size-asian="32pt" style:language-asian="zh" style:country-asian="CN" style:font-size-complex="32pt" style:language-complex="zh" style:country-complex="CN"/>
    </style:style>
    <style:style style:name="T40" style:family="text">
      <style:text-properties fo:color="#000000" loext:opacity="100%" style:font-name="宋体" fo:font-size="32pt" fo:language="en" fo:country="US" style:font-size-asian="32pt" style:language-asian="en" style:country-asian="US" style:font-size-complex="32pt" style:language-complex="en" style:country-complex="US"/>
    </style:style>
    <style:style style:name="T41" style:family="text">
      <style:text-properties fo:color="#cc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42" style:family="text">
      <style:text-properties fo:color="#cc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3" style:family="text">
      <style:text-properties fo:font-size="20pt" fo:language="zh" fo:country="CN" style:font-size-asian="20pt" style:language-asian="zh" style:country-asian="CN" style:font-size-complex="20pt" style:language-complex="zh" style:country-complex="CN"/>
    </style:style>
    <style:style style:name="T4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45" style:family="text">
      <style:text-properties fo:color="#cc0066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46" style:family="text">
      <style:text-properties fo:color="#cc0066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cc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48" style:family="text">
      <style:text-properties fo:color="#000099" loext:opacity="100%" fo:language="zh" fo:country="CN" style:language-asian="zh" style:country-asian="CN" style:language-complex="zh" style:country-complex="CN"/>
    </style:style>
    <style:style style:name="T49" style:family="text">
      <style:text-properties fo:color="#000099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50" style:family="text">
      <style:text-properties fo:color="#000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51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2" style:family="text">
      <style:text-properties fo:color="#000000" loext:opacity="100%" fo:language="zh" fo:country="CN" style:language-asian="zh" style:country-asian="CN" style:language-complex="zh" style:country-complex="CN"/>
    </style:style>
    <style:style style:name="T53" style:family="text">
      <style:text-properties fo:color="#cc0066" loext:opacity="100%" fo:language="en" fo:country="US" style:language-asian="en" style:country-asian="US" style:language-complex="en" style:country-complex="US"/>
    </style:style>
    <style:style style:name="T54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55" style:family="text">
      <style:text-properties fo:color="#00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56" style:family="text">
      <style:text-properties fo:color="#cc0000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57" style:family="text">
      <style:text-properties fo:color="#ffff00" loext:opacity="100%" fo:language="zh" fo:country="CN" style:language-asian="zh" style:country-asian="CN" style:language-complex="zh" style:country-complex="CN"/>
    </style:style>
    <style:style style:name="T58" style:family="text">
      <style:text-properties fo:color="#0080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59" style:family="text">
      <style:text-properties fo:color="#cc0000" loext:opacity="100%" fo:language="zh" fo:country="CN" style:language-asian="zh" style:country-asian="CN" style:language-complex="zh" style:country-complex="CN"/>
    </style:style>
    <style:style style:name="T60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61" style:family="text">
      <style:text-properties fo:color="#cc0000" loext:opacity="100%" fo:font-size="24pt" fo:language="zh" fo:country="CN" style:font-size-asian="24pt" style:language-asian="zh" style:country-asian="CN" style:font-size-complex="24pt" style:language-complex="zh" style:country-complex="CN"/>
    </style:style>
    <style:style style:name="T62" style:family="text">
      <style:text-properties fo:color="#cc0000" loext:opacity="100%" fo:language="en" fo:country="US" style:language-asian="en" style:country-asian="US" style:language-complex="en" style:country-complex="US"/>
    </style:style>
    <style:style style:name="T63" style:family="text">
      <style:text-properties fo:color="#00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64" style:family="text">
      <style:text-properties fo:color="#990099" loext:opacity="100%" fo:language="en" fo:country="US" style:language-asian="en" style:country-asian="US" style:language-complex="en" style:country-complex="US"/>
    </style:style>
    <style:style style:name="T65" style:family="text">
      <style:text-properties fo:color="#99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66" style:family="text">
      <style:text-properties fo:color="#ffff00" loext:opacity="100%" fo:font-size="32pt" fo:language="zh" fo:country="CN" style:font-size-asian="32pt" style:language-asian="zh" style:country-asian="CN" style:font-size-complex="32pt" style:language-complex="zh" style:country-complex="CN"/>
    </style:style>
    <style:style style:name="T67" style:family="text">
      <style:text-properties fo:color="#ffff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68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69" style:family="text">
      <style:text-properties style:text-position="30% 58%" fo:font-size="32pt" fo:language="en" fo:country="US" style:font-size-asian="32pt" style:language-asian="en" style:country-asian="US" style:font-size-complex="32pt" style:language-complex="en" style:country-complex="US"/>
    </style:style>
    <style:style style:name="T70" style:family="text">
      <style:text-properties fo:color="#000099" loext:opacity="100%" fo:font-size="40pt" fo:language="en" fo:country="US" style:font-size-asian="40pt" style:language-asian="en" style:country-asian="US" style:font-size-complex="40pt" style:language-complex="en" style:country-complex="US"/>
    </style:style>
    <style:style style:name="T71" style:family="text">
      <style:text-properties style:text-position="30% 58%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)" style:num-format="1" text:start-value="3">
        <style:list-level-properties text:min-label-width="1.27cm"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cc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默认" presentation:presentation-page-layout-name="AL1T0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20.743cm" svg:height="1.954cm" svg:x="1.905cm" svg:y="6.985cm">
          <text:list text:style-name="L1">
            <text:list-header>
              <text:p text:style-name="P3"><text:span text:style-name="T2">第四章 <text:s text:c="3"/></text:span><text:span text:style-name="T3">C++</text:span><text:span text:style-name="T2">的流程控制语句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7" draw:layer="layout" svg:width="11.932cm" svg:height="1.785cm" svg:x="0.024cm" svg:y="0cm">
          <text:list text:style-name="L1">
            <text:list-header>
              <text:p text:style-name="P6"><text:span text:style-name="T4">程序的三种基本结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draw:layer="layout" svg:width="5.292cm" svg:height="1.615cm" svg:x="0cm" svg:y="3.387cm">
          <text:list text:style-name="L1">
            <text:list-header>
              <text:p text:style-name="P8"><text:span text:style-name="T5">1</text:span><text:span text:style-name="T6">、顺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.539cm" svg:height="3.315cm" svg:x="6.35cm" svg:y="3.81cm">
          <table:table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10"><text:span text:style-name="T7">A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1">
                  <text:list-header>
                    <text:p text:style-name="P10"><text:span text:style-name="T7">B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 draw:name="Group 48" xml:id="id1" draw:id="id1">
          <draw:custom-shape draw:name="Text Box 13" draw:style-name="gr5" draw:text-style-name="P12" draw:layer="layout" svg:width="4.445cm" svg:height="1.446cm" svg:x="0cm" svg:y="8.678cm">
            <text:list text:style-name="L1">
              <text:list-header>
                <text:p text:style-name="P11"><text:span text:style-name="T7">2</text:span><text:span text:style-name="T8">、选择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4" draw:style-name="gr6" draw:text-style-name="P13" draw:layer="layout" svg:width="3.386cm" svg:height="3.14cm" svg:x="9.737cm" svg:y="11.183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7" draw:text-style-name="P13" draw:layer="layout" svg:width="3.387cm" svg:height="3.14cm" svg:x="6.35cm" svg:y="11.183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8" draw:text-style-name="P13" draw:layer="layout" svg:width="6.773cm" svg:height="3.14cm" svg:x="6.35cm" svg:y="8.043cm">
            <text:p/>
            <draw:enhanced-geometry svg:viewBox="0 0 21600 21600" draw:type="rectangle" draw:enhanced-path="M 0 0 L 21600 0 21600 21600 0 21600 0 0 Z N"/>
          </draw:custom-shape>
          <draw:line draw:name="Line 17" draw:style-name="gr9" draw:text-style-name="P14" draw:layer="layout" svg:x1="6.35cm" svg:y1="8.043cm" svg:x2="13.123cm" svg:y2="8.043cm">
            <text:p/>
          </draw:line>
          <draw:line draw:name="Line 18" draw:style-name="gr10" draw:text-style-name="P14" draw:layer="layout" svg:x1="6.35cm" svg:y1="11.183cm" svg:x2="13.123cm" svg:y2="11.183cm">
            <text:p/>
          </draw:line>
          <draw:line draw:name="Line 19" draw:style-name="gr9" draw:text-style-name="P14" draw:layer="layout" svg:x1="6.35cm" svg:y1="14.323cm" svg:x2="13.123cm" svg:y2="14.323cm">
            <text:p/>
          </draw:line>
          <draw:line draw:name="Line 20" draw:style-name="gr9" draw:text-style-name="P14" draw:layer="layout" svg:x1="6.35cm" svg:y1="8.043cm" svg:x2="6.35cm" svg:y2="14.323cm">
            <text:p/>
          </draw:line>
          <draw:line draw:name="Line 21" draw:style-name="gr9" draw:text-style-name="P14" draw:layer="layout" svg:x1="13.123cm" svg:y1="8.043cm" svg:x2="13.123cm" svg:y2="14.323cm">
            <text:p/>
          </draw:line>
          <draw:line draw:name="Line 22" draw:style-name="gr10" draw:text-style-name="P14" draw:layer="layout" svg:x1="9.737cm" svg:y1="11.183cm" svg:x2="9.737cm" svg:y2="14.323cm">
            <text:p/>
          </draw:line>
          <draw:line draw:name="Line 23" draw:style-name="gr11" draw:text-style-name="P14" draw:layer="layout" svg:x1="13.123cm" svg:y1="8.043cm" svg:x2="9.737cm" svg:y2="11.43cm">
            <text:p/>
          </draw:line>
          <draw:line draw:name="Line 24" draw:style-name="gr11" draw:text-style-name="P14" draw:layer="layout" svg:x1="6.35cm" svg:y1="8.043cm" svg:x2="9.737cm" svg:y2="11.218cm">
            <text:p/>
          </draw:line>
          <draw:custom-shape draw:name="Text Box 25" draw:style-name="gr5" draw:text-style-name="P12" draw:layer="layout" svg:width="4.445cm" svg:height="1.446cm" svg:x="8.255cm" svg:y="8.467cm">
            <text:list text:style-name="L1">
              <text:list-header>
                <text:p text:style-name="P11"><text:span text:style-name="T8">条件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12" draw:text-style-name="P16" draw:layer="layout" svg:width="1.693cm" svg:height="1.446cm" svg:x="6.562cm" svg:y="9.525cm">
            <text:list text:style-name="L2">
              <text:list-header>
                <text:p text:style-name="P15"><text:span text:style-name="T9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5" draw:text-style-name="P16" draw:layer="layout" svg:width="1.694cm" svg:height="1.446cm" svg:x="11.218cm" svg:y="9.737cm">
            <text:list text:style-name="L1">
              <text:list-header>
                <text:p text:style-name="P15"><text:span text:style-name="T8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13" draw:text-style-name="P16" draw:layer="layout" svg:width="1.693cm" svg:height="1.446cm" svg:x="6.985cm" svg:y="12.488cm">
            <text:list text:style-name="L2">
              <text:list-header>
                <text:p text:style-name="P15"><text:span text:style-name="T10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5" draw:text-style-name="P16" draw:layer="layout" svg:width="1.693cm" svg:height="1.446cm" svg:x="10.795cm" svg:y="12.488cm">
            <text:list text:style-name="L1">
              <text:list-header>
                <text:p text:style-name="P15"><text:span text:style-name="T7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0" draw:style-name="gr14" draw:text-style-name="P13" draw:layer="layout" svg:width="3.387cm" svg:height="3.139cm" svg:x="19.473cm" svg:y="11.395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15" draw:text-style-name="P13" draw:layer="layout" svg:width="3.386cm" svg:height="3.139cm" svg:x="16.087cm" svg:y="11.395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8" draw:text-style-name="P13" draw:layer="layout" svg:width="6.773cm" svg:height="3.14cm" svg:x="16.087cm" svg:y="8.255cm">
            <text:p/>
            <draw:enhanced-geometry svg:viewBox="0 0 21600 21600" draw:type="rectangle" draw:enhanced-path="M 0 0 L 21600 0 21600 21600 0 21600 0 0 Z N"/>
          </draw:custom-shape>
          <draw:line draw:name="Line 33" draw:style-name="gr9" draw:text-style-name="P14" draw:layer="layout" svg:x1="16.087cm" svg:y1="8.255cm" svg:x2="22.86cm" svg:y2="8.255cm">
            <text:p/>
          </draw:line>
          <draw:line draw:name="Line 34" draw:style-name="gr10" draw:text-style-name="P14" draw:layer="layout" svg:x1="16.087cm" svg:y1="11.395cm" svg:x2="22.86cm" svg:y2="11.395cm">
            <text:p/>
          </draw:line>
          <draw:line draw:name="Line 35" draw:style-name="gr9" draw:text-style-name="P14" draw:layer="layout" svg:x1="16.087cm" svg:y1="14.534cm" svg:x2="22.86cm" svg:y2="14.534cm">
            <text:p/>
          </draw:line>
          <draw:line draw:name="Line 36" draw:style-name="gr9" draw:text-style-name="P14" draw:layer="layout" svg:x1="16.087cm" svg:y1="8.255cm" svg:x2="16.087cm" svg:y2="14.534cm">
            <text:p/>
          </draw:line>
          <draw:line draw:name="Line 37" draw:style-name="gr9" draw:text-style-name="P14" draw:layer="layout" svg:x1="22.86cm" svg:y1="8.255cm" svg:x2="22.86cm" svg:y2="14.534cm">
            <text:p/>
          </draw:line>
          <draw:line draw:name="Line 38" draw:style-name="gr10" draw:text-style-name="P14" draw:layer="layout" svg:x1="19.473cm" svg:y1="11.395cm" svg:x2="19.473cm" svg:y2="14.534cm">
            <text:p/>
          </draw:line>
          <draw:line draw:name="Line 39" draw:style-name="gr11" draw:text-style-name="P14" draw:layer="layout" svg:x1="22.859cm" svg:y1="8.255cm" svg:x2="19.472cm" svg:y2="11.642cm">
            <text:p/>
          </draw:line>
          <draw:line draw:name="Line 40" draw:style-name="gr11" draw:text-style-name="P14" draw:layer="layout" svg:x1="16.087cm" svg:y1="8.255cm" svg:x2="19.473cm" svg:y2="11.43cm">
            <text:p/>
          </draw:line>
          <draw:custom-shape draw:name="Text Box 41" draw:style-name="gr5" draw:text-style-name="P12" draw:layer="layout" svg:width="4.308cm" svg:height="1.446cm" svg:x="17.992cm" svg:y="8.678cm">
            <text:list text:style-name="L1">
              <text:list-header>
                <text:p text:style-name="P11"><text:span text:style-name="T7">x&gt;y</text:span><text:span text:style-name="T8">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16" draw:text-style-name="P16" draw:layer="layout" svg:width="1.694cm" svg:height="1.446cm" svg:x="16.298cm" svg:y="9.737cm">
            <text:list text:style-name="L2">
              <text:list-header>
                <text:p text:style-name="P15"><text:span text:style-name="T9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5" draw:text-style-name="P16" draw:layer="layout" svg:width="1.693cm" svg:height="1.446cm" svg:x="20.955cm" svg:y="9.948cm">
            <text:list text:style-name="L1">
              <text:list-header>
                <text:p text:style-name="P15"><text:span text:style-name="T8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17" draw:text-style-name="P16" draw:layer="layout" svg:width="2.751cm" svg:height="1.446cm" svg:x="16.722cm" svg:y="12.7cm">
            <text:list text:style-name="L2">
              <text:list-header>
                <text:p text:style-name="P15"><text:span text:style-name="T10">z=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5" draw:text-style-name="P16" draw:layer="layout" svg:width="2.117cm" svg:height="1.446cm" svg:x="20.108cm" svg:y="12.7cm">
            <text:list text:style-name="L1">
              <text:list-header>
                <text:p text:style-name="P15"><text:span text:style-name="T7">z=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1s" smil:targetElement="id1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7" draw:layer="layout" svg:width="6.138cm" svg:height="1.785cm" svg:x="0cm" svg:y="0cm">
          <text:list text:style-name="L1">
            <text:list-header>
              <text:p text:style-name="P6"><text:span text:style-name="T11">3</text:span><text:span text:style-name="T4">、循环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2" draw:id="id2">
          <draw:custom-shape draw:name="Rectangle 4" draw:style-name="gr18" draw:text-style-name="P13" draw:layer="layout" svg:width="5.715cm" svg:height="2.099cm" svg:x="4.233cm" svg:y="4.463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19" draw:text-style-name="P13" draw:layer="layout" svg:width="2.328cm" svg:height="2.099cm" svg:x="1.905cm" svg:y="4.46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20" draw:text-style-name="P17" draw:layer="layout" svg:width="8.043cm" svg:height="1.923cm" svg:x="1.905cm" svg:y="2.54cm">
            <text:p/>
            <draw:enhanced-geometry svg:viewBox="0 0 21600 21600" draw:type="rectangle" draw:enhanced-path="M 0 0 L 21600 0 21600 21600 0 21600 0 0 Z N"/>
          </draw:custom-shape>
          <draw:line draw:name="Line 7" draw:style-name="gr9" draw:text-style-name="P14" draw:layer="layout" svg:x1="1.905cm" svg:y1="2.54cm" svg:x2="9.948cm" svg:y2="2.54cm">
            <text:p/>
          </draw:line>
          <draw:line draw:name="Line 8" draw:style-name="gr9" draw:text-style-name="P14" draw:layer="layout" svg:x1="1.905cm" svg:y1="6.562cm" svg:x2="9.948cm" svg:y2="6.562cm">
            <text:p/>
          </draw:line>
          <draw:line draw:name="Line 9" draw:style-name="gr9" draw:text-style-name="P14" draw:layer="layout" svg:x1="1.905cm" svg:y1="2.54cm" svg:x2="1.905cm" svg:y2="6.562cm">
            <text:p/>
          </draw:line>
          <draw:line draw:name="Line 10" draw:style-name="gr9" draw:text-style-name="P14" draw:layer="layout" svg:x1="9.948cm" svg:y1="2.54cm" svg:x2="9.948cm" svg:y2="6.562cm">
            <text:p/>
          </draw:line>
          <draw:line draw:name="Line 11" draw:style-name="gr10" draw:text-style-name="P14" draw:layer="layout" svg:x1="4.233cm" svg:y1="4.463cm" svg:x2="4.233cm" svg:y2="6.562cm">
            <text:p/>
          </draw:line>
          <draw:line draw:name="Line 12" draw:style-name="gr10" draw:text-style-name="P14" draw:layer="layout" svg:x1="4.233cm" svg:y1="4.463cm" svg:x2="9.948cm" svg:y2="4.463cm">
            <text:p/>
          </draw:line>
          <draw:custom-shape draw:name="Text Box 13" draw:style-name="gr21" draw:text-style-name="P19" draw:layer="layout" svg:width="3.81cm" svg:height="1.277cm" svg:x="6.35cm" svg:y="4.868cm">
            <text:list text:style-name="L2">
              <text:list-header>
                <text:p text:style-name="P18"><text:span text:style-name="T1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22" draw:text-style-name="P17" draw:layer="layout" svg:width="5.08cm" svg:height="1.446cm" svg:x="3.598cm" svg:y="2.752cm">
            <text:list text:style-name="L2">
              <text:list-header>
                <text:p text:style-name="P20"><text:span text:style-name="T9">当</text:span><text:span text:style-name="T10">P</text:span><text:span text:style-name="T9">为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23" draw:text-style-name="P22" draw:layer="layout" svg:width="6.35cm" svg:height="1.277cm" svg:x="2.54cm" svg:y="7.408cm">
            <text:list text:style-name="L2">
              <text:list-header>
                <text:p text:style-name="P21"><text:span text:style-name="T13">当型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9" xml:id="id3" draw:id="id3">
          <draw:custom-shape draw:name="Rectangle 30" draw:style-name="gr24" draw:text-style-name="P13" draw:layer="layout" svg:width="5.715cm" svg:height="2.099cm" svg:x="4.657cm" svg:y="11.871cm">
            <text:p/>
            <draw:enhanced-geometry svg:viewBox="0 0 21600 21600" draw:type="rectangle" draw:enhanced-path="M 0 0 L 21600 0 21600 21600 0 21600 0 0 Z N"/>
          </draw:custom-shape>
          <draw:custom-shape draw:name="Rectangle 31" draw:style-name="gr25" draw:text-style-name="P13" draw:layer="layout" svg:width="2.329cm" svg:height="2.099cm" svg:x="2.328cm" svg:y="11.871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26" draw:text-style-name="P17" draw:layer="layout" svg:width="8.044cm" svg:height="1.923cm" svg:x="2.328cm" svg:y="9.948cm">
            <text:p/>
            <draw:enhanced-geometry svg:viewBox="0 0 21600 21600" draw:type="rectangle" draw:enhanced-path="M 0 0 L 21600 0 21600 21600 0 21600 0 0 Z N"/>
          </draw:custom-shape>
          <draw:line draw:name="Line 33" draw:style-name="gr9" draw:text-style-name="P14" draw:layer="layout" svg:x1="2.328cm" svg:y1="9.948cm" svg:x2="10.372cm" svg:y2="9.948cm">
            <text:p/>
          </draw:line>
          <draw:line draw:name="Line 34" draw:style-name="gr9" draw:text-style-name="P14" draw:layer="layout" svg:x1="2.328cm" svg:y1="13.97cm" svg:x2="10.372cm" svg:y2="13.97cm">
            <text:p/>
          </draw:line>
          <draw:line draw:name="Line 35" draw:style-name="gr9" draw:text-style-name="P14" draw:layer="layout" svg:x1="2.328cm" svg:y1="9.948cm" svg:x2="2.328cm" svg:y2="13.97cm">
            <text:p/>
          </draw:line>
          <draw:line draw:name="Line 36" draw:style-name="gr9" draw:text-style-name="P14" draw:layer="layout" svg:x1="10.372cm" svg:y1="9.948cm" svg:x2="10.372cm" svg:y2="13.97cm">
            <text:p/>
          </draw:line>
          <draw:line draw:name="Line 37" draw:style-name="gr10" draw:text-style-name="P14" draw:layer="layout" svg:x1="4.657cm" svg:y1="11.871cm" svg:x2="4.657cm" svg:y2="13.97cm">
            <text:p/>
          </draw:line>
          <draw:line draw:name="Line 38" draw:style-name="gr10" draw:text-style-name="P14" draw:layer="layout" svg:x1="4.657cm" svg:y1="11.871cm" svg:x2="10.372cm" svg:y2="11.871cm">
            <text:p/>
          </draw:line>
          <draw:custom-shape draw:name="Text Box 39" draw:style-name="gr27" draw:text-style-name="P19" draw:layer="layout" svg:width="3.81cm" svg:height="1.277cm" svg:x="6.773cm" svg:y="12.277cm">
            <text:list text:style-name="L2">
              <text:list-header>
                <text:p text:style-name="P18"><text:span text:style-name="T12">i++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28" draw:text-style-name="P24" draw:layer="layout" svg:width="5.08cm" svg:height="1.277cm" svg:x="4.022cm" svg:y="10.16cm">
            <text:list text:style-name="L2">
              <text:list-header>
                <text:p text:style-name="P23"><text:span text:style-name="T12">i&lt;1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1" xml:id="id4" draw:id="id4">
          <draw:g draw:name="Group 53">
            <draw:line draw:name="Line 54" draw:style-name="gr29" draw:text-style-name="P14" draw:layer="layout" svg:x1="17.633cm" svg:y1="3.598cm" svg:x2="14.393cm" svg:y2="5.098cm">
              <text:p/>
            </draw:line>
            <draw:line draw:name="Line 55" draw:style-name="gr29" draw:text-style-name="P14" draw:layer="layout" svg:x1="17.633cm" svg:y1="3.598cm" svg:x2="21.166cm" svg:y2="5.098cm">
              <text:p/>
            </draw:line>
            <draw:line draw:name="Line 56" draw:style-name="gr29" draw:text-style-name="P14" draw:layer="layout" svg:x1="21.165cm" svg:y1="5.098cm" svg:x2="17.632cm" svg:y2="6.349cm">
              <text:p/>
            </draw:line>
            <draw:line draw:name="Line 57" draw:style-name="gr29" draw:text-style-name="P14" draw:layer="layout" svg:x1="17.633cm" svg:y1="6.348cm" svg:x2="14.393cm" svg:y2="5.097cm">
              <text:p/>
            </draw:line>
            <draw:custom-shape draw:name="Text Box 58" draw:style-name="gr30" draw:text-style-name="P26" draw:layer="layout" svg:width="3.533cm" svg:height="1.737cm" svg:x="15.866cm" svg:y="4.348cm">
              <text:list text:style-name="L1">
                <text:list-header>
                  <text:p text:style-name="P25"><text:span text:style-name="T11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59" draw:style-name="gr31" draw:text-style-name="P28" draw:layer="layout" svg:width="5.291cm" svg:height="1.885cm" svg:x="15.452cm" svg:y="8.255cm">
            <text:list text:style-name="L1">
              <text:list-header>
                <text:p text:style-name="P27"><text:span text:style-name="T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32" draw:text-style-name="P14" draw:layer="layout" svg:x1="17.78cm" svg:y1="6.35cm" svg:x2="17.78cm" svg:y2="8.255cm">
            <text:p/>
          </draw:line>
          <draw:line draw:name="Line 61" draw:style-name="gr33" draw:text-style-name="P14" draw:layer="layout" svg:x1="17.78cm" svg:y1="10.16cm" svg:x2="17.78cm" svg:y2="11.853cm">
            <text:p/>
          </draw:line>
          <draw:line draw:name="Line 62" draw:style-name="gr33" draw:text-style-name="P14" draw:layer="layout" svg:x1="17.78cm" svg:y1="11.853cm" svg:x2="13.758cm" svg:y2="11.853cm">
            <text:p/>
          </draw:line>
          <draw:line draw:name="Line 63" draw:style-name="gr33" draw:text-style-name="P14" draw:layer="layout" svg:x1="13.758cm" svg:y1="11.852cm" svg:x2="13.758cm" svg:y2="2.751cm">
            <text:p/>
          </draw:line>
          <draw:line draw:name="Line 64" draw:style-name="gr32" draw:text-style-name="P14" draw:layer="layout" svg:x1="13.758cm" svg:y1="2.752cm" svg:x2="17.78cm" svg:y2="2.752cm">
            <text:p/>
          </draw:line>
          <draw:line draw:name="Line 65" draw:style-name="gr33" draw:text-style-name="P14" draw:layer="layout" svg:x1="17.78cm" svg:y1="1.058cm" svg:x2="17.78cm" svg:y2="3.598cm">
            <text:p/>
          </draw:line>
          <draw:line draw:name="Line 66" draw:style-name="gr32" draw:text-style-name="P14" draw:layer="layout" svg:x1="21.167cm" svg:y1="5.08cm" svg:x2="23.072cm" svg:y2="5.08cm">
            <text:p/>
          </draw:line>
          <draw:line draw:name="Line 67" draw:style-name="gr33" draw:text-style-name="P14" draw:layer="layout" svg:x1="23.072cm" svg:y1="5.08cm" svg:x2="23.072cm" svg:y2="13.758cm">
            <text:p/>
          </draw:line>
          <draw:custom-shape draw:name="Text Box 69" draw:style-name="gr5" draw:text-style-name="P30" draw:layer="layout" svg:width="1.27cm" svg:height="1.885cm" svg:x="15.875cm" svg:y="5.927cm">
            <text:list text:style-name="L1">
              <text:list-header>
                <text:p text:style-name="P29"><text:span text:style-name="T5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0" draw:style-name="gr5" draw:text-style-name="P30" draw:layer="layout" svg:width="1.27cm" svg:height="1.885cm" svg:x="20.955cm" svg:y="2.963cm">
            <text:list text:style-name="L1">
              <text:list-header>
                <text:p text:style-name="P29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5" draw:id="id5">
          <draw:custom-shape draw:name="Rectangle 3" draw:style-name="gr34" draw:text-style-name="P13" draw:layer="layout" svg:width="8.254cm" svg:height="2.011cm" svg:x="2.54cm" svg:y="3.916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35" draw:text-style-name="P13" draw:layer="layout" svg:width="6.132cm" svg:height="2.011cm" svg:x="4.662cm" svg:y="1.90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36" draw:text-style-name="P13" draw:layer="layout" svg:width="2.122cm" svg:height="2.011cm" svg:x="2.54cm" svg:y="1.905cm">
            <text:p/>
            <draw:enhanced-geometry svg:viewBox="0 0 21600 21600" draw:type="rectangle" draw:enhanced-path="M 0 0 L 21600 0 21600 21600 0 21600 0 0 Z N"/>
          </draw:custom-shape>
          <draw:line draw:name="Line 6" draw:style-name="gr9" draw:text-style-name="P14" draw:layer="layout" svg:x1="2.54cm" svg:y1="1.905cm" svg:x2="10.794cm" svg:y2="1.905cm">
            <text:p/>
          </draw:line>
          <draw:line draw:name="Line 7" draw:style-name="gr9" draw:text-style-name="P14" draw:layer="layout" svg:x1="2.54cm" svg:y1="5.927cm" svg:x2="10.794cm" svg:y2="5.927cm">
            <text:p/>
          </draw:line>
          <draw:line draw:name="Line 8" draw:style-name="gr9" draw:text-style-name="P14" draw:layer="layout" svg:x1="2.54cm" svg:y1="1.905cm" svg:x2="2.54cm" svg:y2="5.927cm">
            <text:p/>
          </draw:line>
          <draw:line draw:name="Line 9" draw:style-name="gr10" draw:text-style-name="P14" draw:layer="layout" svg:x1="4.662cm" svg:y1="1.905cm" svg:x2="4.662cm" svg:y2="3.916cm">
            <text:p/>
          </draw:line>
          <draw:line draw:name="Line 10" draw:style-name="gr9" draw:text-style-name="P14" draw:layer="layout" svg:x1="10.794cm" svg:y1="1.905cm" svg:x2="10.794cm" svg:y2="5.927cm">
            <text:p/>
          </draw:line>
          <draw:line draw:name="Line 11" draw:style-name="gr10" draw:text-style-name="P14" draw:layer="layout" svg:x1="4.662cm" svg:y1="3.916cm" svg:x2="10.794cm" svg:y2="3.916cm">
            <text:p/>
          </draw:line>
          <draw:custom-shape draw:name="Text Box 12" draw:style-name="gr5" draw:text-style-name="P17" draw:layer="layout" svg:width="5.659cm" svg:height="1.446cm" svg:x="3.483cm" svg:y="4.234cm">
            <text:list text:style-name="L1">
              <text:list-header>
                <text:p text:style-name="P20"><text:span text:style-name="T8">直到</text:span><text:span text:style-name="T7">P</text:span><text:span text:style-name="T8">为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5" draw:text-style-name="P19" draw:layer="layout" svg:width="2.357cm" svg:height="1.277cm" svg:x="6.549cm" svg:y="2.329cm">
            <text:list text:style-name="L1">
              <text:list-header>
                <text:p text:style-name="P18"><text:span text:style-name="T1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5" draw:text-style-name="P22" draw:layer="layout" svg:width="7.074cm" svg:height="1.277cm" svg:x="3.247cm" svg:y="6.985cm">
            <text:list text:style-name="L1">
              <text:list-header>
                <text:p text:style-name="P21"><text:span text:style-name="T15">直到型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5" xml:id="id6" draw:id="id6">
          <draw:custom-shape draw:name="Rectangle 16" draw:style-name="gr37" draw:text-style-name="P13" draw:layer="layout" svg:width="7.408cm" svg:height="2.01cm" svg:x="2.54cm" svg:y="11.747cm">
            <text:p/>
            <draw:enhanced-geometry svg:viewBox="0 0 21600 21600" draw:type="rectangle" draw:enhanced-path="M 0 0 L 21600 0 21600 21600 0 21600 0 0 Z N"/>
          </draw:custom-shape>
          <draw:custom-shape draw:name="Rectangle 17" draw:style-name="gr38" draw:text-style-name="P13" draw:layer="layout" svg:width="5.503cm" svg:height="2.01cm" svg:x="4.445cm" svg:y="9.737cm">
            <text:p/>
            <draw:enhanced-geometry svg:viewBox="0 0 21600 21600" draw:type="rectangle" draw:enhanced-path="M 0 0 L 21600 0 21600 21600 0 21600 0 0 Z N"/>
          </draw:custom-shape>
          <draw:custom-shape draw:name="Rectangle 18" draw:style-name="gr39" draw:text-style-name="P13" draw:layer="layout" svg:width="1.905cm" svg:height="2.01cm" svg:x="2.54cm" svg:y="9.737cm">
            <text:p/>
            <draw:enhanced-geometry svg:viewBox="0 0 21600 21600" draw:type="rectangle" draw:enhanced-path="M 0 0 L 21600 0 21600 21600 0 21600 0 0 Z N"/>
          </draw:custom-shape>
          <draw:line draw:name="Line 19" draw:style-name="gr9" draw:text-style-name="P14" draw:layer="layout" svg:x1="2.54cm" svg:y1="9.737cm" svg:x2="9.948cm" svg:y2="9.737cm">
            <text:p/>
          </draw:line>
          <draw:line draw:name="Line 20" draw:style-name="gr9" draw:text-style-name="P14" draw:layer="layout" svg:x1="2.54cm" svg:y1="13.758cm" svg:x2="9.948cm" svg:y2="13.758cm">
            <text:p/>
          </draw:line>
          <draw:line draw:name="Line 21" draw:style-name="gr9" draw:text-style-name="P14" draw:layer="layout" svg:x1="2.54cm" svg:y1="9.737cm" svg:x2="2.54cm" svg:y2="13.758cm">
            <text:p/>
          </draw:line>
          <draw:line draw:name="Line 22" draw:style-name="gr10" draw:text-style-name="P14" draw:layer="layout" svg:x1="4.445cm" svg:y1="9.737cm" svg:x2="4.445cm" svg:y2="11.747cm">
            <text:p/>
          </draw:line>
          <draw:line draw:name="Line 23" draw:style-name="gr9" draw:text-style-name="P14" draw:layer="layout" svg:x1="9.948cm" svg:y1="9.737cm" svg:x2="9.948cm" svg:y2="13.758cm">
            <text:p/>
          </draw:line>
          <draw:line draw:name="Line 24" draw:style-name="gr10" draw:text-style-name="P14" draw:layer="layout" svg:x1="4.445cm" svg:y1="11.747cm" svg:x2="9.948cm" svg:y2="11.747cm">
            <text:p/>
          </draw:line>
          <draw:custom-shape draw:name="Text Box 25" draw:style-name="gr5" draw:text-style-name="P24" draw:layer="layout" svg:width="5.08cm" svg:height="1.277cm" svg:x="3.387cm" svg:y="12.065cm">
            <text:list text:style-name="L1">
              <text:list-header>
                <text:p text:style-name="P23"><text:span text:style-name="T14">i&gt;=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6" draw:style-name="gr5" draw:text-style-name="P19" draw:layer="layout" svg:width="2.117cm" svg:height="1.277cm" svg:x="6.138cm" svg:y="10.16cm">
            <text:list text:style-name="L1">
              <text:list-header>
                <text:p text:style-name="P18"><text:span text:style-name="T14">i++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6" xml:id="id7" draw:id="id7">
          <draw:g draw:name="Group 28">
            <draw:line draw:name="Line 29" draw:style-name="gr29" draw:text-style-name="P14" draw:layer="layout" svg:x1="18.055cm" svg:y1="7.197cm" svg:x2="14.816cm" svg:y2="8.697cm">
              <text:p/>
            </draw:line>
            <draw:line draw:name="Line 30" draw:style-name="gr29" draw:text-style-name="P14" draw:layer="layout" svg:x1="18.056cm" svg:y1="7.197cm" svg:x2="21.589cm" svg:y2="8.697cm">
              <text:p/>
            </draw:line>
            <draw:line draw:name="Line 31" draw:style-name="gr29" draw:text-style-name="P14" draw:layer="layout" svg:x1="21.588cm" svg:y1="8.697cm" svg:x2="18.055cm" svg:y2="9.947cm">
              <text:p/>
            </draw:line>
            <draw:line draw:name="Line 32" draw:style-name="gr29" draw:text-style-name="P14" draw:layer="layout" svg:x1="18.055cm" svg:y1="9.947cm" svg:x2="14.816cm" svg:y2="8.697cm">
              <text:p/>
            </draw:line>
            <draw:custom-shape draw:name="Text Box 33" draw:style-name="gr30" draw:text-style-name="P26" draw:layer="layout" svg:width="3.533cm" svg:height="1.737cm" svg:x="16.29cm" svg:y="7.947cm">
              <text:list text:style-name="L1">
                <text:list-header>
                  <text:p text:style-name="P25"><text:span text:style-name="T11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name="Text Box 34" draw:style-name="gr31" draw:text-style-name="P28" draw:layer="layout" svg:width="5.291cm" svg:height="1.885cm" svg:x="15.452cm" svg:y="3.598cm">
            <text:list text:style-name="L1">
              <text:list-header>
                <text:p text:style-name="P27"><text:span text:style-name="T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5" draw:style-name="gr32" draw:text-style-name="P14" draw:layer="layout" svg:x1="17.992cm" svg:y1="9.948cm" svg:x2="17.992cm" svg:y2="11.853cm">
            <text:p/>
          </draw:line>
          <draw:line draw:name="Line 36" draw:style-name="gr33" draw:text-style-name="P14" draw:layer="layout" svg:x1="17.992cm" svg:y1="5.503cm" svg:x2="17.992cm" svg:y2="7.197cm">
            <text:p/>
          </draw:line>
          <draw:line draw:name="Line 37" draw:style-name="gr33" draw:text-style-name="P14" draw:layer="layout" svg:x1="17.992cm" svg:y1="11.853cm" svg:x2="13.758cm" svg:y2="11.853cm">
            <text:p/>
          </draw:line>
          <draw:line draw:name="Line 38" draw:style-name="gr33" draw:text-style-name="P14" draw:layer="layout" svg:x1="13.758cm" svg:y1="11.852cm" svg:x2="13.758cm" svg:y2="2.751cm">
            <text:p/>
          </draw:line>
          <draw:line draw:name="Line 39" draw:style-name="gr32" draw:text-style-name="P14" draw:layer="layout" svg:x1="13.758cm" svg:y1="2.752cm" svg:x2="17.78cm" svg:y2="2.752cm">
            <text:p/>
          </draw:line>
          <draw:line draw:name="Line 40" draw:style-name="gr32" draw:text-style-name="P14" draw:layer="layout" svg:x1="17.78cm" svg:y1="1.058cm" svg:x2="17.78cm" svg:y2="3.598cm">
            <text:p/>
          </draw:line>
          <draw:line draw:name="Line 41" draw:style-name="gr32" draw:text-style-name="P14" draw:layer="layout" svg:x1="21.378cm" svg:y1="8.678cm" svg:x2="23.283cm" svg:y2="8.678cm">
            <text:p/>
          </draw:line>
          <draw:line draw:name="Line 42" draw:style-name="gr33" draw:text-style-name="P14" draw:layer="layout" svg:x1="23.283cm" svg:y1="8.678cm" svg:x2="23.283cm" svg:y2="13.97cm">
            <text:p/>
          </draw:line>
          <draw:custom-shape draw:name="Text Box 43" draw:style-name="gr5" draw:text-style-name="P30" draw:layer="layout" svg:width="1.27cm" svg:height="1.885cm" svg:x="16.298cm" svg:y="9.737cm">
            <text:list text:style-name="L1">
              <text:list-header>
                <text:p text:style-name="P29"><text:span text:style-name="T5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5" draw:text-style-name="P30" draw:layer="layout" svg:width="1.27cm" svg:height="1.885cm" svg:x="21.378cm" svg:y="6.35cm">
            <text:list text:style-name="L1">
              <text:list-header>
                <text:p text:style-name="P29"><text:span text:style-name="T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2" draw:layer="layout" svg:width="3.317cm" svg:height="1.446cm" svg:x="-0.104cm" svg:y="0cm">
          <text:list text:style-name="L1">
            <text:list-header>
              <text:p text:style-name="P11"><text:span text:style-name="T7">if</text:span><text:span text:style-name="T8">语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0" draw:text-style-name="P33" draw:layer="layout" svg:width="14.102cm" svg:height="3.248cm" svg:x="0cm" svg:y="1.905cm">
          <text:list text:style-name="L3">
            <text:list-header>
              <text:p text:style-name="P31"><text:span text:style-name="T16">判断选择</text:span><text:span text:style-name="T8">语句，有三种形式：</text:span></text:p>
            </text:list-header>
          </text:list>
          <text:list text:style-name="L4">
            <text:list-item>
              <text:p text:style-name="P32"><text:span text:style-name="T7">if</text:span><text:span text:style-name="T8">（表达式） <text:s text:c="3"/>语句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4" xml:id="id8" draw:id="id8">
          <draw:custom-shape draw:name="Rectangle 5" draw:style-name="gr41" draw:text-style-name="P13" draw:layer="layout" svg:width="3.386cm" svg:height="1.856cm" svg:x="17.992cm" svg:y="4.42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2" draw:text-style-name="P17" draw:layer="layout" svg:width="3.387cm" svg:height="1.856cm" svg:x="14.605cm" svg:y="4.423cm">
            <text:list text:style-name="L2">
              <text:list-header>
                <text:p text:style-name="P20"><text:span text:style-name="T9">语句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43" draw:text-style-name="P17" draw:layer="layout" svg:width="6.773cm" svg:height="1.883cm" svg:x="14.605cm" svg:y="2.54cm">
            <text:list text:style-name="L1">
              <text:list-header>
                <text:p text:style-name="P20"><text:span text:style-name="T8">条件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8" draw:style-name="gr44" draw:text-style-name="P14" draw:layer="layout" svg:x1="14.605cm" svg:y1="2.54cm" svg:x2="21.378cm" svg:y2="2.54cm">
            <text:p/>
          </draw:line>
          <draw:line draw:name="Line 9" draw:style-name="gr45" draw:text-style-name="P14" draw:layer="layout" svg:x1="14.605cm" svg:y1="4.423cm" svg:x2="21.378cm" svg:y2="4.423cm">
            <text:p/>
          </draw:line>
          <draw:line draw:name="Line 10" draw:style-name="gr44" draw:text-style-name="P14" draw:layer="layout" svg:x1="14.605cm" svg:y1="6.279cm" svg:x2="21.378cm" svg:y2="6.279cm">
            <text:p/>
          </draw:line>
          <draw:line draw:name="Line 11" draw:style-name="gr44" draw:text-style-name="P14" draw:layer="layout" svg:x1="14.605cm" svg:y1="2.54cm" svg:x2="14.605cm" svg:y2="6.279cm">
            <text:p/>
          </draw:line>
          <draw:line draw:name="Line 12" draw:style-name="gr44" draw:text-style-name="P14" draw:layer="layout" svg:x1="21.378cm" svg:y1="2.54cm" svg:x2="21.378cm" svg:y2="6.279cm">
            <text:p/>
          </draw:line>
          <draw:line draw:name="Line 13" draw:style-name="gr45" draw:text-style-name="P14" draw:layer="layout" svg:x1="17.992cm" svg:y1="4.423cm" svg:x2="17.992cm" svg:y2="6.279cm">
            <text:p/>
          </draw:line>
          <draw:line draw:name="Line 14" draw:style-name="gr46" draw:text-style-name="P14" draw:layer="layout" svg:x1="14.605cm" svg:y1="2.54cm" svg:x2="17.992cm" svg:y2="4.445cm">
            <text:p/>
          </draw:line>
          <draw:line draw:name="Line 15" draw:style-name="gr46" draw:text-style-name="P14" draw:layer="layout" svg:x1="17.992cm" svg:y1="4.444cm" svg:x2="21.167cm" svg:y2="2.539cm">
            <text:p/>
          </draw:line>
          <draw:custom-shape draw:name="Text Box 16" draw:style-name="gr47" draw:text-style-name="P22" draw:layer="layout" svg:width="1.27cm" svg:height="1.017cm" svg:x="14.817cm" svg:y="3.387cm">
            <text:list text:style-name="L2">
              <text:list-header>
                <text:p text:style-name="P21"><text:span text:style-name="T13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48" draw:text-style-name="P22" draw:layer="layout" svg:width="1.27cm" svg:height="1.017cm" svg:x="19.473cm" svg:y="3.387cm">
            <text:list text:style-name="L5">
              <text:list-header>
                <text:p text:style-name="P21"><text:span text:style-name="T17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 xml:id="id11" draw:id="id11">
          <draw:custom-shape draw:name="Rectangle 19" draw:style-name="gr49" draw:text-style-name="P13" draw:layer="layout" svg:width="3.386cm" svg:height="1.856cm" svg:x="17.145cm" svg:y="10.984cm">
            <text:list text:style-name="L5">
              <text:list-header>
                <text:p text:style-name="P34"><text:span text:style-name="T18">语句</text:span><text:span text:style-name="T19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50" draw:text-style-name="P17" draw:layer="layout" svg:width="3.387cm" svg:height="1.856cm" svg:x="13.758cm" svg:y="10.984cm">
            <text:list text:style-name="L2">
              <text:list-header>
                <text:p text:style-name="P20"><text:span text:style-name="T9">语句</text:span><text:span text:style-name="T1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51" draw:text-style-name="P17" draw:layer="layout" svg:width="6.773cm" svg:height="1.882cm" svg:x="13.758cm" svg:y="9.102cm">
            <text:list text:style-name="L1">
              <text:list-header>
                <text:p text:style-name="P20"><text:span text:style-name="T8">条件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22" draw:style-name="gr44" draw:text-style-name="P14" draw:layer="layout" svg:x1="13.758cm" svg:y1="9.102cm" svg:x2="20.531cm" svg:y2="9.102cm">
            <text:p/>
          </draw:line>
          <draw:line draw:name="Line 23" draw:style-name="gr45" draw:text-style-name="P14" draw:layer="layout" svg:x1="13.758cm" svg:y1="10.984cm" svg:x2="20.531cm" svg:y2="10.984cm">
            <text:p/>
          </draw:line>
          <draw:line draw:name="Line 24" draw:style-name="gr44" draw:text-style-name="P14" draw:layer="layout" svg:x1="13.758cm" svg:y1="12.841cm" svg:x2="20.531cm" svg:y2="12.841cm">
            <text:p/>
          </draw:line>
          <draw:line draw:name="Line 25" draw:style-name="gr44" draw:text-style-name="P14" draw:layer="layout" svg:x1="13.758cm" svg:y1="9.102cm" svg:x2="13.758cm" svg:y2="12.841cm">
            <text:p/>
          </draw:line>
          <draw:line draw:name="Line 26" draw:style-name="gr44" draw:text-style-name="P14" draw:layer="layout" svg:x1="20.531cm" svg:y1="9.102cm" svg:x2="20.531cm" svg:y2="12.841cm">
            <text:p/>
          </draw:line>
          <draw:line draw:name="Line 27" draw:style-name="gr45" draw:text-style-name="P14" draw:layer="layout" svg:x1="17.145cm" svg:y1="10.984cm" svg:x2="17.145cm" svg:y2="12.84cm">
            <text:p/>
          </draw:line>
          <draw:line draw:name="Line 28" draw:style-name="gr46" draw:text-style-name="P14" draw:layer="layout" svg:x1="13.758cm" svg:y1="9.102cm" svg:x2="17.145cm" svg:y2="11.006cm">
            <text:p/>
          </draw:line>
          <draw:line draw:name="Line 29" draw:style-name="gr46" draw:text-style-name="P14" draw:layer="layout" svg:x1="17.145cm" svg:y1="11.006cm" svg:x2="20.32cm" svg:y2="9.102cm">
            <text:p/>
          </draw:line>
          <draw:custom-shape draw:name="Text Box 30" draw:style-name="gr52" draw:text-style-name="P22" draw:layer="layout" svg:width="1.27cm" svg:height="1.017cm" svg:x="13.97cm" svg:y="9.948cm">
            <text:list text:style-name="L2">
              <text:list-header>
                <text:p text:style-name="P21"><text:span text:style-name="T13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53" draw:text-style-name="P22" draw:layer="layout" svg:width="1.27cm" svg:height="1.017cm" svg:x="18.626cm" svg:y="9.948cm">
            <text:list text:style-name="L5">
              <text:list-header>
                <text:p text:style-name="P21"><text:span text:style-name="T17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3" draw:style-name="gr54" draw:text-style-name="P33" xml:id="id10" draw:id="id10" draw:layer="layout" svg:width="13.758cm" svg:height="3.248cm" svg:x="0cm" svg:y="9.102cm">
          <text:list text:style-name="L1">
            <text:list-header>
              <text:p text:style-name="P31"><text:span text:style-name="T7">2) <text:s/>if</text:span><text:span text:style-name="T8">（表达式） <text:s text:c="2"/>语句</text:span><text:span text:style-name="T7">1</text:span></text:p>
              <text:p text:style-name="P31"><text:span text:style-name="T7"><text:s text:c="5"/></text:span><text:span text:style-name="T7">else <text:s text:c="5"/></text:span><text:span text:style-name="T8">语句</text:span><text:span text:style-name="T7">2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55" draw:text-style-name="P12" xml:id="id9" draw:id="id9" draw:layer="layout" svg:width="10.16cm" svg:height="3.248cm" svg:x="1.905cm" svg:y="5.715cm">
          <text:list text:style-name="L6">
            <text:list-header>
              <text:p text:style-name="P11"><text:span text:style-name="T20">if (a&gt;b)</text:span></text:p>
              <text:p text:style-name="P11"><text:span text:style-name="T20"><text:s text:c="5"/></text:span><text:span text:style-name="T10">cout&lt;&l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56" draw:text-style-name="P36" xml:id="id12" draw:id="id12" draw:layer="layout" svg:width="11.218cm" svg:height="5.862cm" svg:x="1.27cm" svg:y="12.7cm">
          <text:list text:style-name="L3">
            <text:list-header>
              <text:p text:style-name="P35"><text:span text:style-name="T21">if (a&gt;b)</text:span></text:p>
              <text:p text:style-name="P35"><text:span text:style-name="T21"><text:s text:c="5"/></text:span><text:span text:style-name="T22">cout&lt;&lt;a;</text:span></text:p>
              <text:p text:style-name="P35"><text:span text:style-name="T21">else</text:span></text:p>
              <text:p text:style-name="P35"><text:span text:style-name="T21"><text:s text:c="5"/></text:span><text:span text:style-name="T23">cout&lt;&lt;b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57" draw:text-style-name="P39" draw:layer="layout" svg:width="12.7cm" svg:height="8.473cm" svg:x="9.525cm" svg:y="0.423cm">
          <text:list text:style-name="L7">
            <text:list-item>
              <text:p text:style-name="P37"><text:span text:style-name="T24">if</text:span><text:span text:style-name="T25">（表达式</text:span><text:span text:style-name="T24">1</text:span><text:span text:style-name="T25">） <text:s/>语句</text:span><text:span text:style-name="T24">1</text:span></text:p>
            </text:list-item>
          </text:list>
          <text:list text:style-name="L3">
            <text:list-header>
              <text:p text:style-name="P38"><text:span text:style-name="T24"><text:tab/></text:span><text:span text:style-name="T24">else if </text:span><text:span text:style-name="T25">（表达式</text:span><text:span text:style-name="T24">2</text:span><text:span text:style-name="T25">） <text:s text:c="4"/>语句</text:span><text:span text:style-name="T24">2</text:span></text:p>
              <text:p text:style-name="P38"><text:span text:style-name="T24"><text:s text:c="6"/></text:span><text:span text:style-name="T24">......</text:span></text:p>
              <text:p text:style-name="P38"><text:span text:style-name="T24"><text:s text:c="6"/></text:span><text:span text:style-name="T24">else <text:s/>if </text:span><text:span text:style-name="T25">（表达式</text:span><text:span text:style-name="T24">n</text:span><text:span text:style-name="T25">） <text:s text:c="3"/>语句</text:span><text:span text:style-name="T24">n </text:span></text:p>
              <text:p text:style-name="P38"><text:span text:style-name="T24"><text:s text:c="6"/></text:span><text:span text:style-name="T24">else <text:s text:c="5"/></text:span><text:span text:style-name="T25">语句</text:span><text:span text:style-name="T24">n+1 <text:s text:c="7"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9" xml:id="id13" draw:id="id13">
          <draw:g draw:name="Group 2">
            <draw:line draw:name="Line 3" draw:style-name="gr29" draw:text-style-name="P14" draw:layer="layout" svg:x1="3.097cm" svg:y1="6.35cm" svg:x2="0.847cm" svg:y2="7.427cm">
              <text:p/>
            </draw:line>
            <draw:line draw:name="Line 4" draw:style-name="gr29" draw:text-style-name="P14" draw:layer="layout" svg:x1="3.097cm" svg:y1="6.35cm" svg:x2="5.551cm" svg:y2="7.427cm">
              <text:p/>
            </draw:line>
            <draw:line draw:name="Line 5" draw:style-name="gr29" draw:text-style-name="P14" draw:layer="layout" svg:x1="5.551cm" svg:y1="7.427cm" svg:x2="3.097cm" svg:y2="8.325cm">
              <text:p/>
            </draw:line>
            <draw:line draw:name="Line 6" draw:style-name="gr29" draw:text-style-name="P14" draw:layer="layout" svg:x1="3.097cm" svg:y1="8.325cm" svg:x2="0.847cm" svg:y2="7.427cm">
              <text:p/>
            </draw:line>
            <draw:custom-shape draw:name="Text Box 7" draw:style-name="gr30" draw:text-style-name="P41" draw:layer="layout" svg:width="2.454cm" svg:height="1.737cm" svg:x="1.87cm" svg:y="6.888cm">
              <text:list text:style-name="L1">
                <text:list-header>
                  <text:p text:style-name="P40"><text:span text:style-name="T26">表达式</text:span><text:span text:style-name="T2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8" draw:style-name="gr58" draw:text-style-name="P14" draw:layer="layout" svg:x1="3.097cm" svg:y1="8.325cm" svg:x2="3.097cm" svg:y2="15.329cm">
            <text:p/>
          </draw:line>
          <draw:custom-shape draw:name="Text Box 9" draw:style-name="gr59" draw:text-style-name="P43" draw:layer="layout" svg:width="3.887cm" svg:height="1.178cm" svg:x="0.847cm" svg:y="15.329cm">
            <text:list text:style-name="L1">
              <text:list-header>
                <text:p text:style-name="P42"><text:span text:style-name="T15">语句</text:span><text:span text:style-name="T1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0" draw:text-style-name="P43" draw:layer="layout" svg:width="1.432cm" svg:height="1.178cm" svg:x="1.46cm" svg:y="8.5cm">
            <text:list text:style-name="L1">
              <text:list-header>
                <text:p text:style-name="P42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1" draw:style-name="gr29" draw:text-style-name="P14" draw:layer="layout" svg:x1="5.552cm" svg:y1="7.427cm" svg:x2="8.212cm" svg:y2="7.427cm">
            <text:p/>
          </draw:line>
          <draw:line draw:name="Line 12" draw:style-name="gr58" draw:text-style-name="P14" draw:layer="layout" svg:x1="8.212cm" svg:y1="7.427cm" svg:x2="8.212cm" svg:y2="8.144cm">
            <text:p/>
          </draw:line>
          <draw:g draw:name="Group 13">
            <draw:line draw:name="Line 14" draw:style-name="gr29" draw:text-style-name="P14" draw:layer="layout" svg:x1="8.212cm" svg:y1="8.145cm" svg:x2="5.962cm" svg:y2="9.222cm">
              <text:p/>
            </draw:line>
            <draw:line draw:name="Line 15" draw:style-name="gr29" draw:text-style-name="P14" draw:layer="layout" svg:x1="8.212cm" svg:y1="8.145cm" svg:x2="10.666cm" svg:y2="9.222cm">
              <text:p/>
            </draw:line>
            <draw:line draw:name="Line 16" draw:style-name="gr29" draw:text-style-name="P14" draw:layer="layout" svg:x1="10.666cm" svg:y1="9.222cm" svg:x2="8.212cm" svg:y2="10.12cm">
              <text:p/>
            </draw:line>
            <draw:line draw:name="Line 17" draw:style-name="gr29" draw:text-style-name="P14" draw:layer="layout" svg:x1="8.212cm" svg:y1="10.12cm" svg:x2="5.962cm" svg:y2="9.222cm">
              <text:p/>
            </draw:line>
            <draw:custom-shape draw:name="Text Box 18" draw:style-name="gr30" draw:text-style-name="P41" draw:layer="layout" svg:width="2.454cm" svg:height="1.737cm" svg:x="6.985cm" svg:y="8.68cm">
              <text:list text:style-name="L1">
                <text:list-header>
                  <text:p text:style-name="P40"><text:span text:style-name="T26">表达式</text:span><text:span text:style-name="T27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19" draw:style-name="gr58" draw:text-style-name="P14" draw:layer="layout" svg:x1="8.212cm" svg:y1="10.121cm" svg:x2="8.212cm" svg:y2="15.328cm">
            <text:p/>
          </draw:line>
          <draw:custom-shape draw:name="Text Box 20" draw:style-name="gr30" draw:text-style-name="P43" draw:layer="layout" svg:width="1.432cm" svg:height="1.178cm" svg:x="6.371cm" svg:y="10.3cm">
            <text:list text:style-name="L1">
              <text:list-header>
                <text:p text:style-name="P42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59" draw:text-style-name="P43" draw:layer="layout" svg:width="3.887cm" svg:height="1.178cm" svg:x="6.371cm" svg:y="15.329cm">
            <text:list text:style-name="L1">
              <text:list-header>
                <text:p text:style-name="P42"><text:span text:style-name="T15">语句</text:span><text:span text:style-name="T1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58" draw:text-style-name="P14" draw:layer="layout" svg:x1="13.532cm" svg:y1="9.222cm" svg:x2="13.532cm" svg:y2="9.94cm">
            <text:p/>
          </draw:line>
          <draw:g draw:name="Group 23">
            <draw:line draw:name="Line 24" draw:style-name="gr29" draw:text-style-name="P14" draw:layer="layout" svg:x1="13.532cm" svg:y1="9.941cm" svg:x2="11.282cm" svg:y2="11.018cm">
              <text:p/>
            </draw:line>
            <draw:line draw:name="Line 25" draw:style-name="gr29" draw:text-style-name="P14" draw:layer="layout" svg:x1="13.532cm" svg:y1="9.941cm" svg:x2="15.986cm" svg:y2="11.018cm">
              <text:p/>
            </draw:line>
            <draw:line draw:name="Line 26" draw:style-name="gr29" draw:text-style-name="P14" draw:layer="layout" svg:x1="15.986cm" svg:y1="11.018cm" svg:x2="13.532cm" svg:y2="11.916cm">
              <text:p/>
            </draw:line>
            <draw:line draw:name="Line 27" draw:style-name="gr29" draw:text-style-name="P14" draw:layer="layout" svg:x1="13.532cm" svg:y1="11.916cm" svg:x2="11.282cm" svg:y2="11.018cm">
              <text:p/>
            </draw:line>
            <draw:custom-shape draw:name="Text Box 28" draw:style-name="gr30" draw:text-style-name="P41" draw:layer="layout" svg:width="2.454cm" svg:height="1.737cm" svg:x="12.305cm" svg:y="10.476cm">
              <text:list text:style-name="L1">
                <text:list-header>
                  <text:p text:style-name="P40"><text:span text:style-name="T26">表达式</text:span><text:span text:style-name="T27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29" draw:style-name="gr58" draw:text-style-name="P14" draw:layer="layout" svg:x1="13.532cm" svg:y1="12.096cm" svg:x2="13.532cm" svg:y2="15.328cm">
            <text:p/>
          </draw:line>
          <draw:custom-shape draw:name="Text Box 30" draw:style-name="gr30" draw:text-style-name="P43" draw:layer="layout" svg:width="1.432cm" svg:height="1.178cm" svg:x="11.895cm" svg:y="12.276cm">
            <text:list text:style-name="L1">
              <text:list-header>
                <text:p text:style-name="P42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59" draw:text-style-name="P43" draw:layer="layout" svg:width="3.887cm" svg:height="1.178cm" svg:x="11.895cm" svg:y="15.329cm">
            <text:list text:style-name="L1">
              <text:list-header>
                <text:p text:style-name="P42"><text:span text:style-name="T15">语句</text:span><text:span text:style-name="T1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2" draw:style-name="gr58" draw:text-style-name="P14" draw:layer="layout" svg:x1="18.852cm" svg:y1="11.019cm" svg:x2="18.852cm" svg:y2="11.916cm">
            <text:p/>
          </draw:line>
          <draw:g draw:name="Group 33">
            <draw:line draw:name="Line 34" draw:style-name="gr29" draw:text-style-name="P14" draw:layer="layout" svg:x1="18.851cm" svg:y1="11.916cm" svg:x2="16.6cm" svg:y2="12.993cm">
              <text:p/>
            </draw:line>
            <draw:line draw:name="Line 35" draw:style-name="gr29" draw:text-style-name="P14" draw:layer="layout" svg:x1="18.852cm" svg:y1="11.916cm" svg:x2="21.306cm" svg:y2="12.993cm">
              <text:p/>
            </draw:line>
            <draw:line draw:name="Line 36" draw:style-name="gr29" draw:text-style-name="P14" draw:layer="layout" svg:x1="21.306cm" svg:y1="12.993cm" svg:x2="18.852cm" svg:y2="13.891cm">
              <text:p/>
            </draw:line>
            <draw:line draw:name="Line 37" draw:style-name="gr29" draw:text-style-name="P14" draw:layer="layout" svg:x1="18.851cm" svg:y1="13.891cm" svg:x2="16.6cm" svg:y2="12.993cm">
              <text:p/>
            </draw:line>
            <draw:custom-shape draw:name="Text Box 38" draw:style-name="gr30" draw:text-style-name="P41" draw:layer="layout" svg:width="2.454cm" svg:height="1.737cm" svg:x="17.624cm" svg:y="12.451cm">
              <text:list text:style-name="L1">
                <text:list-header>
                  <text:p text:style-name="P40"><text:span text:style-name="T26">表达式</text:span><text:span text:style-name="T27">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39" draw:style-name="gr58" draw:text-style-name="P14" draw:layer="layout" svg:x1="18.852cm" svg:y1="14.071cm" svg:x2="18.852cm" svg:y2="15.328cm">
            <text:p/>
          </draw:line>
          <draw:custom-shape draw:name="Text Box 40" draw:style-name="gr30" draw:text-style-name="P43" draw:layer="layout" svg:width="1.432cm" svg:height="1.178cm" svg:x="17.42cm" svg:y="14.076cm">
            <text:list text:style-name="L1">
              <text:list-header>
                <text:p text:style-name="P42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59" draw:text-style-name="P43" draw:layer="layout" svg:width="3.886cm" svg:height="1.178cm" svg:x="17.011cm" svg:y="15.329cm">
            <text:list text:style-name="L1">
              <text:list-header>
                <text:p text:style-name="P42"><text:span text:style-name="T15">语句</text:span><text:span text:style-name="T1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30" draw:text-style-name="P43" draw:layer="layout" svg:width="1.431cm" svg:height="1.178cm" svg:x="5.348cm" svg:y="6.35cm">
            <text:list text:style-name="L1">
              <text:list-header>
                <text:p text:style-name="P42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30" draw:text-style-name="P43" draw:layer="layout" svg:width="1.432cm" svg:height="1.178cm" svg:x="15.987cm" svg:y="9.761cm">
            <text:list text:style-name="L1">
              <text:list-header>
                <text:p text:style-name="P42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30" draw:text-style-name="P43" draw:layer="layout" svg:width="1.432cm" svg:height="1.178cm" svg:x="10.668cm" svg:y="8.149cm">
            <text:list text:style-name="L1">
              <text:list-header>
                <text:p text:style-name="P42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30" draw:text-style-name="P43" draw:layer="layout" svg:width="1.432cm" svg:height="1.178cm" svg:x="21.717cm" svg:y="11.737cm">
            <text:list text:style-name="L1">
              <text:list-header>
                <text:p text:style-name="P42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6" draw:style-name="gr29" draw:text-style-name="P14" draw:layer="layout" svg:x1="10.668cm" svg:y1="9.222cm" svg:x2="13.532cm" svg:y2="9.222cm">
            <text:p/>
          </draw:line>
          <draw:line draw:name="Line 47" draw:style-name="gr29" draw:text-style-name="P14" draw:layer="layout" svg:x1="15.987cm" svg:y1="11.019cm" svg:x2="18.852cm" svg:y2="11.019cm">
            <text:p/>
          </draw:line>
          <draw:line draw:name="Line 48" draw:style-name="gr29" draw:text-style-name="P14" draw:layer="layout" svg:x1="21.308cm" svg:y1="12.994cm" svg:x2="23.558cm" svg:y2="12.994cm">
            <text:p/>
          </draw:line>
          <draw:line draw:name="Line 49" draw:style-name="gr58" draw:text-style-name="P14" draw:layer="layout" svg:x1="23.558cm" svg:y1="12.994cm" svg:x2="23.558cm" svg:y2="15.328cm">
            <text:p/>
          </draw:line>
          <draw:custom-shape draw:name="Text Box 50" draw:style-name="gr59" draw:text-style-name="P43" draw:layer="layout" svg:width="3.887cm" svg:height="1.178cm" svg:x="21.512cm" svg:y="15.329cm">
            <text:list text:style-name="L1">
              <text:list-header>
                <text:p text:style-name="P42"><text:span text:style-name="T15">语句</text:span><text:span text:style-name="T14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1" draw:style-name="gr60" draw:text-style-name="P14" draw:layer="layout" svg:x1="3.097cm" svg:y1="16.406cm" svg:x2="3.097cm" svg:y2="17.303cm">
            <text:p/>
          </draw:line>
          <draw:line draw:name="Line 52" draw:style-name="gr33" draw:text-style-name="P14" draw:layer="layout" svg:x1="3.097cm" svg:y1="17.304cm" svg:x2="23.558cm" svg:y2="17.304cm">
            <text:p/>
          </draw:line>
          <draw:line draw:name="Line 53" draw:style-name="gr60" draw:text-style-name="P14" draw:layer="layout" svg:x1="23.558cm" svg:y1="17.303cm" svg:x2="23.558cm" svg:y2="16.226cm">
            <text:p/>
          </draw:line>
          <draw:line draw:name="Line 55" draw:style-name="gr60" draw:text-style-name="P14" draw:layer="layout" svg:x1="8.212cm" svg:y1="16.406cm" svg:x2="8.212cm" svg:y2="17.303cm">
            <text:p/>
          </draw:line>
          <draw:line draw:name="Line 56" draw:style-name="gr60" draw:text-style-name="P14" draw:layer="layout" svg:x1="13.737cm" svg:y1="16.406cm" svg:x2="13.737cm" svg:y2="17.303cm">
            <text:p/>
          </draw:line>
          <draw:line draw:name="Line 57" draw:style-name="gr60" draw:text-style-name="P14" draw:layer="layout" svg:x1="19.056cm" svg:y1="16.406cm" svg:x2="19.056cm" svg:y2="17.303cm">
            <text:p/>
          </draw:line>
          <draw:line draw:name="Line 58" draw:style-name="gr60" draw:text-style-name="P14" draw:layer="layout" svg:x1="13.737cm" svg:y1="17.304cm" svg:x2="13.737cm" svg:y2="18.202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29" draw:text-style-name="P14" draw:layer="layout" svg:x1="3.097cm" svg:y1="6.35cm" svg:x2="0.847cm" svg:y2="7.427cm">
            <text:p/>
          </draw:line>
          <draw:line draw:name="Line 5" draw:style-name="gr29" draw:text-style-name="P14" draw:layer="layout" svg:x1="3.097cm" svg:y1="6.35cm" svg:x2="5.551cm" svg:y2="7.427cm">
            <text:p/>
          </draw:line>
          <draw:line draw:name="Line 6" draw:style-name="gr29" draw:text-style-name="P14" draw:layer="layout" svg:x1="5.551cm" svg:y1="7.427cm" svg:x2="3.097cm" svg:y2="8.325cm">
            <text:p/>
          </draw:line>
          <draw:line draw:name="Line 7" draw:style-name="gr29" draw:text-style-name="P14" draw:layer="layout" svg:x1="3.097cm" svg:y1="8.325cm" svg:x2="0.847cm" svg:y2="7.427cm">
            <text:p/>
          </draw:line>
          <draw:custom-shape draw:name="Text Box 8" draw:style-name="gr30" draw:text-style-name="P41" draw:layer="layout" svg:width="2.454cm" svg:height="1.737cm" svg:x="1.87cm" svg:y="6.888cm">
            <text:list text:style-name="L1">
              <text:list-header>
                <text:p text:style-name="P40"><text:span text:style-name="T26">表达式</text:span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9" draw:style-name="gr58" draw:text-style-name="P14" draw:layer="layout" svg:x1="3.096cm" svg:y1="8.326cm" svg:x2="3.096cm" svg:y2="15.328cm">
          <text:p/>
        </draw:line>
        <draw:custom-shape draw:name="Text Box 10" draw:style-name="gr59" draw:text-style-name="P43" draw:layer="layout" svg:width="3.889cm" svg:height="1.178cm" svg:x="0.847cm" svg:y="15.328cm">
          <text:list text:style-name="L1">
            <text:list-header>
              <text:p text:style-name="P42"><text:span text:style-name="T15">语句</text:span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0" draw:text-style-name="P43" draw:layer="layout" svg:width="1.433cm" svg:height="1.178cm" svg:x="1.46cm" svg:y="8.502cm">
          <text:list text:style-name="L1">
            <text:list-header>
              <text:p text:style-name="P42"><text:span text:style-name="T1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29" draw:text-style-name="P14" draw:layer="layout" svg:x1="5.552cm" svg:y1="7.426cm" svg:x2="8.211cm" svg:y2="7.426cm">
          <text:p/>
        </draw:line>
        <draw:line draw:name="Line 13" draw:style-name="gr58" draw:text-style-name="P14" draw:layer="layout" svg:x1="8.211cm" svg:y1="7.426cm" svg:x2="8.211cm" svg:y2="8.145cm">
          <text:p/>
        </draw:line>
        <draw:g draw:name="Group 14">
          <draw:line draw:name="Line 15" draw:style-name="gr29" draw:text-style-name="P14" draw:layer="layout" svg:x1="8.212cm" svg:y1="8.145cm" svg:x2="5.962cm" svg:y2="9.222cm">
            <text:p/>
          </draw:line>
          <draw:line draw:name="Line 16" draw:style-name="gr29" draw:text-style-name="P14" draw:layer="layout" svg:x1="8.212cm" svg:y1="8.145cm" svg:x2="10.666cm" svg:y2="9.222cm">
            <text:p/>
          </draw:line>
          <draw:line draw:name="Line 17" draw:style-name="gr29" draw:text-style-name="P14" draw:layer="layout" svg:x1="10.666cm" svg:y1="9.222cm" svg:x2="8.212cm" svg:y2="10.12cm">
            <text:p/>
          </draw:line>
          <draw:line draw:name="Line 18" draw:style-name="gr29" draw:text-style-name="P14" draw:layer="layout" svg:x1="8.212cm" svg:y1="10.12cm" svg:x2="5.962cm" svg:y2="9.222cm">
            <text:p/>
          </draw:line>
          <draw:custom-shape draw:name="Text Box 19" draw:style-name="gr30" draw:text-style-name="P41" draw:layer="layout" svg:width="2.454cm" svg:height="1.737cm" svg:x="6.985cm" svg:y="8.68cm">
            <text:list text:style-name="L1">
              <text:list-header>
                <text:p text:style-name="P40"><text:span text:style-name="T26">表达式</text:span><text:span text:style-name="T2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20" draw:style-name="gr58" draw:text-style-name="P14" draw:layer="layout" svg:x1="8.211cm" svg:y1="10.12cm" svg:x2="8.211cm" svg:y2="15.328cm">
          <text:p/>
        </draw:line>
        <draw:custom-shape draw:name="Text Box 21" draw:style-name="gr30" draw:text-style-name="P43" draw:layer="layout" svg:width="1.433cm" svg:height="1.178cm" svg:x="6.372cm" svg:y="10.301cm">
          <text:list text:style-name="L1">
            <text:list-header>
              <text:p text:style-name="P42"><text:span text:style-name="T1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59" draw:text-style-name="P43" draw:layer="layout" svg:width="3.885cm" svg:height="1.178cm" svg:x="6.372cm" svg:y="15.328cm">
          <text:list text:style-name="L1">
            <text:list-header>
              <text:p text:style-name="P42"><text:span text:style-name="T15">语句</text:span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8" draw:text-style-name="P14" draw:layer="layout" svg:x1="13.533cm" svg:y1="9.225cm" svg:x2="13.533cm" svg:y2="9.944cm">
          <text:p/>
        </draw:line>
        <draw:g draw:name="Group 24">
          <draw:line draw:name="Line 25" draw:style-name="gr29" draw:text-style-name="P14" draw:layer="layout" svg:x1="13.532cm" svg:y1="9.944cm" svg:x2="11.28cm" svg:y2="11.021cm">
            <text:p/>
          </draw:line>
          <draw:line draw:name="Line 26" draw:style-name="gr29" draw:text-style-name="P14" draw:layer="layout" svg:x1="13.532cm" svg:y1="9.944cm" svg:x2="15.989cm" svg:y2="11.021cm">
            <text:p/>
          </draw:line>
          <draw:line draw:name="Line 27" draw:style-name="gr29" draw:text-style-name="P14" draw:layer="layout" svg:x1="15.988cm" svg:y1="11.021cm" svg:x2="13.531cm" svg:y2="11.919cm">
            <text:p/>
          </draw:line>
          <draw:line draw:name="Line 28" draw:style-name="gr29" draw:text-style-name="P14" draw:layer="layout" svg:x1="13.532cm" svg:y1="11.919cm" svg:x2="11.28cm" svg:y2="11.021cm">
            <text:p/>
          </draw:line>
          <draw:custom-shape draw:name="Text Box 29" draw:style-name="gr30" draw:text-style-name="P41" draw:layer="layout" svg:width="2.457cm" svg:height="1.737cm" svg:x="12.304cm" svg:y="10.479cm">
            <text:list text:style-name="L1">
              <text:list-header>
                <text:p text:style-name="P40"><text:span text:style-name="T26">表达式</text:span><text:span text:style-name="T2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30" draw:style-name="gr58" draw:text-style-name="P14" draw:layer="layout" svg:x1="13.533cm" svg:y1="12.096cm" svg:x2="13.533cm" svg:y2="15.328cm">
          <text:p/>
        </draw:line>
        <draw:custom-shape draw:name="Text Box 31" draw:style-name="gr30" draw:text-style-name="P43" draw:layer="layout" svg:width="1.429cm" svg:height="1.178cm" svg:x="11.897cm" svg:y="12.277cm">
          <text:list text:style-name="L1">
            <text:list-header>
              <text:p text:style-name="P42"><text:span text:style-name="T1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59" draw:text-style-name="P43" draw:layer="layout" svg:width="3.885cm" svg:height="1.178cm" svg:x="11.897cm" svg:y="15.328cm">
          <text:list text:style-name="L1">
            <text:list-header>
              <text:p text:style-name="P42"><text:span text:style-name="T15">语句</text:span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58" draw:text-style-name="P14" draw:layer="layout" svg:x1="18.852cm" svg:y1="11.02cm" svg:x2="18.852cm" svg:y2="11.919cm">
          <text:p/>
        </draw:line>
        <draw:g draw:name="Group 34">
          <draw:line draw:name="Line 35" draw:style-name="gr29" draw:text-style-name="P14" draw:layer="layout" svg:x1="18.853cm" svg:y1="11.919cm" svg:x2="16.603cm" svg:y2="12.996cm">
            <text:p/>
          </draw:line>
          <draw:line draw:name="Line 36" draw:style-name="gr29" draw:text-style-name="P14" draw:layer="layout" svg:x1="18.853cm" svg:y1="11.919cm" svg:x2="21.307cm" svg:y2="12.996cm">
            <text:p/>
          </draw:line>
          <draw:line draw:name="Line 37" draw:style-name="gr29" draw:text-style-name="P14" draw:layer="layout" svg:x1="21.307cm" svg:y1="12.996cm" svg:x2="18.853cm" svg:y2="13.894cm">
            <text:p/>
          </draw:line>
          <draw:line draw:name="Line 38" draw:style-name="gr29" draw:text-style-name="P14" draw:layer="layout" svg:x1="18.853cm" svg:y1="13.894cm" svg:x2="16.603cm" svg:y2="12.996cm">
            <text:p/>
          </draw:line>
          <draw:custom-shape draw:name="Text Box 39" draw:style-name="gr30" draw:text-style-name="P41" draw:layer="layout" svg:width="2.454cm" svg:height="1.737cm" svg:x="17.626cm" svg:y="12.454cm">
            <text:list text:style-name="L1">
              <text:list-header>
                <text:p text:style-name="P40"><text:span text:style-name="T26">表达式</text:span><text:span text:style-name="T27">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40" draw:style-name="gr58" draw:text-style-name="P14" draw:layer="layout" svg:x1="18.852cm" svg:y1="14.071cm" svg:x2="18.852cm" svg:y2="15.328cm">
          <text:p/>
        </draw:line>
        <draw:custom-shape draw:name="Text Box 41" draw:style-name="gr30" draw:text-style-name="P43" draw:layer="layout" svg:width="1.434cm" svg:height="1.178cm" svg:x="17.418cm" svg:y="14.076cm">
          <text:list text:style-name="L1">
            <text:list-header>
              <text:p text:style-name="P42"><text:span text:style-name="T1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59" draw:text-style-name="P43" draw:layer="layout" svg:width="3.885cm" svg:height="1.178cm" svg:x="17.013cm" svg:y="15.328cm">
          <text:list text:style-name="L1">
            <text:list-header>
              <text:p text:style-name="P42"><text:span text:style-name="T15">语句</text:span><text:span text:style-name="T1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30" draw:text-style-name="P43" draw:layer="layout" svg:width="1.433cm" svg:height="1.178cm" svg:x="5.349cm" svg:y="6.35cm">
          <text:list text:style-name="L1">
            <text:list-header>
              <text:p text:style-name="P42"><text:span text:style-name="T15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30" draw:text-style-name="P43" draw:layer="layout" svg:width="1.428cm" svg:height="1.178cm" svg:x="15.99cm" svg:y="9.763cm">
          <text:list text:style-name="L1">
            <text:list-header>
              <text:p text:style-name="P42"><text:span text:style-name="T15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30" draw:text-style-name="P43" draw:layer="layout" svg:width="1.433cm" svg:height="1.178cm" svg:x="10.667cm" svg:y="8.149cm">
          <text:list text:style-name="L1">
            <text:list-header>
              <text:p text:style-name="P42"><text:span text:style-name="T15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30" draw:text-style-name="P43" draw:layer="layout" svg:width="1.433cm" svg:height="1.178cm" svg:x="21.718cm" svg:y="11.739cm">
          <text:list text:style-name="L1">
            <text:list-header>
              <text:p text:style-name="P42"><text:span text:style-name="T15">假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7" draw:style-name="gr29" draw:text-style-name="P14" draw:layer="layout" svg:x1="10.667cm" svg:y1="9.225cm" svg:x2="13.533cm" svg:y2="9.225cm">
          <text:p/>
        </draw:line>
        <draw:line draw:name="Line 48" draw:style-name="gr29" draw:text-style-name="P14" draw:layer="layout" svg:x1="15.99cm" svg:y1="11.02cm" svg:x2="18.852cm" svg:y2="11.02cm">
          <text:p/>
        </draw:line>
        <draw:line draw:name="Line 49" draw:style-name="gr29" draw:text-style-name="P14" draw:layer="layout" svg:x1="21.308cm" svg:y1="12.995cm" svg:x2="23.557cm" svg:y2="12.995cm">
          <text:p/>
        </draw:line>
        <draw:line draw:name="Line 50" draw:style-name="gr58" draw:text-style-name="P14" draw:layer="layout" svg:x1="23.557cm" svg:y1="12.995cm" svg:x2="23.557cm" svg:y2="15.328cm">
          <text:p/>
        </draw:line>
        <draw:custom-shape draw:name="Text Box 51" draw:style-name="gr59" draw:text-style-name="P43" draw:layer="layout" svg:width="3.889cm" svg:height="1.178cm" svg:x="21.511cm" svg:y="15.328cm">
          <text:list text:style-name="L1">
            <text:list-header>
              <text:p text:style-name="P42"><text:span text:style-name="T15">语句</text:span><text:span text:style-name="T14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2" draw:style-name="gr60" draw:text-style-name="P14" draw:layer="layout" svg:x1="3.096cm" svg:y1="16.409cm" svg:x2="3.096cm" svg:y2="17.304cm">
          <text:p/>
        </draw:line>
        <draw:line draw:name="Line 53" draw:style-name="gr33" draw:text-style-name="P14" draw:layer="layout" svg:x1="3.096cm" svg:y1="17.304cm" svg:x2="23.557cm" svg:y2="17.304cm">
          <text:p/>
        </draw:line>
        <draw:line draw:name="Line 54" draw:style-name="gr60" draw:text-style-name="P14" draw:layer="layout" svg:x1="23.557cm" svg:y1="17.304cm" svg:x2="23.557cm" svg:y2="16.228cm">
          <text:p/>
        </draw:line>
        <draw:line draw:name="Line 55" draw:style-name="gr60" draw:text-style-name="P14" draw:layer="layout" svg:x1="8.211cm" svg:y1="16.409cm" svg:x2="8.211cm" svg:y2="17.304cm">
          <text:p/>
        </draw:line>
        <draw:line draw:name="Line 56" draw:style-name="gr60" draw:text-style-name="P14" draw:layer="layout" svg:x1="13.736cm" svg:y1="16.409cm" svg:x2="13.736cm" svg:y2="17.304cm">
          <text:p/>
        </draw:line>
        <draw:line draw:name="Line 57" draw:style-name="gr60" draw:text-style-name="P14" draw:layer="layout" svg:x1="19.059cm" svg:y1="16.409cm" svg:x2="19.059cm" svg:y2="17.304cm">
          <text:p/>
        </draw:line>
        <draw:line draw:name="Line 58" draw:style-name="gr60" draw:text-style-name="P14" draw:layer="layout" svg:x1="13.736cm" svg:y1="17.304cm" svg:x2="13.736cm" svg:y2="18.203cm">
          <text:p/>
        </draw:lin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61" draw:text-style-name="P33" draw:layer="layout" svg:width="16.933cm" svg:height="5.05cm" svg:x="0cm" svg:y="1.058cm">
          <text:list text:style-name="L3">
            <text:list-header>
              <text:p text:style-name="P31"><text:span text:style-name="T16">注意：</text:span><text:span text:style-name="T28">1) <text:s/>if </text:span><text:span text:style-name="T16">后可跟复合语句。</text:span></text:p>
              <text:p text:style-name="P31"><text:span text:style-name="T16"><text:s text:c="12"/></text:span><text:span text:style-name="T28">2) <text:s/></text:span><text:span text:style-name="T16">注意 <text:s/>；的位置。</text:span></text:p>
              <text:p text:style-name="P31"><text:span text:style-name="T16"><text:s text:c="12"/></text:span><text:span text:style-name="T28">3) <text:s/></text:span><text:span text:style-name="T16">注意多重 </text:span><text:span text:style-name="T28">if <text:s text:c="2"/>else <text:s/></text:span><text:span text:style-name="T16">的搭配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19" xml:id="id14" draw:id="id14" draw:layer="layout" svg:width="5.927cm" svg:height="12.092cm" svg:x="1.905cm" svg:y="6.562cm">
          <text:list text:style-name="L1">
            <text:list-header>
              <text:p text:style-name="P18"><text:span text:style-name="T14">if <text:s/>(a&gt;b)</text:span></text:p>
              <text:p text:style-name="P18"><text:span text:style-name="T14"><text:s text:c="4"/></text:span><text:span text:style-name="T14">{ <text:s text:c="2"/>a=1;</text:span></text:p>
              <text:p text:style-name="P18"><text:span text:style-name="T14"><text:s text:c="8"/></text:span><text:span text:style-name="T14">b=0;</text:span></text:p>
              <text:p text:style-name="P18"><text:span text:style-name="T14"><text:s text:c="4"/></text:span><text:span text:style-name="T14">}</text:span></text:p>
              <text:p text:style-name="P18"><text:span text:style-name="T14">else</text:span></text:p>
              <text:p text:style-name="P18"><text:span text:style-name="T14"><text:s text:c="4"/></text:span><text:span text:style-name="T14">{ <text:s/>a=0;</text:span></text:p>
              <text:p text:style-name="P18"><text:span text:style-name="T14"><text:s text:c="8"/></text:span><text:span text:style-name="T14">b=1;</text:span></text:p>
              <text:p text:style-name="P18"><text:span text:style-name="T14"><text:s text:c="5"/></text:span><text:span text:style-name="T14">}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8" xml:id="id15" draw:id="id15">
          <draw:custom-shape draw:name="Rectangle 4" draw:style-name="gr62" draw:text-style-name="P17" draw:layer="layout" svg:width="3.386cm" svg:height="1.857cm" svg:x="15.452cm" svg:y="11.196cm">
            <text:list text:style-name="L1">
              <text:list-header>
                <text:p text:style-name="P20"><text:span text:style-name="T7">a=0</text:span></text:p>
                <text:p text:style-name="P20"><text:span text:style-name="T7">b=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63" draw:text-style-name="P17" draw:layer="layout" svg:width="3.387cm" svg:height="2.774cm" svg:x="12.065cm" svg:y="11.196cm">
            <text:list text:style-name="L1">
              <text:list-header>
                <text:p text:style-name="P20"><text:span text:style-name="T7">a=1</text:span></text:p>
                <text:p text:style-name="P20"><text:span text:style-name="T7">b=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7" draw:layer="layout" svg:width="6.773cm" svg:height="1.883cm" svg:x="12.065cm" svg:y="9.313cm">
            <text:list text:style-name="L1">
              <text:list-header>
                <text:p text:style-name="P20"><text:span text:style-name="T7">a&gt;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7" draw:style-name="gr44" draw:text-style-name="P14" draw:layer="layout" svg:x1="12.065cm" svg:y1="9.313cm" svg:x2="18.838cm" svg:y2="9.313cm">
            <text:p/>
          </draw:line>
          <draw:line draw:name="Line 8" draw:style-name="gr45" draw:text-style-name="P14" draw:layer="layout" svg:x1="12.065cm" svg:y1="11.196cm" svg:x2="18.838cm" svg:y2="11.196cm">
            <text:p/>
          </draw:line>
          <draw:line draw:name="Line 9" draw:style-name="gr44" draw:text-style-name="P14" draw:layer="layout" svg:x1="12.065cm" svg:y1="14.393cm" svg:x2="18.838cm" svg:y2="14.393cm">
            <text:p/>
          </draw:line>
          <draw:line draw:name="Line 10" draw:style-name="gr44" draw:text-style-name="P14" draw:layer="layout" svg:x1="12.065cm" svg:y1="9.313cm" svg:x2="12.065cm" svg:y2="14.393cm">
            <text:p/>
          </draw:line>
          <draw:line draw:name="Line 11" draw:style-name="gr44" draw:text-style-name="P14" draw:layer="layout" svg:x1="18.838cm" svg:y1="9.313cm" svg:x2="18.838cm" svg:y2="14.393cm">
            <text:p/>
          </draw:line>
          <draw:line draw:name="Line 12" draw:style-name="gr45" draw:text-style-name="P14" draw:layer="layout" svg:x1="15.452cm" svg:y1="11.196cm" svg:x2="15.452cm" svg:y2="14.393cm">
            <text:p/>
          </draw:line>
          <draw:line draw:name="Line 13" draw:style-name="gr46" draw:text-style-name="P14" draw:layer="layout" svg:x1="12.065cm" svg:y1="9.313cm" svg:x2="15.452cm" svg:y2="11.218cm">
            <text:p/>
          </draw:line>
          <draw:line draw:name="Line 14" draw:style-name="gr46" draw:text-style-name="P14" draw:layer="layout" svg:x1="15.452cm" svg:y1="11.217cm" svg:x2="18.627cm" svg:y2="9.312cm">
            <text:p/>
          </draw:line>
          <draw:custom-shape draw:name="Text Box 15" draw:style-name="gr64" draw:text-style-name="P22" draw:layer="layout" svg:width="1.27cm" svg:height="1.017cm" svg:x="12.277cm" svg:y="10.16cm">
            <text:list text:style-name="L1">
              <text:list-header>
                <text:p text:style-name="P21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64" draw:text-style-name="P22" draw:layer="layout" svg:width="1.27cm" svg:height="1.017cm" svg:x="16.933cm" svg:y="10.16cm">
            <text:list text:style-name="L1">
              <text:list-header>
                <text:p text:style-name="P21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2" draw:layer="layout" svg:width="8.044cm" svg:height="6.852cm" svg:x="1.058cm" svg:y="1.482cm">
          <text:list text:style-name="L1">
            <text:list-header>
              <text:p text:style-name="P11"><text:span text:style-name="T7">if (i &gt;j) <text:s/>i++</text:span><text:span text:style-name="T10">;</text:span></text:p>
              <text:p text:style-name="P11"><text:span text:style-name="T7"/></text:p>
              <text:p text:style-name="P11"><text:span text:style-name="T7"/></text:p>
            </text:list-header>
          </text:list>
          <text:list text:style-name="L3">
            <text:list-header>
              <text:p text:style-name="P11"><text:span text:style-name="T28">if (i&gt;j)</text:span><text:span text:style-name="T10">;</text:span><text:span text:style-name="T28"> <text:s text:c="2"/>i++;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16" draw:id="id16">
          <draw:custom-shape draw:name="Rectangle 4" draw:style-name="gr41" draw:text-style-name="P13" draw:layer="layout" svg:width="3.386cm" svg:height="1.856cm" svg:x="15.664cm" svg:y="3.153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65" draw:text-style-name="P17" draw:layer="layout" svg:width="3.387cm" svg:height="1.856cm" svg:x="12.277cm" svg:y="3.153cm">
            <text:list text:style-name="L1">
              <text:list-header>
                <text:p text:style-name="P20"><text:span text:style-name="T7">i+ +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43" draw:text-style-name="P17" draw:layer="layout" svg:width="6.773cm" svg:height="1.883cm" svg:x="12.277cm" svg:y="1.27cm">
            <text:list text:style-name="L1">
              <text:list-header>
                <text:p text:style-name="P20"><text:span text:style-name="T7">i&gt;j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7" draw:style-name="gr44" draw:text-style-name="P14" draw:layer="layout" svg:x1="12.277cm" svg:y1="1.27cm" svg:x2="19.05cm" svg:y2="1.27cm">
            <text:p/>
          </draw:line>
          <draw:line draw:name="Line 8" draw:style-name="gr45" draw:text-style-name="P14" draw:layer="layout" svg:x1="12.277cm" svg:y1="3.153cm" svg:x2="19.05cm" svg:y2="3.153cm">
            <text:p/>
          </draw:line>
          <draw:line draw:name="Line 9" draw:style-name="gr44" draw:text-style-name="P14" draw:layer="layout" svg:x1="12.277cm" svg:y1="5.009cm" svg:x2="19.05cm" svg:y2="5.009cm">
            <text:p/>
          </draw:line>
          <draw:line draw:name="Line 10" draw:style-name="gr44" draw:text-style-name="P14" draw:layer="layout" svg:x1="12.277cm" svg:y1="1.27cm" svg:x2="12.277cm" svg:y2="5.009cm">
            <text:p/>
          </draw:line>
          <draw:line draw:name="Line 11" draw:style-name="gr44" draw:text-style-name="P14" draw:layer="layout" svg:x1="19.05cm" svg:y1="1.27cm" svg:x2="19.05cm" svg:y2="5.009cm">
            <text:p/>
          </draw:line>
          <draw:line draw:name="Line 12" draw:style-name="gr45" draw:text-style-name="P14" draw:layer="layout" svg:x1="15.664cm" svg:y1="3.153cm" svg:x2="15.664cm" svg:y2="5.009cm">
            <text:p/>
          </draw:line>
          <draw:line draw:name="Line 13" draw:style-name="gr46" draw:text-style-name="P14" draw:layer="layout" svg:x1="12.277cm" svg:y1="1.27cm" svg:x2="15.664cm" svg:y2="3.175cm">
            <text:p/>
          </draw:line>
          <draw:line draw:name="Line 14" draw:style-name="gr46" draw:text-style-name="P14" draw:layer="layout" svg:x1="15.664cm" svg:y1="3.174cm" svg:x2="18.839cm" svg:y2="1.269cm">
            <text:p/>
          </draw:line>
          <draw:custom-shape draw:name="Text Box 15" draw:style-name="gr64" draw:text-style-name="P22" draw:layer="layout" svg:width="1.27cm" svg:height="1.017cm" svg:x="12.489cm" svg:y="2.117cm">
            <text:list text:style-name="L1">
              <text:list-header>
                <text:p text:style-name="P21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64" draw:text-style-name="P22" draw:layer="layout" svg:width="1.27cm" svg:height="1.017cm" svg:x="17.145cm" svg:y="2.117cm">
            <text:list text:style-name="L1">
              <text:list-header>
                <text:p text:style-name="P21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6" draw:style-name="gr5" draw:text-style-name="P12" xml:id="id18" draw:id="id18" draw:layer="layout" svg:width="24.765cm" svg:height="4.433cm" svg:x="0.635cm" svg:y="13.123cm">
          <text:list text:style-name="L1">
            <text:list-header>
              <text:p text:style-name="P11"><text:span text:style-name="T7">if <text:s/></text:span><text:span text:style-name="T8">总是与它上面最近的 </text:span><text:span text:style-name="T7">else </text:span><text:span text:style-name="T8">配对，如要改变，用复合语句｛ ｝。</text:span></text:p>
            </text:list-header>
          </text:list>
          <text:list text:style-name="L3">
            <text:list-header>
              <text:p text:style-name="P11"><text:span text:style-name="T16">注意书写格式</text:span><text:span text:style-name="T8">，相互配对的语句要对齐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0" xml:id="id17" draw:id="id17">
          <draw:g draw:name="Group 17">
            <draw:g draw:name="Group 18">
              <draw:custom-shape draw:name="Rectangle 19" draw:style-name="gr66" draw:text-style-name="P13" draw:layer="layout" svg:width="3.386cm" svg:height="1.856cm" svg:x="15.664cm" svg:y="8.4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0" draw:style-name="gr67" draw:text-style-name="P17" draw:layer="layout" svg:width="3.387cm" svg:height="1.856cm" svg:x="12.277cm" svg:y="8.445cm">
                <text:p/>
                <draw:enhanced-geometry svg:viewBox="0 0 21600 21600" draw:type="rectangle" draw:enhanced-path="M 0 0 L 21600 0 21600 21600 0 21600 0 0 Z N"/>
              </draw:custom-shape>
              <draw:custom-shape draw:name="Rectangle 21" draw:style-name="gr68" draw:text-style-name="P17" draw:layer="layout" svg:width="6.773cm" svg:height="1.883cm" svg:x="12.277cm" svg:y="6.562cm">
                <text:list text:style-name="L3">
                  <text:list-header>
                    <text:p text:style-name="P20"><text:span text:style-name="T28">i&gt;j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line draw:name="Line 22" draw:style-name="gr44" draw:text-style-name="P14" draw:layer="layout" svg:x1="12.277cm" svg:y1="6.562cm" svg:x2="19.05cm" svg:y2="6.562cm">
                <text:p/>
              </draw:line>
              <draw:line draw:name="Line 23" draw:style-name="gr45" draw:text-style-name="P14" draw:layer="layout" svg:x1="12.277cm" svg:y1="8.445cm" svg:x2="19.05cm" svg:y2="8.445cm">
                <text:p/>
              </draw:line>
              <draw:line draw:name="Line 24" draw:style-name="gr44" draw:text-style-name="P14" draw:layer="layout" svg:x1="12.277cm" svg:y1="10.301cm" svg:x2="19.05cm" svg:y2="10.301cm">
                <text:p/>
              </draw:line>
              <draw:line draw:name="Line 25" draw:style-name="gr44" draw:text-style-name="P14" draw:layer="layout" svg:x1="12.277cm" svg:y1="6.562cm" svg:x2="12.277cm" svg:y2="10.301cm">
                <text:p/>
              </draw:line>
              <draw:line draw:name="Line 26" draw:style-name="gr44" draw:text-style-name="P14" draw:layer="layout" svg:x1="19.05cm" svg:y1="6.562cm" svg:x2="19.05cm" svg:y2="10.301cm">
                <text:p/>
              </draw:line>
              <draw:line draw:name="Line 27" draw:style-name="gr45" draw:text-style-name="P14" draw:layer="layout" svg:x1="15.664cm" svg:y1="8.445cm" svg:x2="15.664cm" svg:y2="10.301cm">
                <text:p/>
              </draw:line>
              <draw:line draw:name="Line 28" draw:style-name="gr46" draw:text-style-name="P14" draw:layer="layout" svg:x1="12.277cm" svg:y1="6.562cm" svg:x2="15.664cm" svg:y2="8.467cm">
                <text:p/>
              </draw:line>
              <draw:line draw:name="Line 29" draw:style-name="gr46" draw:text-style-name="P14" draw:layer="layout" svg:x1="15.664cm" svg:y1="8.466cm" svg:x2="18.839cm" svg:y2="6.561cm">
                <text:p/>
              </draw:line>
              <draw:custom-shape draw:name="Text Box 30" draw:style-name="gr69" draw:text-style-name="P22" draw:layer="layout" svg:width="1.27cm" svg:height="1.017cm" svg:x="12.489cm" svg:y="7.409cm">
                <text:list text:style-name="L3">
                  <text:list-header>
                    <text:p text:style-name="P21"><text:span text:style-name="T25">真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name="Text Box 31" draw:style-name="gr70" draw:text-style-name="P22" draw:layer="layout" svg:width="1.27cm" svg:height="1.017cm" svg:x="17.145cm" svg:y="7.409cm">
                <text:list text:style-name="L3">
                  <text:list-header>
                    <text:p text:style-name="P21"><text:span text:style-name="T25">假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line draw:name="Line 32" draw:style-name="gr46" draw:text-style-name="P14" draw:layer="layout" svg:x1="12.277cm" svg:y1="10.372cm" svg:x2="12.277cm" svg:y2="12.065cm">
              <text:p/>
            </draw:line>
            <draw:line draw:name="Line 33" draw:style-name="gr46" draw:text-style-name="P14" draw:layer="layout" svg:x1="12.488cm" svg:y1="12.065cm" svg:x2="19.05cm" svg:y2="12.065cm">
              <text:p/>
            </draw:line>
            <draw:line draw:name="Line 34" draw:style-name="gr46" draw:text-style-name="P14" draw:layer="layout" svg:x1="19.05cm" svg:y1="10.372cm" svg:x2="19.05cm" svg:y2="12.065cm">
              <text:p/>
            </draw:line>
            <draw:custom-shape draw:name="Text Box 35" draw:style-name="gr71" draw:text-style-name="P16" draw:layer="layout" svg:width="4.233cm" svg:height="1.446cm" svg:x="13.547cm" svg:y="10.583cm">
              <text:list text:style-name="L3">
                <text:list-header>
                  <text:p text:style-name="P15"><text:span text:style-name="T28">i+ +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37" draw:style-name="gr33" draw:text-style-name="P14" draw:layer="layout" svg:x1="12.277cm" svg:y1="10.372cm" svg:x2="12.277cm" svg:y2="12.065cm">
            <text:p/>
          </draw:line>
          <draw:line draw:name="Line 38" draw:style-name="gr33" draw:text-style-name="P14" draw:layer="layout" svg:x1="19.05cm" svg:y1="10.372cm" svg:x2="19.05cm" svg:y2="12.065cm">
            <text:p/>
          </draw:line>
          <draw:line draw:name="Line 39" draw:style-name="gr33" draw:text-style-name="P14" draw:layer="layout" svg:x1="12.277cm" svg:y1="12.065cm" svg:x2="19.05cm" svg:y2="12.065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3" draw:layer="layout" svg:width="25.4cm" svg:height="14.087cm" svg:x="0cm" svg:y="0cm">
          <text:list text:style-name="L1">
            <text:list-header>
              <text:p text:style-name="P34"><text:span text:style-name="T8">例：输入两个实数，按代数值由小到大次序输出这两个数。</text:span></text:p>
              <text:p text:style-name="P34"><text:span text:style-name="T7">void main( void )</text:span></text:p>
              <text:p text:style-name="P34"><text:span text:style-name="T7">{ <text:s/>float a,b,t; <text:s text:c="2"/></text:span><text:span text:style-name="T28">//</text:span><text:span text:style-name="T16">定义变量</text:span></text:p>
              <text:p text:style-name="P34"><text:span text:style-name="T7">cout&lt;&lt;“ Input <text:s/>2 <text:s/>Real Number:\n";</text:span><text:span text:style-name="T28">//</text:span><text:span text:style-name="T16">在屏幕上的提示信息</text:span><text:span text:style-name="T8"> <text:s text:c="2"/></text:span></text:p>
              <text:p text:style-name="P34"><text:span text:style-name="T8"><text:s text:c="4"/></text:span><text:span text:style-name="T7">cin&gt;&gt;a&gt;&gt;b; <text:s text:c="4"/></text:span><text:span text:style-name="T28">//</text:span><text:span text:style-name="T16">给变量赋值 <text:s text:c="2"/></text:span><text:span text:style-name="T28">a:7, b:3</text:span></text:p>
              <text:p text:style-name="P34"><text:span text:style-name="T7"><text:s text:c="4"/></text:span><text:span text:style-name="T7">if(a&gt;b)</text:span></text:p>
              <text:p text:style-name="P34"><text:span text:style-name="T7"><text:s text:c="7"/></text:span><text:span text:style-name="T7">{ <text:s text:c="3"/>t=a; a=b; <text:s text:c="2"/>b=t; <text:s text:c="2"/>}</text:span><text:span text:style-name="T28">//</text:span><text:span text:style-name="T16">交换数据，用中间变量</text:span></text:p>
              <text:p text:style-name="P34"><text:span text:style-name="T8"><text:s text:c="5"/></text:span><text:span text:style-name="T7">cout&lt;&lt;a&lt;&lt;‘\t’&lt;&lt;b&lt;&lt;endl;</text:span><text:span text:style-name="T28">//</text:span><text:span text:style-name="T16">输出变量</text:span><text:span text:style-name="T8"><text:tab/></text:span></text:p>
              <text:p text:style-name="P34"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72" draw:text-style-name="P45" xml:id="id22" draw:id="id22" draw:layer="layout" svg:width="4.233cm" svg:height="1.058cm" svg:x="6.985cm" svg:y="12.912cm">
          <text:list text:style-name="L1">
            <text:list-header>
              <text:p text:style-name="P44"><text:span text:style-name="T8"/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72" draw:text-style-name="P45" xml:id="id24" draw:id="id24" draw:layer="layout" svg:width="1.481cm" svg:height="1.27cm" svg:x="4.657cm" svg:y="14.393cm">
          <text:list text:style-name="L1">
            <text:list-header>
              <text:p text:style-name="P44"><text:span text:style-name="T8"/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AutoShape 10" draw:style-name="gr72" draw:text-style-name="P45" xml:id="id26" draw:id="id26" draw:layer="layout" svg:width="5.292cm" svg:height="2.328cm" draw:transform="rotate (-3.14159265358979) translate (12.912cm 16.933cm)">
          <text:list text:style-name="L1">
            <text:list-header>
              <text:p text:style-name="P44"><text:span text:style-name="T8"/></text:p>
            </text:list-header>
          </text:list>
          <draw:enhanced-geometry draw:extrusion-allowed="true" draw:text-areas="12427 4172 18722 7986" draw:glue-points="1095992 0 1095992 471798 171891 838200 1905000 235899" draw:type="mso-spt100" draw:enhanced-path="M 21600 6079 L 12427 0 12427 4172 C 5564 4172 0 7747 0 12158 L 0 21600 3898 21600 3898 12158 C 3898 9854 7717 7986 12427 7986 L 12427 12158 Z N">
            <draw:equation draw:name="f0" draw:formula=""/>
            <draw:equation draw:name="f1" draw:formula=""/>
            <draw:equation draw:name="f2" draw:formula="7747-12158"/>
            <draw:equation draw:name="f3" draw:formula="21600+3898-21600"/>
            <draw:equation draw:name="f4" draw:formula=""/>
            <draw:equation draw:name="f5" draw:formula=""/>
            <draw:equation draw:name="f6" draw:formula=""/>
            <draw:equation draw:name="f7" draw:formula="(16384+1)/2"/>
            <draw:equation draw:name="f8" draw:formula=""/>
            <draw:equation draw:name="f9" draw:formula="*24577/-32768"/>
            <draw:equation draw:name="f10" draw:formula="min(4,8)"/>
            <draw:equation draw:name="f11" draw:formula="0*tan(0)"/>
            <draw:equation draw:name="f12" draw:formula="13046*tan(7)"/>
          </draw:enhanced-geometry>
        </draw:custom-shape>
        <draw:g draw:name="Group 21" xml:id="id19" draw:id="id19">
          <draw:g draw:name="Group 19">
            <draw:custom-shape draw:name="Text Box 5" draw:style-name="gr31" draw:text-style-name="P16" draw:layer="layout" svg:width="2.54cm" svg:height="1.521cm" svg:x="4.233cm" svg:y="15.874cm">
              <text:p/>
              <draw:enhanced-geometry svg:viewBox="0 0 21600 21600" draw:type="mso-spt202" draw:enhanced-path="M 0 0 L 21600 0 21600 21600 0 21600 0 0 Z N"/>
            </draw:custom-shape>
            <draw:custom-shape draw:name="Text Box 6" draw:style-name="gr5" draw:text-style-name="P22" draw:layer="layout" svg:width="1.482cm" svg:height="1.277cm" svg:x="2.54cm" svg:y="15.874cm">
              <text:list text:style-name="L1">
                <text:list-header>
                  <text:p text:style-name="P21"><text:span text:style-name="T14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18">
            <draw:custom-shape draw:name="Text Box 3" draw:style-name="gr31" draw:text-style-name="P16" draw:layer="layout" svg:width="2.54cm" svg:height="1.52cm" svg:x="4.233cm" svg:y="12.912cm">
              <text:p/>
              <draw:enhanced-geometry svg:viewBox="0 0 21600 21600" draw:type="mso-spt202" draw:enhanced-path="M 0 0 L 21600 0 21600 21600 0 21600 0 0 Z N"/>
            </draw:custom-shape>
            <draw:custom-shape draw:name="Text Box 16" draw:style-name="gr5" draw:text-style-name="P47" draw:layer="layout" svg:width="1.27cm" svg:height="1.277cm" svg:x="2.54cm" svg:y="13.123cm">
              <text:list text:style-name="L1">
                <text:list-header>
                  <text:p text:style-name="P46"><text:span text:style-name="T14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20">
            <draw:custom-shape draw:name="Text Box 7" draw:style-name="gr5" draw:text-style-name="P22" draw:layer="layout" svg:width="1.481cm" svg:height="1.277cm" svg:x="13.547cm" svg:y="12.912cm">
              <text:list text:style-name="L1">
                <text:list-header>
                  <text:p text:style-name="P21"><text:span text:style-name="T14">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73" draw:text-style-name="P12" draw:layer="layout" svg:width="2.117cm" svg:height="1.52cm" svg:x="11.218cm" svg:y="12.912cm">
              <text:p/>
              <draw:enhanced-geometry svg:viewBox="0 0 21600 21600" draw:type="mso-spt202" draw:enhanced-path="M 0 0 L 21600 0 21600 21600 0 21600 0 0 Z N"/>
            </draw:custom-shape>
          </draw:g>
        </draw:g>
        <draw:custom-shape draw:name="Text Box 22" draw:style-name="gr74" draw:text-style-name="P22" xml:id="id20" draw:id="id20" draw:layer="layout" svg:width="1.481cm" svg:height="1.277cm" svg:x="4.657cm" svg:y="13.123cm">
          <text:list text:style-name="L3">
            <text:list-header>
              <text:p text:style-name="P21"><text:span text:style-name="T2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75" draw:text-style-name="P22" xml:id="id21" draw:id="id21" draw:layer="layout" svg:width="1.481cm" svg:height="1.277cm" svg:x="4.657cm" svg:y="15.875cm">
          <text:list text:style-name="L3">
            <text:list-header>
              <text:p text:style-name="P21"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76" draw:text-style-name="P22" xml:id="id23" draw:id="id23" draw:layer="layout" svg:width="1.482cm" svg:height="1.277cm" svg:x="11.43cm" svg:y="13.123cm">
          <text:list text:style-name="L3">
            <text:list-header>
              <text:p text:style-name="P21"><text:span text:style-name="T24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77" draw:text-style-name="P48" xml:id="id27" draw:id="id27" draw:layer="layout" svg:width="1.481cm" svg:height="1.277cm" svg:x="4.657cm" svg:y="16.087cm">
          <text:list text:style-name="L2">
            <text:list-header>
              <text:p text:style-name="P21"><text:span text:style-name="T1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78" draw:text-style-name="P48" xml:id="id25" draw:id="id25" draw:layer="layout" svg:width="1.059cm" svg:height="1.277cm" svg:x="4.868cm" svg:y="13.123cm">
          <text:list text:style-name="L2">
            <text:list-header>
              <text:p text:style-name="P21"><text:span text:style-name="T1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79" draw:text-style-name="P12" xml:id="id28" draw:id="id28" draw:layer="layout" svg:width="5.715cm" svg:height="3.248cm" svg:x="17.357cm" svg:y="12.065cm">
          <text:list text:style-name="L2">
            <text:list-header>
              <text:p text:style-name="P11"><text:span text:style-name="T9">输出结果：</text:span></text:p>
              <text:p text:style-name="P11"><text:span text:style-name="T10">3 <text:s text:c="11"/>7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25" smil:attributeName="visibility" smil:to="visible"/>
                  <anim:transitionFilter smil:dur="0.5s" smil:targetElement="id2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2" draw:layer="layout" svg:width="25.4cm" svg:height="1.446cm" svg:x="0cm" svg:y="0cm">
          <text:list text:style-name="L1">
            <text:list-header>
              <text:p text:style-name="P11"><text:span text:style-name="T8">嵌套的条件语句（举例说明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12" draw:layer="layout" svg:width="19.262cm" svg:height="8.654cm" svg:x="0.635cm" svg:y="2.117cm">
          <text:list text:style-name="L1">
            <text:list-header>
              <text:p text:style-name="P11"><text:span text:style-name="T7">x=100; <text:s/>a=10; <text:s/>b=20; <text:s/>ok1=5; <text:s text:c="2"/>ok2=0;</text:span></text:p>
              <text:p text:style-name="P11"><text:span text:style-name="T7">if(a&lt;b)</text:span></text:p>
              <text:p text:style-name="P11"><text:span text:style-name="T7"><text:s text:c="5"/></text:span><text:span text:style-name="T7">if(b!=15)</text:span></text:p>
              <text:p text:style-name="P11"><text:span text:style-name="T7"><text:s text:c="12"/></text:span><text:span text:style-name="T7">if(!ok1) <text:s text:c="2"/>x=1;</text:span></text:p>
              <text:p text:style-name="P11"><text:span text:style-name="T7"><text:s text:c="17"/></text:span><text:span text:style-name="T7">else <text:s/>if <text:s/>(ok2) <text:s text:c="2"/>x=10; <text:s/>x=-1; <text:s text:c="7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80" draw:text-style-name="P12" xml:id="id29" draw:id="id29" draw:layer="layout" svg:width="6.35cm" svg:height="1.446cm" svg:x="2.328cm" svg:y="12.7cm">
          <text:list text:style-name="L3">
            <text:list-header>
              <text:p text:style-name="P11"><text:span text:style-name="T28">x=-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29" smil:attributeName="visibility" smil:to="visible"/>
                  <anim:transitionFilter smil:dur="0.5s" smil:targetElement="id2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2" draw:layer="layout" svg:width="15.452cm" svg:height="5.05cm" svg:x="0cm" svg:y="0cm">
          <text:list text:style-name="L1">
            <text:list-header>
              <text:p text:style-name="P11"><text:span text:style-name="T8">条件运算符</text:span></text:p>
              <text:p text:style-name="P11"><text:span text:style-name="T8">是</text:span><text:span text:style-name="T7">C</text:span><text:span text:style-name="T8">＋＋中的唯一的三目运算符。</text:span></text:p>
            </text:list-header>
          </text:list>
          <text:list text:style-name="L3">
            <text:list-header>
              <text:p text:style-name="P11"><text:span text:style-name="T16">表达式</text:span><text:span text:style-name="T28">1</text:span><text:span text:style-name="T16">？表达式</text:span><text:span text:style-name="T28">2 </text:span><text:span text:style-name="T16">：表达式</text:span><text:span text:style-name="T28">3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30" draw:id="id30">
          <draw:custom-shape draw:name="Rectangle 4" draw:style-name="gr81" draw:text-style-name="P13" draw:layer="layout" svg:width="4.444cm" svg:height="1.856cm" svg:x="19.897cm" svg:y="3.788cm">
            <text:list text:style-name="L1">
              <text:list-header>
                <text:p text:style-name="P34"><text:span text:style-name="T8">表达式</text:span><text:span text:style-name="T7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82" draw:text-style-name="P17" draw:layer="layout" svg:width="4.445cm" svg:height="1.856cm" svg:x="15.452cm" svg:y="3.788cm">
            <text:list text:style-name="L1">
              <text:list-header>
                <text:p text:style-name="P20"><text:span text:style-name="T8">表达式</text:span><text:span text:style-name="T7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6" draw:style-name="gr83" draw:text-style-name="P17" draw:layer="layout" svg:width="8.889cm" svg:height="1.883cm" svg:x="15.452cm" svg:y="1.905cm">
            <text:list text:style-name="L1">
              <text:list-header>
                <text:p text:style-name="P20"><text:span text:style-name="T8">表达式</text:span><text:span text:style-name="T7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7" draw:style-name="gr44" draw:text-style-name="P14" draw:layer="layout" svg:x1="15.452cm" svg:y1="1.905cm" svg:x2="24.341cm" svg:y2="1.905cm">
            <text:p/>
          </draw:line>
          <draw:line draw:name="Line 8" draw:style-name="gr45" draw:text-style-name="P14" draw:layer="layout" svg:x1="15.452cm" svg:y1="3.788cm" svg:x2="24.341cm" svg:y2="3.788cm">
            <text:p/>
          </draw:line>
          <draw:line draw:name="Line 9" draw:style-name="gr44" draw:text-style-name="P14" draw:layer="layout" svg:x1="15.452cm" svg:y1="5.644cm" svg:x2="24.341cm" svg:y2="5.644cm">
            <text:p/>
          </draw:line>
          <draw:line draw:name="Line 10" draw:style-name="gr44" draw:text-style-name="P14" draw:layer="layout" svg:x1="15.452cm" svg:y1="1.905cm" svg:x2="15.452cm" svg:y2="5.644cm">
            <text:p/>
          </draw:line>
          <draw:line draw:name="Line 11" draw:style-name="gr44" draw:text-style-name="P14" draw:layer="layout" svg:x1="24.341cm" svg:y1="1.905cm" svg:x2="24.341cm" svg:y2="5.644cm">
            <text:p/>
          </draw:line>
          <draw:line draw:name="Line 12" draw:style-name="gr45" draw:text-style-name="P14" draw:layer="layout" svg:x1="19.897cm" svg:y1="3.788cm" svg:x2="19.897cm" svg:y2="5.644cm">
            <text:p/>
          </draw:line>
          <draw:line draw:name="Line 13" draw:style-name="gr46" draw:text-style-name="P14" draw:layer="layout" svg:x1="15.452cm" svg:y1="1.905cm" svg:x2="19.897cm" svg:y2="3.81cm">
            <text:p/>
          </draw:line>
          <draw:line draw:name="Line 14" draw:style-name="gr46" draw:text-style-name="P14" draw:layer="layout" svg:x1="19.897cm" svg:y1="3.809cm" svg:x2="24.064cm" svg:y2="1.904cm">
            <text:p/>
          </draw:line>
          <draw:custom-shape draw:name="Text Box 15" draw:style-name="gr64" draw:text-style-name="P22" draw:layer="layout" svg:width="1.666cm" svg:height="1.017cm" svg:x="15.73cm" svg:y="2.752cm">
            <text:list text:style-name="L1">
              <text:list-header>
                <text:p text:style-name="P21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64" draw:text-style-name="P22" draw:layer="layout" svg:width="1.666cm" svg:height="1.017cm" svg:x="21.841cm" svg:y="2.752cm">
            <text:list text:style-name="L1">
              <text:list-header>
                <text:p text:style-name="P21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7" draw:style-name="gr5" draw:text-style-name="P12" draw:layer="layout" svg:width="24.765cm" svg:height="5.05cm" svg:x="0cm" svg:y="5.503cm">
          <text:list text:style-name="L1">
            <text:list-header>
              <text:p xml:id="id31" text:id="id31" text:style-name="P11"><text:span text:style-name="T7">max=a&gt;b?a:b ; <text:s text:c="3"/></text:span><text:span text:style-name="T28">// </text:span><text:span text:style-name="T16">求</text:span><text:span text:style-name="T28">a, b</text:span><text:span text:style-name="T16">中的大者</text:span></text:p>
            </text:list-header>
          </text:list>
          <text:list text:style-name="L2">
            <text:list-header>
              <text:p xml:id="id32" text:id="id32" text:style-name="P11"><text:span text:style-name="T9">当 </text:span><text:span text:style-name="T10">a=2 <text:s text:c="2"/>b=1 <text:s text:c="2"/>a&gt;b</text:span><text:span text:style-name="T9">为真，表达式的值等于</text:span><text:span text:style-name="T10">a, max</text:span><text:span text:style-name="T9">值为</text:span><text:span text:style-name="T10">2</text:span></text:p>
            </text:list-header>
          </text:list>
          <text:list text:style-name="L1">
            <text:list-header>
              <text:p xml:id="id33" text:id="id33" text:style-name="P11"><text:span text:style-name="T8">当 </text:span><text:span text:style-name="T7">a=1 <text:s text:c="2"/>b=2 <text:s text:c="2"/>a&gt;b</text:span><text:span text:style-name="T8">为假，表达式的值等于</text:span><text:span text:style-name="T7">b, max</text:span><text:span text:style-name="T8">值为</text:span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84" draw:text-style-name="P33" draw:layer="layout" svg:width="25.4cm" svg:height="8.654cm" svg:x="0cm" svg:y="10.482cm">
          <text:list text:style-name="L1">
            <text:list-header>
              <text:p xml:id="id34" text:id="id34" text:style-name="P31"><text:span text:style-name="T8">注意：</text:span></text:p>
            </text:list-header>
          </text:list>
          <text:list text:style-name="L8">
            <text:list-item>
              <text:p xml:id="id35" text:id="id35" text:style-name="P32"><text:span text:style-name="T8">条件运算符的优先级比赋值运算符高 <text:s/></text:span></text:p>
            </text:list-item>
          </text:list>
          <text:list text:style-name="L1">
            <text:list-header>
              <text:p xml:id="id36" text:id="id36" text:style-name="P31"><text:span text:style-name="T8"><text:s text:c="6"/></text:span><text:span text:style-name="T7">x=(x=3) ? x+2 : x-3</text:span></text:p>
              <text:p xml:id="id38" text:id="id38" text:style-name="P31"><text:span text:style-name="T7">2. <text:s/></text:span><text:span text:style-name="T8">结合方向自左至右 <text:s text:c="4"/></text:span><text:span text:style-name="T7">a&gt;b?a:c&gt;d?c:d</text:span></text:p>
              <text:p xml:id="id39" text:id="id39" text:style-name="P31"><text:span text:style-name="T7">3. <text:s/></text:span><text:span text:style-name="T8">三个表达式的类型可不同 <text:s text:c="4"/></text:span><text:span text:style-name="T7">z=a&gt;b?'A':a+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5" draw:text-style-name="P30" draw:layer="layout" svg:width="11.43cm" svg:height="1.879cm" svg:x="11.642cm" svg:y="13.758cm">
          <text:p/>
          <draw:enhanced-geometry svg:viewBox="0 0 21600 21600" draw:type="mso-spt202" draw:enhanced-path="M 0 0 L 21600 0 21600 21600 0 21600 0 0 Z N"/>
        </draw:custom-shape>
        <draw:custom-shape draw:name="Text Box 20" draw:style-name="gr85" draw:text-style-name="P30" xml:id="id37" draw:id="id37" draw:layer="layout" svg:width="3.598cm" svg:height="1.885cm" svg:x="13.335cm" svg:y="13.547cm">
          <text:list text:style-name="L6">
            <text:list-header>
              <text:p text:style-name="P29"><text:span text:style-name="T29">x=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7" draw:layer="layout" svg:width="25.4cm" svg:height="6.421cm" svg:x="0cm" svg:y="0cm">
          <text:list text:style-name="L1">
            <text:list-header>
              <text:p text:style-name="P6"><text:span text:style-name="T11">x=9, y=6, <text:s/>z=5;</text:span></text:p>
              <text:p text:style-name="P6"><text:span text:style-name="T11">x=((x+y)%z&gt;=x%z+y%z)?1:0;</text:span></text:p>
              <text:p text:style-name="P6"><text:span text:style-name="T11">cout&lt;&lt;"x= "&lt;&lt;x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7" xml:id="id41" draw:id="id41" draw:layer="layout" svg:width="23.072cm" svg:height="6.421cm" svg:x="0.423cm" svg:y="9.313cm">
          <text:list text:style-name="L1">
            <text:list-header>
              <text:p text:style-name="P6"><text:span text:style-name="T11">x=1; <text:s/>y=2; z=3;</text:span></text:p>
              <text:p text:style-name="P6"><text:span text:style-name="T11">x+=y+=z;</text:span></text:p>
              <text:p text:style-name="P6"><text:span text:style-name="T11">cout&lt;&lt;</text:span><text:span text:style-name="T4">（ </text:span><text:span text:style-name="T11">z+=x&gt;y?x++:y++</text:span><text:span text:style-name="T4">）</text:span><text:span text:style-name="T11">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86" draw:text-style-name="P7" xml:id="id42" draw:id="id42" draw:layer="layout" svg:width="6.139cm" svg:height="4.103cm" svg:x="14.393cm" svg:y="9.525cm">
          <text:list text:style-name="L3">
            <text:list-header>
              <text:p text:style-name="P6"><text:span text:style-name="T30">y=y+z=5</text:span></text:p>
              <text:p text:style-name="P6"><text:span text:style-name="T30">x=x+5=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7" draw:text-style-name="P9" xml:id="id43" draw:id="id43" draw:layer="layout" svg:width="6.561cm" svg:height="1.615cm" svg:x="2.117cm" svg:y="16.087cm">
          <text:list text:style-name="L3">
            <text:list-header>
              <text:p text:style-name="P8"><text:span text:style-name="T21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88" draw:text-style-name="P7" xml:id="id40" draw:id="id40" draw:layer="layout" svg:width="5.503cm" svg:height="1.785cm" svg:x="1.482cm" svg:y="6.773cm">
          <text:list text:style-name="L3">
            <text:list-header>
              <text:p text:style-name="P6"><text:span text:style-name="T30">x=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50" draw:layer="layout" svg:width="16.298cm" svg:height="19.233cm" svg:x="0cm" svg:y="0cm">
          <text:list text:style-name="L1">
            <text:list-header>
              <text:p text:style-name="P49"><text:span text:style-name="T7">void <text:s text:c="2"/>main(void )</text:span></text:p>
              <text:p text:style-name="P49"><text:span text:style-name="T7">{ <text:s text:c="2"/>int <text:s/>x=1,y=2,z=3;</text:span></text:p>
              <text:p text:style-name="P49"><text:span text:style-name="T7"><text:s text:c="4"/></text:span><text:span text:style-name="T7">x+=y+=z;</text:span></text:p>
              <text:p text:style-name="P49"><text:span text:style-name="T7"><text:s text:c="4"/></text:span><text:span text:style-name="T7">cout&lt;&lt;x&lt;y?y:x&lt;&lt;endl;</text:span></text:p>
              <text:p text:style-name="P49"><text:span text:style-name="T7"><text:s text:c="3"/></text:span><text:span text:style-name="T7">cout&lt;&lt;x&lt;y?x++:y++&lt;&lt;endl;</text:span></text:p>
              <text:p text:style-name="P49"><text:span text:style-name="T7"><text:s text:c="3"/></text:span><text:span text:style-name="T7">cout&lt;&lt;x&lt;&lt;“,”&lt;&lt;y&lt;&lt;endl; </text:span></text:p>
              <text:p text:style-name="P49"><text:span text:style-name="T7"><text:s text:c="3"/></text:span><text:span text:style-name="T7">cout&lt;&lt;z+=x&gt;y?x++:y++&lt;&lt;endl;</text:span></text:p>
              <text:p text:style-name="P49"><text:span text:style-name="T7"><text:s text:c="3"/></text:span><text:span text:style-name="T7">cout&lt;&lt;y&lt;&lt;“,”&lt;&lt;z&lt;&lt;endl;</text:span></text:p>
              <text:p text:style-name="P49"><text:span text:style-name="T7"><text:s text:c="3"/></text:span><text:span text:style-name="T7">x=3; <text:s/>y=z=4;</text:span></text:p>
              <text:p text:style-name="P49"><text:span text:style-name="T7"><text:s text:c="3"/></text:span><text:span text:style-name="T7">cout&lt;&lt;(z&gt;=y&amp;&amp;y= =x)?1:0&lt;&lt;endl;</text:span></text:p>
              <text:p text:style-name="P49"><text:span text:style-name="T7"><text:s text:c="3"/></text:span><text:span text:style-name="T7">cout&lt;&lt;z&gt;=y&amp;&amp;y&gt;=x&lt;&lt;endl;</text:span></text:p>
              <text:p text:style-name="P49"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89" draw:text-style-name="P12" draw:layer="layout" svg:width="10.795cm" svg:height="1.446cm" svg:x="14.605cm" svg:y="0.423cm">
          <text:list text:style-name="L3">
            <text:list-header>
              <text:p text:style-name="P11"><text:span text:style-name="T28">x</text:span><text:span text:style-name="T28"><text:tab/></text:span><text:span text:style-name="T28">y</text:span><text:span text:style-name="T28"><text:tab/></text:span><text:span text:style-name="T28">z <text:s text:c="7"/></text:span><text:span text:style-name="T16">输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90" draw:text-style-name="P12" xml:id="id44" draw:id="id44" draw:layer="layout" svg:width="9.736cm" svg:height="1.446cm" svg:x="14.817cm" svg:y="2.752cm">
          <text:list text:style-name="L3">
            <text:list-header>
              <text:p text:style-name="P11"><text:span text:style-name="T28">6</text:span><text:span text:style-name="T28"><text:tab/></text:span><text:span text:style-name="T28">5</text:span><text:span text:style-name="T28"><text:tab/></text:span><text:span text:style-name="T2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1" draw:text-style-name="P12" xml:id="id45" draw:id="id45" draw:layer="layout" svg:width="9.736cm" svg:height="1.446cm" svg:x="14.817cm" svg:y="4.445cm">
          <text:list text:style-name="L3">
            <text:list-header>
              <text:p text:style-name="P11"><text:span text:style-name="T28">6</text:span><text:span text:style-name="T28"><text:tab/></text:span><text:span text:style-name="T28">5</text:span><text:span text:style-name="T28"><text:tab/></text:span><text:span text:style-name="T28">3</text:span><text:span text:style-name="T28"><text:tab/></text:span><text:span text:style-name="T10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2" draw:text-style-name="P12" xml:id="id46" draw:id="id46" draw:layer="layout" svg:width="9.736cm" svg:height="1.446cm" svg:x="14.817cm" svg:y="6.138cm">
          <text:list text:style-name="L3">
            <text:list-header>
              <text:p text:style-name="P11"><text:span text:style-name="T28">6</text:span><text:span text:style-name="T28"><text:tab/></text:span><text:span text:style-name="T28">6</text:span><text:span text:style-name="T28"><text:tab/></text:span><text:span text:style-name="T28">3</text:span><text:span text:style-name="T28"><text:tab/></text:span><text:span text:style-name="T10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93" draw:text-style-name="P52" xml:id="id47" draw:id="id47" draw:layer="layout" svg:width="9.736cm" svg:height="1.446cm" svg:x="14.817cm" svg:y="7.832cm">
          <text:list text:style-name="L3">
            <text:list-header>
              <text:p text:style-name="P51"><text:span text:style-name="T28">6</text:span><text:span text:style-name="T28"><text:tab/></text:span><text:span text:style-name="T28">6</text:span><text:span text:style-name="T28"><text:tab/></text:span><text:span text:style-name="T28">3</text:span><text:span text:style-name="T28"><text:tab/></text:span><text:span text:style-name="T10">6,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94" draw:text-style-name="P52" xml:id="id48" draw:id="id48" draw:layer="layout" svg:width="9.736cm" svg:height="1.446cm" svg:x="14.817cm" svg:y="9.525cm">
          <text:list text:style-name="L3">
            <text:list-header>
              <text:p text:style-name="P51"><text:span text:style-name="T28">6</text:span><text:span text:style-name="T28"><text:tab/></text:span><text:span text:style-name="T28">7</text:span><text:span text:style-name="T28"><text:tab/></text:span><text:span text:style-name="T28">9</text:span><text:span text:style-name="T28"><text:tab/></text:span><text:span text:style-name="T10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95" draw:text-style-name="P54" xml:id="id49" draw:id="id49" draw:layer="layout" svg:width="10.16cm" svg:height="1.364cm" svg:x="15.24cm" svg:y="11.218cm">
          <text:list text:style-name="L3">
            <text:list-header>
              <text:p text:style-name="P53"><text:span text:style-name="T28">6</text:span><text:span text:style-name="T28"><text:tab/></text:span><text:span text:style-name="T28">7</text:span><text:span text:style-name="T28"><text:tab/></text:span><text:span text:style-name="T28">9</text:span><text:span text:style-name="T28"><text:tab/></text:span><text:span text:style-name="T10">7,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6" draw:text-style-name="P54" xml:id="id50" draw:id="id50" draw:layer="layout" svg:width="9.525cm" svg:height="1.364cm" svg:x="15.028cm" svg:y="12.912cm">
          <text:list text:style-name="L3">
            <text:list-header>
              <text:p text:style-name="P53"><text:span text:style-name="T28">3</text:span><text:span text:style-name="T28"><text:tab/></text:span><text:span text:style-name="T28">4</text:span><text:span text:style-name="T28"><text:tab/></text:span><text:span text:style-name="T28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97" draw:text-style-name="P54" xml:id="id51" draw:id="id51" draw:layer="layout" svg:width="8.89cm" svg:height="1.364cm" svg:x="15.875cm" svg:y="14.605cm">
          <text:list text:style-name="L3">
            <text:list-header>
              <text:p text:style-name="P53"><text:span text:style-name="T28">3</text:span><text:span text:style-name="T28"><text:tab/></text:span><text:span text:style-name="T28">4</text:span><text:span text:style-name="T28"><text:tab/></text:span><text:span text:style-name="T28">4</text:span><text:span text:style-name="T28"><text:tab/></text:span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98" draw:text-style-name="P54" xml:id="id52" draw:id="id52" draw:layer="layout" svg:width="8.89cm" svg:height="1.364cm" svg:x="15.24cm" svg:y="16.087cm">
          <text:list text:style-name="L3">
            <text:list-header>
              <text:p text:style-name="P53"><text:span text:style-name="T28">3</text:span><text:span text:style-name="T28"><text:tab/></text:span><text:span text:style-name="T28">4</text:span><text:span text:style-name="T28"><text:tab/></text:span><text:span text:style-name="T28">4</text:span><text:span text:style-name="T28"><text:tab/></text:span><text:span text:style-name="T10"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44" smil:attributeName="visibility" smil:to="visible"/>
                  <anim:transitionFilter smil:dur="0.5s" smil:targetElement="id44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45" smil:attributeName="visibility" smil:to="visible"/>
                  <anim:transitionFilter smil:dur="0.5s" smil:targetElement="id45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46" smil:attributeName="visibility" smil:to="visible"/>
                  <anim:transitionFilter smil:dur="0.5s" smil:targetElement="id46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47" smil:attributeName="visibility" smil:to="visible"/>
                  <anim:transitionFilter smil:dur="0.5s" smil:targetElement="id47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48" smil:attributeName="visibility" smil:to="visible"/>
                  <anim:transitionFilter smil:dur="0.5s" smil:targetElement="id48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49" smil:attributeName="visibility" smil:to="visible"/>
                  <anim:transitionFilter smil:dur="0.5s" smil:targetElement="id49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50" smil:attributeName="visibility" smil:to="visible"/>
                  <anim:transitionFilter smil:dur="0.5s" smil:targetElement="id50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51" smil:attributeName="visibility" smil:to="visible"/>
                  <anim:transitionFilter smil:dur="0.5s" smil:targetElement="id51" smil:type="barnDoor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horizontal-in">
                  <anim:set smil:begin="0s" smil:dur="0.001s" smil:fill="hold" smil:targetElement="id52" smil:attributeName="visibility" smil:to="visible"/>
                  <anim:transitionFilter smil:dur="0.5s" smil:targetElement="id5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6" draw:layer="layout" svg:width="23.918cm" svg:height="14.087cm" svg:x="0.635cm" svg:y="0.635cm">
          <text:list text:style-name="L1">
            <text:list-header>
              <text:p text:style-name="P55"><text:span text:style-name="T4">执行以下程序段后，变量</text:span><text:span text:style-name="T11">a,b,c</text:span><text:span text:style-name="T4">的值分别是：</text:span></text:p>
              <text:p text:style-name="P55"><text:span text:style-name="T11">int <text:s text:c="2"/>x=10, <text:s/>y=9;</text:span></text:p>
              <text:p text:style-name="P55"><text:span text:style-name="T11">int <text:s text:c="2"/>a,b,c;</text:span></text:p>
              <text:p text:style-name="P55"><text:span text:style-name="T11">a=(--x= =y++)?--x:++y;</text:span></text:p>
              <text:p text:style-name="P55"><text:span text:style-name="T11">b=x++;</text:span></text:p>
              <text:p text:style-name="P55"><text:span text:style-name="T11">c=y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99" draw:text-style-name="P56" xml:id="id53" draw:id="id53" draw:layer="layout" svg:width="10.795cm" svg:height="1.737cm" svg:x="13.97cm" svg:y="8.255cm">
          <text:list text:style-name="L3">
            <text:list-header>
              <text:p text:style-name="P55"><text:span text:style-name="T30">x=8 <text:s text:c="3"/>y=10 <text:s text:c="4"/>a=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00" draw:text-style-name="P56" xml:id="id54" draw:id="id54" draw:layer="layout" svg:width="8.466cm" svg:height="1.737cm" svg:x="14.182cm" svg:y="10.583cm">
          <text:list text:style-name="L3">
            <text:list-header>
              <text:p text:style-name="P55"><text:span text:style-name="T30">b=8 <text:s text:c="2"/>x=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1" draw:text-style-name="P56" xml:id="id55" draw:id="id55" draw:layer="layout" svg:width="6.35cm" svg:height="1.737cm" svg:x="14.393cm" svg:y="12.912cm">
          <text:list text:style-name="L3">
            <text:list-header>
              <text:p text:style-name="P55"><text:span text:style-name="T30">c=1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54" smil:attributeName="visibility" smil:to="visible"/>
                  <anim:transitionFilter smil:dur="0.5s" smil:targetElement="id5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targetElement="id55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30" draw:text-style-name="P58" xml:id="id56" draw:id="id56" draw:layer="layout" svg:width="18.626cm" svg:height="10.33cm" svg:x="0.847cm" svg:y="1.058cm">
          <text:list text:style-name="L1">
            <text:list-header>
              <text:p text:style-name="P57"><text:span text:style-name="T5">void <text:s/>main(void )</text:span></text:p>
              <text:p text:style-name="P57"><text:span text:style-name="T5">{ <text:s text:c="2"/>int <text:s/>a=5,b=1,c=0;</text:span></text:p>
              <text:p text:style-name="P57"><text:span text:style-name="T5"><text:s text:c="5"/></text:span><text:span text:style-name="T5">if(a=b+c) <text:s text:c="2"/>cout&lt;&lt;“* * *\n”;</text:span></text:p>
              <text:p text:style-name="P57"><text:span text:style-name="T5"><text:s text:c="4"/></text:span><text:span text:style-name="T5">else <text:s text:c="2"/>cout&lt;&lt;“$ $ $\n”;</text:span></text:p>
              <text:p text:style-name="P57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102" draw:text-style-name="P56" xml:id="id57" draw:id="id57" draw:layer="layout" svg:width="3.175cm" svg:height="1.737cm" svg:x="6.773cm" svg:y="11.43cm">
          <text:list text:style-name="L3">
            <text:list-header>
              <text:p text:style-name="P55"><text:span text:style-name="T30">* * *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9" draw:layer="layout" svg:width="6.111cm" svg:height="1.615cm" svg:x="-0.129cm" svg:y="0cm">
          <text:list text:style-name="L1">
            <text:list-header>
              <text:p text:style-name="P8"><text:span text:style-name="T5">switch</text:span><text:span text:style-name="T6">语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9" draw:layer="layout" svg:width="25.4cm" svg:height="4.327cm" svg:x="0cm" svg:y="1.693cm">
          <text:list text:style-name="L1">
            <text:list-header>
              <text:p text:style-name="P44"><text:span text:style-name="T8">多分支选择语句。</text:span><text:span text:style-name="T7">if</text:span><text:span text:style-name="T8">语句只有两个分支，而实际问题中常常需要用到多分支的选择。如，成绩分为</text:span><text:span text:style-name="T7">A(100~85)</text:span><text:span text:style-name="T8">、</text:span><text:span text:style-name="T7">B(84~70)</text:span><text:span text:style-name="T8">、</text:span><text:span text:style-name="T7">C(69~60)</text:span><text:span text:style-name="T8">、</text:span><text:span text:style-name="T7">D(60</text:span><text:span text:style-name="T8">以下</text:span><text:span text:style-name="T7">)</text:span><text:span text:style-name="T8">等。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3" xml:id="id58" draw:id="id58">
          <draw:g draw:name="Group 4">
            <draw:line draw:name="Line 5" draw:style-name="gr103" draw:text-style-name="P14" draw:layer="layout" svg:x1="2.328cm" svg:y1="6.35cm" svg:x2="0cm" svg:y2="7.619cm">
              <text:p/>
            </draw:line>
            <draw:line draw:name="Line 6" draw:style-name="gr103" draw:text-style-name="P14" draw:layer="layout" svg:x1="2.328cm" svg:y1="6.35cm" svg:x2="4.867cm" svg:y2="7.619cm">
              <text:p/>
            </draw:line>
            <draw:line draw:name="Line 7" draw:style-name="gr103" draw:text-style-name="P14" draw:layer="layout" svg:x1="4.866cm" svg:y1="7.619cm" svg:x2="2.327cm" svg:y2="8.677cm">
              <text:p/>
            </draw:line>
            <draw:line draw:name="Line 8" draw:style-name="gr103" draw:text-style-name="P14" draw:layer="layout" svg:x1="2.328cm" svg:y1="8.677cm" svg:x2="0cm" svg:y2="7.619cm">
              <text:p/>
            </draw:line>
            <draw:custom-shape draw:name="Text Box 9" draw:style-name="gr30" draw:text-style-name="P43" draw:layer="layout" svg:width="2.539cm" svg:height="1.178cm" svg:x="1.058cm" svg:y="6.984cm">
              <text:list text:style-name="L1">
                <text:list-header>
                  <text:p text:style-name="P42"><text:span text:style-name="T14">‘</text:span><text:span text:style-name="T14">A’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10" draw:style-name="gr104" draw:text-style-name="P14" draw:layer="layout" svg:x1="2.328cm" svg:y1="8.678cm" svg:x2="2.328cm" svg:y2="16.933cm">
            <text:p/>
          </draw:line>
          <draw:custom-shape draw:name="Text Box 11" draw:style-name="gr105" draw:text-style-name="P43" draw:layer="layout" svg:width="4.022cm" svg:height="1.178cm" svg:x="0cm" svg:y="16.933cm">
            <text:list text:style-name="L1">
              <text:list-header>
                <text:p text:style-name="P42"><text:span text:style-name="T14">100~8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0" draw:text-style-name="P43" draw:layer="layout" svg:width="1.481cm" svg:height="1.178cm" svg:x="0.847cm" svg:y="12.488cm">
            <text:list text:style-name="L1">
              <text:list-header>
                <text:p text:style-name="P42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" draw:style-name="gr103" draw:text-style-name="P14" draw:layer="layout" svg:x1="4.868cm" svg:y1="7.62cm" svg:x2="7.62cm" svg:y2="7.62cm">
            <text:p/>
          </draw:line>
          <draw:line draw:name="Line 14" draw:style-name="gr106" draw:text-style-name="P14" draw:layer="layout" svg:x1="7.62cm" svg:y1="7.62cm" svg:x2="7.62cm" svg:y2="8.467cm">
            <text:p/>
          </draw:line>
          <draw:g draw:name="Group 15">
            <draw:line draw:name="Line 16" draw:style-name="gr103" draw:text-style-name="P14" draw:layer="layout" svg:x1="7.62cm" svg:y1="8.467cm" svg:x2="5.292cm" svg:y2="9.736cm">
              <text:p/>
            </draw:line>
            <draw:line draw:name="Line 17" draw:style-name="gr103" draw:text-style-name="P14" draw:layer="layout" svg:x1="7.62cm" svg:y1="8.467cm" svg:x2="10.159cm" svg:y2="9.736cm">
              <text:p/>
            </draw:line>
            <draw:line draw:name="Line 18" draw:style-name="gr103" draw:text-style-name="P14" draw:layer="layout" svg:x1="10.158cm" svg:y1="9.736cm" svg:x2="7.619cm" svg:y2="10.794cm">
              <text:p/>
            </draw:line>
            <draw:line draw:name="Line 19" draw:style-name="gr103" draw:text-style-name="P14" draw:layer="layout" svg:x1="7.62cm" svg:y1="10.794cm" svg:x2="5.292cm" svg:y2="9.736cm">
              <text:p/>
            </draw:line>
            <draw:custom-shape draw:name="Text Box 20" draw:style-name="gr30" draw:text-style-name="P43" draw:layer="layout" svg:width="2.539cm" svg:height="1.178cm" svg:x="6.35cm" svg:y="9.101cm">
              <text:list text:style-name="L1">
                <text:list-header>
                  <text:p text:style-name="P42"><text:span text:style-name="T14">‘</text:span><text:span text:style-name="T14">B’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21" draw:style-name="gr107" draw:text-style-name="P14" draw:layer="layout" svg:x1="7.62cm" svg:y1="10.795cm" svg:x2="7.62cm" svg:y2="16.933cm">
            <text:p/>
          </draw:line>
          <draw:custom-shape draw:name="Text Box 22" draw:style-name="gr30" draw:text-style-name="P43" draw:layer="layout" svg:width="1.481cm" svg:height="1.178cm" svg:x="5.927cm" svg:y="13.123cm">
            <text:list text:style-name="L1">
              <text:list-header>
                <text:p text:style-name="P42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05" draw:text-style-name="P43" draw:layer="layout" svg:width="4.022cm" svg:height="1.178cm" svg:x="5.715cm" svg:y="16.933cm">
            <text:list text:style-name="L1">
              <text:list-header>
                <text:p text:style-name="P42"><text:span text:style-name="T14">84~7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4" draw:style-name="gr108" draw:text-style-name="P14" draw:layer="layout" svg:x1="13.123cm" svg:y1="9.737cm" svg:x2="13.123cm" svg:y2="10.583cm">
            <text:p/>
          </draw:line>
          <draw:g draw:name="Group 25">
            <draw:line draw:name="Line 26" draw:style-name="gr103" draw:text-style-name="P14" draw:layer="layout" svg:x1="13.123cm" svg:y1="10.583cm" svg:x2="10.795cm" svg:y2="11.853cm">
              <text:p/>
            </draw:line>
            <draw:line draw:name="Line 27" draw:style-name="gr103" draw:text-style-name="P14" draw:layer="layout" svg:x1="13.123cm" svg:y1="10.583cm" svg:x2="15.662cm" svg:y2="11.853cm">
              <text:p/>
            </draw:line>
            <draw:line draw:name="Line 28" draw:style-name="gr103" draw:text-style-name="P14" draw:layer="layout" svg:x1="15.661cm" svg:y1="11.853cm" svg:x2="13.122cm" svg:y2="12.912cm">
              <text:p/>
            </draw:line>
            <draw:line draw:name="Line 29" draw:style-name="gr103" draw:text-style-name="P14" draw:layer="layout" svg:x1="13.123cm" svg:y1="12.911cm" svg:x2="10.795cm" svg:y2="11.852cm">
              <text:p/>
            </draw:line>
            <draw:custom-shape draw:name="Text Box 30" draw:style-name="gr30" draw:text-style-name="P43" draw:layer="layout" svg:width="2.539cm" svg:height="1.178cm" svg:x="11.853cm" svg:y="11.218cm">
              <text:list text:style-name="L1">
                <text:list-header>
                  <text:p text:style-name="P42"><text:span text:style-name="T14">‘</text:span><text:span text:style-name="T14">C’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31" draw:style-name="gr109" draw:text-style-name="P14" draw:layer="layout" svg:x1="13.123cm" svg:y1="13.123cm" svg:x2="13.123cm" svg:y2="16.933cm">
            <text:p/>
          </draw:line>
          <draw:custom-shape draw:name="Text Box 32" draw:style-name="gr30" draw:text-style-name="P43" draw:layer="layout" svg:width="1.482cm" svg:height="1.178cm" svg:x="11.43cm" svg:y="14.182cm">
            <text:list text:style-name="L1">
              <text:list-header>
                <text:p text:style-name="P42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105" draw:text-style-name="P43" draw:layer="layout" svg:width="4.022cm" svg:height="1.178cm" svg:x="11.43cm" svg:y="16.933cm">
            <text:list text:style-name="L1">
              <text:list-header>
                <text:p text:style-name="P42"><text:span text:style-name="T14">69~6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4" draw:style-name="gr110" draw:text-style-name="P14" draw:layer="layout" svg:x1="18.627cm" svg:y1="11.853cm" svg:x2="18.627cm" svg:y2="12.912cm">
            <text:p/>
          </draw:line>
          <draw:g draw:name="Group 35">
            <draw:line draw:name="Line 36" draw:style-name="gr103" draw:text-style-name="P14" draw:layer="layout" svg:x1="18.626cm" svg:y1="12.912cm" svg:x2="16.297cm" svg:y2="14.181cm">
              <text:p/>
            </draw:line>
            <draw:line draw:name="Line 37" draw:style-name="gr103" draw:text-style-name="P14" draw:layer="layout" svg:x1="18.627cm" svg:y1="12.912cm" svg:x2="21.167cm" svg:y2="14.181cm">
              <text:p/>
            </draw:line>
            <draw:line draw:name="Line 38" draw:style-name="gr103" draw:text-style-name="P14" draw:layer="layout" svg:x1="21.167cm" svg:y1="14.181cm" svg:x2="18.627cm" svg:y2="15.239cm">
              <text:p/>
            </draw:line>
            <draw:line draw:name="Line 39" draw:style-name="gr103" draw:text-style-name="P14" draw:layer="layout" svg:x1="18.626cm" svg:y1="15.239cm" svg:x2="16.297cm" svg:y2="14.181cm">
              <text:p/>
            </draw:line>
            <draw:custom-shape draw:name="Text Box 40" draw:style-name="gr30" draw:text-style-name="P43" draw:layer="layout" svg:width="2.54cm" svg:height="1.178cm" svg:x="17.357cm" svg:y="13.546cm">
              <text:list text:style-name="L1">
                <text:list-header>
                  <text:p text:style-name="P42"><text:span text:style-name="T14">‘</text:span><text:span text:style-name="T14">D’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name="Line 41" draw:style-name="gr111" draw:text-style-name="P14" draw:layer="layout" svg:x1="18.627cm" svg:y1="15.452cm" svg:x2="18.627cm" svg:y2="16.933cm">
            <text:p/>
          </draw:line>
          <draw:custom-shape draw:name="Text Box 42" draw:style-name="gr30" draw:text-style-name="P43" draw:layer="layout" svg:width="1.482cm" svg:height="1.178cm" svg:x="17.145cm" svg:y="15.452cm">
            <text:list text:style-name="L1">
              <text:list-header>
                <text:p text:style-name="P42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105" draw:text-style-name="P43" draw:layer="layout" svg:width="4.021cm" svg:height="1.178cm" svg:x="16.722cm" svg:y="16.933cm">
            <text:list text:style-name="L1">
              <text:list-header>
                <text:p text:style-name="P42"><text:span text:style-name="T14">no pa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30" draw:text-style-name="P43" draw:layer="layout" svg:width="1.482cm" svg:height="1.178cm" svg:x="5.503cm" svg:y="6.138cm">
            <text:list text:style-name="L1">
              <text:list-header>
                <text:p text:style-name="P42"><text:span text:style-name="T1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30" draw:text-style-name="P43" draw:layer="layout" svg:width="1.481cm" svg:height="1.178cm" svg:x="16.087cm" svg:y="10.372cm">
            <text:list text:style-name="L1">
              <text:list-header>
                <text:p text:style-name="P42"><text:span text:style-name="T1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30" draw:text-style-name="P43" draw:layer="layout" svg:width="1.481cm" svg:height="1.178cm" svg:x="11.007cm" svg:y="8.467cm">
            <text:list text:style-name="L1">
              <text:list-header>
                <text:p text:style-name="P42"><text:span text:style-name="T1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30" draw:text-style-name="P43" draw:layer="layout" svg:width="1.482cm" svg:height="1.178cm" svg:x="21.59cm" svg:y="12.7cm">
            <text:list text:style-name="L1">
              <text:list-header>
                <text:p text:style-name="P42"><text:span text:style-name="T1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8" draw:style-name="gr103" draw:text-style-name="P14" draw:layer="layout" svg:x1="10.16cm" svg:y1="9.737cm" svg:x2="13.123cm" svg:y2="9.737cm">
            <text:p/>
          </draw:line>
          <draw:line draw:name="Line 49" draw:style-name="gr103" draw:text-style-name="P14" draw:layer="layout" svg:x1="15.663cm" svg:y1="11.853cm" svg:x2="18.627cm" svg:y2="11.853cm">
            <text:p/>
          </draw:line>
          <draw:line draw:name="Line 50" draw:style-name="gr103" draw:text-style-name="P14" draw:layer="layout" svg:x1="21.167cm" svg:y1="14.182cm" svg:x2="23.495cm" svg:y2="14.182cm">
            <text:p/>
          </draw:line>
          <draw:line draw:name="Line 51" draw:style-name="gr112" draw:text-style-name="P14" draw:layer="layout" svg:x1="23.495cm" svg:y1="14.182cm" svg:x2="23.495cm" svg:y2="16.933cm">
            <text:p/>
          </draw:line>
          <draw:custom-shape draw:name="Text Box 52" draw:style-name="gr105" draw:text-style-name="P43" draw:layer="layout" svg:width="4.022cm" svg:height="1.178cm" svg:x="21.378cm" svg:y="16.933cm">
            <text:list text:style-name="L1">
              <text:list-header>
                <text:p text:style-name="P42"><text:span text:style-name="T15">显示出错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61" draw:layer="layout" svg:width="18.415cm" svg:height="17.957cm" svg:x="0.847cm" svg:y="0.423cm">
          <text:list text:style-name="L1">
            <text:list-header>
              <text:p text:style-name="P60"><text:span text:style-name="T7">cin.get(grade);</text:span></text:p>
              <text:p text:style-name="P60"><text:span text:style-name="T7">if(grade= =‘A’)</text:span></text:p>
              <text:p text:style-name="P60"><text:span text:style-name="T7"><text:s text:c="4"/></text:span><text:span text:style-name="T7">cout&lt;&lt;“100~85\n”;</text:span></text:p>
              <text:p text:style-name="P60"><text:span text:style-name="T7">else <text:s text:c="2"/>if <text:s text:c="2"/>(grade= =‘B’)</text:span></text:p>
              <text:p text:style-name="P60"><text:span text:style-name="T7"><text:s text:c="13"/></text:span><text:span text:style-name="T7">cout&lt;&lt;“84~70\n”;</text:span></text:p>
              <text:p text:style-name="P60"><text:span text:style-name="T7"><text:s text:c="9"/></text:span><text:span text:style-name="T7">else <text:s text:c="2"/>if <text:s text:c="2"/>(grade= =‘C’)</text:span></text:p>
              <text:p text:style-name="P60"><text:span text:style-name="T7"><text:s text:c="22"/></text:span><text:span text:style-name="T7">cout&lt;&lt;“69~60\n”;</text:span></text:p>
              <text:p text:style-name="P60"><text:span text:style-name="T7"><text:s text:c="18"/></text:span><text:span text:style-name="T7">else <text:s text:c="2"/>if <text:s text:c="2"/>(grade= =‘D’)</text:span></text:p>
              <text:p text:style-name="P60"><text:span text:style-name="T7"><text:s text:c="33"/></text:span><text:span text:style-name="T7">cout&lt;&lt;“no <text:s/>pass\n”;</text:span></text:p>
              <text:p text:style-name="P60"><text:span text:style-name="T7"><text:s text:c="27"/></text:span><text:span text:style-name="T7">else <text:s text:c="3"/></text:span></text:p>
              <text:p text:style-name="P60"><text:span text:style-name="T7"><text:s text:c="35"/></text:span><text:span text:style-name="T7">cout&lt;&lt;“error\n”; <text:s text:c="3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13" draw:layer="layout" svg:width="21.167cm" svg:height="9.838cm" svg:x="1.058cm" svg:y="0cm">
          <text:list text:style-name="L1">
            <text:list-header>
              <text:p text:style-name="P34"><text:span text:style-name="T7">switch(</text:span><text:span text:style-name="T8">表达式）</text:span></text:p>
              <text:p text:style-name="P34"><text:span text:style-name="T8"><text:s text:c="4"/></text:span><text:span text:style-name="T8">｛ </text:span><text:span text:style-name="T7">case <text:s/></text:span><text:span text:style-name="T8">常量表达式</text:span><text:span text:style-name="T7">1</text:span><text:span text:style-name="T8">：语句</text:span><text:span text:style-name="T7">1 </text:span></text:p>
              <text:p text:style-name="P34"><text:span text:style-name="T7"><text:s text:c="9"/></text:span><text:span text:style-name="T7">case <text:s/></text:span><text:span text:style-name="T8">常量表达式</text:span><text:span text:style-name="T7">2</text:span><text:span text:style-name="T8">：语句</text:span><text:span text:style-name="T7">2</text:span></text:p>
              <text:p text:style-name="P34"><text:span text:style-name="T7"><text:s text:c="10"/>… …</text:span></text:p>
              <text:p text:style-name="P34"><text:span text:style-name="T7"><text:s text:c="9"/></text:span><text:span text:style-name="T7">case </text:span><text:span text:style-name="T8">常量表达式</text:span><text:span text:style-name="T7">n</text:span><text:span text:style-name="T8">：语句</text:span><text:span text:style-name="T7">n</text:span></text:p>
              <text:p text:style-name="P34"><text:span text:style-name="T7"><text:s text:c="9"/></text:span><text:span text:style-name="T7">default</text:span><text:span text:style-name="T8">：语句</text:span><text:span text:style-name="T7">n+1</text:span></text:p>
              <text:p text:style-name="P34"><text:span text:style-name="T7"><text:s text:c="6"/></text:span><text:span text:style-name="T8">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63" xml:id="id59" draw:id="id59" draw:layer="layout" svg:width="13.758cm" svg:height="8.445cm" svg:x="0.847cm" svg:y="9.948cm">
          <text:list text:style-name="L1">
            <text:list-header>
              <text:p text:style-name="P62"><text:span text:style-name="T14">switch(grade)</text:span></text:p>
              <text:p text:style-name="P62"><text:span text:style-name="T14"><text:s text:c="4"/></text:span><text:span text:style-name="T15">｛ </text:span><text:span text:style-name="T14">case <text:s/>‘A’</text:span><text:span text:style-name="T15">：</text:span><text:span text:style-name="T14">cout&lt;&lt;“100~85\n”; </text:span></text:p>
              <text:p text:style-name="P62"><text:span text:style-name="T14"><text:s text:c="9"/></text:span><text:span text:style-name="T14">case <text:s/>‘B’</text:span><text:span text:style-name="T15">：</text:span><text:span text:style-name="T14">cout&lt;&lt;“84~70\n”;</text:span></text:p>
              <text:p text:style-name="P62"><text:span text:style-name="T14"><text:s text:c="9"/></text:span><text:span text:style-name="T14">case <text:s/>‘C’</text:span><text:span text:style-name="T15">：</text:span><text:span text:style-name="T14">cout&lt;&lt;“69~60\n”; </text:span></text:p>
              <text:p text:style-name="P62"><text:span text:style-name="T14"><text:s text:c="9"/></text:span><text:span text:style-name="T14">case <text:s/>‘D’</text:span><text:span text:style-name="T15">：</text:span><text:span text:style-name="T14">cout&lt;&lt;“no pass\n”;</text:span></text:p>
              <text:p text:style-name="P62"><text:span text:style-name="T14"><text:s text:c="9"/></text:span><text:span text:style-name="T14">default</text:span><text:span text:style-name="T15">：</text:span><text:span text:style-name="T14">cout&lt;&lt;“error\n”;</text:span></text:p>
              <text:p text:style-name="P62"><text:span text:style-name="T14"><text:s text:c="6"/></text:span><text:span text:style-name="T15">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3" draw:text-style-name="P19" xml:id="id60" draw:id="id60" draw:layer="layout" svg:width="10.372cm" svg:height="2.293cm" svg:x="15.028cm" svg:y="9.737cm">
          <text:list text:style-name="L9">
            <text:list-header>
              <text:p text:style-name="P18"><text:span text:style-name="T31">如果</text:span><text:span text:style-name="T32">grade</text:span><text:span text:style-name="T31">为 ‘</text:span><text:span text:style-name="T32">A’,</text:span><text:span text:style-name="T31">则结果为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4" draw:text-style-name="P63" xml:id="id61" draw:id="id61" draw:layer="layout" svg:width="4.022cm" svg:height="6.189cm" svg:x="18.203cm" svg:y="11.43cm">
          <text:list text:style-name="L2">
            <text:list-header>
              <text:p text:style-name="P62"><text:span text:style-name="T12">100~85</text:span></text:p>
              <text:p text:style-name="P62"><text:span text:style-name="T12">84~70</text:span></text:p>
              <text:p text:style-name="P62"><text:span text:style-name="T12">69~60</text:span></text:p>
              <text:p text:style-name="P62"><text:span text:style-name="T12">no pass</text:span></text:p>
              <text:p text:style-name="P62"><text:span text:style-name="T12">erro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59" smil:attributeName="visibility" smil:to="visible"/>
                  <anim:transitionFilter smil:dur="0.5s" smil:targetElement="id5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65" draw:layer="layout" svg:width="25.4cm" svg:height="13.928cm" svg:x="0cm" svg:y="0.847cm">
          <text:list text:style-name="L1">
            <text:list-header>
              <text:p text:style-name="P64"><text:span text:style-name="T4">其流程为：先计算表达式的值，然后顺序地与</text:span><text:span text:style-name="T11">case</text:span><text:span text:style-name="T4">子句中所列出的各个常量进行比较，若表达式的值与常量中的值相等，就开始进入相应的</text:span><text:span text:style-name="T11">case</text:span><text:span text:style-name="T4">语句执行程序，</text:span><text:span text:style-name="T33">遇到</text:span><text:span text:style-name="T34">case</text:span><text:span text:style-name="T33">和</text:span><text:span text:style-name="T34">default</text:span><text:span text:style-name="T33">也不再进行判断，直至</text:span><text:span text:style-name="T34">switch</text:span><text:span text:style-name="T33">语句结束。</text:span><text:span text:style-name="T35">如果要使其在执行完相应的语句后中止执行下一语句，可以在语句后加</text:span><text:span text:style-name="T34">break</text:span><text:span text:style-name="T35">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30" draw:text-style-name="P9" draw:layer="layout" svg:width="21.59cm" svg:height="15.129cm" svg:x="0.635cm" svg:y="1.482cm">
          <text:list text:style-name="L1">
            <text:list-header>
              <text:p text:style-name="P8"><text:span text:style-name="T5">switch(grade)</text:span></text:p>
              <text:p text:style-name="P8"><text:span text:style-name="T5"><text:s text:c="4"/></text:span><text:span text:style-name="T6">｛ </text:span><text:span text:style-name="T5">case <text:s/>‘A’</text:span><text:span text:style-name="T6">：</text:span><text:span text:style-name="T5">cout&lt;&lt;“100~85\n”; </text:span><text:span text:style-name="T29">break;</text:span></text:p>
              <text:p text:style-name="P8"><text:span text:style-name="T5"><text:s text:c="9"/></text:span><text:span text:style-name="T5">case <text:s/>‘B’</text:span><text:span text:style-name="T6">：</text:span><text:span text:style-name="T5">cout&lt;&lt;“84~70\n”; <text:s/></text:span><text:span text:style-name="T29">break;</text:span></text:p>
              <text:p text:style-name="P8"><text:span text:style-name="T5"><text:s text:c="9"/></text:span><text:span text:style-name="T5">case <text:s/>‘C’</text:span><text:span text:style-name="T6">：</text:span><text:span text:style-name="T5">cout&lt;&lt;“69~60\n”; </text:span><text:span text:style-name="T29">break;</text:span></text:p>
              <text:p text:style-name="P8"><text:span text:style-name="T5"><text:s text:c="9"/></text:span><text:span text:style-name="T5">case <text:s/>‘D’</text:span><text:span text:style-name="T6">：</text:span><text:span text:style-name="T5">cout&lt;&lt;“no pass\n”; </text:span><text:span text:style-name="T29">break;</text:span></text:p>
              <text:p text:style-name="P8"><text:span text:style-name="T5"><text:s text:c="9"/></text:span><text:span text:style-name="T5">default</text:span><text:span text:style-name="T6">：</text:span><text:span text:style-name="T5">cout&lt;&lt;“error\n”;</text:span></text:p>
              <text:p text:style-name="P8"><text:span text:style-name="T5"><text:s text:c="6"/></text:span><text:span text:style-name="T6">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30" draw:layer="layout" svg:width="25.4cm" svg:height="7.263cm" svg:x="0cm" svg:y="0cm">
          <text:list text:style-name="L1">
            <text:list-header>
              <text:p text:style-name="P29"><text:span text:style-name="T6">注意：</text:span></text:p>
              <text:p text:style-name="P29"><text:span text:style-name="T5">1</text:span><text:span text:style-name="T6">、</text:span><text:span text:style-name="T5">switch</text:span><text:span text:style-name="T6">与</text:span><text:span text:style-name="T5">if</text:span><text:span text:style-name="T6">不同，它仅能判断一种逻辑关系，即表达式是否</text:span><text:span text:style-name="T36">等于</text:span><text:span text:style-name="T6">指定的常量，而 </text:span><text:span text:style-name="T5">if </text:span><text:span text:style-name="T6">可以计算并判断各种表达式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5" draw:text-style-name="P30" xml:id="id62" draw:id="id62" draw:layer="layout" svg:width="25.4cm" svg:height="1.885cm" svg:x="0cm" svg:y="8.255cm">
          <text:list text:style-name="L9">
            <text:list-header>
              <text:p text:style-name="P29"><text:span text:style-name="T37">2</text:span><text:span text:style-name="T38">、</text:span><text:span text:style-name="T37">case</text:span><text:span text:style-name="T38">子句后必须为常量，常常是整型和字符型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0" xml:id="id63" draw:id="id63" draw:layer="layout" svg:width="25.4cm" svg:height="3.509cm" svg:x="0cm" svg:y="11.43cm">
          <text:list text:style-name="L1">
            <text:list-header>
              <text:p text:style-name="P29"><text:span text:style-name="T5">3</text:span><text:span text:style-name="T6">、</text:span><text:span text:style-name="T5">default</text:span><text:span text:style-name="T6">可以省略，这时，不满足条件什么也不执行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2" smil:attributeName="visibility" smil:to="visible"/>
                  <anim:transitionFilter smil:dur="0.5s" smil:targetElement="id6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3" smil:attributeName="visibility" smil:to="visible"/>
                  <anim:transitionFilter smil:dur="0.5s" smil:targetElement="id63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116" draw:text-style-name="P30" draw:layer="layout" svg:width="25.4cm" svg:height="3.509cm" svg:x="0cm" svg:y="0.847cm">
          <text:list text:style-name="L9">
            <text:list-header>
              <text:p text:style-name="P29"><text:span text:style-name="T37">4</text:span><text:span text:style-name="T38">、</text:span><text:span text:style-name="T37">case</text:span><text:span text:style-name="T38">和</text:span><text:span text:style-name="T37">default</text:span><text:span text:style-name="T38">只起标号的作用，</text:span><text:span text:style-name="T36">顺序可以颠倒</text:span><text:span text:style-name="T38">，颠倒时注意后面的</text:span><text:span text:style-name="T37">break</text:span><text:span text:style-name="T38">语句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7" draw:style-name="gr5" draw:text-style-name="P30" xml:id="id64" draw:id="id64" draw:layer="layout" svg:width="25.4cm" svg:height="8.875cm" svg:x="0cm" svg:y="5.927cm">
          <text:list text:style-name="L1">
            <text:list-header>
              <text:p text:style-name="P29"><text:span text:style-name="T5">5</text:span><text:span text:style-name="T6">、多个</text:span><text:span text:style-name="T5">case</text:span><text:span text:style-name="T6">语句可以共用一组程序。</text:span></text:p>
              <text:p text:style-name="P29"><text:span text:style-name="T6"><text:s text:c="3"/></text:span><text:span text:style-name="T5">case <text:s/>‘A’:</text:span></text:p>
              <text:p text:style-name="P29"><text:span text:style-name="T5"><text:s text:c="3"/></text:span><text:span text:style-name="T5">case <text:s/>‘B’:</text:span></text:p>
              <text:p text:style-name="P29"><text:span text:style-name="T5"><text:s text:c="3"/></text:span><text:span text:style-name="T5">case <text:s/>‘C’: <text:s/>cout&lt;&lt;“pass!\n”;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64" smil:attributeName="visibility" smil:to="visible"/>
                  <anim:transitionFilter smil:dur="0.5s" smil:targetElement="id6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4" draw:layer="layout" svg:width="10.16cm" svg:height="18.027cm" svg:x="0.635cm" svg:y="0cm">
          <text:list text:style-name="L1">
            <text:list-header>
              <text:p text:style-name="P53"><text:span text:style-name="T7">void <text:s/>main(void )</text:span></text:p>
              <text:p text:style-name="P53"><text:span text:style-name="T7">{ <text:s text:c="2"/>int <text:s/>i=10;</text:span></text:p>
              <text:p text:style-name="P53"><text:span text:style-name="T7"><text:s text:c="4"/></text:span><text:span text:style-name="T7">switch(i)</text:span></text:p>
              <text:p text:style-name="P53"><text:span text:style-name="T7"><text:s text:c="6"/></text:span><text:span text:style-name="T7">{ <text:s text:c="3"/>case <text:s/>9: <text:s/>i++;</text:span></text:p>
              <text:p text:style-name="P53"><text:span text:style-name="T7"><text:s text:c="11"/></text:span><text:span text:style-name="T7">case <text:s text:c="2"/>10: <text:s/>i++;</text:span></text:p>
              <text:p text:style-name="P53"><text:span text:style-name="T7"><text:s text:c="11"/></text:span><text:span text:style-name="T7">case <text:s/>11: <text:s/>i++;</text:span></text:p>
              <text:p text:style-name="P53"><text:span text:style-name="T7"><text:s text:c="11"/></text:span><text:span text:style-name="T7">default: <text:s text:c="2"/>i++;</text:span></text:p>
              <text:p text:style-name="P53"><text:span text:style-name="T7"><text:s text:c="7"/></text:span><text:span text:style-name="T7">} <text:s text:c="4"/>cout&lt;&lt;“i=”&lt;&lt;i&lt;&lt;endl;</text:span></text:p>
              <text:p text:style-name="P53"><text:span text:style-name="T7">}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7" draw:text-style-name="P54" xml:id="id65" draw:id="id65" draw:layer="layout" svg:width="6.561cm" svg:height="1.364cm" svg:x="12.912cm" svg:y="7.62cm">
          <text:list text:style-name="L3">
            <text:list-header>
              <text:p text:style-name="P53"><text:span text:style-name="T28">i=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8" draw:text-style-name="P54" xml:id="id66" draw:id="id66" draw:layer="layout" svg:width="6.561cm" svg:height="1.364cm" svg:x="12.912cm" svg:y="9.313cm">
          <text:list text:style-name="L3">
            <text:list-header>
              <text:p text:style-name="P53"><text:span text:style-name="T28">i=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9" draw:text-style-name="P54" xml:id="id67" draw:id="id67" draw:layer="layout" svg:width="6.561cm" svg:height="1.364cm" svg:x="12.912cm" svg:y="11.218cm">
          <text:list text:style-name="L3">
            <text:list-header>
              <text:p text:style-name="P53"><text:span text:style-name="T28">i=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20" draw:text-style-name="P54" xml:id="id68" draw:id="id68" draw:layer="layout" svg:width="6.562cm" svg:height="1.364cm" svg:x="12.7cm" svg:y="15.663cm">
          <text:list text:style-name="L2">
            <text:list-header>
              <text:p text:style-name="P53"><text:span text:style-name="T10">i=13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65" smil:attributeName="visibility" smil:to="visible"/>
                  <anim:transitionFilter smil:dur="0.5s" smil:targetElement="id65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68" smil:attributeName="visibility" smil:to="visible"/>
                  <anim:transitionFilter smil:dur="0.5s" smil:targetElement="id68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13" draw:layer="layout" svg:width="17.992cm" svg:height="18.43cm" svg:x="0.635cm" svg:y="0cm">
          <text:list text:style-name="L1">
            <text:list-header>
              <text:p text:style-name="P34"><text:span text:style-name="T7">int <text:s/>x=1, <text:s/>y=0, <text:s/>a=0, b=0;</text:span></text:p>
              <text:p text:style-name="P34"><text:span text:style-name="T7">switch( x )</text:span></text:p>
              <text:p text:style-name="P34"><text:span text:style-name="T7">{ <text:s/>case <text:s/>1: <text:s/></text:span></text:p>
              <text:p text:style-name="P34"><text:span text:style-name="T7"><text:s text:c="9"/></text:span><text:span text:style-name="T7">switch( y )</text:span></text:p>
              <text:p text:style-name="P34"><text:span text:style-name="T7"><text:s text:c="12"/></text:span><text:span text:style-name="T7">{ <text:s/>case <text:s/>0: <text:s/>a++; <text:s/>break;</text:span></text:p>
              <text:p text:style-name="P34"><text:span text:style-name="T7"><text:s text:c="16"/></text:span><text:span text:style-name="T7">case <text:s/>1: <text:s/>b++; <text:s/>break;</text:span></text:p>
              <text:p text:style-name="P34"><text:span text:style-name="T7"><text:s text:c="12"/></text:span><text:span text:style-name="T7">}</text:span></text:p>
              <text:p text:style-name="P34"><text:span text:style-name="T7"><text:s text:c="4"/></text:span><text:span text:style-name="T7">case <text:s/>2:</text:span></text:p>
              <text:p text:style-name="P34"><text:span text:style-name="T7"><text:s text:c="8"/></text:span><text:span text:style-name="T7">a++; <text:s/>b++; <text:s/>break;</text:span></text:p>
              <text:p text:style-name="P34"><text:span text:style-name="T7"><text:s text:c="4"/></text:span><text:span text:style-name="T7">case <text:s/>3:</text:span></text:p>
              <text:p text:style-name="P34"><text:span text:style-name="T7"><text:s text:c="8"/></text:span><text:span text:style-name="T7">a++; <text:s/>b++;</text:span></text:p>
              <text:p text:style-name="P34"><text:span text:style-name="T7">} <text:s text:c="3"/></text:span></text:p>
              <text:p text:style-name="P34"><text:span text:style-name="T7">cout&lt;&lt;“a=“&lt;&lt;a&lt;&lt;‘\t’&lt;&lt;“b=”&lt;&lt;b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21" draw:text-style-name="P54" xml:id="id69" draw:id="id69" draw:layer="layout" svg:width="2.54cm" svg:height="1.364cm" svg:x="14.817cm" svg:y="5.715cm">
          <text:list text:style-name="L3">
            <text:list-header>
              <text:p text:style-name="P53"><text:span text:style-name="T28">a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22" draw:text-style-name="P54" xml:id="id70" draw:id="id70" draw:layer="layout" svg:width="6.35cm" svg:height="1.364cm" svg:x="11.642cm" svg:y="11.642cm">
          <text:list text:style-name="L3">
            <text:list-header>
              <text:p text:style-name="P53"><text:span text:style-name="T28">a=2 <text:s text:c="6"/>b=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23" draw:text-style-name="P54" xml:id="id71" draw:id="id71" draw:layer="layout" svg:width="6.35cm" svg:height="1.364cm" svg:x="12.912cm" svg:y="15.24cm">
          <text:list text:style-name="L2">
            <text:list-header>
              <text:p text:style-name="P53"><text:span text:style-name="T10">a=2</text:span><text:span text:style-name="T10"><text:tab/></text:span><text:span text:style-name="T10">b=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124" draw:text-style-name="P67" draw:layer="layout" svg:width="25.4cm" svg:height="3.509cm" svg:x="0cm" svg:y="0cm">
          <text:list text:style-name="L1">
            <text:list-header>
              <text:p text:style-name="P66"><text:span text:style-name="T39">有</text:span><text:span text:style-name="T40">3</text:span><text:span text:style-name="T39">个整数</text:span><text:span text:style-name="T40">a,b,c</text:span><text:span text:style-name="T39">，由键盘输入，输出其中最大的数。</text:span><text:span text:style-name="T6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2" draw:layer="layout" svg:width="4.96cm" svg:height="1.446cm" svg:x="0.532cm" svg:y="0.635cm">
          <text:list text:style-name="L1">
            <text:list-header>
              <text:p text:style-name="P11"><text:span text:style-name="T7">while</text:span><text:span text:style-name="T8">语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4" draw:layer="layout" svg:width="8.854cm" svg:height="5.204cm" svg:x="0.847cm" svg:y="3.387cm">
          <text:list text:style-name="L1">
            <text:list-header>
              <text:p text:style-name="P53"><text:span text:style-name="T7">while ( </text:span><text:span text:style-name="T8">表达式）</text:span></text:p>
              <text:p text:style-name="P53"><text:span text:style-name="T8"><text:s text:c="5"/></text:span><text:span text:style-name="T8">｛ <text:s/>语句组</text:span><text:span text:style-name="T7">1 <text:s/></text:span><text:span text:style-name="T8">｝</text:span></text:p>
              <text:p text:style-name="P53"><text:span text:style-name="T8">｛语句组</text:span><text:span text:style-name="T7">2</text:span><text:span text:style-name="T8">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8" xml:id="id72" draw:id="id72">
          <draw:line draw:name="Line 17" draw:style-name="gr29" draw:text-style-name="P14" draw:layer="layout" svg:x1="16.933cm" svg:y1="1.905cm" svg:x2="14.605cm" svg:y2="3.175cm">
            <text:p/>
          </draw:line>
          <draw:line draw:name="Line 18" draw:style-name="gr29" draw:text-style-name="P14" draw:layer="layout" svg:x1="16.933cm" svg:y1="1.905cm" svg:x2="19.473cm" svg:y2="3.175cm">
            <text:p/>
          </draw:line>
          <draw:line draw:name="Line 19" draw:style-name="gr29" draw:text-style-name="P14" draw:layer="layout" svg:x1="19.473cm" svg:y1="3.175cm" svg:x2="16.933cm" svg:y2="4.233cm">
            <text:p/>
          </draw:line>
          <draw:line draw:name="Line 20" draw:style-name="gr29" draw:text-style-name="P14" draw:layer="layout" svg:x1="16.933cm" svg:y1="4.233cm" svg:x2="14.605cm" svg:y2="3.175cm">
            <text:p/>
          </draw:line>
          <draw:custom-shape draw:name="Text Box 21" draw:style-name="gr30" draw:text-style-name="P43" draw:layer="layout" svg:width="3.175cm" svg:height="1.178cm" svg:x="15.451cm" svg:y="2.54cm">
            <text:list text:style-name="L1">
              <text:list-header>
                <text:p text:style-name="P42"><text:span text:style-name="T15">表达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125" draw:text-style-name="P14" draw:layer="layout" svg:x1="16.933cm" svg:y1="4.233cm" svg:x2="16.933cm" svg:y2="5.715cm">
            <text:p/>
          </draw:line>
          <draw:custom-shape draw:name="Text Box 23" draw:style-name="gr59" draw:text-style-name="P43" draw:layer="layout" svg:width="4.022cm" svg:height="1.178cm" svg:x="15.028cm" svg:y="5.715cm">
            <text:list text:style-name="L1">
              <text:list-header>
                <text:p text:style-name="P42"><text:span text:style-name="T15">语句组</text:span><text:span text:style-name="T1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26" draw:text-style-name="P69" draw:layer="layout" svg:width="1.27cm" svg:height="1.178cm" svg:x="15.875cm" svg:y="4.233cm">
            <text:list text:style-name="L3">
              <text:list-header>
                <text:p text:style-name="P68"><text:span text:style-name="T2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5" draw:style-name="gr29" draw:text-style-name="P14" draw:layer="layout" svg:x1="16.933cm" svg:y1="6.985cm" svg:x2="16.933cm" svg:y2="8.467cm">
            <text:p/>
          </draw:line>
          <draw:line draw:name="Line 26" draw:style-name="gr29" draw:text-style-name="P14" draw:layer="layout" svg:x1="16.932cm" svg:y1="8.467cm" svg:x2="12.699cm" svg:y2="8.467cm">
            <text:p/>
          </draw:line>
          <draw:line draw:name="Line 27" draw:style-name="gr29" draw:text-style-name="P14" draw:layer="layout" svg:x1="12.7cm" svg:y1="8.466cm" svg:x2="12.7cm" svg:y2="1.269cm">
            <text:p/>
          </draw:line>
          <draw:line draw:name="Line 28" draw:style-name="gr127" draw:text-style-name="P14" draw:layer="layout" svg:x1="12.7cm" svg:y1="1.27cm" svg:x2="16.933cm" svg:y2="1.27cm">
            <text:p/>
          </draw:line>
          <draw:line draw:name="Line 29" draw:style-name="gr128" draw:text-style-name="P14" draw:layer="layout" svg:x1="16.933cm" svg:y1="0.635cm" svg:x2="16.933cm" svg:y2="1.905cm">
            <text:p/>
          </draw:line>
          <draw:line draw:name="Line 30" draw:style-name="gr29" draw:text-style-name="P14" draw:layer="layout" svg:x1="19.473cm" svg:y1="3.175cm" svg:x2="21.378cm" svg:y2="3.175cm">
            <text:p/>
          </draw:line>
          <draw:line draw:name="Line 31" draw:style-name="gr29" draw:text-style-name="P14" draw:layer="layout" svg:x1="21.378cm" svg:y1="3.175cm" svg:x2="21.378cm" svg:y2="9.737cm">
            <text:p/>
          </draw:line>
          <draw:line draw:name="Line 32" draw:style-name="gr29" draw:text-style-name="P14" draw:layer="layout" svg:x1="21.377cm" svg:y1="9.737cm" svg:x2="16.932cm" svg:y2="9.737cm">
            <text:p/>
          </draw:line>
          <draw:line draw:name="Line 33" draw:style-name="gr129" draw:text-style-name="P14" draw:layer="layout" svg:x1="16.933cm" svg:y1="9.737cm" svg:x2="16.933cm" svg:y2="10.583cm">
            <text:p/>
          </draw:line>
          <draw:custom-shape draw:name="Text Box 34" draw:style-name="gr59" draw:text-style-name="P43" draw:layer="layout" svg:width="4.021cm" svg:height="1.178cm" svg:x="15.24cm" svg:y="10.583cm">
            <text:list text:style-name="L1">
              <text:list-header>
                <text:p text:style-name="P42"><text:span text:style-name="T15">语句组</text:span><text:span text:style-name="T1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30" draw:text-style-name="P69" draw:layer="layout" svg:width="2.117cm" svg:height="1.178cm" svg:x="19.473cm" svg:y="1.693cm">
            <text:list text:style-name="L1">
              <text:list-header>
                <text:p text:style-name="P68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7" draw:style-name="gr130" draw:text-style-name="P71" xml:id="id73" draw:id="id73" draw:layer="layout" svg:width="10.583cm" svg:height="6.946cm" svg:x="0.847cm" svg:y="9.737cm">
          <text:list text:style-name="L9">
            <text:list-header>
              <text:p text:style-name="P70"><text:span text:style-name="T37">a=3;</text:span></text:p>
              <text:p text:style-name="P70"><text:span text:style-name="T37">while(a&lt;100)</text:span></text:p>
              <text:p text:style-name="P70"><text:span text:style-name="T37"><text:s text:c="4"/></text:span><text:span text:style-name="T37">a=a+5;</text:span></text:p>
              <text:p text:style-name="P70"><text:span text:style-name="T37">cout&lt;&lt;“a=“&lt;&lt;a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31" draw:text-style-name="P73" xml:id="id74" draw:id="id74" draw:layer="layout" svg:width="14.605cm" svg:height="3.781cm" svg:x="10.16cm" svg:y="12.7cm">
          <text:list text:style-name="L10">
            <text:list-header>
              <text:p text:style-name="P72"><text:span text:style-name="T41">当循环语句超过一条时，要用</text:span><text:span text:style-name="T42">{ <text:s/>}</text:span><text:span text:style-name="T41">将语句组组合在一起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2" smil:attributeName="visibility" smil:to="visible"/>
                  <anim:transitionFilter smil:dur="0.5s" smil:targetElement="id7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targetElement="id7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74" smil:attributeName="visibility" smil:to="visible"/>
                  <anim:transitionFilter smil:dur="0.5s" smil:targetElement="id7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69" draw:layer="layout" svg:width="11.007cm" svg:height="1.178cm" svg:x="0cm" svg:y="0.635cm">
          <text:list text:style-name="L1">
            <text:list-header>
              <text:p text:style-name="P68"><text:span text:style-name="T15">求 </text:span><text:span text:style-name="T14">1+2+3+……+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75" draw:layer="layout" svg:width="17.145cm" svg:height="10.852cm" svg:x="1.27cm" svg:y="2.117cm">
          <text:list text:style-name="L1">
            <text:list-header>
              <text:p text:style-name="P74"><text:span text:style-name="T14">void main(void)</text:span></text:p>
              <text:p text:style-name="P74"><text:span text:style-name="T14">{ <text:s text:c="2"/>int <text:s/>i=1,sum=0; <text:s text:c="2"/></text:span><text:span text:style-name="T24">//</text:span><text:span text:style-name="T25">定义变量，初始化</text:span></text:p>
              <text:p text:style-name="P74"><text:span text:style-name="T15"><text:s text:c="5"/></text:span><text:span text:style-name="T14">while(i&lt;=100) <text:s text:c="3"/></text:span><text:span text:style-name="T24">//</text:span><text:span text:style-name="T25">构造循环</text:span></text:p>
              <text:p text:style-name="P74"><text:span text:style-name="T15"><text:s text:c="5"/></text:span><text:span text:style-name="T14">{ <text:s text:c="4"/>sum=sum+i; <text:s text:c="2"/></text:span><text:span text:style-name="T24">// </text:span><text:span text:style-name="T25">循环体，多次执行</text:span></text:p>
              <text:p text:style-name="P74"><text:span text:style-name="T15"><text:s text:c="13"/></text:span><text:span text:style-name="T14">i=i+1;</text:span></text:p>
              <text:p text:style-name="P74"><text:span text:style-name="T14"><text:s text:c="5"/></text:span><text:span text:style-name="T14">}</text:span></text:p>
              <text:p text:style-name="P74"><text:span text:style-name="T14"><text:s text:c="4"/></text:span><text:span text:style-name="T14">cout&lt;&lt;“sum=”&lt;&lt;sum&lt;&lt;endl; <text:s text:c="2"/></text:span><text:span text:style-name="T24">//</text:span><text:span text:style-name="T25">输出结果</text:span></text:p>
              <text:p text:style-name="P74"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75" draw:id="id75" draw:layer="layout" svg:width="24.129cm" svg:height="4.585cm" svg:x="0.635cm" svg:y="13.758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4"/>
            <table:table-column table:style-name="co8"/>
            <table:table-column table:style-name="co1"/>
            <table:table-column table:style-name="co9"/>
            <table:table-row table:style-name="ro2" table:default-cell-style-name="ce3">
              <table:table-cell>
                <text:list text:style-name="L1">
                  <text:list-header>
                    <text:p text:style-name="P76"><text:span text:style-name="T43">循环条件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3">初值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list text:continue-numbering="true" text:style-name="L1">
                  <text:list-header>
                    <text:p text:style-name="P76"><text:span text:style-name="T43">循环次数</text:span></text:p>
                  </text:list-header>
                </text:list>
              </table:table-cell>
              <table:table-cell/>
              <table:table-cell>
                <text:list text:continue-numbering="true" text:style-name="L1">
                  <text:list-header>
                    <text:p text:style-name="P76"><text:span text:style-name="T44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4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4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4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4">.....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4">9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4">1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76"><text:span text:style-name="T44">101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76"><text:span text:style-name="T44">sum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list text:continue-numbering="true" text:style-name="L1">
                  <text:list-header>
                    <text:p text:style-name="P76"><text:span text:style-name="T44">i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 Box 420" draw:style-name="gr132" draw:text-style-name="P22" xml:id="id76" draw:id="id76" draw:layer="layout" svg:width="1.058cm" svg:height="1.277cm" svg:x="4.022cm" svg:y="16.087cm">
          <text:list text:style-name="L2">
            <text:list-header>
              <text:p text:style-name="P21"><text:span text:style-name="T1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1" draw:style-name="gr133" draw:text-style-name="P22" xml:id="id77" draw:id="id77" draw:layer="layout" svg:width="1.058cm" svg:height="1.277cm" svg:x="4.022cm" svg:y="17.145cm">
          <text:list text:style-name="L3">
            <text:list-header>
              <text:p text:style-name="P21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2" draw:style-name="gr134" draw:text-style-name="P22" xml:id="id79" draw:id="id79" draw:layer="layout" svg:width="1.059cm" svg:height="1.277cm" svg:x="6.138cm" svg:y="16.087cm">
          <text:list text:style-name="L3">
            <text:list-header>
              <text:p text:style-name="P21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3" draw:style-name="gr135" draw:text-style-name="P22" xml:id="id80" draw:id="id80" draw:layer="layout" svg:width="1.059cm" svg:height="1.277cm" svg:x="6.138cm" svg:y="17.145cm">
          <text:list text:style-name="L3">
            <text:list-header>
              <text:p text:style-name="P21"><text:span text:style-name="T2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4" draw:style-name="gr136" draw:text-style-name="P22" xml:id="id78" draw:id="id78" draw:layer="layout" svg:width="1.27cm" svg:height="1.277cm" svg:x="5.927cm" svg:y="13.758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5" draw:style-name="gr137" draw:text-style-name="P22" xml:id="id82" draw:id="id82" draw:layer="layout" svg:width="1.058cm" svg:height="1.277cm" svg:x="8.467cm" svg:y="16.087cm">
          <text:list text:style-name="L3">
            <text:list-header>
              <text:p text:style-name="P21"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6" draw:style-name="gr138" draw:text-style-name="P22" xml:id="id83" draw:id="id83" draw:layer="layout" svg:width="1.058cm" svg:height="1.277cm" svg:x="8.467cm" svg:y="17.145cm">
          <text:list text:style-name="L3">
            <text:list-header>
              <text:p text:style-name="P21"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7" draw:style-name="gr139" draw:text-style-name="P22" xml:id="id81" draw:id="id81" draw:layer="layout" svg:width="1.27cm" svg:height="1.277cm" svg:x="8.255cm" svg:y="13.758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8" draw:style-name="gr140" draw:text-style-name="P22" xml:id="id85" draw:id="id85" draw:layer="layout" svg:width="1.058cm" svg:height="1.277cm" svg:x="11.007cm" svg:y="16.087cm">
          <text:list text:style-name="L3">
            <text:list-header>
              <text:p text:style-name="P21"><text:span text:style-name="T2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9" draw:style-name="gr141" draw:text-style-name="P22" xml:id="id86" draw:id="id86" draw:layer="layout" svg:width="1.058cm" svg:height="1.277cm" svg:x="11.007cm" svg:y="17.145cm">
          <text:list text:style-name="L3">
            <text:list-header>
              <text:p text:style-name="P21"><text:span text:style-name="T2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0" draw:style-name="gr142" draw:text-style-name="P22" xml:id="id84" draw:id="id84" draw:layer="layout" svg:width="1.27cm" svg:height="1.277cm" svg:x="10.795cm" svg:y="13.758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1" draw:style-name="gr143" draw:text-style-name="P22" xml:id="id88" draw:id="id88" draw:layer="layout" svg:width="1.694cm" svg:height="1.277cm" svg:x="13.123cm" svg:y="16.087cm">
          <text:list text:style-name="L3">
            <text:list-header>
              <text:p text:style-name="P21"><text:span text:style-name="T24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2" draw:style-name="gr144" draw:text-style-name="P22" xml:id="id89" draw:id="id89" draw:layer="layout" svg:width="1.058cm" svg:height="1.277cm" svg:x="13.547cm" svg:y="17.145cm">
          <text:list text:style-name="L3">
            <text:list-header>
              <text:p text:style-name="P21"><text:span text:style-name="T24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3" draw:style-name="gr145" draw:text-style-name="P22" xml:id="id87" draw:id="id87" draw:layer="layout" svg:width="1.27cm" svg:height="1.277cm" svg:x="13.335cm" svg:y="13.758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4" draw:style-name="gr146" draw:text-style-name="P22" xml:id="id90" draw:id="id90" draw:layer="layout" svg:width="1.482cm" svg:height="1.277cm" svg:x="15.663cm" svg:y="13.758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5" draw:style-name="gr147" draw:text-style-name="P22" xml:id="id92" draw:id="id92" draw:layer="layout" svg:width="1.905cm" svg:height="1.277cm" svg:x="17.568cm" svg:y="17.145cm">
          <text:list text:style-name="L3">
            <text:list-header>
              <text:p text:style-name="P21"><text:span text:style-name="T24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1" draw:style-name="gr148" draw:text-style-name="P22" xml:id="id91" draw:id="id91" draw:layer="layout" svg:width="1.482cm" svg:height="1.277cm" svg:x="17.568cm" svg:y="13.758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2" draw:style-name="gr149" draw:text-style-name="P22" xml:id="id95" draw:id="id95" draw:layer="layout" svg:width="1.905cm" svg:height="1.277cm" svg:x="19.897cm" svg:y="17.145cm">
          <text:list text:style-name="L3">
            <text:list-header>
              <text:p text:style-name="P21"><text:span text:style-name="T24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3" draw:style-name="gr150" draw:text-style-name="P22" xml:id="id93" draw:id="id93" draw:layer="layout" svg:width="1.481cm" svg:height="1.277cm" svg:x="19.897cm" svg:y="13.758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4" draw:style-name="gr151" draw:text-style-name="P22" xml:id="id94" draw:id="id94" draw:layer="layout" svg:width="2.54cm" svg:height="1.277cm" svg:x="19.473cm" svg:y="16.087cm">
          <text:list text:style-name="L2">
            <text:list-header>
              <text:p text:style-name="P21"><text:span text:style-name="T12">50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6" draw:style-name="gr152" draw:text-style-name="P22" xml:id="id96" draw:id="id96" draw:layer="layout" svg:width="1.481cm" svg:height="1.277cm" svg:x="22.437cm" svg:y="13.758cm">
          <text:list text:style-name="L2">
            <text:list-header>
              <text:p text:style-name="P21"><text:span text:style-name="T13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7" draw:style-name="gr153" draw:text-style-name="P19" xml:id="id97" draw:id="id97" draw:layer="layout" svg:width="5.08cm" svg:height="1.277cm" svg:x="18.415cm" svg:y="10.16cm">
          <text:list text:style-name="L2">
            <text:list-header>
              <text:p text:style-name="P18"><text:span text:style-name="T12">sum</text:span><text:span text:style-name="T13">＝</text:span><text:span text:style-name="T12">505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58" xml:id="id98" draw:id="id98">
          <draw:custom-shape draw:name="Text Box 459" draw:style-name="gr154" draw:text-style-name="P78" draw:layer="layout" svg:width="2.963cm" svg:height="1.615cm" svg:x="17.78cm" svg:y="0.423cm">
            <text:list text:style-name="L2">
              <text:list-header>
                <text:p text:style-name="P77"><text:span text:style-name="T2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0" draw:style-name="gr5" draw:text-style-name="P22" draw:layer="layout" svg:width="2.54cm" svg:height="1.277cm" svg:x="17.991cm" svg:y="2.328cm">
            <text:list text:style-name="L1">
              <text:list-header>
                <text:p text:style-name="P21"><text:span text:style-name="T14">su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76" xml:id="id99" draw:id="id99">
          <draw:custom-shape draw:name="Text Box 477" draw:style-name="gr155" draw:text-style-name="P78" draw:layer="layout" svg:width="2.963cm" svg:height="1.615cm" svg:x="17.78cm" svg:y="5.08cm">
            <text:list text:style-name="L3">
              <text:list-header>
                <text:p text:style-name="P77"><text:span text:style-name="T2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8" draw:style-name="gr5" draw:text-style-name="P22" draw:layer="layout" svg:width="2.54cm" svg:height="1.277cm" svg:x="17.991cm" svg:y="6.985cm">
            <text:list text:style-name="L1">
              <text:list-header>
                <text:p text:style-name="P21"><text:span text:style-name="T1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79" draw:style-name="gr156" draw:text-style-name="P48" xml:id="id100" draw:id="id100" draw:layer="layout" svg:width="1.693cm" svg:height="1.277cm" svg:x="18.415cm" svg:y="0.635cm">
          <text:list text:style-name="L3">
            <text:list-header>
              <text:p text:style-name="P21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0" draw:style-name="gr157" draw:text-style-name="P48" xml:id="id101" draw:id="id101" draw:layer="layout" svg:width="1.693cm" svg:height="1.277cm" svg:x="18.415cm" svg:y="5.292cm">
          <text:list text:style-name="L3">
            <text:list-header>
              <text:p text:style-name="P21"><text:span text:style-name="T2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1" draw:style-name="gr158" draw:text-style-name="P48" xml:id="id102" draw:id="id102" draw:layer="layout" svg:width="1.693cm" svg:height="1.277cm" svg:x="18.415cm" svg:y="0.635cm">
          <text:list text:style-name="L3">
            <text:list-header>
              <text:p text:style-name="P21"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2" draw:style-name="gr159" draw:text-style-name="P48" xml:id="id103" draw:id="id103" draw:layer="layout" svg:width="1.693cm" svg:height="1.277cm" svg:x="18.415cm" svg:y="5.292cm">
          <text:list text:style-name="L3">
            <text:list-header>
              <text:p text:style-name="P21"><text:span text:style-name="T2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3" draw:style-name="gr160" draw:text-style-name="P48" xml:id="id104" draw:id="id104" draw:layer="layout" svg:width="1.693cm" svg:height="1.277cm" svg:x="18.415cm" svg:y="0.635cm">
          <text:list text:style-name="L3">
            <text:list-header>
              <text:p text:style-name="P21"><text:span text:style-name="T24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4" draw:style-name="gr161" draw:text-style-name="P48" xml:id="id105" draw:id="id105" draw:layer="layout" svg:width="1.693cm" svg:height="1.277cm" svg:x="18.415cm" svg:y="5.292cm">
          <text:list text:style-name="L3">
            <text:list-header>
              <text:p text:style-name="P21"><text:span text:style-name="T24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5" draw:style-name="gr162" draw:text-style-name="P48" xml:id="id106" draw:id="id106" draw:layer="layout" svg:width="2.117cm" svg:height="1.277cm" svg:x="18.203cm" svg:y="5.292cm">
          <text:list text:style-name="L3">
            <text:list-header>
              <text:p text:style-name="P21"><text:span text:style-name="T24">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6" draw:style-name="gr163" draw:text-style-name="P48" xml:id="id107" draw:id="id107" draw:layer="layout" svg:width="2.329cm" svg:height="1.277cm" svg:x="18.203cm" svg:y="0.635cm">
          <text:list text:style-name="L2">
            <text:list-header>
              <text:p text:style-name="P21"><text:span text:style-name="T12">505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7" draw:style-name="gr164" draw:text-style-name="P48" xml:id="id108" draw:id="id108" draw:layer="layout" svg:width="2.117cm" svg:height="1.277cm" svg:x="18.203cm" svg:y="5.292cm">
          <text:list text:style-name="L3">
            <text:list-header>
              <text:p text:style-name="P21"><text:span text:style-name="T24">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8" draw:style-name="gr165" draw:text-style-name="P19" xml:id="id109" draw:id="id109" draw:layer="layout" svg:width="4.868cm" svg:height="1.277cm" svg:x="17.357cm" svg:y="8.467cm">
          <text:list text:style-name="L11">
            <text:list-header>
              <text:p text:style-name="P18"><text:span text:style-name="T45">循环结束</text:span><text:span text:style-name="T46">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1" draw:style-name="gr166" draw:text-style-name="P59" xml:id="id110" draw:id="id110" draw:layer="layout" svg:width="14.181cm" svg:height="1.683cm" svg:x="4.022cm" svg:y="11.642cm">
          <text:list text:style-name="L2">
            <text:list-header>
              <text:p text:style-name="P44"><text:span text:style-name="T9">实际上是将</text:span><text:span text:style-name="T10">i</text:span><text:span text:style-name="T9">不停地累加到一起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0" smil:attributeName="visibility" smil:to="visible"/>
                  <anim:transitionFilter smil:dur="0.5s" smil:targetElement="id8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1" smil:attributeName="visibility" smil:to="visible"/>
                  <anim:transitionFilter smil:dur="0.5s" smil:targetElement="id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2" smil:attributeName="visibility" smil:to="visible"/>
                  <anim:transitionFilter smil:dur="0.5s" smil:targetElement="id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3" smil:attributeName="visibility" smil:to="visible"/>
                  <anim:transitionFilter smil:dur="0.5s" smil:targetElement="id8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4" smil:attributeName="visibility" smil:to="visible"/>
                  <anim:transitionFilter smil:dur="0.5s" smil:targetElement="id8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5" smil:attributeName="visibility" smil:to="visible"/>
                  <anim:transitionFilter smil:dur="0.5s" smil:targetElement="id8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6" smil:attributeName="visibility" smil:to="visible"/>
                  <anim:transitionFilter smil:dur="0.5s" smil:targetElement="id8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7" smil:attributeName="visibility" smil:to="visible"/>
                  <anim:transitionFilter smil:dur="0.5s" smil:targetElement="id8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8" smil:attributeName="visibility" smil:to="visible"/>
                  <anim:transitionFilter smil:dur="0.5s" smil:targetElement="id8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0" smil:attributeName="visibility" smil:to="visible"/>
                  <anim:transitionFilter smil:dur="0.5s" smil:targetElement="id9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1" smil:attributeName="visibility" smil:to="visible"/>
                  <anim:transitionFilter smil:dur="0.5s" smil:targetElement="id9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2" smil:attributeName="visibility" smil:to="visible"/>
                  <anim:transitionFilter smil:dur="0.5s" smil:targetElement="id9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3" smil:attributeName="visibility" smil:to="visible"/>
                  <anim:transitionFilter smil:dur="0.5s" smil:targetElement="id9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4" smil:attributeName="visibility" smil:to="visible"/>
                  <anim:transitionFilter smil:dur="0.5s" smil:targetElement="id9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96" smil:attributeName="visibility" smil:to="visible"/>
                  <anim:transitionFilter smil:dur="0.5s" smil:targetElement="id9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97" smil:attributeName="visibility" smil:to="visible"/>
                  <anim:transitionFilter smil:dur="0.5s" smil:targetElement="id9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8" smil:attributeName="visibility" smil:to="visible"/>
                  <anim:transitionFilter smil:dur="0.5s" smil:targetElement="id9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99" smil:attributeName="visibility" smil:to="visible"/>
                  <anim:transitionFilter smil:dur="0.5s" smil:targetElement="id9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0" smil:attributeName="visibility" smil:to="visible"/>
                  <anim:transitionFilter smil:dur="0.5s" smil:targetElement="id10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2" smil:attributeName="visibility" smil:to="visible"/>
                  <anim:transitionFilter smil:dur="0.5s" smil:targetElement="id10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3" smil:attributeName="visibility" smil:to="visible"/>
                  <anim:transitionFilter smil:dur="0.5s" smil:targetElement="id10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4" smil:attributeName="visibility" smil:to="visible"/>
                  <anim:transitionFilter smil:dur="0.5s" smil:targetElement="id10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5" smil:attributeName="visibility" smil:to="visible"/>
                  <anim:transitionFilter smil:dur="0.5s" smil:targetElement="id1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6" smil:attributeName="visibility" smil:to="visible"/>
                  <anim:transitionFilter smil:dur="0.5s" smil:targetElement="id1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09" smil:attributeName="visibility" smil:to="visible"/>
                  <anim:transitionFilter smil:dur="0.5s" smil:targetElement="id10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10" smil:attributeName="visibility" smil:to="visible"/>
                  <anim:transitionFilter smil:dur="0.5s" smil:targetElement="id11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25.4cm" svg:height="9.624cm" svg:x="0cm" svg:y="0.847cm">
          <text:list text:style-name="L1">
            <text:list-header>
              <text:p xml:id="id111" text:id="id111" text:style-name="P57"><text:span text:style-name="T6">注意：</text:span></text:p>
              <text:p xml:id="id112" text:id="id112" text:style-name="P57"><text:span text:style-name="T5">1</text:span><text:span text:style-name="T6">、循环体如果为一个以上的语句，用</text:span><text:span text:style-name="T5">{ }</text:span><text:span text:style-name="T6">括起。</text:span></text:p>
              <text:p xml:id="id113" text:id="id113" text:style-name="P57"><text:span text:style-name="T5">2</text:span><text:span text:style-name="T6">、循环体内或表达式中必须有使循环结束的条件，</text:span><text:span text:style-name="T36">即一定有一个循环变量。</text:span></text:p>
              <text:p xml:id="id114" text:id="id114" text:style-name="P57"><text:span text:style-name="T5">3</text:span><text:span text:style-name="T6">、</text:span><text:span text:style-name="T5">while</text:span><text:span text:style-name="T6">表达式可以成为语句，要特别小心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30" draw:text-style-name="P58" draw:layer="layout" svg:width="14.605cm" svg:height="5.94cm" svg:x="1.058cm" svg:y="1.693cm">
          <text:list text:style-name="L1">
            <text:list-header>
              <text:p text:style-name="P57"><text:span text:style-name="T5">k=2;</text:span></text:p>
              <text:p text:style-name="P57"><text:span text:style-name="T5">while(k!=0) <text:s text:c="2"/>cout&lt;&lt;k, <text:s text:c="2"/>k--;</text:span></text:p>
              <text:p text:style-name="P57"><text:span text:style-name="T5">cout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15" draw:id="id115" draw:layer="layout" svg:width="15.451cm" svg:height="4.137cm" svg:x="1.058cm" svg:y="10.16cm">
          <table:table>
            <table:table-column table:style-name="co10"/>
            <table:table-column table:style-name="co11"/>
            <table:table-column table:style-name="co12"/>
            <table:table-column table:style-name="co12"/>
            <table:table-row table:style-name="ro4" table:default-cell-style-name="ce5">
              <table:table-cell table:style-name="ce4">
                <text:list text:style-name="L1">
                  <text:list-header>
                    <text:p text:style-name="P10"><text:span text:style-name="T7">k</text:span></text:p>
                  </text:list-header>
                </text:list>
              </table:table-cell>
              <table:table-cell/>
              <table:table-cell/>
              <table:table-cell table:style-name="ce6"/>
            </table:table-row>
            <table:table-row table:style-name="ro5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8">循环条件</text:span></text:p>
                  </text:list-header>
                </text:list>
              </table:table-cell>
              <table:table-cell/>
              <table:table-cell/>
              <table:table-cell table:style-name="ce9"/>
            </table:table-row>
            <table:table-row table:style-name="ro5" table:default-cell-style-name="ce11">
              <table:table-cell table:style-name="ce10">
                <text:list text:continue-numbering="true" text:style-name="L1">
                  <text:list-header>
                    <text:p text:style-name="P10"><text:span text:style-name="T8">输出</text:span></text:p>
                  </text:list-header>
                </text:list>
              </table:table-cell>
              <table:table-cell/>
              <table:table-cell/>
              <table:table-cell table:style-name="ce12"/>
            </table:table-row>
          </table:table>
          <draw:image xlink:href="Pictures/TablePreview3.svm" xlink:type="simple" xlink:show="embed" xlink:actuate="onLoad"/>
        </draw:frame>
        <draw:custom-shape draw:name="Text Box 1049" draw:style-name="gr167" draw:text-style-name="P58" xml:id="id125" draw:id="id125" draw:layer="layout" svg:width="5.291cm" svg:height="1.55cm" svg:x="17.992cm" svg:y="12.488cm">
          <text:list text:style-name="L3">
            <text:list-header>
              <text:p text:style-name="P57"><text:span text:style-name="T47">输出：</text:span><text:span text:style-name="T21">2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0" draw:style-name="gr5" draw:text-style-name="P22" xml:id="id116" draw:id="id116" draw:layer="layout" svg:width="1.694cm" svg:height="1.277cm" svg:x="6.138cm" svg:y="10.16cm">
          <text:list text:style-name="L1">
            <text:list-header>
              <text:p text:style-name="P2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1" draw:style-name="gr168" draw:text-style-name="P22" xml:id="id117" draw:id="id117" draw:layer="layout" svg:width="1.694cm" svg:height="1.277cm" svg:x="6.138cm" svg:y="11.43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2" draw:style-name="gr5" draw:text-style-name="P22" xml:id="id118" draw:id="id118" draw:layer="layout" svg:width="1.694cm" svg:height="1.277cm" svg:x="6.138cm" svg:y="12.912cm">
          <text:list text:style-name="L1">
            <text:list-header>
              <text:p text:style-name="P2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3" draw:style-name="gr5" draw:text-style-name="P22" xml:id="id119" draw:id="id119" draw:layer="layout" svg:width="1.693cm" svg:height="1.277cm" svg:x="9.737cm" svg:y="10.16cm">
          <text:list text:style-name="L1">
            <text:list-header>
              <text:p text:style-name="P21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4" draw:style-name="gr169" draw:text-style-name="P22" xml:id="id120" draw:id="id120" draw:layer="layout" svg:width="1.693cm" svg:height="1.277cm" svg:x="9.737cm" svg:y="11.43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5" draw:style-name="gr5" draw:text-style-name="P22" xml:id="id121" draw:id="id121" draw:layer="layout" svg:width="1.693cm" svg:height="1.277cm" svg:x="9.737cm" svg:y="12.912cm">
          <text:list text:style-name="L1">
            <text:list-header>
              <text:p text:style-name="P21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6" draw:style-name="gr5" draw:text-style-name="P22" xml:id="id122" draw:id="id122" draw:layer="layout" svg:width="1.694cm" svg:height="1.277cm" svg:x="13.758cm" svg:y="10.16cm">
          <text:list text:style-name="L1">
            <text:list-header>
              <text:p text:style-name="P21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7" draw:style-name="gr170" draw:text-style-name="P22" xml:id="id123" draw:id="id123" draw:layer="layout" svg:width="1.694cm" svg:height="1.277cm" svg:x="13.758cm" svg:y="11.43cm">
          <text:list text:style-name="L3">
            <text:list-header>
              <text:p text:style-name="P21"><text:span text:style-name="T25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58" draw:style-name="gr5" draw:text-style-name="P22" xml:id="id124" draw:id="id124" draw:layer="layout" svg:width="2.752cm" svg:height="1.277cm" svg:x="13.123cm" svg:y="12.912cm">
          <text:list text:style-name="L1">
            <text:list-header>
              <text:p text:style-name="P21"><text:span text:style-name="T15">回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5" smil:attributeName="visibility" smil:to="visible"/>
                  <anim:transitionFilter smil:dur="0.5s" smil:targetElement="id11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6" smil:attributeName="visibility" smil:to="visible"/>
                  <anim:transitionFilter smil:dur="0.5s" smil:targetElement="id1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8" smil:attributeName="visibility" smil:to="visible"/>
                  <anim:transitionFilter smil:dur="0.5s" smil:targetElement="id1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19" smil:attributeName="visibility" smil:to="visible"/>
                  <anim:transitionFilter smil:dur="0.5s" smil:targetElement="id1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0" smil:attributeName="visibility" smil:to="visible"/>
                  <anim:transitionFilter smil:dur="0.5s" smil:targetElement="id1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1" smil:attributeName="visibility" smil:to="visible"/>
                  <anim:transitionFilter smil:dur="0.5s" smil:targetElement="id1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2" smil:attributeName="visibility" smil:to="visible"/>
                  <anim:transitionFilter smil:dur="0.5s" smil:targetElement="id1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3" smil:attributeName="visibility" smil:to="visible"/>
                  <anim:transitionFilter smil:dur="0.5s" smil:targetElement="id1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4" smil:attributeName="visibility" smil:to="visible"/>
                  <anim:transitionFilter smil:dur="0.5s" smil:targetElement="id12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5" smil:attributeName="visibility" smil:to="visible"/>
                  <anim:transitionFilter smil:dur="0.5s" smil:targetElement="id125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17.992cm" svg:height="14.72cm" svg:x="1.058cm" svg:y="0cm">
          <text:list text:style-name="L1">
            <text:list-header>
              <text:p text:style-name="P57"><text:span text:style-name="T5">void main(void)</text:span></text:p>
              <text:p text:style-name="P57"><text:span text:style-name="T5">{ <text:s text:c="2"/>int <text:s/>num=0;</text:span></text:p>
              <text:p text:style-name="P57"><text:span text:style-name="T5"><text:s text:c="4"/></text:span><text:span text:style-name="T5">while(num&lt;=2)</text:span></text:p>
              <text:p text:style-name="P57"><text:span text:style-name="T5"><text:s text:c="4"/></text:span><text:span text:style-name="T5">{ <text:s text:c="3"/>num++;</text:span></text:p>
              <text:p text:style-name="P57"><text:span text:style-name="T5"><text:s text:c="9"/></text:span><text:span text:style-name="T5">cout&lt;&lt;num&lt;&lt;endl;</text:span></text:p>
              <text:p text:style-name="P57"><text:span text:style-name="T5"><text:s text:c="5"/></text:span><text:span text:style-name="T5">}</text:span></text:p>
              <text:p text:style-name="P57"><text:span text:style-name="T5">}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26" draw:id="id126" draw:layer="layout" svg:width="16.297cm" svg:height="4.373cm" svg:x="3.175cm" svg:y="12.912cm">
          <table:table>
            <table:table-column table:style-name="co10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6" table:default-cell-style-name="ce5">
              <table:table-cell table:style-name="ce4">
                <text:list text:style-name="L1">
                  <text:list-header>
                    <text:p text:style-name="P10"><text:span text:style-name="T7">num</text:span></text:p>
                  </text:list-header>
                </text:list>
              </table:table-cell>
              <table:table-cell/>
              <table:table-cell/>
              <table:table-cell/>
              <table:table-cell table:style-name="ce6"/>
            </table:table-row>
            <table:table-row table:style-name="ro7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8">循环条件</text:span></text:p>
                  </text:list-header>
                </text:list>
              </table:table-cell>
              <table:table-cell/>
              <table:table-cell/>
              <table:table-cell/>
              <table:table-cell table:style-name="ce9"/>
            </table:table-row>
            <table:table-row table:style-name="ro8" table:default-cell-style-name="ce11">
              <table:table-cell table:style-name="ce10">
                <text:list text:continue-numbering="true" text:style-name="L1">
                  <text:list-header>
                    <text:p text:style-name="P10"><text:span text:style-name="T8">输出</text:span></text:p>
                  </text:list-header>
                </text:list>
              </table:table-cell>
              <table:table-cell/>
              <table:table-cell/>
              <table:table-cell/>
              <table:table-cell table:style-name="ce12"/>
            </table:table-row>
          </table:table>
          <draw:image xlink:href="Pictures/TablePreview4.svm" xlink:type="simple" xlink:show="embed" xlink:actuate="onLoad"/>
        </draw:frame>
        <draw:custom-shape draw:name="Text Box 29" draw:style-name="gr171" draw:text-style-name="P58" xml:id="id139" draw:id="id139" draw:layer="layout" svg:width="2.116cm" svg:height="5.94cm" svg:x="19.262cm" svg:y="4.657cm">
          <text:list text:style-name="L3">
            <text:list-header>
              <text:p text:style-name="P57"><text:span text:style-name="T21">1</text:span></text:p>
              <text:p text:style-name="P57"><text:span text:style-name="T21">2</text:span></text:p>
              <text:p text:style-name="P57"><text:span text:style-name="T21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5" draw:text-style-name="P22" xml:id="id127" draw:id="id127" draw:layer="layout" svg:width="1.27cm" svg:height="1.277cm" svg:x="8.255cm" svg:y="12.912cm">
          <text:list text:style-name="L1">
            <text:list-header>
              <text:p text:style-name="P21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72" draw:text-style-name="P22" xml:id="id128" draw:id="id128" draw:layer="layout" svg:width="1.27cm" svg:height="1.277cm" svg:x="8.255cm" svg:y="14.393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5" draw:text-style-name="P22" xml:id="id129" draw:id="id129" draw:layer="layout" svg:width="3.175cm" svg:height="1.277cm" svg:x="7.408cm" svg:y="15.875cm">
          <text:list text:style-name="L1">
            <text:list-header>
              <text:p text:style-name="P21"><text:span text:style-name="T14">1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5" draw:text-style-name="P22" xml:id="id130" draw:id="id130" draw:layer="layout" svg:width="1.27cm" svg:height="1.277cm" svg:x="11.43cm" svg:y="12.912cm">
          <text:list text:style-name="L1">
            <text:list-header>
              <text:p text:style-name="P21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73" draw:text-style-name="P22" xml:id="id131" draw:id="id131" draw:layer="layout" svg:width="1.27cm" svg:height="1.277cm" svg:x="11.43cm" svg:y="14.393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5" draw:text-style-name="P22" xml:id="id132" draw:id="id132" draw:layer="layout" svg:width="3.175cm" svg:height="1.277cm" svg:x="10.583cm" svg:y="15.875cm">
          <text:list text:style-name="L1">
            <text:list-header>
              <text:p text:style-name="P21"><text:span text:style-name="T14">2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5" draw:text-style-name="P22" xml:id="id133" draw:id="id133" draw:layer="layout" svg:width="1.27cm" svg:height="1.277cm" svg:x="14.605cm" svg:y="12.912cm">
          <text:list text:style-name="L1">
            <text:list-header>
              <text:p text:style-name="P21"><text:span text:style-name="T14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174" draw:text-style-name="P22" xml:id="id134" draw:id="id134" draw:layer="layout" svg:width="1.27cm" svg:height="1.277cm" svg:x="14.605cm" svg:y="14.393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5" draw:text-style-name="P22" xml:id="id135" draw:id="id135" draw:layer="layout" svg:width="3.175cm" svg:height="1.277cm" svg:x="13.758cm" svg:y="15.875cm">
          <text:list text:style-name="L1">
            <text:list-header>
              <text:p text:style-name="P21"><text:span text:style-name="T14">3&lt;CR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5" draw:text-style-name="P22" xml:id="id136" draw:id="id136" draw:layer="layout" svg:width="1.27cm" svg:height="1.277cm" svg:x="17.357cm" svg:y="12.912cm">
          <text:list text:style-name="L1">
            <text:list-header>
              <text:p text:style-name="P21"><text:span text:style-name="T14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175" draw:text-style-name="P22" xml:id="id137" draw:id="id137" draw:layer="layout" svg:width="1.27cm" svg:height="1.277cm" svg:x="17.357cm" svg:y="14.393cm">
          <text:list text:style-name="L2">
            <text:list-header>
              <text:p text:style-name="P21"><text:span text:style-name="T13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5" draw:text-style-name="P22" xml:id="id138" draw:id="id138" draw:layer="layout" svg:width="1.481cm" svg:height="1.277cm" svg:x="17.357cm" svg:y="15.875cm">
          <text:list text:style-name="L1">
            <text:list-header>
              <text:p text:style-name="P21"><text:span text:style-name="T15">无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6" smil:attributeName="visibility" smil:to="visible"/>
                  <anim:transitionFilter smil:dur="0.5s" smil:targetElement="id12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7" smil:attributeName="visibility" smil:to="visible"/>
                  <anim:transitionFilter smil:dur="0.5s" smil:targetElement="id1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8" smil:attributeName="visibility" smil:to="visible"/>
                  <anim:transitionFilter smil:dur="0.5s" smil:targetElement="id1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29" smil:attributeName="visibility" smil:to="visible"/>
                  <anim:transitionFilter smil:dur="0.5s" smil:targetElement="id1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0" smil:attributeName="visibility" smil:to="visible"/>
                  <anim:transitionFilter smil:dur="0.5s" smil:targetElement="id1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2" smil:attributeName="visibility" smil:to="visible"/>
                  <anim:transitionFilter smil:dur="0.5s" smil:targetElement="id1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3" smil:attributeName="visibility" smil:to="visible"/>
                  <anim:transitionFilter smil:dur="0.5s" smil:targetElement="id1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4" smil:attributeName="visibility" smil:to="visible"/>
                  <anim:transitionFilter smil:dur="0.5s" smil:targetElement="id1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6" smil:attributeName="visibility" smil:to="visible"/>
                  <anim:transitionFilter smil:dur="0.5s" smil:targetElement="id1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7" smil:attributeName="visibility" smil:to="visible"/>
                  <anim:transitionFilter smil:dur="0.5s" smil:targetElement="id1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8" smil:attributeName="visibility" smil:to="visible"/>
                  <anim:transitionFilter smil:dur="0.5s" smil:targetElement="id1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9" smil:attributeName="visibility" smil:to="visible"/>
                  <anim:transitionFilter smil:dur="0.5s" smil:targetElement="id13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17.78cm" svg:height="10.33cm" svg:x="2.117cm" svg:y="0.635cm">
          <text:list text:style-name="L1">
            <text:list-header>
              <text:p text:style-name="P57"><text:span text:style-name="T5">void main(void)</text:span></text:p>
              <text:p text:style-name="P57"><text:span text:style-name="T5">{ <text:s text:c="2"/>int <text:s/>y=10;</text:span></text:p>
              <text:p text:style-name="P57"><text:span text:style-name="T5"><text:s text:c="4"/></text:span><text:span text:style-name="T5">while (y--);</text:span></text:p>
              <text:p text:style-name="P57"><text:span text:style-name="T5"><text:s text:c="3"/></text:span><text:span text:style-name="T5">cout&lt;&lt;“y=”&lt;&lt;y&lt;&lt;endl;</text:span></text:p>
              <text:p text:style-name="P57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40" draw:id="id140" draw:layer="layout" svg:width="15.186cm" svg:height="4.867cm" svg:x="6.138cm" svg:y="10.16cm">
          <table:table>
            <table:table-column table:style-name="co17"/>
            <table:table-column table:style-name="co18"/>
            <table:table-column table:style-name="co18"/>
            <table:table-column table:style-name="co19"/>
            <table:table-column table:style-name="co18"/>
            <table:table-column table:style-name="co19"/>
            <table:table-row table:style-name="ro9" table:default-cell-style-name="ce5">
              <table:table-cell table:style-name="ce4">
                <text:list text:style-name="L1">
                  <text:list-header>
                    <text:p text:style-name="P10"><text:span text:style-name="T7">y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10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8">条件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11" table:default-cell-style-name="ce11">
              <table:table-cell table:style-name="ce10">
                <text:list text:continue-numbering="true" text:style-name="L1">
                  <text:list-header>
                    <text:p text:style-name="P10"><text:span text:style-name="T8">输出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5.svm" xlink:type="simple" xlink:show="embed" xlink:actuate="onLoad"/>
        </draw:frame>
        <draw:custom-shape draw:name="Text Box 41" draw:style-name="gr176" draw:text-style-name="P58" xml:id="id156" draw:id="id156" draw:layer="layout" svg:width="6.844cm" svg:height="1.55cm" svg:x="4.022cm" svg:y="16.298cm">
          <text:list text:style-name="L3">
            <text:list-header>
              <text:p text:style-name="P57"><text:span text:style-name="T47">输出：</text:span><text:span text:style-name="T21">y=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77" draw:text-style-name="P9" draw:layer="layout" svg:width="8.224cm" svg:height="3.675cm" svg:x="15.875cm" svg:y="1.058cm">
          <text:list text:style-name="L3">
            <text:list-header>
              <text:p text:style-name="P8"><text:span text:style-name="T47">输出是什么？</text:span></text:p>
              <text:p text:style-name="P8"><text:span text:style-name="T47">循环几次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5" draw:text-style-name="P19" xml:id="id141" draw:id="id141" draw:layer="layout" svg:width="1.482cm" svg:height="1.277cm" svg:x="9.313cm" svg:y="10.372cm">
          <text:list text:style-name="L1">
            <text:list-header>
              <text:p text:style-name="P18"><text:span text:style-name="T14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178" draw:text-style-name="P19" xml:id="id142" draw:id="id142" draw:layer="layout" svg:width="1.482cm" svg:height="1.277cm" svg:x="9.313cm" svg:y="11.853cm">
          <text:list text:style-name="L3">
            <text:list-header>
              <text:p text:style-name="P18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79" draw:text-style-name="P19" xml:id="id143" draw:id="id143" draw:layer="layout" svg:width="1.482cm" svg:height="1.277cm" svg:x="9.313cm" svg:y="13.335cm">
          <text:list text:style-name="L2">
            <text:list-header>
              <text:p text:style-name="P18"><text:span text:style-name="T13">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5" draw:text-style-name="P19" xml:id="id144" draw:id="id144" draw:layer="layout" svg:width="1.482cm" svg:height="1.277cm" svg:x="11.853cm" svg:y="10.372cm">
          <text:list text:style-name="L1">
            <text:list-header>
              <text:p text:style-name="P18"><text:span text:style-name="T14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180" draw:text-style-name="P19" xml:id="id145" draw:id="id145" draw:layer="layout" svg:width="1.482cm" svg:height="1.277cm" svg:x="11.853cm" svg:y="11.853cm">
          <text:list text:style-name="L3">
            <text:list-header>
              <text:p text:style-name="P18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5" draw:text-style-name="P19" xml:id="id146" draw:id="id146" draw:layer="layout" svg:width="1.482cm" svg:height="1.277cm" svg:x="11.853cm" svg:y="13.335cm">
          <text:list text:style-name="L1">
            <text:list-header>
              <text:p text:style-name="P18"><text:span text:style-name="T15">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5" draw:text-style-name="P19" xml:id="id147" draw:id="id147" draw:layer="layout" svg:width="2.116cm" svg:height="1.277cm" svg:x="14.182cm" svg:y="10.16cm">
          <text:list text:style-name="L1">
            <text:list-header>
              <text:p text:style-name="P18"><text:span text:style-name="T14">..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181" draw:text-style-name="P19" xml:id="id148" draw:id="id148" draw:layer="layout" svg:width="1.482cm" svg:height="1.277cm" svg:x="14.393cm" svg:y="11.853cm">
          <text:list text:style-name="L3">
            <text:list-header>
              <text:p text:style-name="P18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5" draw:text-style-name="P19" xml:id="id149" draw:id="id149" draw:layer="layout" svg:width="1.482cm" svg:height="1.277cm" svg:x="14.393cm" svg:y="13.335cm">
          <text:list text:style-name="L1">
            <text:list-header>
              <text:p text:style-name="P18"><text:span text:style-name="T15">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5" draw:text-style-name="P19" xml:id="id150" draw:id="id150" draw:layer="layout" svg:width="1.482cm" svg:height="1.277cm" svg:x="17.145cm" svg:y="10.372cm">
          <text:list text:style-name="L1">
            <text:list-header>
              <text:p text:style-name="P18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182" draw:text-style-name="P19" xml:id="id151" draw:id="id151" draw:layer="layout" svg:width="1.482cm" svg:height="1.277cm" svg:x="16.933cm" svg:y="11.853cm">
          <text:list text:style-name="L3">
            <text:list-header>
              <text:p text:style-name="P18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5" draw:text-style-name="P19" xml:id="id152" draw:id="id152" draw:layer="layout" svg:width="1.482cm" svg:height="1.277cm" svg:x="16.933cm" svg:y="13.335cm">
          <text:list text:style-name="L1">
            <text:list-header>
              <text:p text:style-name="P18"><text:span text:style-name="T15">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5" draw:text-style-name="P19" xml:id="id153" draw:id="id153" draw:layer="layout" svg:width="1.482cm" svg:height="1.277cm" svg:x="19.473cm" svg:y="10.372cm">
          <text:list text:style-name="L1">
            <text:list-header>
              <text:p text:style-name="P18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183" draw:text-style-name="P19" xml:id="id154" draw:id="id154" draw:layer="layout" svg:width="1.481cm" svg:height="1.277cm" svg:x="19.262cm" svg:y="11.853cm">
          <text:list text:style-name="L3">
            <text:list-header>
              <text:p text:style-name="P18"><text:span text:style-name="T25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184" draw:text-style-name="P19" xml:id="id155" draw:id="id155" draw:layer="layout" svg:width="1.905cm" svg:height="2.293cm" svg:x="19.262cm" svg:y="13.335cm">
          <text:list text:style-name="L2">
            <text:list-header>
              <text:p text:style-name="P18"><text:span text:style-name="T13">－</text:span><text:span text:style-name="T1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185" draw:text-style-name="P9" xml:id="id157" draw:id="id157" draw:layer="layout" svg:width="9.736cm" svg:height="1.615cm" svg:x="12.912cm" svg:y="16.298cm">
          <text:list text:style-name="L3">
            <text:list-header>
              <text:p text:style-name="P8"><text:span text:style-name="T47">循环：</text:span><text:span text:style-name="T21">10</text:span><text:span text:style-name="T47">次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40" smil:attributeName="visibility" smil:to="visible"/>
                  <anim:transitionFilter smil:dur="0.5s" smil:targetElement="id1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1" smil:attributeName="visibility" smil:to="visible"/>
                  <anim:transitionFilter smil:dur="0.5s" smil:targetElement="id1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2" smil:attributeName="visibility" smil:to="visible"/>
                  <anim:transitionFilter smil:dur="0.5s" smil:targetElement="id1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3" smil:attributeName="visibility" smil:to="visible"/>
                  <anim:transitionFilter smil:dur="0.5s" smil:targetElement="id1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5" smil:attributeName="visibility" smil:to="visible"/>
                  <anim:transitionFilter smil:dur="0.5s" smil:targetElement="id1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6" smil:attributeName="visibility" smil:to="visible"/>
                  <anim:transitionFilter smil:dur="0.5s" smil:targetElement="id1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7" smil:attributeName="visibility" smil:to="visible"/>
                  <anim:transitionFilter smil:dur="0.5s" smil:targetElement="id1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8" smil:attributeName="visibility" smil:to="visible"/>
                  <anim:transitionFilter smil:dur="0.5s" smil:targetElement="id1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49" smil:attributeName="visibility" smil:to="visible"/>
                  <anim:transitionFilter smil:dur="0.5s" smil:targetElement="id1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0" smil:attributeName="visibility" smil:to="visible"/>
                  <anim:transitionFilter smil:dur="0.5s" smil:targetElement="id1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1" smil:attributeName="visibility" smil:to="visible"/>
                  <anim:transitionFilter smil:dur="0.5s" smil:targetElement="id1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2" smil:attributeName="visibility" smil:to="visible"/>
                  <anim:transitionFilter smil:dur="0.5s" smil:targetElement="id1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3" smil:attributeName="visibility" smil:to="visible"/>
                  <anim:transitionFilter smil:dur="0.5s" smil:targetElement="id15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4" smil:attributeName="visibility" smil:to="visible"/>
                  <anim:transitionFilter smil:dur="0.5s" smil:targetElement="id1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5" smil:attributeName="visibility" smil:to="visible"/>
                  <anim:transitionFilter smil:dur="0.5s" smil:targetElement="id1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6" smil:attributeName="visibility" smil:to="visible"/>
                  <anim:transitionFilter smil:dur="0.5s" smil:targetElement="id1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57" smil:attributeName="visibility" smil:to="visible"/>
                  <anim:transitionFilter smil:dur="0.5s" smil:targetElement="id157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15.664cm" svg:height="8.135cm" svg:x="2.328cm" svg:y="0.847cm">
          <text:list text:style-name="L1">
            <text:list-header>
              <text:p text:style-name="P57"><text:span text:style-name="T5">k=10;</text:span></text:p>
              <text:p text:style-name="P57"><text:span text:style-name="T5">while( k=0 )</text:span></text:p>
              <text:p text:style-name="P57"><text:span text:style-name="T5"><text:s text:c="5"/></text:span><text:span text:style-name="T5">k=k-1;</text:span></text:p>
              <text:p text:style-name="P57"><text:span text:style-name="T5">cout&lt;&lt; k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58" draw:id="id158" draw:layer="layout" svg:width="6.984cm" svg:height="3.174cm" svg:x="12.488cm" svg:y="6.773cm">
          <table:table>
            <table:table-column table:style-name="co20"/>
            <table:table-column table:style-name="co21"/>
            <table:table-row table:style-name="ro12">
              <table:table-cell table:style-name="ce4">
                <text:list text:style-name="L1">
                  <text:list-header>
                    <text:p text:style-name="P10"><text:span text:style-name="T7">k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0"><text:span text:style-name="T7">10</text:span></text:p>
                  </text:list-header>
                </text:list>
              </table:table-cell>
            </table:table-row>
            <table:table-row table:style-name="ro13">
              <table:table-cell table:style-name="ce10">
                <text:list text:continue-numbering="true" text:style-name="L1">
                  <text:list-header>
                    <text:p text:style-name="P10"><text:span text:style-name="T8">表达式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0"><text:span text:style-name="T7">0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4" draw:style-name="gr186" draw:text-style-name="P58" xml:id="id159" draw:id="id159" draw:layer="layout" svg:width="8.89cm" svg:height="1.55cm" svg:x="12.488cm" svg:y="11.642cm">
          <text:list text:style-name="L3">
            <text:list-header>
              <text:p text:style-name="P57"><text:span text:style-name="T47">输出：</text:span><text:span text:style-name="T21">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8" smil:attributeName="visibility" smil:to="visible"/>
                  <anim:transitionFilter smil:dur="0.5s" smil:targetElement="id15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59" smil:attributeName="visibility" smil:to="visible"/>
                  <anim:transitionFilter smil:dur="0.5s" smil:targetElement="id159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12.912cm" svg:height="8.135cm" svg:x="1.693cm" svg:y="5.503cm">
          <text:list text:style-name="L1">
            <text:list-header>
              <text:p text:style-name="P57"><text:span text:style-name="T5">x=10; <text:s/>while (x!=0) <text:s/>x--;</text:span></text:p>
              <text:p text:style-name="P57"><text:span text:style-name="T5">x=10; <text:s/>while (x) <text:s/>x--;</text:span></text:p>
              <text:p text:style-name="P57"><text:span text:style-name="T5">x=10; <text:s/>while(x--);</text:span></text:p>
              <text:p text:style-name="P57"><text:span text:style-name="T5">x=10; <text:s/>while(--x)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8" draw:layer="layout" svg:width="17.145cm" svg:height="1.55cm" svg:x="0cm" svg:y="1.27cm">
          <text:list text:style-name="L1">
            <text:list-header>
              <text:p text:style-name="P57"><text:span text:style-name="T6">以下语句，循环退出时</text:span><text:span text:style-name="T5">x</text:span><text:span text:style-name="T6">为多少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87" draw:text-style-name="P58" xml:id="id160" draw:id="id160" draw:layer="layout" svg:width="5.503cm" svg:height="1.55cm" svg:x="15.452cm" svg:y="5.715cm">
          <text:list text:style-name="L6">
            <text:list-header>
              <text:p text:style-name="P57"><text:span text:style-name="T29">x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8" draw:text-style-name="P58" xml:id="id161" draw:id="id161" draw:layer="layout" svg:width="5.503cm" svg:height="1.55cm" svg:x="15.452cm" svg:y="7.62cm">
          <text:list text:style-name="L6">
            <text:list-header>
              <text:p text:style-name="P57"><text:span text:style-name="T29">x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9" draw:text-style-name="P58" xml:id="id162" draw:id="id162" draw:layer="layout" svg:width="5.503cm" svg:height="1.55cm" svg:x="15.452cm" svg:y="9.737cm">
          <text:list text:style-name="L6">
            <text:list-header>
              <text:p text:style-name="P57"><text:span text:style-name="T29">x=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90" draw:text-style-name="P58" xml:id="id163" draw:id="id163" draw:layer="layout" svg:width="5.503cm" svg:height="1.55cm" svg:x="15.452cm" svg:y="12.065cm">
          <text:list text:style-name="L6">
            <text:list-header>
              <text:p text:style-name="P57"><text:span text:style-name="T29">x=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0" smil:attributeName="visibility" smil:to="visible"/>
                  <anim:transitionFilter smil:dur="0.5s" smil:targetElement="id16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1" smil:attributeName="visibility" smil:to="visible"/>
                  <anim:transitionFilter smil:dur="0.5s" smil:targetElement="id16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2" smil:attributeName="visibility" smil:to="visible"/>
                  <anim:transitionFilter smil:dur="0.5s" smil:targetElement="id16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163" smil:attributeName="visibility" smil:to="visible"/>
                  <anim:transitionFilter smil:dur="0.5s" smil:targetElement="id16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80" draw:layer="layout" svg:width="23.072cm" svg:height="17.142cm" svg:x="0cm" svg:y="0cm">
          <text:list text:style-name="L1">
            <text:list-header>
              <text:p text:style-name="P79"><text:span text:style-name="T7">#include&lt;iostream.h&gt;</text:span></text:p>
              <text:p text:style-name="P79"><text:span text:style-name="T7">void main()</text:span></text:p>
              <text:p text:style-name="P79"><text:span text:style-name="T7">{</text:span><text:span text:style-name="T7"><text:tab/></text:span><text:span text:style-name="T7">char ch;</text:span></text:p>
              <text:p text:style-name="P79"><text:span text:style-name="T7"><text:tab/></text:span><text:span text:style-name="T7">while(cin.get(ch)&amp;&amp;ch!='\n')</text:span></text:p>
              <text:p text:style-name="P79"><text:span text:style-name="T7"><text:tab/></text:span><text:span text:style-name="T7">switch (ch-'2')</text:span></text:p>
              <text:p text:style-name="P79"><text:span text:style-name="T7"><text:s text:c="12"/></text:span><text:span text:style-name="T7">{ case <text:s/>0:</text:span></text:p>
              <text:p text:style-name="P79"><text:span text:style-name="T7"><text:s text:c="15"/></text:span><text:span text:style-name="T7">case <text:s/>1: <text:s/>cout&lt;&lt;(char)(ch+4);</text:span></text:p>
              <text:p text:style-name="P79"><text:span text:style-name="T7"><text:s text:c="15"/></text:span><text:span text:style-name="T7">case <text:s/>2: <text:s/>cout&lt;&lt;(char)(ch+4); break;</text:span></text:p>
              <text:p text:style-name="P79"><text:span text:style-name="T7"><text:s text:c="15"/></text:span><text:span text:style-name="T7">case <text:s/>3: <text:s/>cout&lt;&lt;(char)(ch+3) ; <text:s/></text:span></text:p>
              <text:p text:style-name="P79"><text:span text:style-name="T7"><text:s text:c="15"/></text:span><text:span text:style-name="T7">default : cout&lt;&lt;(char)(ch+2); break;</text:span></text:p>
              <text:p text:style-name="P79"><text:span text:style-name="T7"><text:s text:c="13"/></text:span><text:span text:style-name="T7">}</text:span></text:p>
              <text:p text:style-name="P79"><text:span text:style-name="T7"><text:s text:c="5"/></text:span><text:span text:style-name="T7">cout&lt;&lt;endl;</text:span></text:p>
              <text:p text:style-name="P79"><text:span text:style-name="T7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0" draw:layer="layout" svg:width="12.32cm" svg:height="1.878cm" svg:x="12.277cm" svg:y="0.591cm">
          <text:p/>
          <draw:enhanced-geometry svg:viewBox="0 0 21600 21600" draw:type="mso-spt202" draw:enhanced-path="M 0 0 L 21600 0 21600 21600 0 21600 0 0 Z N"/>
        </draw:custom-shape>
        <draw:custom-shape draw:name="Text Box 4" draw:style-name="gr191" draw:text-style-name="P54" draw:layer="layout" svg:width="14.605cm" svg:height="2.867cm" svg:x="9.948cm" svg:y="0.635cm">
          <text:list text:style-name="L6">
            <text:list-header>
              <text:p text:style-name="P53"><text:span text:style-name="T48">从键盘输入</text:span><text:span text:style-name="T20">2473&lt;CR&gt;</text:span><text:span text:style-name="T48">，则程序的输出结果是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92" draw:text-style-name="P58" draw:layer="layout" svg:width="3.859cm" svg:height="1.55cm" svg:x="6.301cm" svg:y="15.875cm">
          <text:list text:style-name="L6">
            <text:list-header>
              <text:p text:style-name="P57"><text:span text:style-name="T49">输出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93" draw:text-style-name="P24" xml:id="id164" draw:id="id164" draw:layer="layout" svg:width="2.117cm" svg:height="1.415cm" svg:x="9.948cm" svg:y="15.875cm">
          <text:list text:style-name="L2">
            <text:list-header>
              <text:p text:style-name="P23"><text:span text:style-name="T2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94" draw:text-style-name="P24" xml:id="id165" draw:id="id165" draw:layer="layout" svg:width="2.117cm" svg:height="1.415cm" svg:x="10.583cm" svg:y="15.875cm">
          <text:list text:style-name="L2">
            <text:list-header>
              <text:p text:style-name="P23"><text:span text:style-name="T2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95" draw:text-style-name="P24" xml:id="id166" draw:id="id166" draw:layer="layout" svg:width="2.117cm" svg:height="1.415cm" svg:x="11.218cm" svg:y="15.875cm">
          <text:list text:style-name="L2">
            <text:list-header>
              <text:p text:style-name="P23"><text:span text:style-name="T22">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96" draw:text-style-name="P24" xml:id="id167" draw:id="id167" draw:layer="layout" svg:width="2.117cm" svg:height="1.415cm" svg:x="11.853cm" svg:y="15.875cm">
          <text:list text:style-name="L2">
            <text:list-header>
              <text:p text:style-name="P23"><text:span text:style-name="T22">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97" draw:text-style-name="P24" xml:id="id168" draw:id="id168" draw:layer="layout" svg:width="2.117cm" svg:height="1.415cm" svg:x="12.488cm" svg:y="15.875cm">
          <text:list text:style-name="L2">
            <text:list-header>
              <text:p text:style-name="P23"><text:span text:style-name="T2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98" draw:text-style-name="P24" xml:id="id169" draw:id="id169" draw:layer="layout" svg:width="2.117cm" svg:height="1.415cm" svg:x="13.123cm" svg:y="15.875cm">
          <text:list text:style-name="L2">
            <text:list-header>
              <text:p text:style-name="P23"><text:span text:style-name="T22">7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4" smil:attributeName="visibility" smil:to="visible"/>
                  <anim:transitionFilter smil:dur="0.5s" smil:targetElement="id16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5" smil:attributeName="visibility" smil:to="visible"/>
                  <anim:transitionFilter smil:dur="0.5s" smil:targetElement="id16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6" smil:attributeName="visibility" smil:to="visible"/>
                  <anim:transitionFilter smil:dur="0.5s" smil:targetElement="id1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7" smil:attributeName="visibility" smil:to="visible"/>
                  <anim:transitionFilter smil:dur="0.5s" smil:targetElement="id1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8" smil:attributeName="visibility" smil:to="visible"/>
                  <anim:transitionFilter smil:dur="0.5s" smil:targetElement="id16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69" smil:attributeName="visibility" smil:to="visible"/>
                  <anim:transitionFilter smil:dur="0.5s" smil:targetElement="id169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 xml:id="id171" draw:id="id171">
          <draw:custom-shape draw:name="Rectangle 3" draw:style-name="gr199" draw:text-style-name="P13" draw:layer="layout" svg:width="9.101cm" svg:height="2.011cm" svg:x="2.328cm" svg:y="13.441cm">
            <text:p/>
            <draw:enhanced-geometry svg:viewBox="0 0 21600 21600" draw:type="rectangle" draw:enhanced-path="M 0 0 L 21600 0 21600 21600 0 21600 0 0 Z N"/>
          </draw:custom-shape>
          <draw:custom-shape draw:name="Rectangle 4" draw:style-name="gr200" draw:text-style-name="P13" draw:layer="layout" svg:width="6.761cm" svg:height="2.011cm" svg:x="4.668cm" svg:y="11.43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201" draw:text-style-name="P13" draw:layer="layout" svg:width="2.34cm" svg:height="2.011cm" svg:x="2.328cm" svg:y="11.43cm">
            <text:p/>
            <draw:enhanced-geometry svg:viewBox="0 0 21600 21600" draw:type="rectangle" draw:enhanced-path="M 0 0 L 21600 0 21600 21600 0 21600 0 0 Z N"/>
          </draw:custom-shape>
          <draw:line draw:name="Line 6" draw:style-name="gr9" draw:text-style-name="P14" draw:layer="layout" svg:x1="2.328cm" svg:y1="11.43cm" svg:x2="11.429cm" svg:y2="11.43cm">
            <text:p/>
          </draw:line>
          <draw:line draw:name="Line 7" draw:style-name="gr9" draw:text-style-name="P14" draw:layer="layout" svg:x1="2.328cm" svg:y1="15.452cm" svg:x2="11.429cm" svg:y2="15.452cm">
            <text:p/>
          </draw:line>
          <draw:line draw:name="Line 8" draw:style-name="gr9" draw:text-style-name="P14" draw:layer="layout" svg:x1="2.328cm" svg:y1="11.43cm" svg:x2="2.328cm" svg:y2="15.452cm">
            <text:p/>
          </draw:line>
          <draw:line draw:name="Line 9" draw:style-name="gr10" draw:text-style-name="P14" draw:layer="layout" svg:x1="4.668cm" svg:y1="11.43cm" svg:x2="4.668cm" svg:y2="13.441cm">
            <text:p/>
          </draw:line>
          <draw:line draw:name="Line 10" draw:style-name="gr9" draw:text-style-name="P14" draw:layer="layout" svg:x1="11.429cm" svg:y1="11.43cm" svg:x2="11.429cm" svg:y2="15.452cm">
            <text:p/>
          </draw:line>
          <draw:line draw:name="Line 11" draw:style-name="gr10" draw:text-style-name="P14" draw:layer="layout" svg:x1="4.668cm" svg:y1="13.441cm" svg:x2="11.429cm" svg:y2="13.441cm">
            <text:p/>
          </draw:line>
          <draw:custom-shape draw:name="Text Box 12" draw:style-name="gr202" draw:text-style-name="P17" draw:layer="layout" svg:width="6.24cm" svg:height="1.446cm" svg:x="3.368cm" svg:y="13.759cm">
            <text:list text:style-name="L3">
              <text:list-header>
                <text:p text:style-name="P20"><text:span text:style-name="T16">直到</text:span><text:span text:style-name="T28">P</text:span><text:span text:style-name="T16">为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203" draw:text-style-name="P19" draw:layer="layout" svg:width="2.599cm" svg:height="1.277cm" svg:x="6.749cm" svg:y="11.854cm">
            <text:list text:style-name="L3">
              <text:list-header>
                <text:p text:style-name="P18"><text:span text:style-name="T24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204" draw:text-style-name="P22" draw:layer="layout" svg:width="7.8cm" svg:height="1.277cm" svg:x="3.108cm" svg:y="16.51cm">
            <text:list text:style-name="L3">
              <text:list-header>
                <text:p text:style-name="P21"><text:span text:style-name="T25">直到型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5" draw:style-name="gr5" draw:text-style-name="P9" draw:layer="layout" svg:width="10.076cm" svg:height="1.615cm" svg:x="0.635cm" svg:y="0.635cm">
          <text:list text:style-name="L1">
            <text:list-header>
              <text:p text:style-name="P8"><text:span text:style-name="T5">do—while</text:span><text:span text:style-name="T6">语句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6" xml:id="id170" draw:id="id170">
          <draw:line draw:name="Line 16" draw:style-name="gr29" draw:text-style-name="P14" draw:layer="layout" svg:x1="17.356cm" svg:y1="6.35cm" svg:x2="15.027cm" svg:y2="7.62cm">
            <text:p/>
          </draw:line>
          <draw:line draw:name="Line 17" draw:style-name="gr29" draw:text-style-name="P14" draw:layer="layout" svg:x1="17.357cm" svg:y1="6.35cm" svg:x2="19.897cm" svg:y2="7.62cm">
            <text:p/>
          </draw:line>
          <draw:line draw:name="Line 18" draw:style-name="gr29" draw:text-style-name="P14" draw:layer="layout" svg:x1="19.897cm" svg:y1="7.62cm" svg:x2="17.357cm" svg:y2="8.678cm">
            <text:p/>
          </draw:line>
          <draw:line draw:name="Line 19" draw:style-name="gr29" draw:text-style-name="P14" draw:layer="layout" svg:x1="17.356cm" svg:y1="8.678cm" svg:x2="15.027cm" svg:y2="7.62cm">
            <text:p/>
          </draw:line>
          <draw:custom-shape draw:name="Text Box 20" draw:style-name="gr30" draw:text-style-name="P43" draw:layer="layout" svg:width="3.175cm" svg:height="1.178cm" svg:x="15.875cm" svg:y="6.985cm">
            <text:list text:style-name="L1">
              <text:list-header>
                <text:p text:style-name="P42"><text:span text:style-name="T15">表达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1" draw:style-name="gr205" draw:text-style-name="P14" draw:layer="layout" svg:x1="17.357cm" svg:y1="8.678cm" svg:x2="17.361cm" svg:y2="10.16cm">
            <text:p/>
          </draw:line>
          <draw:custom-shape draw:name="Text Box 22" draw:style-name="gr59" draw:text-style-name="P43" draw:layer="layout" svg:width="4.021cm" svg:height="1.178cm" svg:x="15.452cm" svg:y="3.598cm">
            <text:list text:style-name="L1">
              <text:list-header>
                <text:p text:style-name="P42"><text:span text:style-name="T15">语句组</text:span><text:span text:style-name="T1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30" draw:text-style-name="P69" draw:layer="layout" svg:width="1.27cm" svg:height="1.178cm" svg:x="16.298cm" svg:y="8.678cm">
            <text:list text:style-name="L1">
              <text:list-header>
                <text:p text:style-name="P68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4" draw:style-name="gr29" draw:text-style-name="P14" draw:layer="layout" svg:x1="17.357cm" svg:y1="4.868cm" svg:x2="17.361cm" svg:y2="6.35cm">
            <text:p/>
          </draw:line>
          <draw:line draw:name="Line 25" draw:style-name="gr29" draw:text-style-name="P14" draw:layer="layout" svg:x1="17.357cm" svg:y1="10.16cm" svg:x2="13.123cm" svg:y2="10.164cm">
            <text:p/>
          </draw:line>
          <draw:line draw:name="Line 26" draw:style-name="gr29" draw:text-style-name="P14" draw:layer="layout" svg:x1="13.123cm" svg:y1="10.159cm" svg:x2="13.128cm" svg:y2="2.962cm">
            <text:p/>
          </draw:line>
          <draw:line draw:name="Line 27" draw:style-name="gr206" draw:text-style-name="P14" draw:layer="layout" svg:x1="13.123cm" svg:y1="2.963cm" svg:x2="17.357cm" svg:y2="2.968cm">
            <text:p/>
          </draw:line>
          <draw:line draw:name="Line 28" draw:style-name="gr207" draw:text-style-name="P14" draw:layer="layout" svg:x1="17.357cm" svg:y1="2.328cm" svg:x2="17.361cm" svg:y2="3.598cm">
            <text:p/>
          </draw:line>
          <draw:line draw:name="Line 29" draw:style-name="gr29" draw:text-style-name="P14" draw:layer="layout" svg:x1="19.897cm" svg:y1="7.62cm" svg:x2="21.802cm" svg:y2="7.624cm">
            <text:p/>
          </draw:line>
          <draw:line draw:name="Line 30" draw:style-name="gr29" draw:text-style-name="P14" draw:layer="layout" svg:x1="21.802cm" svg:y1="7.62cm" svg:x2="21.806cm" svg:y2="11.43cm">
            <text:p/>
          </draw:line>
          <draw:line draw:name="Line 31" draw:style-name="gr29" draw:text-style-name="P14" draw:layer="layout" svg:x1="21.801cm" svg:y1="11.43cm" svg:x2="17.356cm" svg:y2="11.434cm">
            <text:p/>
          </draw:line>
          <draw:line draw:name="Line 32" draw:style-name="gr208" draw:text-style-name="P14" draw:layer="layout" svg:x1="17.357cm" svg:y1="11.43cm" svg:x2="17.361cm" svg:y2="12.277cm">
            <text:p/>
          </draw:line>
          <draw:custom-shape draw:name="Text Box 33" draw:style-name="gr59" draw:text-style-name="P43" draw:layer="layout" svg:width="4.022cm" svg:height="1.178cm" svg:x="15.663cm" svg:y="12.277cm">
            <text:list text:style-name="L1">
              <text:list-header>
                <text:p text:style-name="P42"><text:span text:style-name="T15">语句组</text:span><text:span text:style-name="T1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30" draw:text-style-name="P69" draw:layer="layout" svg:width="2.117cm" svg:height="1.178cm" svg:x="20.32cm" svg:y="6.138cm">
            <text:list text:style-name="L1">
              <text:list-header>
                <text:p text:style-name="P68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5" draw:style-name="gr30" draw:text-style-name="P58" draw:layer="layout" svg:width="10.371cm" svg:height="8.135cm" svg:x="0.847cm" svg:y="2.328cm">
          <text:list text:style-name="L1">
            <text:list-header>
              <text:p text:style-name="P57"><text:span text:style-name="T5">do</text:span></text:p>
              <text:p text:style-name="P57"><text:span text:style-name="T5"><text:s text:c="4"/></text:span><text:span text:style-name="T5">{ </text:span><text:span text:style-name="T6">语句组</text:span><text:span text:style-name="T5">1</text:span><text:span text:style-name="T6">｝</text:span></text:p>
              <text:p text:style-name="P57"><text:span text:style-name="T5">while</text:span><text:span text:style-name="T6">（表达式）</text:span><text:span text:style-name="T50">；</text:span></text:p>
              <text:p text:style-name="P57"><text:span text:style-name="T6">｛语句组</text:span><text:span text:style-name="T5">2</text:span><text:span text:style-name="T6">｝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0" smil:attributeName="visibility" smil:to="visible"/>
                  <anim:transitionFilter smil:dur="0.5s" smil:targetElement="id170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1" smil:attributeName="visibility" smil:to="visible"/>
                  <anim:transitionFilter smil:dur="0.5s" smil:targetElement="id171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11.007cm" svg:height="1.55cm" svg:x="0cm" svg:y="0.635cm">
          <text:list text:style-name="L1">
            <text:list-header>
              <text:p text:style-name="P57"><text:span text:style-name="T6">求 </text:span><text:span text:style-name="T5">1+2+3+……+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4" draw:layer="layout" svg:width="22.013cm" svg:height="14.804cm" svg:x="1.27cm" svg:y="2.54cm">
          <text:list text:style-name="L1">
            <text:list-header>
              <text:p text:style-name="P53"><text:span text:style-name="T7">void main(void)</text:span></text:p>
              <text:p text:style-name="P53"><text:span text:style-name="T7">{ <text:s text:c="2"/>int <text:s/>i=1,</text:span><text:span text:style-name="T10">sum=0</text:span><text:span text:style-name="T7">; <text:s text:c="2"/></text:span><text:span text:style-name="T28">//</text:span><text:span text:style-name="T16">定义变量，初始化</text:span></text:p>
              <text:p text:style-name="P53"><text:span text:style-name="T8"><text:s text:c="5"/></text:span><text:span text:style-name="T7">do <text:s text:c="16"/></text:span><text:span text:style-name="T28">//</text:span><text:span text:style-name="T16">构造循环</text:span></text:p>
              <text:p text:style-name="P53"><text:span text:style-name="T8"><text:s text:c="5"/></text:span><text:span text:style-name="T7">{ <text:s text:c="4"/>sum=sum+i; <text:s text:c="2"/></text:span><text:span text:style-name="T28">// </text:span><text:span text:style-name="T16">循环体，多次执行</text:span></text:p>
              <text:p text:style-name="P53"><text:span text:style-name="T8"><text:s text:c="13"/></text:span><text:span text:style-name="T7">i=i+1;</text:span></text:p>
              <text:p text:style-name="P53"><text:span text:style-name="T7"><text:s text:c="5"/></text:span><text:span text:style-name="T7">}while (i&lt;=100);</text:span></text:p>
              <text:p text:style-name="P53"><text:span text:style-name="T7"><text:s text:c="4"/></text:span><text:span text:style-name="T7">cout&lt;&lt;“sum=”&lt;&lt;sum&lt;&lt;endl; <text:s text:c="2"/></text:span><text:span text:style-name="T28">//</text:span><text:span text:style-name="T16">输出结果</text:span></text:p>
              <text:p text:style-name="P53"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82" draw:layer="layout" svg:width="22.648cm" svg:height="11.823cm" svg:x="1.27cm" svg:y="1.482cm">
          <text:list text:style-name="L1">
            <text:list-header>
              <text:p text:style-name="P81"><text:span text:style-name="T4">注意：</text:span></text:p>
              <text:p text:style-name="P81"><text:span text:style-name="T11">do—while</text:span><text:span text:style-name="T4">首先执行循环体，然后再判断表达式，至少执行一次循环体。</text:span><text:span text:style-name="T33">当第一次循环表达式的值为真时，</text:span><text:span text:style-name="T34">while</text:span><text:span text:style-name="T33">与</text:span><text:span text:style-name="T34">do—while</text:span><text:span text:style-name="T33">的结果完全一样，否则结果不相同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3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26" draw:style-name="gr30" draw:text-style-name="P58" xml:id="id172" draw:id="id172" draw:layer="layout" svg:width="22.648cm" svg:height="10.33cm" svg:x="0.635cm" svg:y="1.058cm">
          <text:list text:style-name="L1">
            <text:list-header>
              <text:p text:style-name="P57"><text:span text:style-name="T5">x=0,y=0;</text:span></text:p>
              <text:p text:style-name="P57"><text:span text:style-name="T5">do</text:span></text:p>
              <text:p text:style-name="P57"><text:span text:style-name="T5"><text:s text:c="2"/></text:span><text:span text:style-name="T5">{ <text:s text:c="2"/>y++; <text:s/>x*=x;</text:span></text:p>
              <text:p text:style-name="P57"><text:span text:style-name="T5"><text:s text:c="2"/></text:span><text:span text:style-name="T5">} while ((x&gt;0)&amp;&amp;(y&gt;5));</text:span></text:p>
              <text:p text:style-name="P57"><text:span text:style-name="T5">cout&lt;&lt;“y=“&lt;&lt;y&lt;&lt;“,”&lt;&lt;“x=”&lt;&lt;x&lt;&lt;endl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73" draw:id="id173" draw:layer="layout" svg:width="11.641cm" svg:height="4.032cm" svg:x="1.693cm" svg:y="12.912cm">
          <table:table>
            <table:table-column table:style-name="co22"/>
            <table:table-column table:style-name="co23"/>
            <table:table-column table:style-name="co22"/>
            <table:table-row table:style-name="ro4">
              <table:table-cell table:style-name="ce4">
                <text:list text:style-name="L1">
                  <text:list-header>
                    <text:p text:style-name="P10"><text:span text:style-name="T7">y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0"><text:span text:style-name="T7">0</text:span></text:p>
                  </text:list-header>
                </text:list>
              </table:table-cell>
              <table:table-cell table:style-name="ce6"/>
            </table:table-row>
            <table:table-row table:style-name="ro14">
              <table:table-cell table:style-name="ce7">
                <text:list text:continue-numbering="true" text:style-name="L1">
                  <text:list-header>
                    <text:p text:style-name="P10"><text:span text:style-name="T7">x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0"><text:span text:style-name="T7">0</text:span></text:p>
                  </text:list-header>
                </text:list>
              </table:table-cell>
              <table:table-cell table:style-name="ce9"/>
            </table:table-row>
            <table:table-row table:style-name="ro15">
              <table:table-cell table:style-name="ce10">
                <text:list text:continue-numbering="true" text:style-name="L1">
                  <text:list-header>
                    <text:p text:style-name="P10"><text:span text:style-name="T8">条件</text:span></text:p>
                  </text:list-header>
                </text:list>
              </table:table-cell>
              <table:table-cell table:style-name="ce11"/>
              <table:table-cell table:style-name="ce12"/>
            </table:table-row>
          </table:table>
          <draw:image xlink:href="Pictures/TablePreview7.svm" xlink:type="simple" xlink:show="embed" xlink:actuate="onLoad"/>
        </draw:frame>
        <draw:custom-shape draw:name="Text Box 1045" draw:style-name="gr209" draw:text-style-name="P58" xml:id="id177" draw:id="id177" draw:layer="layout" svg:width="9.314cm" svg:height="1.55cm" svg:x="14.393cm" svg:y="13.335cm">
          <text:list text:style-name="L3">
            <text:list-header>
              <text:p text:style-name="P57"><text:span text:style-name="T47">输出：</text:span><text:span text:style-name="T21">y=1,x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6" draw:style-name="gr5" draw:text-style-name="P19" xml:id="id174" draw:id="id174" draw:layer="layout" svg:width="1.481cm" svg:height="1.277cm" svg:x="10.372cm" svg:y="12.912cm">
          <text:list text:style-name="L1">
            <text:list-header>
              <text:p text:style-name="P18"><text:span text:style-name="T1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7" draw:style-name="gr5" draw:text-style-name="P19" xml:id="id175" draw:id="id175" draw:layer="layout" svg:width="1.481cm" svg:height="1.277cm" svg:x="10.372cm" svg:y="14.182cm">
          <text:list text:style-name="L1">
            <text:list-header>
              <text:p text:style-name="P18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8" draw:style-name="gr210" draw:text-style-name="P19" xml:id="id176" draw:id="id176" draw:layer="layout" svg:width="1.482cm" svg:height="1.277cm" svg:x="10.16cm" svg:y="15.663cm">
          <text:list text:style-name="L3">
            <text:list-header>
              <text:p text:style-name="P18"><text:span text:style-name="T25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49" draw:style-name="gr211" draw:text-style-name="P73" xml:id="id178" draw:id="id178" draw:layer="layout" svg:width="9.948cm" svg:height="8.007cm" svg:x="14.605cm" svg:y="0.847cm">
          <text:list text:style-name="L2">
            <text:list-header>
              <text:p text:style-name="P72"><text:span text:style-name="T36">若为</text:span><text:span text:style-name="T22">while</text:span><text:span text:style-name="T36">循环，则一次也不执行循环体，输出为：</text:span></text:p>
            </text:list-header>
          </text:list>
          <text:list text:style-name="L3">
            <text:list-header>
              <text:p text:style-name="P72"><text:span text:style-name="T21">y=0, x=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3" smil:attributeName="visibility" smil:to="visible"/>
                  <anim:transitionFilter smil:dur="0.5s" smil:targetElement="id17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4" smil:attributeName="visibility" smil:to="visible"/>
                  <anim:transitionFilter smil:dur="0.5s" smil:targetElement="id1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5" smil:attributeName="visibility" smil:to="visible"/>
                  <anim:transitionFilter smil:dur="0.5s" smil:targetElement="id1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6" smil:attributeName="visibility" smil:to="visible"/>
                  <anim:transitionFilter smil:dur="0.5s" smil:targetElement="id1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77" smil:attributeName="visibility" smil:to="visible"/>
                  <anim:transitionFilter smil:dur="0.5s" smil:targetElement="id1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78" smil:attributeName="visibility" smil:to="visible"/>
                  <anim:transitionFilter smil:dur="0.5s" smil:targetElement="id178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6" draw:layer="layout" svg:width="16.721cm" svg:height="11.617cm" svg:x="0.847cm" svg:y="0.847cm">
          <text:list text:style-name="L1">
            <text:list-header>
              <text:p text:style-name="P55"><text:span text:style-name="T11">s=7;</text:span></text:p>
              <text:p text:style-name="P55"><text:span text:style-name="T11">do </text:span></text:p>
              <text:p text:style-name="P55"><text:span text:style-name="T11"><text:s text:c="4"/></text:span><text:span text:style-name="T11">s-=2;</text:span></text:p>
              <text:p text:style-name="P55"><text:span text:style-name="T11">while(s= =0);</text:span></text:p>
              <text:p text:style-name="P55"><text:span text:style-name="T11">cout&lt;&lt;“s=”&lt;&lt;s&lt;&lt;endl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79" draw:id="id179" draw:layer="layout" svg:width="12.064cm" svg:height="4.232cm" svg:x="11.43cm" svg:y="3.387cm">
          <table:table>
            <table:table-column table:style-name="co24"/>
            <table:table-column table:style-name="co25"/>
            <table:table-column table:style-name="co24"/>
            <table:table-row table:style-name="ro16">
              <table:table-cell table:style-name="ce4"/>
              <table:table-cell table:style-name="ce5"/>
              <table:table-cell table:style-name="ce6">
                <text:list text:style-name="L1">
                  <text:list-header>
                    <text:p text:style-name="P10"><text:span text:style-name="T8">第一次</text:span></text:p>
                  </text:list-header>
                </text:list>
              </table:table-cell>
            </table:table-row>
            <table:table-row table:style-name="ro16">
              <table:table-cell table:style-name="ce7">
                <text:list text:continue-numbering="true" text:style-name="L1">
                  <text:list-header>
                    <text:p text:style-name="P10"><text:span text:style-name="T7">s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0"><text:span text:style-name="T7">7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0"><text:span text:style-name="T7">5</text:span></text:p>
                  </text:list-header>
                </text:list>
              </table:table-cell>
            </table:table-row>
            <table:table-row table:style-name="ro16">
              <table:table-cell table:style-name="ce10">
                <text:list text:continue-numbering="true" text:style-name="L1">
                  <text:list-header>
                    <text:p text:style-name="P10"><text:span text:style-name="T8">表达式</text:span></text:p>
                  </text:list-header>
                </text:list>
              </table:table-cell>
              <table:table-cell table:style-name="ce11"/>
              <table:table-cell table:style-name="ce12">
                <text:list text:continue-numbering="true" text:style-name="L1">
                  <text:list-header>
                    <text:p text:style-name="P10"><text:span text:style-name="T7">N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21" draw:style-name="gr212" draw:text-style-name="P58" xml:id="id180" draw:id="id180" draw:layer="layout" svg:width="8.89cm" svg:height="1.55cm" svg:x="8.043cm" svg:y="13.547cm">
          <text:list text:style-name="L3">
            <text:list-header>
              <text:p text:style-name="P57"><text:span text:style-name="T47">输出：</text:span><text:span text:style-name="T21">s=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9" smil:attributeName="visibility" smil:to="visible"/>
                  <anim:transitionFilter smil:dur="0.5s" smil:targetElement="id17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180" smil:attributeName="visibility" smil:to="visible"/>
                  <anim:transitionFilter smil:dur="0.5s" smil:targetElement="id18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5.503cm" svg:height="1.615cm" svg:x="0cm" svg:y="0cm">
          <text:list text:style-name="L1">
            <text:list-header>
              <text:p text:style-name="P8"><text:span text:style-name="T5">for</text:span><text:span text:style-name="T6">语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4" draw:layer="layout" svg:width="16.466cm" svg:height="10.347cm" svg:x="0.635cm" svg:y="3.81cm">
          <text:list text:style-name="L1">
            <text:list-header>
              <text:p text:style-name="P53"><text:span text:style-name="T7">for</text:span><text:span text:style-name="T8">（表达式</text:span><text:span text:style-name="T7">1</text:span><text:span text:style-name="T8">；表达式</text:span><text:span text:style-name="T7">2</text:span><text:span text:style-name="T8">；</text:span><text:span text:style-name="T16">表达式</text:span><text:span text:style-name="T28">3</text:span><text:span text:style-name="T8">）</text:span></text:p>
              <text:p text:style-name="P53"><text:span text:style-name="T8"><text:s text:c="9"/></text:span></text:p>
              <text:p text:style-name="P53"><text:span text:style-name="T8"><text:s text:c="11"/></text:span><text:span text:style-name="T8">｛语句组</text:span><text:span text:style-name="T7">1</text:span><text:span text:style-name="T28">(</text:span><text:span text:style-name="T16">循环体</text:span><text:span text:style-name="T28">)</text:span><text:span text:style-name="T8">｝</text:span></text:p>
              <text:p text:style-name="P53"><text:span text:style-name="T8"/></text:p>
              <text:p text:style-name="P53"><text:span text:style-name="T8">｛语句组</text:span><text:span text:style-name="T7">2</text:span><text:span text:style-name="T8">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188" draw:id="id188">
          <draw:custom-shape draw:name="Text Box 5" draw:style-name="gr30" draw:text-style-name="P69" draw:layer="layout" svg:width="2.117cm" svg:height="1.178cm" svg:x="23.283cm" svg:y="3.387cm">
            <text:list text:style-name="L1">
              <text:list-header>
                <text:p text:style-name="P68"><text:span text:style-name="T1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6">
            <draw:line draw:name="Line 7" draw:style-name="gr103" draw:text-style-name="P14" draw:layer="layout" svg:x1="20.32cm" svg:y1="3.387cm" svg:x2="17.992cm" svg:y2="4.657cm">
              <text:p/>
            </draw:line>
            <draw:line draw:name="Line 8" draw:style-name="gr103" draw:text-style-name="P14" draw:layer="layout" svg:x1="20.32cm" svg:y1="3.387cm" svg:x2="22.86cm" svg:y2="4.657cm">
              <text:p/>
            </draw:line>
            <draw:line draw:name="Line 9" draw:style-name="gr103" draw:text-style-name="P14" draw:layer="layout" svg:x1="22.86cm" svg:y1="4.657cm" svg:x2="20.32cm" svg:y2="5.715cm">
              <text:p/>
            </draw:line>
            <draw:line draw:name="Line 10" draw:style-name="gr103" draw:text-style-name="P14" draw:layer="layout" svg:x1="20.32cm" svg:y1="5.715cm" svg:x2="17.992cm" svg:y2="4.657cm">
              <text:p/>
            </draw:line>
            <draw:custom-shape draw:name="Text Box 11" draw:style-name="gr30" draw:text-style-name="P43" draw:layer="layout" svg:width="3.175cm" svg:height="2.295cm" svg:x="18.838cm" svg:y="4.022cm">
              <text:list text:style-name="L1">
                <text:list-header>
                  <text:p text:style-name="P42"><text:span text:style-name="T15">表达式</text:span><text:span text:style-name="T14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213" draw:text-style-name="P14" draw:layer="layout" svg:x1="20.32cm" svg:y1="5.715cm" svg:x2="20.32cm" svg:y2="7.197cm">
              <text:p/>
            </draw:line>
            <draw:custom-shape draw:name="Text Box 13" draw:style-name="gr105" draw:text-style-name="P43" draw:layer="layout" svg:width="4.022cm" svg:height="1.178cm" svg:x="18.415cm" svg:y="7.197cm">
              <text:list text:style-name="L1">
                <text:list-header>
                  <text:p text:style-name="P42"><text:span text:style-name="T15">语句组</text:span><text:span text:style-name="T14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4" draw:style-name="gr30" draw:text-style-name="P69" draw:layer="layout" svg:width="1.27cm" svg:height="1.178cm" svg:x="19.262cm" svg:y="5.715cm">
              <text:list text:style-name="L1">
                <text:list-header>
                  <text:p text:style-name="P68"><text:span text:style-name="T14">Y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5" draw:style-name="gr214" draw:text-style-name="P14" draw:layer="layout" svg:x1="20.32cm" svg:y1="2.117cm" svg:x2="20.32cm" svg:y2="3.387cm">
              <text:p/>
            </draw:line>
            <draw:line draw:name="Line 16" draw:style-name="gr103" draw:text-style-name="P14" draw:layer="layout" svg:x1="22.86cm" svg:y1="4.657cm" svg:x2="24.765cm" svg:y2="4.657cm">
              <text:p/>
            </draw:line>
            <draw:custom-shape draw:name="Text Box 17" draw:style-name="gr105" draw:text-style-name="P43" draw:layer="layout" svg:width="4.022cm" svg:height="1.178cm" svg:x="18.838cm" svg:y="13.97cm">
              <text:list text:style-name="L1">
                <text:list-header>
                  <text:p text:style-name="P42"><text:span text:style-name="T15">语句组</text:span><text:span text:style-name="T14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105" draw:text-style-name="P43" draw:layer="layout" svg:width="4.022cm" svg:height="1.178cm" svg:x="18.203cm" svg:y="0.847cm">
              <text:list text:style-name="L1">
                <text:list-header>
                  <text:p text:style-name="P42"><text:span text:style-name="T15">表达式</text:span><text:span text:style-name="T14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9" draw:style-name="gr105" draw:text-style-name="P43" draw:layer="layout" svg:width="4.022cm" svg:height="1.178cm" svg:x="18.415cm" svg:y="9.525cm">
              <text:list text:style-name="L1">
                <text:list-header>
                  <text:p text:style-name="P42"><text:span text:style-name="T15">表达式</text:span><text:span text:style-name="T14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0" draw:style-name="gr215" draw:text-style-name="P14" draw:layer="layout" svg:x1="20.32cm" svg:y1="8.467cm" svg:x2="20.32cm" svg:y2="9.525cm">
              <text:p/>
            </draw:line>
            <draw:line draw:name="Line 21" draw:style-name="gr103" draw:text-style-name="P14" draw:layer="layout" svg:x1="20.532cm" svg:y1="12.912cm" svg:x2="24.765cm" svg:y2="12.912cm">
              <text:p/>
            </draw:line>
            <draw:line draw:name="Line 22" draw:style-name="gr103" draw:text-style-name="P14" draw:layer="layout" svg:x1="24.765cm" svg:y1="4.657cm" svg:x2="24.765cm" svg:y2="12.912cm">
              <text:p/>
            </draw:line>
            <draw:line draw:name="Line 23" draw:style-name="gr216" draw:text-style-name="P14" draw:layer="layout" svg:x1="20.532cm" svg:y1="12.912cm" svg:x2="20.532cm" svg:y2="13.97cm">
              <text:p/>
            </draw:line>
            <draw:line draw:name="Line 24" draw:style-name="gr103" draw:text-style-name="P14" draw:layer="layout" svg:x1="20.32cm" svg:y1="10.795cm" svg:x2="20.32cm" svg:y2="11.642cm">
              <text:p/>
            </draw:line>
            <draw:line draw:name="Line 25" draw:style-name="gr103" draw:text-style-name="P14" draw:layer="layout" svg:x1="20.32cm" svg:y1="11.642cm" svg:x2="16.298cm" svg:y2="11.642cm">
              <text:p/>
            </draw:line>
            <draw:line draw:name="Line 26" draw:style-name="gr103" draw:text-style-name="P14" draw:layer="layout" svg:x1="16.298cm" svg:y1="11.642cm" svg:x2="16.298cm" svg:y2="2.752cm">
              <text:p/>
            </draw:line>
            <draw:line draw:name="Line 27" draw:style-name="gr217" draw:text-style-name="P14" draw:layer="layout" svg:x1="16.298cm" svg:y1="2.752cm" svg:x2="20.32cm" svg:y2="2.752cm">
              <text:p/>
            </draw:line>
          </draw:g>
        </draw:g>
        <draw:custom-shape draw:name="Text Box 28" draw:style-name="gr218" draw:text-style-name="P54" xml:id="id189" draw:id="id189" draw:layer="layout" svg:width="24.267cm" svg:height="2.667cm" svg:x="0.635cm" svg:y="16.087cm">
          <text:list text:style-name="L3">
            <text:list-header>
              <text:p text:style-name="P53"><text:span text:style-name="T28">for</text:span><text:span text:style-name="T16">（</text:span><text:span text:style-name="T8">循环变量赋初值</text:span><text:span text:style-name="T16">；循环结束条件；</text:span><text:span text:style-name="T9">循环变量增值</text:span><text:span text:style-name="T16">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219" draw:text-style-name="P45" xml:id="id181" draw:id="id181" draw:layer="layout" svg:width="5.715cm" svg:height="2.117cm" svg:x="4.233cm" svg:y="1.693cm">
          <text:list text:style-name="L1">
            <text:list-header>
              <text:p text:style-name="P44"><text:span text:style-name="T8"/></text:p>
            </text:list-header>
          </text:list>
          <draw:enhanced-geometry svg:viewBox="0 0 21600 21600" draw:glue-points="?f17 0 ?f16 ?f22 ?f12 ?f2 ?f8 ?f22 ?f14 ?f2" draw:text-areas="?f45 ?f47 ?f46 ?f48" draw:type="mso-spt105" draw:modifiers="12960 19440 14400" draw:enhanced-path="V 0 0 ?f3 ?f23 0 ?f22 ?f4 0 W ?f15 0 ?f1 ?f23 ?f7 0 ?f13 ?f2 L ?f14 ?f2 ?f8 ?f22 ?f12 ?f2 A 0 0 ?f3 ?f23 ?f11 ?f2 ?f17 ?f26 ?f15 0 ?f1 ?f23 ?f17 ?f26 ?f15 ?f22 Z N V 0 0 ?f3 ?f23 0 ?f22 ?f4 0 W 0 0 ?f3 ?f23 ?f4 0 ?f17 ?f26 A ?f15 0 ?f1 ?f23 ?f17 ?f26 ?f15 ?f22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$0 21600" draw:handle-range-x-minimum="?f40" draw:handle-range-x-maximum="?f29" draw:handle-range-y-minimum="0" draw:handle-range-y-maximum="10800"/>
            <draw:handle draw:handle-position="$1 21600" draw:handle-range-x-minimum="?f27" draw:handle-range-x-maximum="?f21" draw:handle-range-y-minimum="0" draw:handle-range-y-maximum="10800"/>
            <draw:handle draw:handle-position="21600 $2" draw:handle-range-x-minimum="3375" draw:handle-range-x-maximum="21600" draw:handle-range-y-minimum="?f44" draw:handle-range-y-maximum="?f22"/>
          </draw:enhanced-geometry>
        </draw:custom-shape>
        <draw:polyline draw:name="Line 41" draw:style-name="gr220" draw:text-style-name="P14" xml:id="id182" draw:id="id182" draw:layer="layout" svg:width="2.328cm" svg:height="2.327cm" svg:x="6.772cm" svg:y="5.08cm" svg:viewBox="0 0 2329 2328" draw:points="2329,0 0,2328">
          <text:p/>
        </draw:polyline>
        <draw:polyline draw:name="Line 42" draw:style-name="gr221" draw:text-style-name="P14" xml:id="id183" draw:id="id183" draw:layer="layout" svg:width="5.079cm" svg:height="2.539cm" svg:x="7.832cm" svg:y="5.292cm" svg:viewBox="0 0 5080 2540" draw:points="0,2540 5080,0">
          <text:p/>
        </draw:polyline>
        <draw:custom-shape draw:name="AutoShape 44" draw:style-name="gr222" draw:text-style-name="P45" xml:id="id184" draw:id="id184" draw:layer="layout" svg:width="5.292cm" svg:height="1.693cm" draw:transform="rotate (-3.14159265358979) translate (15.452cm 3.597cm)">
          <text:list text:style-name="L1">
            <text:list-header>
              <text:p text:style-name="P44"><text:span text:style-name="T8"/></text:p>
            </text:list-header>
          </text:list>
          <draw:enhanced-geometry svg:viewBox="0 0 21600 21600" draw:glue-points="?f8 0 ?f11 ?f2 ?f15 0 ?f16 ?f21 ?f13 ?f2" draw:text-areas="?f41 ?f43 ?f42 ?f44" draw:type="mso-spt104" draw:modifiers="12960 19440 7200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polyline draw:name="Line 45" draw:style-name="gr223" draw:text-style-name="P14" xml:id="id185" draw:id="id185" draw:layer="layout" svg:width="2.328cm" svg:height="2.327cm" svg:x="6.772cm" svg:y="5.08cm" svg:viewBox="0 0 2329 2328" draw:points="2329,0 0,2328">
          <text:p/>
        </draw:polyline>
        <draw:polyline draw:name="Line 46" draw:style-name="gr224" draw:text-style-name="P14" xml:id="id186" draw:id="id186" draw:layer="layout" svg:width="5.079cm" svg:height="2.539cm" svg:x="7.832cm" svg:y="5.292cm" svg:viewBox="0 0 5080 2540" draw:points="0,2540 5080,0">
          <text:p/>
        </draw:polyline>
        <draw:custom-shape draw:name="AutoShape 47" draw:style-name="gr225" draw:text-style-name="P83" xml:id="id187" draw:id="id187" draw:layer="layout" svg:width="5.292cm" svg:height="1.693cm" draw:transform="rotate (-3.14159265358979) translate (15.452cm 3.597cm)">
          <text:list text:style-name="L1">
            <text:list-header>
              <text:p text:style-name="P44"><text:span text:style-name="T8"/></text:p>
            </text:list-header>
          </text:list>
          <draw:enhanced-geometry svg:viewBox="0 0 21600 21600" draw:glue-points="?f8 0 ?f11 ?f2 ?f15 0 ?f16 ?f21 ?f13 ?f2" draw:text-areas="?f41 ?f43 ?f42 ?f44" draw:type="mso-spt104" draw:modifiers="12960 19440 7200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82" smil:attributeName="visibility" smil:to="visible"/>
                  <anim:transitionFilter smil:dur="0.5s" smil:targetElement="id18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3" smil:attributeName="visibility" smil:to="visible"/>
                  <anim:transitionFilter smil:dur="0.5s" smil:targetElement="id18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184" smil:attributeName="visibility" smil:to="visible"/>
                  <anim:transitionFilter smil:dur="0.5s" smil:targetElement="id18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85" smil:attributeName="visibility" smil:to="visible"/>
                  <anim:transitionFilter smil:dur="0.5s" smil:targetElement="id185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86" smil:attributeName="visibility" smil:to="visible"/>
                  <anim:transitionFilter smil:dur="0.5s" smil:targetElement="id18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187" smil:attributeName="visibility" smil:to="visible"/>
                  <anim:transitionFilter smil:dur="0.5s" smil:targetElement="id187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8" smil:attributeName="visibility" smil:to="visible"/>
                  <anim:transitionFilter smil:dur="0.5s" smil:targetElement="id18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189" smil:attributeName="visibility" smil:to="visible"/>
                  <anim:transitionFilter smil:dur="0.5s" smil:targetElement="id189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11.006cm" svg:height="1.55cm" svg:x="1.482cm" svg:y="0.847cm">
          <text:list text:style-name="L1">
            <text:list-header>
              <text:p text:style-name="P57"><text:span text:style-name="T6">求 </text:span><text:span text:style-name="T5">1+2+3+……+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6" draw:text-style-name="P69" draw:layer="layout" svg:width="11.853cm" svg:height="9.408cm" svg:x="0.635cm" svg:y="3.387cm">
          <text:list text:style-name="L3">
            <text:list-header>
              <text:p text:style-name="P68"><text:span text:style-name="T24">void main(void)</text:span></text:p>
              <text:p text:style-name="P68"><text:span text:style-name="T24">{ <text:s/>int <text:s/>i, sum;</text:span></text:p>
              <text:p text:style-name="P68"><text:span text:style-name="T24"><text:s text:c="4"/></text:span><text:span text:style-name="T24">for (</text:span><text:span text:style-name="T12">i=1, sum=0</text:span><text:span text:style-name="T24">; i&lt;=100; </text:span><text:span text:style-name="T12">i++</text:span><text:span text:style-name="T24">)</text:span></text:p>
              <text:p text:style-name="P68"><text:span text:style-name="T24"><text:s text:c="10"/></text:span><text:span text:style-name="T24">sum=sum+i;</text:span></text:p>
              <text:p text:style-name="P68"><text:span text:style-name="T24"><text:s text:c="5"/></text:span><text:span text:style-name="T24">cout&lt;&lt;“sum=”&lt;&lt;sum&lt;&lt;endl;</text:span></text:p>
              <text:p text:style-name="P68"><text:span text:style-name="T24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0" draw:text-style-name="P69" xml:id="id190" draw:id="id190" draw:layer="layout" svg:width="11.853cm" svg:height="15.463cm" svg:x="12.912cm" svg:y="2.54cm">
          <text:list text:style-name="L1">
            <text:list-header>
              <text:p text:style-name="P68"><text:span text:style-name="T14">void main(void)</text:span></text:p>
              <text:p text:style-name="P68"><text:span text:style-name="T14">{ <text:s text:c="2"/>int <text:s/>i, sum;</text:span></text:p>
              <text:p text:style-name="P68"><text:span text:style-name="T14"><text:s text:c="5"/></text:span><text:span text:style-name="T12">i=1; sum=0;</text:span><text:span text:style-name="T51"> </text:span></text:p>
              <text:p text:style-name="P68"><text:span text:style-name="T14"><text:s text:c="5"/></text:span><text:span text:style-name="T51">while(i&lt;=100) </text:span></text:p>
              <text:p text:style-name="P68"><text:span text:style-name="T51"><text:s text:c="5"/></text:span><text:span text:style-name="T51">{ <text:s text:c="4"/>sum=sum+i; <text:s text:c="2"/></text:span></text:p>
              <text:p text:style-name="P68"><text:span text:style-name="T51"><text:s text:c="13"/></text:span><text:span text:style-name="T12">i=i+1;</text:span></text:p>
              <text:p text:style-name="P68"><text:span text:style-name="T51"><text:s text:c="5"/></text:span><text:span text:style-name="T51">}</text:span></text:p>
              <text:p text:style-name="P68"><text:span text:style-name="T14"><text:s text:c="4"/></text:span><text:span text:style-name="T14">cout&lt;&lt;“sum=”&lt;&lt;sum&lt;&lt;endl; <text:s text:c="2"/></text:span></text:p>
              <text:p text:style-name="P68"><text:span text:style-name="T14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0" smil:attributeName="visibility" smil:to="visible"/>
                  <anim:transitionFilter smil:dur="0.5s" smil:targetElement="id19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85" draw:layer="layout" svg:width="25.4cm" svg:height="5.655cm" svg:x="0cm" svg:y="0cm">
          <text:list text:style-name="L1">
            <text:list-header>
              <text:p text:style-name="P84"><text:span text:style-name="T8">注意：</text:span></text:p>
              <text:p text:style-name="P84"><text:span text:style-name="T7">1</text:span><text:span text:style-name="T8">、当型循环，条件测试是在循环开始时进行，有可能一次也进入不了循环体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85" xml:id="id191" draw:id="id191" draw:layer="layout" svg:width="25.4cm" svg:height="4.196cm" svg:x="0cm" svg:y="6.562cm">
          <text:list text:style-name="L1">
            <text:list-header>
              <text:p text:style-name="P84"><text:span text:style-name="T7">2</text:span><text:span text:style-name="T8">、</text:span><text:span text:style-name="T7">for</text:span><text:span text:style-name="T8">语句中的三个表达式可以部分省略或全部省略，</text:span></text:p>
              <text:p text:style-name="P84"><text:span text:style-name="T8">但</text:span><text:span text:style-name="T9">；</text:span><text:span text:style-name="T8">不能省略，</text:span><text:span text:style-name="T16">若省略表达式</text:span><text:span text:style-name="T28">2</text:span><text:span text:style-name="T8">，则表示循环条件</text:span><text:span text:style-name="T16">为真</text:span><text:span text:style-name="T8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12" xml:id="id192" draw:id="id192" draw:layer="layout" svg:width="25.4cm" svg:height="2.631cm" svg:x="0cm" svg:y="12.277cm">
          <text:list text:style-name="L1">
            <text:list-header>
              <text:p text:style-name="P11"><text:span text:style-name="T7">3</text:span><text:span text:style-name="T8">、</text:span><text:span text:style-name="T7">for</text:span><text:span text:style-name="T8">语句中三个表达式可以是任何有效的</text:span><text:span text:style-name="T7">C</text:span><text:span text:style-name="T8">语言表达式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1" smil:attributeName="visibility" smil:to="visible"/>
                  <anim:transitionFilter smil:dur="0.5s" smil:targetElement="id191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92" smil:attributeName="visibility" smil:to="visible"/>
                  <anim:transitionFilter smil:dur="0.5s" smil:targetElement="id19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4" draw:layer="layout" svg:width="15.452cm" svg:height="10.964cm" svg:x="2.54cm" svg:y="0cm">
          <text:list text:style-name="L1">
            <text:list-header>
              <text:p text:style-name="P53"><text:span text:style-name="T7">void main(void)</text:span></text:p>
              <text:p text:style-name="P53"><text:span text:style-name="T7">{ <text:s text:c="2"/>char <text:s/>i, j ;</text:span></text:p>
              <text:p text:style-name="P53"><text:span text:style-name="T7"><text:s text:c="5"/></text:span><text:span text:style-name="T7">for (i=‘a’,j=‘z’ ; i&lt;j ; i++, j--)</text:span></text:p>
              <text:p text:style-name="P53"><text:span text:style-name="T7"><text:s text:c="11"/></text:span><text:span text:style-name="T7">cout&lt;&lt;i&lt;&lt;j;</text:span></text:p>
              <text:p text:style-name="P53"><text:span text:style-name="T7"><text:s text:c="6"/></text:span><text:span text:style-name="T7">cout&lt;&lt;endl;</text:span></text:p>
              <text:p text:style-name="P53"><text:span text:style-name="T7">}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193" draw:id="id193" draw:layer="layout" svg:width="18.626cm" svg:height="6.357cm" svg:x="3.175cm" svg:y="11.43cm">
          <table:table>
            <table:table-column table:style-name="co26"/>
            <table:table-column table:style-name="co27"/>
            <table:table-column table:style-name="co28"/>
            <table:table-column table:style-name="co27"/>
            <table:table-column table:style-name="co29"/>
            <table:table-column table:style-name="co30"/>
            <table:table-column table:style-name="co31"/>
            <table:table-row table:style-name="ro4" table:default-cell-style-name="ce5">
              <table:table-cell table:style-name="ce4">
                <text:list text:style-name="L1">
                  <text:list-header>
                    <text:p text:style-name="P10"><text:span text:style-name="T8">次数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17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7">i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8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7">j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4" table:default-cell-style-name="ce8">
              <table:table-cell table:style-name="ce7">
                <text:list text:style-name="L3">
                  <text:list-header>
                    <text:p text:style-name="P10"><text:span text:style-name="T28">i&lt;j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19" table:default-cell-style-name="ce11">
              <table:table-cell table:style-name="ce10">
                <text:list text:style-name="L1">
                  <text:list-header>
                    <text:p text:style-name="P10"><text:span text:style-name="T8">输出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9.svm" xlink:type="simple" xlink:show="embed" xlink:actuate="onLoad"/>
        </draw:frame>
        <draw:custom-shape draw:name="Text Box 71" draw:style-name="gr227" draw:text-style-name="P58" xml:id="id218" draw:id="id218" draw:layer="layout" svg:width="11.854cm" svg:height="1.55cm" svg:x="11.853cm" svg:y="7.197cm">
          <text:list text:style-name="L3">
            <text:list-header>
              <text:p text:style-name="P57"><text:span text:style-name="T47">输出：</text:span><text:span text:style-name="T21">azbycx.......lom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5" draw:text-style-name="P22" xml:id="id194" draw:id="id194" draw:layer="layout" svg:width="1.27cm" svg:height="1.277cm" svg:x="7.197cm" svg:y="12.7cm">
          <text:list text:style-name="L1">
            <text:list-header>
              <text:p text:style-name="P21"><text:span text:style-name="T1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5" draw:text-style-name="P22" xml:id="id195" draw:id="id195" draw:layer="layout" svg:width="1.27cm" svg:height="1.277cm" svg:x="7.197cm" svg:y="13.97cm">
          <text:list text:style-name="L1">
            <text:list-header>
              <text:p text:style-name="P21"><text:span text:style-name="T14">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228" draw:text-style-name="P22" xml:id="id196" draw:id="id196" draw:layer="layout" svg:width="1.27cm" svg:height="1.277cm" svg:x="7.197cm" svg:y="15.24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5" draw:text-style-name="P22" xml:id="id197" draw:id="id197" draw:layer="layout" svg:width="1.693cm" svg:height="1.277cm" svg:x="6.985cm" svg:y="16.51cm">
          <text:list text:style-name="L1">
            <text:list-header>
              <text:p text:style-name="P21"><text:span text:style-name="T14">a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8" draw:style-name="gr5" draw:text-style-name="P22" xml:id="id198" draw:id="id198" draw:layer="layout" svg:width="1.693cm" svg:height="1.277cm" svg:x="9.525cm" svg:y="12.7cm">
          <text:list text:style-name="L1">
            <text:list-header>
              <text:p text:style-name="P21"><text:span text:style-name="T14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9" draw:style-name="gr5" draw:text-style-name="P22" xml:id="id199" draw:id="id199" draw:layer="layout" svg:width="1.693cm" svg:height="1.277cm" svg:x="9.525cm" svg:y="13.97cm">
          <text:list text:style-name="L1">
            <text:list-header>
              <text:p text:style-name="P21"><text:span text:style-name="T14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29" draw:text-style-name="P22" xml:id="id200" draw:id="id200" draw:layer="layout" svg:width="1.693cm" svg:height="1.277cm" svg:x="9.525cm" svg:y="15.24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5" draw:text-style-name="P22" xml:id="id201" draw:id="id201" draw:layer="layout" svg:width="1.693cm" svg:height="1.277cm" svg:x="9.525cm" svg:y="16.51cm">
          <text:list text:style-name="L1">
            <text:list-header>
              <text:p text:style-name="P21"><text:span text:style-name="T14">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5" draw:text-style-name="P22" xml:id="id202" draw:id="id202" draw:layer="layout" svg:width="1.693cm" svg:height="1.277cm" svg:x="12.065cm" svg:y="12.7cm">
          <text:list text:style-name="L1">
            <text:list-header>
              <text:p text:style-name="P21"><text:span text:style-name="T1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5" draw:text-style-name="P22" xml:id="id203" draw:id="id203" draw:layer="layout" svg:width="1.693cm" svg:height="1.277cm" svg:x="12.065cm" svg:y="13.97cm">
          <text:list text:style-name="L1">
            <text:list-header>
              <text:p text:style-name="P21"><text:span text:style-name="T14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230" draw:text-style-name="P22" xml:id="id204" draw:id="id204" draw:layer="layout" svg:width="1.694cm" svg:height="1.277cm" svg:x="11.853cm" svg:y="15.24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5" draw:text-style-name="P22" xml:id="id205" draw:id="id205" draw:layer="layout" svg:width="1.693cm" svg:height="1.277cm" svg:x="12.065cm" svg:y="16.51cm">
          <text:list text:style-name="L1">
            <text:list-header>
              <text:p text:style-name="P21"><text:span text:style-name="T14">c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231" draw:text-style-name="P22" xml:id="id212" draw:id="id212" draw:layer="layout" svg:width="1.693cm" svg:height="1.277cm" svg:x="17.145cm" svg:y="15.24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8" draw:style-name="gr5" draw:text-style-name="P22" xml:id="id207" draw:id="id207" draw:layer="layout" svg:width="1.693cm" svg:height="1.277cm" svg:x="14.605cm" svg:y="13.97cm">
          <text:list text:style-name="L1">
            <text:list-header>
              <text:p text:style-name="P21"><text:span text:style-name="T14">.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9" draw:style-name="gr232" draw:text-style-name="P22" xml:id="id208" draw:id="id208" draw:layer="layout" svg:width="1.693cm" svg:height="1.277cm" svg:x="14.605cm" svg:y="15.24cm">
          <text:list text:style-name="L3">
            <text:list-header>
              <text:p text:style-name="P21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0" draw:style-name="gr5" draw:text-style-name="P22" xml:id="id209" draw:id="id209" draw:layer="layout" svg:width="1.693cm" svg:height="1.277cm" svg:x="14.605cm" svg:y="16.298cm">
          <text:list text:style-name="L1">
            <text:list-header>
              <text:p text:style-name="P21"><text:span text:style-name="T14">.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5" draw:text-style-name="P22" xml:id="id210" draw:id="id210" draw:layer="layout" svg:width="1.693cm" svg:height="1.277cm" svg:x="17.145cm" svg:y="12.7cm">
          <text:list text:style-name="L1">
            <text:list-header>
              <text:p text:style-name="P21"><text:span text:style-name="T14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5" draw:text-style-name="P22" xml:id="id211" draw:id="id211" draw:layer="layout" svg:width="1.693cm" svg:height="1.277cm" svg:x="17.145cm" svg:y="13.97cm">
          <text:list text:style-name="L1">
            <text:list-header>
              <text:p text:style-name="P21"><text:span text:style-name="T14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3" draw:style-name="gr5" draw:text-style-name="P22" xml:id="id213" draw:id="id213" draw:layer="layout" svg:width="1.693cm" svg:height="1.277cm" svg:x="17.145cm" svg:y="16.51cm">
          <text:list text:style-name="L1">
            <text:list-header>
              <text:p text:style-name="P21"><text:span text:style-name="T14">m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4" draw:style-name="gr5" draw:text-style-name="P22" xml:id="id206" draw:id="id206" draw:layer="layout" svg:width="1.693cm" svg:height="2.293cm" svg:x="14.605cm" svg:y="12.7cm">
          <text:list text:style-name="L1">
            <text:list-header>
              <text:p text:style-name="P21"><text:span text:style-name="T14">...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6" draw:style-name="gr5" draw:text-style-name="P22" xml:id="id214" draw:id="id214" draw:layer="layout" svg:width="1.693cm" svg:height="1.277cm" svg:x="19.685cm" svg:y="12.7cm">
          <text:list text:style-name="L1">
            <text:list-header>
              <text:p text:style-name="P21"><text:span text:style-name="T14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7" draw:style-name="gr5" draw:text-style-name="P22" xml:id="id215" draw:id="id215" draw:layer="layout" svg:width="1.693cm" svg:height="1.277cm" svg:x="19.685cm" svg:y="13.97cm">
          <text:list text:style-name="L1">
            <text:list-header>
              <text:p text:style-name="P21"><text:span text:style-name="T14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8" draw:style-name="gr233" draw:text-style-name="P22" xml:id="id216" draw:id="id216" draw:layer="layout" svg:width="1.693cm" svg:height="1.277cm" svg:x="19.685cm" svg:y="15.24cm">
          <text:list text:style-name="L2">
            <text:list-header>
              <text:p text:style-name="P21"><text:span text:style-name="T13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9" draw:style-name="gr234" draw:text-style-name="P22" xml:id="id217" draw:id="id217" draw:layer="layout" svg:width="1.905cm" svg:height="1.277cm" svg:x="19.685cm" svg:y="16.51cm">
          <text:list text:style-name="L3">
            <text:list-header>
              <text:p text:style-name="P21"><text:span text:style-name="T24">C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93" smil:attributeName="visibility" smil:to="visible"/>
                  <anim:transitionFilter smil:dur="0.5s" smil:targetElement="id19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4" smil:attributeName="visibility" smil:to="visible"/>
                  <anim:transitionFilter smil:dur="0.5s" smil:targetElement="id19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5" smil:attributeName="visibility" smil:to="visible"/>
                  <anim:transitionFilter smil:dur="0.5s" smil:targetElement="id19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6" smil:attributeName="visibility" smil:to="visible"/>
                  <anim:transitionFilter smil:dur="0.5s" smil:targetElement="id19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7" smil:attributeName="visibility" smil:to="visible"/>
                  <anim:transitionFilter smil:dur="0.5s" smil:targetElement="id19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8" smil:attributeName="visibility" smil:to="visible"/>
                  <anim:transitionFilter smil:dur="0.5s" smil:targetElement="id19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99" smil:attributeName="visibility" smil:to="visible"/>
                  <anim:transitionFilter smil:dur="0.5s" smil:targetElement="id19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0" smil:attributeName="visibility" smil:to="visible"/>
                  <anim:transitionFilter smil:dur="0.5s" smil:targetElement="id20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1" smil:attributeName="visibility" smil:to="visible"/>
                  <anim:transitionFilter smil:dur="0.5s" smil:targetElement="id20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2" smil:attributeName="visibility" smil:to="visible"/>
                  <anim:transitionFilter smil:dur="0.5s" smil:targetElement="id20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3" smil:attributeName="visibility" smil:to="visible"/>
                  <anim:transitionFilter smil:dur="0.5s" smil:targetElement="id20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4" smil:attributeName="visibility" smil:to="visible"/>
                  <anim:transitionFilter smil:dur="0.5s" smil:targetElement="id20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5" smil:attributeName="visibility" smil:to="visible"/>
                  <anim:transitionFilter smil:dur="0.5s" smil:targetElement="id20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6" smil:attributeName="visibility" smil:to="visible"/>
                  <anim:transitionFilter smil:dur="0.5s" smil:targetElement="id20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7" smil:attributeName="visibility" smil:to="visible"/>
                  <anim:transitionFilter smil:dur="0.5s" smil:targetElement="id20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8" smil:attributeName="visibility" smil:to="visible"/>
                  <anim:transitionFilter smil:dur="0.5s" smil:targetElement="id20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09" smil:attributeName="visibility" smil:to="visible"/>
                  <anim:transitionFilter smil:dur="0.5s" smil:targetElement="id20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0" smil:attributeName="visibility" smil:to="visible"/>
                  <anim:transitionFilter smil:dur="0.5s" smil:targetElement="id21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1" smil:attributeName="visibility" smil:to="visible"/>
                  <anim:transitionFilter smil:dur="0.5s" smil:targetElement="id21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2" smil:attributeName="visibility" smil:to="visible"/>
                  <anim:transitionFilter smil:dur="0.5s" smil:targetElement="id21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3" smil:attributeName="visibility" smil:to="visible"/>
                  <anim:transitionFilter smil:dur="0.5s" smil:targetElement="id21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4" smil:attributeName="visibility" smil:to="visible"/>
                  <anim:transitionFilter smil:dur="0.5s" smil:targetElement="id214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5" smil:attributeName="visibility" smil:to="visible"/>
                  <anim:transitionFilter smil:dur="0.5s" smil:targetElement="id2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6" smil:attributeName="visibility" smil:to="visible"/>
                  <anim:transitionFilter smil:dur="0.5s" smil:targetElement="id21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217" smil:attributeName="visibility" smil:to="visible"/>
                  <anim:transitionFilter smil:dur="0.5s" smil:targetElement="id21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18" smil:attributeName="visibility" smil:to="visible"/>
                  <anim:transitionFilter smil:dur="0.5s" smil:targetElement="id21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21.59cm" svg:height="5.94cm" svg:x="0.847cm" svg:y="0.847cm">
          <text:list text:style-name="L1">
            <text:list-header>
              <text:p text:style-name="P57"><text:span text:style-name="T6">以下循环结果如何？</text:span></text:p>
              <text:p text:style-name="P57"><text:span text:style-name="T5">for ( i=0, k= -1; k=1; i++, k++)</text:span></text:p>
              <text:p text:style-name="P57"><text:span text:style-name="T5"><text:s text:c="9"/></text:span><text:span text:style-name="T5">cout&lt;&lt;“****\n”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8" xml:id="id219" draw:id="id219" draw:layer="layout" svg:width="23.495cm" svg:height="7.429cm" svg:x="0.847cm" svg:y="9.313cm">
          <text:list text:style-name="L1">
            <text:list-header>
              <text:p text:style-name="P57"><text:span text:style-name="T6">以下循环最多执行</text:span><text:span text:style-name="T5">_____</text:span><text:span text:style-name="T6">次，最少执行</text:span><text:span text:style-name="T5">_____</text:span><text:span text:style-name="T6">次</text:span></text:p>
              <text:p text:style-name="P57"><text:span text:style-name="T5">for (i=0, x=0; i&lt;=9&amp;&amp;x!=876 ; i++)</text:span></text:p>
              <text:p text:style-name="P57"><text:span text:style-name="T5"><text:s text:c="9"/></text:span><text:span text:style-name="T5">cin&gt;&gt;x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35" draw:text-style-name="P87" xml:id="id220" draw:id="id220" draw:layer="layout" svg:width="2.117cm" svg:height="1.55cm" svg:x="10.16cm" svg:y="9.102cm">
          <text:list text:style-name="L3">
            <text:list-header>
              <text:p text:style-name="P86"><text:span text:style-name="T2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36" draw:text-style-name="P87" xml:id="id221" draw:id="id221" draw:layer="layout" svg:width="2.328cm" svg:height="1.55cm" svg:x="19.685cm" svg:y="8.89cm">
          <text:list text:style-name="L3">
            <text:list-header>
              <text:p text:style-name="P86"><text:span text:style-name="T21"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19" smil:attributeName="visibility" smil:to="visible"/>
                  <anim:transitionFilter smil:dur="0.5s" smil:targetElement="id21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220" smil:attributeName="visibility" smil:to="visible"/>
                  <anim:transitionFilter smil:dur="0.5s" smil:targetElement="id220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221" smil:attributeName="visibility" smil:to="visible"/>
                  <anim:transitionFilter smil:dur="0.5s" smil:targetElement="id221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9" draw:layer="layout" svg:width="6.154cm" svg:height="1.615cm" svg:x="0.012cm" svg:y="0cm">
          <text:list text:style-name="L1">
            <text:list-header>
              <text:p text:style-name="P8"><text:span text:style-name="T6">循环的嵌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8" draw:layer="layout" svg:width="25.4cm" svg:height="3.039cm" svg:x="0cm" svg:y="2.117cm">
          <text:list text:style-name="L1">
            <text:list-header>
              <text:p text:style-name="P57"><text:span text:style-name="T6">一个循环体内又包含另一个完整的循环体，称为循环的嵌套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0" draw:text-style-name="P58" draw:layer="layout" svg:width="24.13cm" svg:height="5.94cm" svg:x="0cm" svg:y="5.715cm">
          <text:list text:style-name="L1">
            <text:list-header>
              <text:p text:style-name="P57"><text:span text:style-name="T6">注意：</text:span></text:p>
              <text:p text:style-name="P57"><text:span text:style-name="T5">1</text:span><text:span text:style-name="T6">、循环体内有多个语句要用｛｝括起来。</text:span></text:p>
              <text:p text:style-name="P57"><text:span text:style-name="T5">2</text:span><text:span text:style-name="T6">、书写格式要清晰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37" draw:text-style-name="P89" draw:layer="layout" svg:width="12.7cm" svg:height="7.599cm" svg:x="11.642cm" svg:y="10.583cm">
          <text:list text:style-name="L3">
            <text:list-header>
              <text:p text:style-name="P88"><text:span text:style-name="T28">for ( <text:s text:c="2"/>; <text:s text:c="3"/>; <text:s/>)</text:span></text:p>
              <text:p text:style-name="P88"><text:span text:style-name="T28"><text:s/></text:span><text:span text:style-name="T28">{ <text:s/>.....</text:span></text:p>
              <text:p text:style-name="P88"><text:span text:style-name="T28"><text:s text:c="8"/></text:span><text:span text:style-name="T28">for ( <text:s/>; <text:s text:c="2"/>; <text:s/>)</text:span></text:p>
              <text:p text:style-name="P88"><text:span text:style-name="T28"><text:s text:c="11"/></text:span><text:span text:style-name="T28">{ ....... <text:s/></text:span></text:p>
              <text:p text:style-name="P88"><text:span text:style-name="T28"><text:s text:c="12"/></text:span><text:span text:style-name="T28">}</text:span></text:p>
              <text:p text:style-name="P88"><text:span text:style-name="T28"><text:s text:c="3"/></text:span><text:span text:style-name="T28">}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4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91" draw:layer="layout" svg:width="19.685cm" svg:height="13.139cm" svg:x="1.058cm" svg:y="0cm">
          <text:list text:style-name="L1">
            <text:list-header>
              <text:p text:style-name="P90"><text:span text:style-name="T14">void main(void)</text:span></text:p>
              <text:p text:style-name="P90"><text:span text:style-name="T14">{ <text:s text:c="2"/>int <text:s text:c="2"/>i, j, k=0, <text:s/>m=0;</text:span></text:p>
              <text:p text:style-name="P90"><text:span text:style-name="T14"><text:s text:c="4"/></text:span><text:span text:style-name="T14">for ( i=0; i&lt;2; i++)</text:span></text:p>
              <text:p text:style-name="P90"><text:span text:style-name="T14"><text:s text:c="7"/></text:span><text:span text:style-name="T14">{ <text:s text:c="4"/>for ( j=0; j&lt;3; j++) <text:s/></text:span></text:p>
              <text:p text:style-name="P90"><text:span text:style-name="T14"><text:s text:c="22"/></text:span><text:span text:style-name="T14">k++;</text:span></text:p>
              <text:p text:style-name="P90"><text:span text:style-name="T14"><text:s text:c="14"/></text:span><text:span text:style-name="T14">k- =j;</text:span></text:p>
              <text:p text:style-name="P90"><text:span text:style-name="T14"><text:s text:c="7"/></text:span><text:span text:style-name="T14">}</text:span></text:p>
              <text:p text:style-name="P90"><text:span text:style-name="T14"><text:s text:c="5"/></text:span><text:span text:style-name="T14">m=i+j;</text:span></text:p>
              <text:p text:style-name="P90"><text:span text:style-name="T14"><text:s text:c="4"/></text:span><text:span text:style-name="T14">cout&lt;&lt;“k=“&lt;&lt;k&lt;&lt;“, m=“&lt;&lt; m&lt;&lt;endl;</text:span></text:p>
              <text:p text:style-name="P90"><text:span text:style-name="T14">}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222" draw:id="id222" draw:layer="layout" svg:width="19.896cm" svg:height="6.35cm" svg:x="2.54cm" svg:y="12.277cm">
          <table:table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4"/>
            <table:table-column table:style-name="co32"/>
            <table:table-column table:style-name="co32"/>
            <table:table-column table:style-name="co33"/>
            <table:table-column table:style-name="co32"/>
            <table:table-column table:style-name="co32"/>
            <table:table-row table:style-name="ro4" table:default-cell-style-name="standard">
              <table:table-cell table:style-name="ce4">
                <text:list text:style-name="L1">
                  <text:list-header>
                    <text:p text:style-name="P10"><text:span text:style-name="T7">i</text:span></text:p>
                  </text:list-header>
                </text:list>
              </table:table-cell>
              <table:table-cell table:style-name="ce5" table:number-columns-spanned="4"/>
              <table:covered-table-cell/>
              <table:covered-table-cell/>
              <table:covered-table-cell/>
              <table:table-cell table:style-name="ce5" table:number-columns-spanned="4"/>
              <table:covered-table-cell/>
              <table:covered-table-cell/>
              <table:covered-table-cell/>
              <table:table-cell table:style-name="ce6"/>
            </table:table-row>
            <table:table-row table:style-name="ro20" table:default-cell-style-name="standard">
              <table:table-cell table:style-name="ce7">
                <text:list text:continue-numbering="true" text:style-name="L1">
                  <text:list-header>
                    <text:p text:style-name="P10"><text:span text:style-name="T7">i&lt;2</text:span></text:p>
                  </text:list-header>
                </text:list>
              </table:table-cell>
              <table:table-cell table:style-name="ce8" table:number-columns-spanned="4"/>
              <table:covered-table-cell/>
              <table:covered-table-cell/>
              <table:covered-table-cell/>
              <table:table-cell table:style-name="ce8" table:number-columns-spanned="4"/>
              <table:covered-table-cell/>
              <table:covered-table-cell/>
              <table:covered-table-cell/>
              <table:table-cell table:style-name="ce9"/>
            </table:table-row>
            <table:table-row table:style-name="ro21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7">j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4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7">j&lt;3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1" table:default-cell-style-name="ce11">
              <table:table-cell table:style-name="ce10">
                <text:list text:continue-numbering="true" text:style-name="L1">
                  <text:list-header>
                    <text:p text:style-name="P10"><text:span text:style-name="T7">k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draw:custom-shape draw:name="Text Box 58" draw:style-name="gr238" draw:text-style-name="P54" xml:id="id251" draw:id="id251" draw:layer="layout" svg:width="7.197cm" svg:height="3.284cm" svg:x="15.875cm" svg:y="1.27cm">
          <text:list text:style-name="L3">
            <text:list-header>
              <text:p text:style-name="P53"><text:span text:style-name="T16">输出：</text:span></text:p>
              <text:p text:style-name="P53"><text:span text:style-name="T28">k=0, m=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0" draw:text-style-name="P93" xml:id="id223" draw:id="id223" draw:layer="layout" svg:width="1.905cm" svg:height="1.364cm" svg:x="6.985cm" svg:y="12.277cm">
          <text:list text:style-name="L1">
            <text:list-header>
              <text:p text:style-name="P92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239" draw:text-style-name="P93" xml:id="id224" draw:id="id224" draw:layer="layout" svg:width="1.905cm" svg:height="1.364cm" svg:x="6.985cm" svg:y="13.54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30" draw:text-style-name="P93" xml:id="id225" draw:id="id225" draw:layer="layout" svg:width="1.905cm" svg:height="1.364cm" svg:x="4.657cm" svg:y="14.817cm">
          <text:list text:style-name="L1">
            <text:list-header>
              <text:p text:style-name="P92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240" draw:text-style-name="P93" xml:id="id226" draw:id="id226" draw:layer="layout" svg:width="1.905cm" svg:height="1.364cm" svg:x="4.657cm" svg:y="16.08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" draw:style-name="gr30" draw:text-style-name="P93" xml:id="id227" draw:id="id227" draw:layer="layout" svg:width="1.905cm" svg:height="1.364cm" svg:x="4.657cm" svg:y="17.145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30" draw:text-style-name="P93" xml:id="id228" draw:id="id228" draw:layer="layout" svg:width="1.905cm" svg:height="1.364cm" svg:x="6.562cm" svg:y="14.817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241" draw:text-style-name="P93" xml:id="id229" draw:id="id229" draw:layer="layout" svg:width="1.905cm" svg:height="1.364cm" svg:x="6.562cm" svg:y="16.08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30" draw:text-style-name="P93" xml:id="id230" draw:id="id230" draw:layer="layout" svg:width="1.905cm" svg:height="1.364cm" svg:x="6.562cm" svg:y="17.145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0" draw:text-style-name="P93" xml:id="id231" draw:id="id231" draw:layer="layout" svg:width="1.905cm" svg:height="1.364cm" svg:x="8.467cm" svg:y="14.817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242" draw:text-style-name="P93" xml:id="id232" draw:id="id232" draw:layer="layout" svg:width="1.905cm" svg:height="1.364cm" svg:x="8.467cm" svg:y="16.08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30" draw:text-style-name="P93" xml:id="id233" draw:id="id233" draw:layer="layout" svg:width="1.905cm" svg:height="1.364cm" svg:x="8.467cm" svg:y="17.145cm">
          <text:list text:style-name="L1">
            <text:list-header>
              <text:p text:style-name="P92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30" draw:text-style-name="P93" xml:id="id234" draw:id="id234" draw:layer="layout" svg:width="1.905cm" svg:height="1.364cm" svg:x="10.583cm" svg:y="14.817cm">
          <text:list text:style-name="L1">
            <text:list-header>
              <text:p text:style-name="P92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9" draw:style-name="gr243" draw:text-style-name="P93" xml:id="id235" draw:id="id235" draw:layer="layout" svg:width="1.905cm" svg:height="1.364cm" svg:x="10.583cm" svg:y="16.087cm">
          <text:list text:style-name="L2">
            <text:list-header>
              <text:p text:style-name="P92"><text:span text:style-name="T9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44" draw:text-style-name="P93" xml:id="id236" draw:id="id236" draw:layer="layout" svg:width="1.905cm" svg:height="1.364cm" svg:x="10.583cm" svg:y="17.145cm">
          <text:list text:style-name="L2">
            <text:list-header>
              <text:p text:style-name="P92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30" draw:text-style-name="P93" xml:id="id237" draw:id="id237" draw:layer="layout" svg:width="1.905cm" svg:height="1.364cm" svg:x="15.452cm" svg:y="12.277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245" draw:text-style-name="P93" xml:id="id238" draw:id="id238" draw:layer="layout" svg:width="1.905cm" svg:height="1.364cm" svg:x="15.452cm" svg:y="13.54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30" draw:text-style-name="P93" xml:id="id239" draw:id="id239" draw:layer="layout" svg:width="1.905cm" svg:height="1.364cm" svg:x="12.7cm" svg:y="14.817cm">
          <text:list text:style-name="L1">
            <text:list-header>
              <text:p text:style-name="P92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246" draw:text-style-name="P93" xml:id="id240" draw:id="id240" draw:layer="layout" svg:width="1.905cm" svg:height="1.364cm" svg:x="12.7cm" svg:y="16.08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30" draw:text-style-name="P93" xml:id="id241" draw:id="id241" draw:layer="layout" svg:width="1.905cm" svg:height="1.364cm" svg:x="12.7cm" svg:y="17.145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30" draw:text-style-name="P93" xml:id="id242" draw:id="id242" draw:layer="layout" svg:width="1.905cm" svg:height="1.364cm" svg:x="14.605cm" svg:y="14.817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247" draw:text-style-name="P93" xml:id="id243" draw:id="id243" draw:layer="layout" svg:width="1.905cm" svg:height="1.364cm" svg:x="14.605cm" svg:y="16.08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8" draw:style-name="gr30" draw:text-style-name="P93" xml:id="id244" draw:id="id244" draw:layer="layout" svg:width="1.905cm" svg:height="1.364cm" svg:x="14.605cm" svg:y="17.145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9" draw:style-name="gr30" draw:text-style-name="P93" xml:id="id245" draw:id="id245" draw:layer="layout" svg:width="1.905cm" svg:height="1.364cm" svg:x="16.51cm" svg:y="14.817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0" draw:style-name="gr248" draw:text-style-name="P93" xml:id="id246" draw:id="id246" draw:layer="layout" svg:width="1.905cm" svg:height="1.364cm" svg:x="16.51cm" svg:y="16.08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30" draw:text-style-name="P93" xml:id="id247" draw:id="id247" draw:layer="layout" svg:width="1.905cm" svg:height="1.364cm" svg:x="16.51cm" svg:y="17.145cm">
          <text:list text:style-name="L1">
            <text:list-header>
              <text:p text:style-name="P92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30" draw:text-style-name="P93" xml:id="id248" draw:id="id248" draw:layer="layout" svg:width="1.905cm" svg:height="1.364cm" svg:x="18.627cm" svg:y="14.817cm">
          <text:list text:style-name="L1">
            <text:list-header>
              <text:p text:style-name="P92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3" draw:style-name="gr249" draw:text-style-name="P93" xml:id="id249" draw:id="id249" draw:layer="layout" svg:width="1.905cm" svg:height="1.364cm" svg:x="18.627cm" svg:y="16.087cm">
          <text:list text:style-name="L2">
            <text:list-header>
              <text:p text:style-name="P92"><text:span text:style-name="T9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4" draw:style-name="gr250" draw:text-style-name="P93" xml:id="id250" draw:id="id250" draw:layer="layout" svg:width="1.905cm" svg:height="1.364cm" svg:x="18.627cm" svg:y="17.145cm">
          <text:list text:style-name="L2">
            <text:list-header>
              <text:p text:style-name="P92"><text:span text:style-name="T10">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2" smil:attributeName="visibility" smil:to="visible"/>
                  <anim:transitionFilter smil:dur="0.5s" smil:targetElement="id2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3" smil:attributeName="visibility" smil:to="visible"/>
                  <anim:transitionFilter smil:dur="0.5s" smil:targetElement="id2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4" smil:attributeName="visibility" smil:to="visible"/>
                  <anim:transitionFilter smil:dur="0.5s" smil:targetElement="id22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5" smil:attributeName="visibility" smil:to="visible"/>
                  <anim:transitionFilter smil:dur="0.5s" smil:targetElement="id22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6" smil:attributeName="visibility" smil:to="visible"/>
                  <anim:transitionFilter smil:dur="0.5s" smil:targetElement="id22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7" smil:attributeName="visibility" smil:to="visible"/>
                  <anim:transitionFilter smil:dur="0.5s" smil:targetElement="id2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8" smil:attributeName="visibility" smil:to="visible"/>
                  <anim:transitionFilter smil:dur="0.5s" smil:targetElement="id22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29" smil:attributeName="visibility" smil:to="visible"/>
                  <anim:transitionFilter smil:dur="0.5s" smil:targetElement="id2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0" smil:attributeName="visibility" smil:to="visible"/>
                  <anim:transitionFilter smil:dur="0.5s" smil:targetElement="id2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1" smil:attributeName="visibility" smil:to="visible"/>
                  <anim:transitionFilter smil:dur="0.5s" smil:targetElement="id2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2" smil:attributeName="visibility" smil:to="visible"/>
                  <anim:transitionFilter smil:dur="0.5s" smil:targetElement="id2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3" smil:attributeName="visibility" smil:to="visible"/>
                  <anim:transitionFilter smil:dur="0.5s" smil:targetElement="id2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4" smil:attributeName="visibility" smil:to="visible"/>
                  <anim:transitionFilter smil:dur="0.5s" smil:targetElement="id2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5" smil:attributeName="visibility" smil:to="visible"/>
                  <anim:transitionFilter smil:dur="0.5s" smil:targetElement="id2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6" smil:attributeName="visibility" smil:to="visible"/>
                  <anim:transitionFilter smil:dur="0.5s" smil:targetElement="id2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7" smil:attributeName="visibility" smil:to="visible"/>
                  <anim:transitionFilter smil:dur="0.5s" smil:targetElement="id2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8" smil:attributeName="visibility" smil:to="visible"/>
                  <anim:transitionFilter smil:dur="0.5s" smil:targetElement="id2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39" smil:attributeName="visibility" smil:to="visible"/>
                  <anim:transitionFilter smil:dur="0.5s" smil:targetElement="id2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0" smil:attributeName="visibility" smil:to="visible"/>
                  <anim:transitionFilter smil:dur="0.5s" smil:targetElement="id2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1" smil:attributeName="visibility" smil:to="visible"/>
                  <anim:transitionFilter smil:dur="0.5s" smil:targetElement="id2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2" smil:attributeName="visibility" smil:to="visible"/>
                  <anim:transitionFilter smil:dur="0.5s" smil:targetElement="id2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3" smil:attributeName="visibility" smil:to="visible"/>
                  <anim:transitionFilter smil:dur="0.5s" smil:targetElement="id2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4" smil:attributeName="visibility" smil:to="visible"/>
                  <anim:transitionFilter smil:dur="0.5s" smil:targetElement="id2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5" smil:attributeName="visibility" smil:to="visible"/>
                  <anim:transitionFilter smil:dur="0.5s" smil:targetElement="id2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6" smil:attributeName="visibility" smil:to="visible"/>
                  <anim:transitionFilter smil:dur="0.5s" smil:targetElement="id2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7" smil:attributeName="visibility" smil:to="visible"/>
                  <anim:transitionFilter smil:dur="0.5s" smil:targetElement="id2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8" smil:attributeName="visibility" smil:to="visible"/>
                  <anim:transitionFilter smil:dur="0.5s" smil:targetElement="id2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49" smil:attributeName="visibility" smil:to="visible"/>
                  <anim:transitionFilter smil:dur="0.5s" smil:targetElement="id2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0" smil:attributeName="visibility" smil:to="visible"/>
                  <anim:transitionFilter smil:dur="0.5s" smil:targetElement="id2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51" smil:attributeName="visibility" smil:to="visible"/>
                  <anim:transitionFilter smil:dur="0.5s" smil:targetElement="id25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12" draw:layer="layout" svg:width="7.407cm" svg:height="1.446cm" svg:x="0.025cm" svg:y="0cm">
          <text:list text:style-name="L1">
            <text:list-header>
              <text:p text:style-name="P11"><text:span text:style-name="T8">几种循环的比较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95" draw:layer="layout" svg:width="8.758cm" svg:height="4.588cm" svg:x="2.54cm" svg:y="1.693cm">
          <text:list text:style-name="L1">
            <text:list-header>
              <text:p text:style-name="P94"><text:span text:style-name="T7">while ( </text:span><text:span text:style-name="T8">表达式）</text:span></text:p>
              <text:p text:style-name="P94"><text:span text:style-name="T8"><text:s text:c="5"/></text:span><text:span text:style-name="T8">｛ <text:s/>语句组</text:span><text:span text:style-name="T7">1 <text:s/></text:span><text:span text:style-name="T8">｝</text:span></text:p>
              <text:p text:style-name="P94"><text:span text:style-name="T8">｛语句组</text:span><text:span text:style-name="T7">2</text:span><text:span text:style-name="T8">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252" draw:id="id252">
          <draw:line draw:name="Line 5" draw:style-name="gr103" draw:text-style-name="P14" draw:layer="layout" svg:x1="5.926cm" svg:y1="8.043cm" svg:x2="3.597cm" svg:y2="9.313cm">
            <text:p/>
          </draw:line>
          <draw:line draw:name="Line 6" draw:style-name="gr103" draw:text-style-name="P14" draw:layer="layout" svg:x1="5.927cm" svg:y1="8.043cm" svg:x2="8.467cm" svg:y2="9.313cm">
            <text:p/>
          </draw:line>
          <draw:line draw:name="Line 7" draw:style-name="gr103" draw:text-style-name="P14" draw:layer="layout" svg:x1="8.467cm" svg:y1="9.313cm" svg:x2="5.927cm" svg:y2="10.372cm">
            <text:p/>
          </draw:line>
          <draw:line draw:name="Line 8" draw:style-name="gr103" draw:text-style-name="P14" draw:layer="layout" svg:x1="5.926cm" svg:y1="10.371cm" svg:x2="3.597cm" svg:y2="9.312cm">
            <text:p/>
          </draw:line>
          <draw:custom-shape draw:name="Text Box 9" draw:style-name="gr30" draw:text-style-name="P43" draw:layer="layout" svg:width="3.175cm" svg:height="1.178cm" svg:x="4.445cm" svg:y="8.678cm">
            <text:list text:style-name="L1">
              <text:list-header>
                <text:p text:style-name="P42"><text:span text:style-name="T15">表达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" draw:style-name="gr251" draw:text-style-name="P14" draw:layer="layout" svg:x1="5.927cm" svg:y1="10.372cm" svg:x2="5.927cm" svg:y2="11.853cm">
            <text:p/>
          </draw:line>
          <draw:custom-shape draw:name="Text Box 11" draw:style-name="gr105" draw:text-style-name="P43" draw:layer="layout" svg:width="4.021cm" svg:height="1.178cm" svg:x="4.022cm" svg:y="11.853cm">
            <text:list text:style-name="L1">
              <text:list-header>
                <text:p text:style-name="P42"><text:span text:style-name="T15">语句组</text:span><text:span text:style-name="T1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0" draw:text-style-name="P69" draw:layer="layout" svg:width="1.27cm" svg:height="1.178cm" svg:x="4.868cm" svg:y="10.372cm">
            <text:list text:style-name="L1">
              <text:list-header>
                <text:p text:style-name="P68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" draw:style-name="gr103" draw:text-style-name="P14" draw:layer="layout" svg:x1="5.927cm" svg:y1="13.123cm" svg:x2="5.927cm" svg:y2="14.605cm">
            <text:p/>
          </draw:line>
          <draw:line draw:name="Line 14" draw:style-name="gr103" draw:text-style-name="P14" draw:layer="layout" svg:x1="5.927cm" svg:y1="14.605cm" svg:x2="1.693cm" svg:y2="14.605cm">
            <text:p/>
          </draw:line>
          <draw:line draw:name="Line 15" draw:style-name="gr103" draw:text-style-name="P14" draw:layer="layout" svg:x1="1.693cm" svg:y1="14.604cm" svg:x2="1.693cm" svg:y2="7.407cm">
            <text:p/>
          </draw:line>
          <draw:line draw:name="Line 16" draw:style-name="gr252" draw:text-style-name="P14" draw:layer="layout" svg:x1="1.693cm" svg:y1="7.408cm" svg:x2="5.927cm" svg:y2="7.408cm">
            <text:p/>
          </draw:line>
          <draw:line draw:name="Line 17" draw:style-name="gr253" draw:text-style-name="P14" draw:layer="layout" svg:x1="5.927cm" svg:y1="6.773cm" svg:x2="5.927cm" svg:y2="8.043cm">
            <text:p/>
          </draw:line>
          <draw:line draw:name="Line 18" draw:style-name="gr103" draw:text-style-name="P14" draw:layer="layout" svg:x1="8.467cm" svg:y1="9.313cm" svg:x2="10.372cm" svg:y2="9.313cm">
            <text:p/>
          </draw:line>
          <draw:line draw:name="Line 19" draw:style-name="gr103" draw:text-style-name="P14" draw:layer="layout" svg:x1="10.372cm" svg:y1="9.313cm" svg:x2="10.372cm" svg:y2="15.875cm">
            <text:p/>
          </draw:line>
          <draw:line draw:name="Line 20" draw:style-name="gr103" draw:text-style-name="P14" draw:layer="layout" svg:x1="10.371cm" svg:y1="15.875cm" svg:x2="5.926cm" svg:y2="15.875cm">
            <text:p/>
          </draw:line>
          <draw:line draw:name="Line 21" draw:style-name="gr254" draw:text-style-name="P14" draw:layer="layout" svg:x1="5.927cm" svg:y1="15.875cm" svg:x2="5.927cm" svg:y2="16.722cm">
            <text:p/>
          </draw:line>
          <draw:custom-shape draw:name="Text Box 22" draw:style-name="gr105" draw:text-style-name="P43" draw:layer="layout" svg:width="4.022cm" svg:height="1.178cm" svg:x="4.233cm" svg:y="16.722cm">
            <text:list text:style-name="L1">
              <text:list-header>
                <text:p text:style-name="P42"><text:span text:style-name="T15">语句组</text:span><text:span text:style-name="T1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30" draw:text-style-name="P69" draw:layer="layout" svg:width="2.117cm" svg:height="1.178cm" svg:x="8.89cm" svg:y="8.043cm">
            <text:list text:style-name="L1">
              <text:list-header>
                <text:p text:style-name="P68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4" draw:style-name="gr30" draw:text-style-name="P95" draw:layer="layout" svg:width="8.89cm" svg:height="6.2cm" svg:x="13.335cm" svg:y="0cm">
          <text:list text:style-name="L1">
            <text:list-header>
              <text:p text:style-name="P94"><text:span text:style-name="T7">do</text:span></text:p>
              <text:p text:style-name="P94"><text:span text:style-name="T7"><text:s text:c="4"/></text:span><text:span text:style-name="T7">{ </text:span><text:span text:style-name="T8">语句组</text:span><text:span text:style-name="T7">1</text:span><text:span text:style-name="T8">｝</text:span></text:p>
              <text:p text:style-name="P94"><text:span text:style-name="T7">while</text:span><text:span text:style-name="T8">（表达式）</text:span><text:span text:style-name="T9">；</text:span></text:p>
              <text:p text:style-name="P94"><text:span text:style-name="T8">｛语句组</text:span><text:span text:style-name="T7">2</text:span><text:span text:style-name="T8">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">
          <draw:line draw:name="Line 26" draw:style-name="gr103" draw:text-style-name="P14" draw:layer="layout" svg:x1="17.991cm" svg:y1="11.007cm" svg:x2="15.662cm" svg:y2="12.277cm">
            <text:p/>
          </draw:line>
          <draw:line draw:name="Line 27" draw:style-name="gr103" draw:text-style-name="P14" draw:layer="layout" svg:x1="17.992cm" svg:y1="11.007cm" svg:x2="20.532cm" svg:y2="12.277cm">
            <text:p/>
          </draw:line>
          <draw:line draw:name="Line 28" draw:style-name="gr103" draw:text-style-name="P14" draw:layer="layout" svg:x1="20.532cm" svg:y1="12.277cm" svg:x2="17.992cm" svg:y2="13.335cm">
            <text:p/>
          </draw:line>
          <draw:line draw:name="Line 29" draw:style-name="gr103" draw:text-style-name="P14" draw:layer="layout" svg:x1="17.991cm" svg:y1="13.335cm" svg:x2="15.662cm" svg:y2="12.277cm">
            <text:p/>
          </draw:line>
          <draw:custom-shape draw:name="Text Box 30" draw:style-name="gr30" draw:text-style-name="P43" draw:layer="layout" svg:width="3.175cm" svg:height="1.178cm" svg:x="16.51cm" svg:y="11.642cm">
            <text:list text:style-name="L1">
              <text:list-header>
                <text:p text:style-name="P42"><text:span text:style-name="T15">表达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1" draw:style-name="gr255" draw:text-style-name="P14" draw:layer="layout" svg:x1="17.992cm" svg:y1="13.335cm" svg:x2="17.992cm" svg:y2="14.817cm">
            <text:p/>
          </draw:line>
          <draw:custom-shape draw:name="Text Box 32" draw:style-name="gr105" draw:text-style-name="P43" draw:layer="layout" svg:width="4.021cm" svg:height="1.178cm" svg:x="16.087cm" svg:y="8.255cm">
            <text:list text:style-name="L1">
              <text:list-header>
                <text:p text:style-name="P42"><text:span text:style-name="T15">语句组</text:span><text:span text:style-name="T1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30" draw:text-style-name="P69" draw:layer="layout" svg:width="1.27cm" svg:height="1.178cm" svg:x="16.933cm" svg:y="13.335cm">
            <text:list text:style-name="L1">
              <text:list-header>
                <text:p text:style-name="P68"><text:span text:style-name="T15">真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4" draw:style-name="gr103" draw:text-style-name="P14" draw:layer="layout" svg:x1="17.992cm" svg:y1="9.525cm" svg:x2="17.992cm" svg:y2="11.007cm">
            <text:p/>
          </draw:line>
          <draw:line draw:name="Line 35" draw:style-name="gr103" draw:text-style-name="P14" draw:layer="layout" svg:x1="17.992cm" svg:y1="14.817cm" svg:x2="13.758cm" svg:y2="14.817cm">
            <text:p/>
          </draw:line>
          <draw:line draw:name="Line 36" draw:style-name="gr103" draw:text-style-name="P14" draw:layer="layout" svg:x1="13.758cm" svg:y1="14.816cm" svg:x2="13.758cm" svg:y2="7.619cm">
            <text:p/>
          </draw:line>
          <draw:line draw:name="Line 37" draw:style-name="gr256" draw:text-style-name="P14" draw:layer="layout" svg:x1="13.758cm" svg:y1="7.62cm" svg:x2="17.992cm" svg:y2="7.62cm">
            <text:p/>
          </draw:line>
          <draw:line draw:name="Line 38" draw:style-name="gr257" draw:text-style-name="P14" draw:layer="layout" svg:x1="17.992cm" svg:y1="6.985cm" svg:x2="17.992cm" svg:y2="8.255cm">
            <text:p/>
          </draw:line>
          <draw:line draw:name="Line 39" draw:style-name="gr103" draw:text-style-name="P14" draw:layer="layout" svg:x1="20.532cm" svg:y1="12.277cm" svg:x2="22.437cm" svg:y2="12.277cm">
            <text:p/>
          </draw:line>
          <draw:line draw:name="Line 40" draw:style-name="gr103" draw:text-style-name="P14" draw:layer="layout" svg:x1="22.437cm" svg:y1="12.277cm" svg:x2="22.437cm" svg:y2="16.087cm">
            <text:p/>
          </draw:line>
          <draw:line draw:name="Line 41" draw:style-name="gr103" draw:text-style-name="P14" draw:layer="layout" svg:x1="22.436cm" svg:y1="16.087cm" svg:x2="17.991cm" svg:y2="16.087cm">
            <text:p/>
          </draw:line>
          <draw:line draw:name="Line 42" draw:style-name="gr258" draw:text-style-name="P14" draw:layer="layout" svg:x1="17.992cm" svg:y1="16.087cm" svg:x2="17.992cm" svg:y2="16.934cm">
            <text:p/>
          </draw:line>
          <draw:custom-shape draw:name="Text Box 43" draw:style-name="gr105" draw:text-style-name="P43" draw:layer="layout" svg:width="4.022cm" svg:height="1.178cm" svg:x="16.298cm" svg:y="16.934cm">
            <text:list text:style-name="L1">
              <text:list-header>
                <text:p text:style-name="P42"><text:span text:style-name="T15">语句组</text:span><text:span text:style-name="T1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30" draw:text-style-name="P69" draw:layer="layout" svg:width="2.117cm" svg:height="1.178cm" svg:x="20.955cm" svg:y="10.795cm">
            <text:list text:style-name="L1">
              <text:list-header>
                <text:p text:style-name="P68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52" smil:attributeName="visibility" smil:to="visible"/>
                  <anim:transitionFilter smil:dur="0.5s" smil:targetElement="id25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19.866cm" svg:height="5.94cm" svg:x="0.635cm" svg:y="0.423cm">
          <text:list text:style-name="L1">
            <text:list-header>
              <text:p text:style-name="P57"><text:span text:style-name="T5">for</text:span><text:span text:style-name="T6">（表达式</text:span><text:span text:style-name="T5">1</text:span><text:span text:style-name="T6">；表达式</text:span><text:span text:style-name="T5">2</text:span><text:span text:style-name="T6">；表达式</text:span><text:span text:style-name="T5">3</text:span><text:span text:style-name="T6">）</text:span></text:p>
              <text:p text:style-name="P57"><text:span text:style-name="T6"><text:s text:c="9"/></text:span><text:span text:style-name="T6">｛语句组</text:span><text:span text:style-name="T5">1</text:span><text:span text:style-name="T6">｝</text:span></text:p>
              <text:p text:style-name="P57"><text:span text:style-name="T6">｛语句组</text:span><text:span text:style-name="T5">2</text:span><text:span text:style-name="T6">｝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253" draw:id="id253">
          <draw:custom-shape draw:name="Text Box 4" draw:style-name="gr30" draw:text-style-name="P69" draw:layer="layout" svg:width="2.117cm" svg:height="1.178cm" svg:x="21.59cm" svg:y="5.927cm">
            <text:list text:style-name="L1">
              <text:list-header>
                <text:p text:style-name="P68"><text:span text:style-name="T15">假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">
            <draw:line draw:name="Line 6" draw:style-name="gr103" draw:text-style-name="P14" draw:layer="layout" svg:x1="18.627cm" svg:y1="5.927cm" svg:x2="16.299cm" svg:y2="7.197cm">
              <text:p/>
            </draw:line>
            <draw:line draw:name="Line 7" draw:style-name="gr103" draw:text-style-name="P14" draw:layer="layout" svg:x1="18.627cm" svg:y1="5.927cm" svg:x2="21.167cm" svg:y2="7.197cm">
              <text:p/>
            </draw:line>
            <draw:line draw:name="Line 8" draw:style-name="gr103" draw:text-style-name="P14" draw:layer="layout" svg:x1="21.167cm" svg:y1="7.197cm" svg:x2="18.627cm" svg:y2="8.255cm">
              <text:p/>
            </draw:line>
            <draw:line draw:name="Line 9" draw:style-name="gr103" draw:text-style-name="P14" draw:layer="layout" svg:x1="18.627cm" svg:y1="8.255cm" svg:x2="16.299cm" svg:y2="7.197cm">
              <text:p/>
            </draw:line>
            <draw:custom-shape draw:name="Text Box 10" draw:style-name="gr30" draw:text-style-name="P43" draw:layer="layout" svg:width="3.175cm" svg:height="2.295cm" svg:x="17.145cm" svg:y="6.562cm">
              <text:list text:style-name="L1">
                <text:list-header>
                  <text:p text:style-name="P42"><text:span text:style-name="T15">表达式</text:span><text:span text:style-name="T14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1" draw:style-name="gr259" draw:text-style-name="P14" draw:layer="layout" svg:x1="18.627cm" svg:y1="8.255cm" svg:x2="18.627cm" svg:y2="9.737cm">
              <text:p/>
            </draw:line>
            <draw:custom-shape draw:name="Text Box 12" draw:style-name="gr105" draw:text-style-name="P43" draw:layer="layout" svg:width="4.022cm" svg:height="1.178cm" svg:x="16.722cm" svg:y="9.737cm">
              <text:list text:style-name="L1">
                <text:list-header>
                  <text:p text:style-name="P42"><text:span text:style-name="T15">语句组</text:span><text:span text:style-name="T14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3" draw:style-name="gr30" draw:text-style-name="P69" draw:layer="layout" svg:width="1.27cm" svg:height="1.178cm" svg:x="17.569cm" svg:y="8.255cm">
              <text:list text:style-name="L1">
                <text:list-header>
                  <text:p text:style-name="P68"><text:span text:style-name="T15">真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4" draw:style-name="gr260" draw:text-style-name="P14" draw:layer="layout" svg:x1="18.627cm" svg:y1="4.657cm" svg:x2="18.627cm" svg:y2="5.927cm">
              <text:p/>
            </draw:line>
            <draw:line draw:name="Line 15" draw:style-name="gr103" draw:text-style-name="P14" draw:layer="layout" svg:x1="21.167cm" svg:y1="7.197cm" svg:x2="23.072cm" svg:y2="7.197cm">
              <text:p/>
            </draw:line>
            <draw:custom-shape draw:name="Text Box 16" draw:style-name="gr105" draw:text-style-name="P43" draw:layer="layout" svg:width="4.022cm" svg:height="1.178cm" svg:x="17.145cm" svg:y="16.51cm">
              <text:list text:style-name="L1">
                <text:list-header>
                  <text:p text:style-name="P42"><text:span text:style-name="T15">语句组</text:span><text:span text:style-name="T14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7" draw:style-name="gr105" draw:text-style-name="P43" draw:layer="layout" svg:width="4.022cm" svg:height="1.178cm" svg:x="16.51cm" svg:y="3.387cm">
              <text:list text:style-name="L1">
                <text:list-header>
                  <text:p text:style-name="P42"><text:span text:style-name="T15">表达式</text:span><text:span text:style-name="T14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18" draw:style-name="gr105" draw:text-style-name="P43" draw:layer="layout" svg:width="4.022cm" svg:height="1.178cm" svg:x="16.722cm" svg:y="12.065cm">
              <text:list text:style-name="L1">
                <text:list-header>
                  <text:p text:style-name="P42"><text:span text:style-name="T15">表达式</text:span><text:span text:style-name="T14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9" draw:style-name="gr261" draw:text-style-name="P14" draw:layer="layout" svg:x1="18.627cm" svg:y1="11.007cm" svg:x2="18.627cm" svg:y2="12.065cm">
              <text:p/>
            </draw:line>
            <draw:line draw:name="Line 20" draw:style-name="gr103" draw:text-style-name="P14" draw:layer="layout" svg:x1="18.839cm" svg:y1="15.452cm" svg:x2="23.072cm" svg:y2="15.452cm">
              <text:p/>
            </draw:line>
            <draw:line draw:name="Line 21" draw:style-name="gr103" draw:text-style-name="P14" draw:layer="layout" svg:x1="23.072cm" svg:y1="7.197cm" svg:x2="23.072cm" svg:y2="15.452cm">
              <text:p/>
            </draw:line>
            <draw:line draw:name="Line 22" draw:style-name="gr262" draw:text-style-name="P14" draw:layer="layout" svg:x1="18.839cm" svg:y1="15.452cm" svg:x2="18.839cm" svg:y2="16.51cm">
              <text:p/>
            </draw:line>
            <draw:line draw:name="Line 23" draw:style-name="gr103" draw:text-style-name="P14" draw:layer="layout" svg:x1="18.627cm" svg:y1="13.335cm" svg:x2="18.627cm" svg:y2="14.182cm">
              <text:p/>
            </draw:line>
            <draw:line draw:name="Line 24" draw:style-name="gr103" draw:text-style-name="P14" draw:layer="layout" svg:x1="18.627cm" svg:y1="14.182cm" svg:x2="14.605cm" svg:y2="14.182cm">
              <text:p/>
            </draw:line>
            <draw:line draw:name="Line 25" draw:style-name="gr103" draw:text-style-name="P14" draw:layer="layout" svg:x1="14.605cm" svg:y1="14.182cm" svg:x2="14.605cm" svg:y2="5.292cm">
              <text:p/>
            </draw:line>
            <draw:line draw:name="Line 26" draw:style-name="gr263" draw:text-style-name="P14" draw:layer="layout" svg:x1="14.605cm" svg:y1="5.292cm" svg:x2="18.627cm" svg:y2="5.292cm">
              <text:p/>
            </draw:line>
          </draw:g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3" smil:attributeName="visibility" smil:to="visible"/>
                  <anim:transitionFilter smil:dur="0.5s" smil:targetElement="id25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4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64" draw:text-style-name="P54" draw:layer="layout" svg:width="20.743cm" svg:height="7.124cm" svg:x="0.635cm" svg:y="0cm">
          <text:list text:style-name="L1">
            <text:list-header>
              <text:p text:style-name="P53"><text:span text:style-name="T52">最大公约数与最小公倍数</text:span></text:p>
              <text:p text:style-name="P53"><text:span text:style-name="T8">求两自然数</text:span><text:span text:style-name="T7">m , n</text:span><text:span text:style-name="T8">的最大公约数</text:span></text:p>
              <text:p text:style-name="P53"><text:span text:style-name="T8">欧几里德算法（</text:span><text:span text:style-name="T7">m&gt;n</text:span><text:span text:style-name="T8">）</text:span></text:p>
              <text:p text:style-name="P53"><text:span text:style-name="T7">1</text:span><text:span text:style-name="T8">、</text:span><text:span text:style-name="T7">m</text:span><text:span text:style-name="T8">被</text:span><text:span text:style-name="T7">n</text:span><text:span text:style-name="T8">除得到余数</text:span><text:span text:style-name="T7">r</text:span><text:span text:style-name="T8">（</text:span><text:span text:style-name="T7">0≤r ≤n) <text:s text:c="6"/>r=m%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5" draw:text-style-name="P54" xml:id="id256" draw:id="id256" draw:layer="layout" svg:width="15.452cm" svg:height="1.364cm" svg:x="0.635cm" svg:y="10.795cm">
          <text:list text:style-name="L3">
            <text:list-header>
              <text:p text:style-name="P53"><text:span text:style-name="T28">m=6 <text:s text:c="2"/>n=4 <text:s text:c="4"/>r=m%n=6%4=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66" draw:text-style-name="P54" xml:id="id258" draw:id="id258" draw:layer="layout" svg:width="10.371cm" svg:height="5.204cm" svg:x="14.182cm" svg:y="10.16cm">
          <text:list text:style-name="L11">
            <text:list-header>
              <text:p text:style-name="P53"><text:span text:style-name="T53">while ( r=m%n )</text:span></text:p>
              <text:p text:style-name="P53"><text:span text:style-name="T53"><text:s text:c="4"/></text:span><text:span text:style-name="T53">{ <text:s text:c="4"/>m=n; <text:s text:c="4"/>n=r ;</text:span></text:p>
              <text:p text:style-name="P53"><text:span text:style-name="T53"><text:s text:c="6"/></text:span><text:span text:style-name="T53">} 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67" draw:text-style-name="P54" xml:id="id259" draw:id="id259" draw:layer="layout" svg:width="25.4cm" svg:height="1.364cm" svg:x="0cm" svg:y="16.51cm">
          <text:list text:style-name="L2">
            <text:list-header>
              <text:p text:style-name="P53"><text:span text:style-name="T9">最小公倍数为两数之积除以最大公约数。</text:span><text:span text:style-name="T10">4*6/2=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0" draw:text-style-name="P54" xml:id="id254" draw:id="id254" draw:layer="layout" svg:width="22.86cm" svg:height="2.667cm" svg:x="0.635cm" svg:y="7.408cm">
          <text:list text:style-name="L1">
            <text:list-header>
              <text:p text:style-name="P53"><text:span text:style-name="T7">2</text:span><text:span text:style-name="T8">、若</text:span><text:span text:style-name="T7">r=0</text:span><text:span text:style-name="T8">，则算法结束，</text:span><text:span text:style-name="T7">n</text:span><text:span text:style-name="T8">为最大公约数，否则做</text:span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54" xml:id="id255" draw:id="id255" draw:layer="layout" svg:width="17.357cm" svg:height="1.364cm" svg:x="0.635cm" svg:y="8.89cm">
          <text:list text:style-name="L1">
            <text:list-header>
              <text:p text:style-name="P53"><text:span text:style-name="T7">3</text:span><text:span text:style-name="T8">、</text:span><text:span text:style-name="T7">m</text:span><text:span text:style-name="T54"></text:span><text:span text:style-name="T7">n , <text:s/>n</text:span><text:span text:style-name="T54"></text:span><text:span text:style-name="T7">r <text:s/>, <text:s/></text:span><text:span text:style-name="T8">回到</text:span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68" draw:text-style-name="P54" xml:id="id257" draw:id="id257" draw:layer="layout" svg:width="12.488cm" svg:height="3.284cm" svg:x="0.635cm" svg:y="12.488cm">
          <text:list text:style-name="L3">
            <text:list-header>
              <text:p text:style-name="P53"><text:span text:style-name="T28">m=4 <text:s text:c="2"/>n=2 <text:s text:c="3"/>r=m%n=4%2=0</text:span></text:p>
              <text:p text:style-name="P53"><text:span text:style-name="T16">所以，公约数</text:span><text:span text:style-name="T28">=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4" smil:attributeName="visibility" smil:to="visible"/>
                  <anim:transitionFilter smil:dur="0.5s" smil:targetElement="id2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5" smil:attributeName="visibility" smil:to="visible"/>
                  <anim:transitionFilter smil:dur="0.5s" smil:targetElement="id2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6" smil:attributeName="visibility" smil:to="visible"/>
                  <anim:transitionFilter smil:dur="0.5s" smil:targetElement="id2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7" smil:attributeName="visibility" smil:to="visible"/>
                  <anim:transitionFilter smil:dur="0.5s" smil:targetElement="id2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8" smil:attributeName="visibility" smil:to="visible"/>
                  <anim:transitionFilter smil:dur="0.5s" smil:targetElement="id2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9" smil:attributeName="visibility" smil:to="visible"/>
                  <anim:transitionFilter smil:dur="0.5s" smil:targetElement="id25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6" draw:layer="layout" svg:width="25.4cm" svg:height="1.737cm" svg:x="0cm" svg:y="0.635cm">
          <text:list text:style-name="L1">
            <text:list-header>
              <text:p text:style-name="P55"><text:span text:style-name="T4">最大公约数：能同时被</text:span><text:span text:style-name="T11">m</text:span><text:span text:style-name="T4">和</text:span><text:span text:style-name="T11">n</text:span><text:span text:style-name="T4">整除的最大数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9" draw:text-style-name="P56" draw:layer="layout" svg:width="17.568cm" svg:height="11.617cm" svg:x="0.847cm" svg:y="3.81cm">
          <text:list text:style-name="L3">
            <text:list-header>
              <text:p text:style-name="P55"><text:span text:style-name="T30">r=m&gt;n?n:m</text:span></text:p>
              <text:p text:style-name="P55"><text:span text:style-name="T30">for(i=1; i&lt;r; i++)</text:span></text:p>
              <text:p text:style-name="P55"><text:span text:style-name="T30"><text:s text:c="4"/></text:span><text:span text:style-name="T30">if(</text:span><text:span text:style-name="T34">m%i==0&amp;&amp;n%i==0</text:span><text:span text:style-name="T30">)</text:span></text:p>
              <text:p text:style-name="P55"><text:span text:style-name="T30"><text:s text:c="12"/></text:span><text:span text:style-name="T30">a=i;</text:span></text:p>
              <text:p text:style-name="P55"><text:span text:style-name="T30">cout&lt;&lt;a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5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4" draw:layer="layout" svg:width="25.4cm" svg:height="1.364cm" svg:x="0cm" svg:y="0.423cm">
          <text:list text:style-name="L1">
            <text:list-header>
              <text:p text:style-name="P53"><text:span text:style-name="T8">将 </text:span><text:span text:style-name="T7">12345 </text:span><text:span text:style-name="T8">的每位分别打印出来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4" xml:id="id260" draw:id="id260" draw:layer="layout" svg:width="19.685cm" svg:height="1.364cm" svg:x="2.752cm" svg:y="1.905cm">
          <text:list text:style-name="L1">
            <text:list-header>
              <text:p text:style-name="P53"><text:span text:style-name="T7">12345</text:span><text:span text:style-name="T8">％</text:span><text:span text:style-name="T7">10</text:span><text:span text:style-name="T8">＝</text:span><text:span text:style-name="T7">5 <text:s text:c="11"/>12345/10</text:span><text:span text:style-name="T8">＝</text:span><text:span text:style-name="T7">123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0" draw:text-style-name="P54" xml:id="id261" draw:id="id261" draw:layer="layout" svg:width="19.685cm" svg:height="1.364cm" svg:x="2.752cm" svg:y="3.598cm">
          <text:list text:style-name="L1">
            <text:list-header>
              <text:p text:style-name="P53"><text:span text:style-name="T7">1234</text:span><text:span text:style-name="T8">％</text:span><text:span text:style-name="T7">10</text:span><text:span text:style-name="T8">＝</text:span><text:span text:style-name="T7">4 <text:s text:c="11"/>1234/10</text:span><text:span text:style-name="T8">＝</text:span><text:span text:style-name="T7">1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0" draw:text-style-name="P54" xml:id="id262" draw:id="id262" draw:layer="layout" svg:width="19.685cm" svg:height="1.364cm" svg:x="2.752cm" svg:y="5.292cm">
          <text:list text:style-name="L1">
            <text:list-header>
              <text:p text:style-name="P53"><text:span text:style-name="T7">123</text:span><text:span text:style-name="T8">％</text:span><text:span text:style-name="T7">10</text:span><text:span text:style-name="T8">＝</text:span><text:span text:style-name="T7">3 <text:s text:c="11"/>123/10</text:span><text:span text:style-name="T8">＝</text:span><text:span text:style-name="T7">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0" draw:text-style-name="P54" xml:id="id263" draw:id="id263" draw:layer="layout" svg:width="19.685cm" svg:height="1.364cm" svg:x="2.752cm" svg:y="6.985cm">
          <text:list text:style-name="L1">
            <text:list-header>
              <text:p text:style-name="P53"><text:span text:style-name="T7">12</text:span><text:span text:style-name="T8">％</text:span><text:span text:style-name="T7">10</text:span><text:span text:style-name="T8">＝</text:span><text:span text:style-name="T7">2 <text:s text:c="11"/>12/10</text:span><text:span text:style-name="T8">＝</text:span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54" xml:id="id264" draw:id="id264" draw:layer="layout" svg:width="19.685cm" svg:height="1.364cm" svg:x="2.963cm" svg:y="8.678cm">
          <text:list text:style-name="L1">
            <text:list-header>
              <text:p text:style-name="P53"><text:span text:style-name="T7">1%10</text:span><text:span text:style-name="T8">＝</text:span><text:span text:style-name="T7">1 <text:s text:c="11"/>1/10</text:span><text:span text:style-name="T8">＝</text:span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70" draw:text-style-name="P9" xml:id="id265" draw:id="id265" draw:layer="layout" svg:width="15.663cm" svg:height="7.795cm" svg:x="1.27cm" svg:y="10.795cm">
          <text:list text:style-name="L3">
            <text:list-header>
              <text:p text:style-name="P8"><text:span text:style-name="T21">while(n)</text:span></text:p>
              <text:p text:style-name="P8"><text:span text:style-name="T21">{</text:span><text:span text:style-name="T21"><text:tab/></text:span><text:span text:style-name="T21">cout&lt;&lt;n%10&lt;&lt;‘\t’;</text:span></text:p>
              <text:p text:style-name="P8"><text:span text:style-name="T21"><text:tab/></text:span><text:span text:style-name="T21">n=n/10;</text:span></text:p>
              <text:p text:style-name="P8"><text:span text:style-name="T21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0" smil:attributeName="visibility" smil:to="visible"/>
                  <anim:transitionFilter smil:dur="0.5s" smil:targetElement="id26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1" smil:attributeName="visibility" smil:to="visible"/>
                  <anim:transitionFilter smil:dur="0.5s" smil:targetElement="id26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2" smil:attributeName="visibility" smil:to="visible"/>
                  <anim:transitionFilter smil:dur="0.5s" smil:targetElement="id26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3" smil:attributeName="visibility" smil:to="visible"/>
                  <anim:transitionFilter smil:dur="0.5s" smil:targetElement="id26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64" smil:attributeName="visibility" smil:to="visible"/>
                  <anim:transitionFilter smil:dur="0.5s" smil:targetElement="id26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4.977cm" svg:height="1.615cm" svg:x="0cm" svg:y="0cm">
          <text:list text:style-name="L1">
            <text:list-header>
              <text:p text:style-name="P8"><text:span text:style-name="T6">求级数公式：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3" draw:style-name="gr271" draw:text-style-name="P14" draw:layer="layout" svg:width="24.553cm" svg:height="4.211cm" svg:x="0cm" svg:y="1.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 Box 4" draw:style-name="gr272" draw:text-style-name="P30" xml:id="id266" draw:id="id266" draw:layer="layout" svg:width="25.4cm" svg:height="3.509cm" svg:x="0cm" svg:y="5.292cm">
          <text:list text:style-name="L6">
            <text:list-header>
              <text:p text:style-name="P29"><text:span text:style-name="T49">首先写出通项，然后再用</text:span><text:span text:style-name="T36">当前项</text:span><text:span text:style-name="T6">（第</text:span><text:span text:style-name="T5">n</text:span><text:span text:style-name="T6">项）</text:span><text:span text:style-name="T49">除前一项，得出后一项比前一项大多少倍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5" draw:text-style-name="P30" xml:id="id267" draw:id="id267" draw:layer="layout" svg:width="5.499cm" svg:height="1.885cm" svg:x="0cm" svg:y="9.525cm">
          <text:list text:style-name="L1">
            <text:list-header>
              <text:p text:style-name="P29"><text:span text:style-name="T6">通项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73" draw:text-style-name="P7" xml:id="id270" draw:id="id270" draw:layer="layout" svg:width="12.7cm" svg:height="1.785cm" svg:x="12.7cm" svg:y="11.218cm">
          <text:list text:style-name="L2">
            <text:list-header>
              <text:p text:style-name="P6"><text:span text:style-name="T34">t</text:span><text:span text:style-name="T55">=x*x/((2*n)*(2*n-1)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4" draw:style-name="gr271" draw:text-style-name="P14" xml:id="id268" draw:id="id268" draw:layer="layout" svg:width="6.742cm" svg:height="4.211cm" svg:x="3.387cm" svg:y="8.46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 Box 15" draw:style-name="gr274" draw:text-style-name="P30" xml:id="id269" draw:id="id269" draw:layer="layout" svg:width="10.813cm" svg:height="1.885cm" svg:x="12.488cm" svg:y="9.102cm">
          <text:list text:style-name="L2">
            <text:list-header>
              <text:p text:style-name="P29"><text:span text:style-name="T36">第</text:span><text:span text:style-name="T22">n</text:span><text:span text:style-name="T36">项</text:span><text:span text:style-name="T22">/</text:span><text:span text:style-name="T36">第</text:span><text:span text:style-name="T22">n-1</text:span><text:span text:style-name="T36">项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5" draw:text-style-name="P30" xml:id="id271" draw:id="id271" draw:layer="layout" svg:width="25.4cm" svg:height="3.509cm" svg:x="0cm" svg:y="13.335cm">
          <text:list text:style-name="L1">
            <text:list-header>
              <text:p text:style-name="P29"><text:span text:style-name="T6">表明前一项比后一项大</text:span><text:span text:style-name="T22">t</text:span><text:span text:style-name="T6">倍</text:span><text:span text:style-name="T5">,</text:span><text:span text:style-name="T6">即后一项乘</text:span><text:span text:style-name="T22">t</text:span><text:span text:style-name="T6">等于前一项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5" draw:text-style-name="P30" xml:id="id272" draw:id="id272" draw:layer="layout" svg:width="16.51cm" svg:height="1.885cm" svg:x="4.899cm" svg:y="15.928cm">
          <text:list text:style-name="L1">
            <text:list-header>
              <text:p text:style-name="P29"><text:span text:style-name="T6">后一项＝</text:span><text:span text:style-name="T29">(-1)</text:span><text:span text:style-name="T5">×</text:span><text:span text:style-name="T6">前一项</text:span><text:span text:style-name="T5">×</text:span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66" smil:attributeName="visibility" smil:to="visible"/>
                  <anim:transitionFilter smil:dur="0.5s" smil:targetElement="id2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67" smil:attributeName="visibility" smil:to="visible"/>
                  <anim:transitionFilter smil:dur="0.5s" smil:targetElement="id26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8" smil:attributeName="visibility" smil:to="visible"/>
                  <anim:transitionFilter smil:dur="0.5s" smil:targetElement="id26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69" smil:attributeName="visibility" smil:to="visible"/>
                  <anim:transitionFilter smil:dur="0.5s" smil:targetElement="id26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0" smil:attributeName="visibility" smil:to="visible"/>
                  <anim:transitionFilter smil:dur="0.5s" smil:targetElement="id27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1" smil:attributeName="visibility" smil:to="visible"/>
                  <anim:transitionFilter smil:dur="0.5s" smil:targetElement="id27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2" smil:attributeName="visibility" smil:to="visible"/>
                  <anim:transitionFilter smil:dur="0.5s" smil:targetElement="id27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75" draw:text-style-name="P97" xml:id="id278" draw:id="id278" draw:layer="layout" svg:width="21.59cm" svg:height="10.289cm" svg:x="1.27cm" svg:y="8.89cm">
          <text:list text:style-name="L3">
            <text:list-header>
              <text:p text:style-name="P96"><text:span text:style-name="T21">S=0;term=1;n=1;</text:span><text:span text:style-name="T22">//</text:span><text:span text:style-name="T36">一定要赋初值</text:span></text:p>
              <text:p text:style-name="P96"><text:span text:style-name="T21">while(fabs(term)&gt;=1e-5)</text:span></text:p>
              <text:p text:style-name="P96"><text:span text:style-name="T21">{</text:span><text:span text:style-name="T21"><text:tab/></text:span><text:span text:style-name="T21">S=S+term;</text:span></text:p>
              <text:p text:style-name="P96"><text:span text:style-name="T21"><text:tab/></text:span><text:span text:style-name="T42">term</text:span><text:span text:style-name="T21">=(-1)*</text:span><text:span text:style-name="T22">term</text:span><text:span text:style-name="T21">*x*x/((2*n)*(2*n-1));</text:span></text:p>
              <text:p text:style-name="P96"><text:span text:style-name="T21"><text:tab/></text:span><text:span text:style-name="T21">n++;</text:span></text:p>
              <text:p text:style-name="P96"><text:span text:style-name="T2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76" draw:text-style-name="P7" xml:id="id274" draw:id="id274" draw:layer="layout" svg:width="10.795cm" svg:height="1.785cm" svg:x="1.058cm" svg:y="4.233cm">
          <text:list text:style-name="L10">
            <text:list-header>
              <text:p text:style-name="P6"><text:span text:style-name="T56">term</text:span><text:span text:style-name="T11">=(-1)*</text:span><text:span text:style-name="T30">term</text:span><text:span text:style-name="T11">*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77" draw:text-style-name="P98" xml:id="id276" draw:id="id276" draw:layer="layout" svg:width="3.387cm" svg:height="1.482cm" svg:x="8.043cm" svg:y="6.35cm">
          <text:list text:style-name="L12">
            <text:list-header>
              <text:p text:style-name="P92"><text:span text:style-name="T57">前一项</text:span></text:p>
            </text:list-header>
          </text:list>
          <draw:enhanced-geometry svg:viewBox="0 0 21600 21600" draw:text-areas="800 800 20800 20800" draw:type="round-rectangular-callout" draw:modifiers="3656 -103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5" draw:style-name="gr278" draw:text-style-name="P98" xml:id="id275" draw:id="id275" draw:layer="layout" svg:width="3.387cm" svg:height="1.482cm" svg:x="0.635cm" svg:y="6.35cm">
          <text:list text:style-name="L12">
            <text:list-header>
              <text:p text:style-name="P92"><text:span text:style-name="T57">当前项</text:span></text:p>
            </text:list-header>
          </text:list>
          <draw:enhanced-geometry svg:viewBox="0 0 21600 21600" draw:text-areas="800 800 20800 20800" draw:type="round-rectangular-callout" draw:modifiers="13416 -9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279" draw:text-style-name="P98" xml:id="id279" draw:id="id279" draw:layer="layout" svg:width="2.752cm" svg:height="1.481cm" svg:x="9.313cm" svg:y="16.087cm">
          <text:list text:style-name="L12">
            <text:list-header>
              <text:p text:style-name="P92"><text:span text:style-name="T57">旧的</text:span></text:p>
            </text:list-header>
          </text:list>
          <draw:enhanced-geometry svg:viewBox="0 0 21600 21600" draw:text-areas="800 800 20800 20800" draw:type="round-rectangular-callout" draw:modifiers="7477 -132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7" draw:style-name="gr280" draw:text-style-name="P98" xml:id="id280" draw:id="id280" draw:layer="layout" svg:width="2.752cm" svg:height="1.481cm" svg:x="0.635cm" svg:y="14.817cm">
          <text:list text:style-name="L12">
            <text:list-header>
              <text:p text:style-name="P92"><text:span text:style-name="T57">新的</text:span></text:p>
            </text:list-header>
          </text:list>
          <draw:enhanced-geometry svg:viewBox="0 0 21600 21600" draw:text-areas="800 800 20800 20800" draw:type="round-rectangular-callout" draw:modifiers="26238 2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8" draw:style-name="gr5" draw:text-style-name="P30" draw:layer="layout" svg:width="16.51cm" svg:height="1.885cm" svg:x="0.635cm" svg:y="0cm">
          <text:list text:style-name="L1">
            <text:list-header>
              <text:p text:style-name="P29"><text:span text:style-name="T6">后一项＝</text:span><text:span text:style-name="T29">(-1)</text:span><text:span text:style-name="T5">×</text:span><text:span text:style-name="T6">前一项</text:span><text:span text:style-name="T5">×</text:span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30" xml:id="id273" draw:id="id273" draw:layer="layout" svg:width="24.342cm" svg:height="1.885cm" svg:x="0cm" svg:y="2.117cm">
          <text:list text:style-name="L1">
            <text:list-header>
              <text:p text:style-name="P29"><text:span text:style-name="T6">设通项为</text:span><text:span text:style-name="T5">term</text:span><text:span text:style-name="T6">，则可以写出迭代公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81" draw:text-style-name="P7" xml:id="id277" draw:id="id277" draw:layer="layout" svg:width="12.488cm" svg:height="1.785cm" svg:x="12.277cm" svg:y="4.233cm">
          <text:list text:style-name="L1">
            <text:list-header>
              <text:p text:style-name="P6"><text:span text:style-name="T11">t=x*x/((2*n)*(2*n-1)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3" smil:attributeName="visibility" smil:to="visible"/>
                  <anim:transitionFilter smil:dur="0.5s" smil:targetElement="id27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4" smil:attributeName="visibility" smil:to="visible"/>
                  <anim:transitionFilter smil:dur="0.5s" smil:targetElement="id27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5" smil:attributeName="visibility" smil:to="visible"/>
                  <anim:transitionFilter smil:dur="0.5s" smil:targetElement="id27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6" smil:attributeName="visibility" smil:to="visible"/>
                  <anim:transitionFilter smil:dur="0.5s" smil:targetElement="id27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7" smil:attributeName="visibility" smil:to="visible"/>
                  <anim:transitionFilter smil:dur="0.5s" smil:targetElement="id27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8" smil:attributeName="visibility" smil:to="visible"/>
                  <anim:transitionFilter smil:dur="0.5s" smil:targetElement="id27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79" smil:attributeName="visibility" smil:to="visible"/>
                  <anim:transitionFilter smil:dur="0.5s" smil:targetElement="id27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80" smil:attributeName="visibility" smil:to="visible"/>
                  <anim:transitionFilter smil:dur="0.5s" smil:targetElement="id28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271" draw:text-style-name="P14" draw:layer="layout" svg:width="24.553cm" svg:height="4.211cm" svg:x="0cm" svg:y="0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Text Box 3" draw:style-name="gr282" draw:text-style-name="P7" draw:layer="layout" svg:width="12.7cm" svg:height="1.785cm" svg:x="9.525cm" svg:y="3.81cm">
          <text:list text:style-name="L2">
            <text:list-header>
              <text:p text:style-name="P6"><text:span text:style-name="T34">t</text:span><text:span text:style-name="T55">=x*x/((2*n)*(2*n-1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83" draw:text-style-name="P30" draw:layer="layout" svg:width="10.253cm" svg:height="1.885cm" svg:x="0.498cm" svg:y="3.523cm">
          <text:list text:style-name="L2">
            <text:list-header>
              <text:p text:style-name="P29"><text:span text:style-name="T36">第</text:span><text:span text:style-name="T22">n</text:span><text:span text:style-name="T36">项</text:span><text:span text:style-name="T22">/</text:span><text:span text:style-name="T36">第</text:span><text:span text:style-name="T22">n-1</text:span><text:span text:style-name="T36">项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30" xml:id="id281" draw:id="id281" draw:layer="layout" svg:width="12.277cm" svg:height="1.885cm" svg:x="0cm" svg:y="5.715cm">
          <text:list text:style-name="L1">
            <text:list-header>
              <text:p text:style-name="P29"><text:span text:style-name="T6">第一项：</text:span><text:span text:style-name="T5">term=1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84" draw:text-style-name="P100" xml:id="id282" draw:id="id282" draw:layer="layout" svg:width="22.437cm" svg:height="3.509cm" svg:x="0cm" svg:y="7.408cm">
          <text:list text:style-name="L5">
            <text:list-header>
              <text:p text:style-name="P99"><text:span text:style-name="T58">第一次循环：</text:span><text:span text:style-name="T23">S=S+term; <text:s text:c="2"/>term=(-1)*term*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85" draw:text-style-name="P30" xml:id="id284" draw:id="id284" draw:layer="layout" svg:width="23.918cm" svg:height="1.885cm" svg:x="0cm" svg:y="10.583cm">
          <text:list text:style-name="L6">
            <text:list-header>
              <text:p text:style-name="P29"><text:span text:style-name="T49">第二次循环：</text:span><text:span text:style-name="T29">S=S+term; <text:s/>term=(-1)*term*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" draw:text-style-name="P59" xml:id="id283" draw:id="id283" draw:layer="layout" svg:width="25.4cm" svg:height="1.683cm" svg:x="0cm" svg:y="9.102cm">
          <text:list text:style-name="L1">
            <text:list-header>
              <text:p text:style-name="P44"><text:span text:style-name="T8">这时</text:span><text:span text:style-name="T9">左边的</text:span><text:span text:style-name="T10">term</text:span><text:span text:style-name="T8">代表第二项，而</text:span><text:span text:style-name="T48">右边的</text:span><text:span text:style-name="T20">term</text:span><text:span text:style-name="T8">为第一项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" draw:text-style-name="P59" xml:id="id285" draw:id="id285" draw:layer="layout" svg:width="25.4cm" svg:height="1.683cm" svg:x="0cm" svg:y="12.065cm">
          <text:list text:style-name="L1">
            <text:list-header>
              <text:p text:style-name="P44"><text:span text:style-name="T8">这时</text:span><text:span text:style-name="T9">左边的</text:span><text:span text:style-name="T10">term</text:span><text:span text:style-name="T8">代表第三项，而</text:span><text:span text:style-name="T48">右边的</text:span><text:span text:style-name="T20">term</text:span><text:span text:style-name="T8">为第二项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86" draw:text-style-name="P7" xml:id="id286" draw:id="id286" draw:layer="layout" svg:width="10.795cm" svg:height="1.785cm" svg:x="5.08cm" svg:y="13.758cm">
          <text:list text:style-name="L10">
            <text:list-header>
              <text:p text:style-name="P6"><text:span text:style-name="T56">term</text:span><text:span text:style-name="T11">=(-1)*</text:span><text:span text:style-name="T30">term</text:span><text:span text:style-name="T11">*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1" draw:style-name="gr287" draw:text-style-name="P98" xml:id="id288" draw:id="id288" draw:layer="layout" svg:width="3.387cm" svg:height="1.482cm" svg:x="16.933cm" svg:y="13.97cm">
          <text:list text:style-name="L12">
            <text:list-header>
              <text:p text:style-name="P92"><text:span text:style-name="T57">前一项</text:span></text:p>
            </text:list-header>
          </text:list>
          <draw:enhanced-geometry svg:viewBox="0 0 21600 21600" draw:text-areas="800 800 20800 20800" draw:type="round-rectangular-callout" draw:modifiers="-11025 121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2" draw:style-name="gr288" draw:text-style-name="P98" xml:id="id287" draw:id="id287" draw:layer="layout" svg:width="3.386cm" svg:height="1.481cm" svg:x="1.482cm" svg:y="14.182cm">
          <text:list text:style-name="L12">
            <text:list-header>
              <text:p text:style-name="P92"><text:span text:style-name="T57">当前项</text:span></text:p>
            </text:list-header>
          </text:list>
          <draw:enhanced-geometry svg:viewBox="0 0 21600 21600" draw:text-areas="800 800 20800 20800" draw:type="round-rectangular-callout" draw:modifiers="24666 10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3" draw:style-name="gr5" draw:text-style-name="P59" xml:id="id289" draw:id="id289" draw:layer="layout" svg:width="25.4cm" svg:height="3.105cm" svg:x="0cm" svg:y="15.946cm">
          <text:list text:style-name="L1">
            <text:list-header>
              <text:p text:style-name="P44"><text:span text:style-name="T8">同样是</text:span><text:span text:style-name="T7">term</text:span><text:span text:style-name="T8">，在循环中不断用旧的数值去推导赋值出新的数值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1" smil:attributeName="visibility" smil:to="visible"/>
                  <anim:transitionFilter smil:dur="0.5s" smil:targetElement="id2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2" smil:attributeName="visibility" smil:to="visible"/>
                  <anim:transitionFilter smil:dur="0.5s" smil:targetElement="id2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3" smil:attributeName="visibility" smil:to="visible"/>
                  <anim:transitionFilter smil:dur="0.5s" smil:targetElement="id28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4" smil:attributeName="visibility" smil:to="visible"/>
                  <anim:transitionFilter smil:dur="0.5s" smil:targetElement="id28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5" smil:attributeName="visibility" smil:to="visible"/>
                  <anim:transitionFilter smil:dur="0.5s" smil:targetElement="id28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6" smil:attributeName="visibility" smil:to="visible"/>
                  <anim:transitionFilter smil:dur="0.5s" smil:targetElement="id28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7" smil:attributeName="visibility" smil:to="visible"/>
                  <anim:transitionFilter smil:dur="0.5s" smil:targetElement="id28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8" smil:attributeName="visibility" smil:to="visible"/>
                  <anim:transitionFilter smil:dur="0.5s" smil:targetElement="id28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9" smil:attributeName="visibility" smil:to="visible"/>
                  <anim:transitionFilter smil:dur="0.5s" smil:targetElement="id289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89" draw:text-style-name="P97" xml:id="id290" draw:id="id290" draw:layer="layout" svg:width="21.59cm" svg:height="10.289cm" svg:x="0.635cm" svg:y="6.138cm">
          <text:list text:style-name="L3">
            <text:list-header>
              <text:p text:style-name="P96"><text:span text:style-name="T21">S=0;term=1;n=1;</text:span><text:span text:style-name="T22">//</text:span><text:span text:style-name="T36">一定要赋初值</text:span></text:p>
              <text:p text:style-name="P96"><text:span text:style-name="T21">while(fabs(term)&gt;=1e-5)</text:span></text:p>
              <text:p text:style-name="P96"><text:span text:style-name="T21">{</text:span><text:span text:style-name="T21"><text:tab/></text:span><text:span text:style-name="T21">S=S+term;</text:span></text:p>
              <text:p text:style-name="P96"><text:span text:style-name="T21"><text:tab/></text:span><text:span text:style-name="T42">term</text:span><text:span text:style-name="T21">=(-1)*</text:span><text:span text:style-name="T22">term</text:span><text:span text:style-name="T21">*x*x/((2*n)*(2*n-1));</text:span></text:p>
              <text:p text:style-name="P96"><text:span text:style-name="T21"><text:tab/></text:span><text:span text:style-name="T21">n++;</text:span></text:p>
              <text:p text:style-name="P96"><text:span text:style-name="T2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" draw:style-name="gr290" draw:text-style-name="P98" xml:id="id291" draw:id="id291" draw:layer="layout" svg:width="2.752cm" svg:height="1.482cm" svg:x="8.678cm" svg:y="13.335cm">
          <text:list text:style-name="L12">
            <text:list-header>
              <text:p text:style-name="P92"><text:span text:style-name="T57">旧的</text:span></text:p>
            </text:list-header>
          </text:list>
          <draw:enhanced-geometry svg:viewBox="0 0 21600 21600" draw:text-areas="800 800 20800 20800" draw:type="round-rectangular-callout" draw:modifiers="10142 -120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4" draw:style-name="gr291" draw:text-style-name="P98" xml:id="id292" draw:id="id292" draw:layer="layout" svg:width="2.752cm" svg:height="1.482cm" svg:x="0cm" svg:y="12.065cm">
          <text:list text:style-name="L12">
            <text:list-header>
              <text:p text:style-name="P92"><text:span text:style-name="T57">新的</text:span></text:p>
            </text:list-header>
          </text:list>
          <draw:enhanced-geometry svg:viewBox="0 0 21600 21600" draw:text-areas="800 800 20800 20800" draw:type="round-rectangular-callout" draw:modifiers="26031 28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Object 5" draw:style-name="gr271" draw:text-style-name="P14" draw:layer="layout" svg:width="24.553cm" svg:height="4.211cm" svg:x="0cm" svg:y="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0" smil:attributeName="visibility" smil:to="visible"/>
                  <anim:transitionFilter smil:dur="0.5s" smil:targetElement="id29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1" smil:attributeName="visibility" smil:to="visible"/>
                  <anim:transitionFilter smil:dur="0.5s" smil:targetElement="id29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2" smil:attributeName="visibility" smil:to="visible"/>
                  <anim:transitionFilter smil:dur="0.5s" smil:targetElement="id292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4" draw:text-style-name="P9" draw:layer="layout" svg:width="13.936cm" svg:height="1.615cm" svg:x="-0.399cm" svg:y="0cm">
          <text:list text:style-name="L1">
            <text:list-header>
              <text:p text:style-name="P8"><text:span text:style-name="T5">break</text:span><text:span text:style-name="T6">语句和</text:span><text:span text:style-name="T5">continue</text:span><text:span text:style-name="T6">语句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8" draw:layer="layout" svg:width="25.4cm" svg:height="4.528cm" svg:x="0cm" svg:y="1.693cm">
          <text:list text:style-name="L1">
            <text:list-header>
              <text:p text:style-name="P57"><text:span text:style-name="T5">break</text:span><text:span text:style-name="T6">在</text:span><text:span text:style-name="T5">switch</text:span><text:span text:style-name="T6">语句中，可以</text:span><text:span text:style-name="T47">使流程跳过判断体</text:span><text:span text:style-name="T6">，</text:span><text:span text:style-name="T47">执行下面的程序</text:span><text:span text:style-name="T6">。</text:span><text:span text:style-name="T41">在循环体中，也可以从循环体内跳出循环体，提前结束循环</text:span><text:span text:style-name="T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0" draw:text-style-name="P58" xml:id="id293" draw:id="id293" draw:layer="layout" svg:width="17.568cm" svg:height="8.135cm" svg:x="2.752cm" svg:y="6.562cm">
          <text:list text:style-name="L1">
            <text:list-header>
              <text:p text:style-name="P57"><text:span text:style-name="T5">for ( ; <text:s text:c="2"/>; <text:s/>)</text:span></text:p>
              <text:p text:style-name="P57"><text:span text:style-name="T5"><text:s text:c="2"/></text:span><text:span text:style-name="T5">{ <text:s/>cin&gt;&gt;x;</text:span></text:p>
              <text:p text:style-name="P57"><text:span text:style-name="T5"><text:s text:c="6"/></text:span><text:span text:style-name="T5">if <text:s/>(x= =123) <text:s/>break;</text:span></text:p>
              <text:p text:style-name="P57"><text:span text:style-name="T5"><text:s text:c="3"/></text:span><text:span text:style-name="T5">}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92" draw:text-style-name="P58" xml:id="id294" draw:id="id294" draw:layer="layout" svg:width="15.504cm" svg:height="1.55cm" svg:x="7.197cm" svg:y="13.547cm">
          <text:list text:style-name="L2">
            <text:list-header>
              <text:p text:style-name="P57"><text:span text:style-name="T36">当输入</text:span><text:span text:style-name="T22">123</text:span><text:span text:style-name="T36">时，结束循环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93" draw:text-style-name="P58" xml:id="id295" draw:id="id295" draw:layer="layout" svg:width="21.219cm" svg:height="1.55cm" svg:x="1.482cm" svg:y="15.875cm">
          <text:list text:style-name="L3">
            <text:list-header>
              <text:p text:style-name="P57"><text:span text:style-name="T21">break </text:span><text:span text:style-name="T47">只能退出一层循环或</text:span><text:span text:style-name="T21">switch</text:span><text:span text:style-name="T47">语句。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3" smil:attributeName="visibility" smil:to="visible"/>
                  <anim:transitionFilter smil:dur="0.5s" smil:targetElement="id29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4" smil:attributeName="visibility" smil:to="visible"/>
                  <anim:transitionFilter smil:dur="0.5s" smil:targetElement="id29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5" smil:attributeName="visibility" smil:to="visible"/>
                  <anim:transitionFilter smil:dur="0.5s" smil:targetElement="id295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4" draw:layer="layout" svg:width="21.379cm" svg:height="10.964cm" svg:x="1.058cm" svg:y="0.847cm">
          <text:list text:style-name="L1">
            <text:list-header>
              <text:p text:style-name="P53"><text:span text:style-name="T7">a=10 ; <text:s/>y=0;</text:span></text:p>
              <text:p text:style-name="P53"><text:span text:style-name="T7">do</text:span></text:p>
              <text:p text:style-name="P53"><text:span text:style-name="T7"><text:s text:c="3"/></text:span><text:span text:style-name="T7">{ <text:s/>a+=2; <text:s/>y+=a;</text:span></text:p>
              <text:p text:style-name="P53"><text:span text:style-name="T7"><text:s text:c="7"/></text:span><text:span text:style-name="T7">cout&lt;&lt;“a=“&lt;&lt;a&lt;&lt;“, y=“&lt;&lt; y&lt;&lt;endl;</text:span></text:p>
              <text:p text:style-name="P53"><text:span text:style-name="T7"><text:s text:c="6"/></text:span><text:span text:style-name="T7">if (y&gt;50) <text:s text:c="4"/>break;</text:span></text:p>
              <text:p text:style-name="P53"><text:span text:style-name="T7"><text:s text:c="4"/></text:span><text:span text:style-name="T7">} <text:s/>while <text:s/>(a=14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4" xml:id="id296" draw:id="id296" draw:layer="layout" svg:width="9.102cm" svg:height="2.667cm" svg:x="1.905cm" svg:y="12.488cm">
          <text:list text:style-name="L1">
            <text:list-header>
              <text:p text:style-name="P53"><text:span text:style-name="T8">第一次：</text:span><text:span text:style-name="T7">a=12 <text:s text:c="2"/>y=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94" draw:text-style-name="P54" xml:id="id297" draw:id="id297" draw:layer="layout" svg:width="8.89cm" svg:height="1.364cm" svg:x="12.7cm" svg:y="12.488cm">
          <text:list text:style-name="L3">
            <text:list-header>
              <text:p text:style-name="P53"><text:span text:style-name="T16">输出：</text:span><text:span text:style-name="T28">a=12 , <text:s/>y=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0" draw:text-style-name="P54" xml:id="id298" draw:id="id298" draw:layer="layout" svg:width="9.102cm" svg:height="2.667cm" svg:x="1.905cm" svg:y="13.97cm">
          <text:list text:style-name="L1">
            <text:list-header>
              <text:p text:style-name="P53"><text:span text:style-name="T8">第二次：</text:span><text:span text:style-name="T7">a=16 <text:s text:c="2"/>y=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95" draw:text-style-name="P54" xml:id="id299" draw:id="id299" draw:layer="layout" svg:width="8.89cm" svg:height="1.364cm" svg:x="12.7cm" svg:y="13.97cm">
          <text:list text:style-name="L3">
            <text:list-header>
              <text:p text:style-name="P53"><text:span text:style-name="T16">输出：</text:span><text:span text:style-name="T28">a=16 , <text:s/>y=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54" xml:id="id300" draw:id="id300" draw:layer="layout" svg:width="9.102cm" svg:height="2.667cm" svg:x="1.905cm" svg:y="15.452cm">
          <text:list text:style-name="L1">
            <text:list-header>
              <text:p text:style-name="P53"><text:span text:style-name="T8">第三次：</text:span><text:span text:style-name="T7">a=16 <text:s text:c="2"/>y=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96" draw:text-style-name="P54" xml:id="id301" draw:id="id301" draw:layer="layout" svg:width="8.89cm" svg:height="1.364cm" svg:x="12.7cm" svg:y="15.452cm">
          <text:list text:style-name="L3">
            <text:list-header>
              <text:p text:style-name="P53"><text:span text:style-name="T16">输出：</text:span><text:span text:style-name="T28">a=16 , <text:s/>y=4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0" draw:text-style-name="P54" xml:id="id302" draw:id="id302" draw:layer="layout" svg:width="9.102cm" svg:height="2.667cm" svg:x="1.905cm" svg:y="16.933cm">
          <text:list text:style-name="L1">
            <text:list-header>
              <text:p text:style-name="P53"><text:span text:style-name="T8">第四次：</text:span><text:span text:style-name="T7">a=16 <text:s text:c="2"/>y=6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97" draw:text-style-name="P54" xml:id="id303" draw:id="id303" draw:layer="layout" svg:width="8.89cm" svg:height="1.364cm" svg:x="12.7cm" svg:y="16.933cm">
          <text:list text:style-name="L3">
            <text:list-header>
              <text:p text:style-name="P53"><text:span text:style-name="T16">输出：</text:span><text:span text:style-name="T28">a=16 , <text:s/>y=60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6" smil:attributeName="visibility" smil:to="visible"/>
                  <anim:transitionFilter smil:dur="0.5s" smil:targetElement="id29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7" smil:attributeName="visibility" smil:to="visible"/>
                  <anim:transitionFilter smil:dur="0.5s" smil:targetElement="id29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98" smil:attributeName="visibility" smil:to="visible"/>
                  <anim:transitionFilter smil:dur="0.5s" smil:targetElement="id29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99" smil:attributeName="visibility" smil:to="visible"/>
                  <anim:transitionFilter smil:dur="0.5s" smil:targetElement="id29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0" smil:attributeName="visibility" smil:to="visible"/>
                  <anim:transitionFilter smil:dur="0.5s" smil:targetElement="id30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01" smil:attributeName="visibility" smil:to="visible"/>
                  <anim:transitionFilter smil:dur="0.5s" smil:targetElement="id30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302" smil:attributeName="visibility" smil:to="visible"/>
                  <anim:transitionFilter smil:dur="0.5s" smil:targetElement="id30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03" smil:attributeName="visibility" smil:to="visible"/>
                  <anim:transitionFilter smil:dur="0.5s" smil:targetElement="id30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4" draw:layer="layout" svg:width="25.4cm" svg:height="2.667cm" svg:x="0cm" svg:y="0cm">
          <text:list text:style-name="L1">
            <text:list-header>
              <text:p text:style-name="P53"><text:span text:style-name="T7">continue</text:span><text:span text:style-name="T8">：其作用为</text:span><text:span text:style-name="T16">结束本次循环</text:span><text:span text:style-name="T8">，即跳过循环体中下面尚未执行的语句，</text:span><text:span text:style-name="T59">接着进行下一次是否执行循环的判定</text:span><text:span text:style-name="T8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98" draw:text-style-name="P102" draw:layer="layout" svg:width="14.817cm" svg:height="13.268cm" svg:x="0cm" svg:y="2.963cm">
          <text:list text:style-name="L3">
            <text:list-header>
              <text:p text:style-name="P101"><text:span text:style-name="T28">void main(void)</text:span></text:p>
              <text:p text:style-name="P101"><text:span text:style-name="T28">{ <text:s text:c="3"/>int <text:s/>i;</text:span></text:p>
              <text:p text:style-name="P101"><text:span text:style-name="T28"><text:s text:c="6"/></text:span><text:span text:style-name="T28">for (i=1 ; i&lt;=5 ; i++ )</text:span></text:p>
              <text:p text:style-name="P101"><text:span text:style-name="T28"><text:s text:c="8"/></text:span><text:span text:style-name="T28">{ if (i%2) <text:s text:c="2"/>cout&lt;&lt;“*”;</text:span></text:p>
              <text:p text:style-name="P101"><text:span text:style-name="T28"><text:s text:c="11"/></text:span><text:span text:style-name="T28">else <text:s text:c="6"/>continue;</text:span></text:p>
              <text:p text:style-name="P101"><text:span text:style-name="T28"><text:s text:c="11"/></text:span><text:span text:style-name="T28">cout&lt;&lt;“#”;</text:span></text:p>
              <text:p text:style-name="P101"><text:span text:style-name="T28"><text:s text:c="8"/></text:span><text:span text:style-name="T28">}</text:span></text:p>
              <text:p text:style-name="P101"><text:span text:style-name="T28"><text:s text:c="7"/></text:span><text:span text:style-name="T28">cout&lt;&lt;“ $\n”;</text:span></text:p>
              <text:p text:style-name="P101"><text:span text:style-name="T28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04" draw:id="id304" draw:layer="layout" svg:width="17.285cm" svg:height="4.987cm" svg:x="8.114cm" svg:y="12.912cm">
          <table:table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5"/>
            <table:table-column table:style-name="co38"/>
            <table:table-column table:style-name="co35"/>
            <table:table-row table:style-name="ro4" table:default-cell-style-name="ce5">
              <table:table-cell table:style-name="ce4">
                <text:list text:style-name="L1">
                  <text:list-header>
                    <text:p text:style-name="P10"><text:span text:style-name="T60">i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1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60">i&lt;=5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4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60">i%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9"/>
            </table:table-row>
            <table:table-row table:style-name="ro21" table:default-cell-style-name="ce11">
              <table:table-cell table:style-name="ce10">
                <text:list text:continue-numbering="true" text:style-name="L1">
                  <text:list-header>
                    <text:p text:style-name="P10"><text:span text:style-name="T52">输出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1.svm" xlink:type="simple" xlink:show="embed" xlink:actuate="onLoad"/>
        </draw:frame>
        <draw:custom-shape draw:name="Text Box 41" draw:style-name="gr299" draw:text-style-name="P58" xml:id="id328" draw:id="id328" draw:layer="layout" svg:width="9.948cm" svg:height="1.55cm" svg:x="13.335cm" svg:y="6.562cm">
          <text:list text:style-name="L10">
            <text:list-header>
              <text:p text:style-name="P57"><text:span text:style-name="T41">输出：</text:span><text:span text:style-name="T41">*</text:span><text:span text:style-name="T42">#*#*#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30" draw:text-style-name="P93" xml:id="id305" draw:id="id305" draw:layer="layout" svg:width="1.27cm" svg:height="1.364cm" svg:x="11.077cm" svg:y="12.912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300" draw:text-style-name="P43" xml:id="id306" draw:id="id306" draw:layer="layout" svg:width="1.27cm" svg:height="1.178cm" svg:x="11.077cm" svg:y="14.182cm">
          <text:list text:style-name="L3">
            <text:list-header>
              <text:p text:style-name="P42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301" draw:text-style-name="P43" xml:id="id307" draw:id="id307" draw:layer="layout" svg:width="1.27cm" svg:height="1.178cm" svg:x="11.077cm" svg:y="15.452cm">
          <text:list text:style-name="L3">
            <text:list-header>
              <text:p text:style-name="P42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30" draw:text-style-name="P43" xml:id="id308" draw:id="id308" draw:layer="layout" svg:width="1.27cm" svg:height="1.178cm" svg:x="10.866cm" svg:y="16.722cm">
          <text:list text:style-name="L1">
            <text:list-header>
              <text:p text:style-name="P42"><text:span text:style-name="T14">*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30" draw:text-style-name="P93" xml:id="id309" draw:id="id309" draw:layer="layout" svg:width="1.27cm" svg:height="1.364cm" svg:x="13.406cm" svg:y="12.912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302" draw:text-style-name="P43" xml:id="id310" draw:id="id310" draw:layer="layout" svg:width="1.27cm" svg:height="1.178cm" svg:x="13.406cm" svg:y="14.182cm">
          <text:list text:style-name="L3">
            <text:list-header>
              <text:p text:style-name="P42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303" draw:text-style-name="P43" xml:id="id311" draw:id="id311" draw:layer="layout" svg:width="1.27cm" svg:height="1.178cm" svg:x="13.406cm" svg:y="15.452cm">
          <text:list text:style-name="L3">
            <text:list-header>
              <text:p text:style-name="P42"><text:span text:style-name="T2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0" draw:style-name="gr304" draw:text-style-name="P43" xml:id="id312" draw:id="id312" draw:layer="layout" svg:width="1.27cm" svg:height="1.178cm" svg:x="13.406cm" svg:y="16.722cm">
          <text:list text:style-name="L10">
            <text:list-header>
              <text:p text:style-name="P42"><text:span text:style-name="T61">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1" draw:style-name="gr30" draw:text-style-name="P93" xml:id="id313" draw:id="id313" draw:layer="layout" svg:width="1.27cm" svg:height="1.364cm" svg:x="15.946cm" svg:y="12.912cm">
          <text:list text:style-name="L1">
            <text:list-header>
              <text:p text:style-name="P92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2" draw:style-name="gr305" draw:text-style-name="P43" xml:id="id314" draw:id="id314" draw:layer="layout" svg:width="1.27cm" svg:height="1.178cm" svg:x="15.946cm" svg:y="14.182cm">
          <text:list text:style-name="L3">
            <text:list-header>
              <text:p text:style-name="P42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3" draw:style-name="gr306" draw:text-style-name="P43" xml:id="id315" draw:id="id315" draw:layer="layout" svg:width="1.27cm" svg:height="1.178cm" svg:x="15.946cm" svg:y="15.452cm">
          <text:list text:style-name="L3">
            <text:list-header>
              <text:p text:style-name="P42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30" draw:text-style-name="P43" xml:id="id316" draw:id="id316" draw:layer="layout" svg:width="1.27cm" svg:height="1.178cm" svg:x="15.734cm" svg:y="16.722cm">
          <text:list text:style-name="L1">
            <text:list-header>
              <text:p text:style-name="P42"><text:span text:style-name="T14">*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30" draw:text-style-name="P93" xml:id="id317" draw:id="id317" draw:layer="layout" svg:width="1.27cm" svg:height="1.364cm" svg:x="18.486cm" svg:y="12.912cm">
          <text:list text:style-name="L1">
            <text:list-header>
              <text:p text:style-name="P92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307" draw:text-style-name="P43" xml:id="id318" draw:id="id318" draw:layer="layout" svg:width="1.27cm" svg:height="1.178cm" svg:x="18.486cm" svg:y="14.182cm">
          <text:list text:style-name="L3">
            <text:list-header>
              <text:p text:style-name="P42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308" draw:text-style-name="P43" xml:id="id319" draw:id="id319" draw:layer="layout" svg:width="1.27cm" svg:height="1.178cm" svg:x="18.486cm" svg:y="15.452cm">
          <text:list text:style-name="L3">
            <text:list-header>
              <text:p text:style-name="P42"><text:span text:style-name="T2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309" draw:text-style-name="P43" xml:id="id320" draw:id="id320" draw:layer="layout" svg:width="1.27cm" svg:height="1.178cm" svg:x="18.486cm" svg:y="16.722cm">
          <text:list text:style-name="L10">
            <text:list-header>
              <text:p text:style-name="P42"><text:span text:style-name="T61">无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30" draw:text-style-name="P93" xml:id="id321" draw:id="id321" draw:layer="layout" svg:width="1.27cm" svg:height="1.364cm" svg:x="21.026cm" svg:y="12.912cm">
          <text:list text:style-name="L1">
            <text:list-header>
              <text:p text:style-name="P92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310" draw:text-style-name="P43" xml:id="id322" draw:id="id322" draw:layer="layout" svg:width="1.27cm" svg:height="1.178cm" svg:x="21.026cm" svg:y="14.182cm">
          <text:list text:style-name="L3">
            <text:list-header>
              <text:p text:style-name="P42"><text:span text:style-name="T25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311" draw:text-style-name="P43" xml:id="id323" draw:id="id323" draw:layer="layout" svg:width="1.27cm" svg:height="1.178cm" svg:x="21.026cm" svg:y="15.452cm">
          <text:list text:style-name="L3">
            <text:list-header>
              <text:p text:style-name="P42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30" draw:text-style-name="P43" xml:id="id324" draw:id="id324" draw:layer="layout" svg:width="1.27cm" svg:height="1.178cm" svg:x="20.814cm" svg:y="16.722cm">
          <text:list text:style-name="L1">
            <text:list-header>
              <text:p text:style-name="P42"><text:span text:style-name="T14">*#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30" draw:text-style-name="P93" xml:id="id325" draw:id="id325" draw:layer="layout" svg:width="1.27cm" svg:height="1.364cm" svg:x="23.354cm" svg:y="12.912cm">
          <text:list text:style-name="L1">
            <text:list-header>
              <text:p text:style-name="P92"><text:span text:style-name="T7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312" draw:text-style-name="P43" xml:id="id326" draw:id="id326" draw:layer="layout" svg:width="1.27cm" svg:height="1.178cm" svg:x="23.354cm" svg:y="14.182cm">
          <text:list text:style-name="L10">
            <text:list-header>
              <text:p text:style-name="P42"><text:span text:style-name="T61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13" draw:text-style-name="P93" xml:id="id327" draw:id="id327" draw:layer="layout" svg:width="1.27cm" svg:height="1.364cm" svg:x="23.566cm" svg:y="16.51cm">
          <text:list text:style-name="L10">
            <text:list-header>
              <text:p text:style-name="P92"><text:span text:style-name="T62">$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04" smil:attributeName="visibility" smil:to="visible"/>
                  <anim:transitionFilter smil:dur="0.5s" smil:targetElement="id30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5" smil:attributeName="visibility" smil:to="visible"/>
                  <anim:transitionFilter smil:dur="0.5s" smil:targetElement="id30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6" smil:attributeName="visibility" smil:to="visible"/>
                  <anim:transitionFilter smil:dur="0.5s" smil:targetElement="id30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7" smil:attributeName="visibility" smil:to="visible"/>
                  <anim:transitionFilter smil:dur="0.5s" smil:targetElement="id30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8" smil:attributeName="visibility" smil:to="visible"/>
                  <anim:transitionFilter smil:dur="0.5s" smil:targetElement="id30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9" smil:attributeName="visibility" smil:to="visible"/>
                  <anim:transitionFilter smil:dur="0.5s" smil:targetElement="id30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0" smil:attributeName="visibility" smil:to="visible"/>
                  <anim:transitionFilter smil:dur="0.5s" smil:targetElement="id31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1" smil:attributeName="visibility" smil:to="visible"/>
                  <anim:transitionFilter smil:dur="0.5s" smil:targetElement="id31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2" smil:attributeName="visibility" smil:to="visible"/>
                  <anim:transitionFilter smil:dur="0.5s" smil:targetElement="id3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3" smil:attributeName="visibility" smil:to="visible"/>
                  <anim:transitionFilter smil:dur="0.5s" smil:targetElement="id3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4" smil:attributeName="visibility" smil:to="visible"/>
                  <anim:transitionFilter smil:dur="0.5s" smil:targetElement="id31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5" smil:attributeName="visibility" smil:to="visible"/>
                  <anim:transitionFilter smil:dur="0.5s" smil:targetElement="id31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6" smil:attributeName="visibility" smil:to="visible"/>
                  <anim:transitionFilter smil:dur="0.5s" smil:targetElement="id31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7" smil:attributeName="visibility" smil:to="visible"/>
                  <anim:transitionFilter smil:dur="0.5s" smil:targetElement="id31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8" smil:attributeName="visibility" smil:to="visible"/>
                  <anim:transitionFilter smil:dur="0.5s" smil:targetElement="id31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9" smil:attributeName="visibility" smil:to="visible"/>
                  <anim:transitionFilter smil:dur="0.5s" smil:targetElement="id3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0" smil:attributeName="visibility" smil:to="visible"/>
                  <anim:transitionFilter smil:dur="0.5s" smil:targetElement="id3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1" smil:attributeName="visibility" smil:to="visible"/>
                  <anim:transitionFilter smil:dur="0.5s" smil:targetElement="id3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2" smil:attributeName="visibility" smil:to="visible"/>
                  <anim:transitionFilter smil:dur="0.5s" smil:targetElement="id3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3" smil:attributeName="visibility" smil:to="visible"/>
                  <anim:transitionFilter smil:dur="0.5s" smil:targetElement="id3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4" smil:attributeName="visibility" smil:to="visible"/>
                  <anim:transitionFilter smil:dur="0.5s" smil:targetElement="id32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5" smil:attributeName="visibility" smil:to="visible"/>
                  <anim:transitionFilter smil:dur="0.5s" smil:targetElement="id32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6" smil:attributeName="visibility" smil:to="visible"/>
                  <anim:transitionFilter smil:dur="0.5s" smil:targetElement="id32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7" smil:attributeName="visibility" smil:to="visible"/>
                  <anim:transitionFilter smil:dur="0.5s" smil:targetElement="id32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28" smil:attributeName="visibility" smil:to="visible"/>
                  <anim:transitionFilter smil:dur="0.5s" smil:targetElement="id32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5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14" draw:text-style-name="P80" draw:layer="layout" svg:width="15.875cm" svg:height="15.634cm" svg:x="0.635cm" svg:y="0.635cm">
          <text:list text:style-name="L3">
            <text:list-header>
              <text:p text:style-name="P79"><text:span text:style-name="T28">void main(void)</text:span></text:p>
              <text:p text:style-name="P79"><text:span text:style-name="T28">{ <text:s text:c="2"/>int <text:s text:c="2"/>i, j, x=0 ;</text:span></text:p>
              <text:p text:style-name="P79"><text:span text:style-name="T28"><text:s text:c="5"/></text:span><text:span text:style-name="T28">for (i=0 ; i&lt;2; i++)</text:span></text:p>
              <text:p text:style-name="P79"><text:span text:style-name="T28"><text:s text:c="7"/></text:span><text:span text:style-name="T28">{ <text:s text:c="3"/>x++;</text:span></text:p>
              <text:p text:style-name="P79"><text:span text:style-name="T28"><text:s text:c="13"/></text:span><text:span text:style-name="T28">for (j=0;j&lt;=3; j++)</text:span></text:p>
              <text:p text:style-name="P79"><text:span text:style-name="T28"><text:s text:c="15"/></text:span><text:span text:style-name="T28">{ <text:s text:c="3"/>if ( j%2 ) <text:s text:c="3"/>continue;</text:span></text:p>
              <text:p text:style-name="P79"><text:span text:style-name="T28"><text:s text:c="22"/></text:span><text:span text:style-name="T28">x++;</text:span></text:p>
              <text:p text:style-name="P79"><text:span text:style-name="T28"><text:s text:c="15"/></text:span><text:span text:style-name="T28">}</text:span></text:p>
              <text:p text:style-name="P79"><text:span text:style-name="T28"><text:s text:c="15"/></text:span><text:span text:style-name="T28">x++;</text:span></text:p>
              <text:p text:style-name="P79"><text:span text:style-name="T28"><text:s text:c="10"/></text:span><text:span text:style-name="T28">}</text:span></text:p>
              <text:p text:style-name="P79"><text:span text:style-name="T28"><text:s text:c="7"/></text:span><text:span text:style-name="T28">cout&lt;&lt;“x=“&lt;&lt; x&lt;&lt;endl;</text:span></text:p>
              <text:p text:style-name="P79"><text:span text:style-name="T28">} <text:s text:c="9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30" draw:id="id330" draw:layer="layout" svg:width="10.794cm" svg:height="3.835cm" svg:x="13.547cm" svg:y="2.937cm">
          <table:table>
            <table:table-column table:style-name="co9"/>
            <table:table-column table:style-name="co39"/>
            <table:table-column table:style-name="co40"/>
            <table:table-column table:style-name="co39"/>
            <table:table-column table:style-name="co39"/>
            <table:table-column table:style-name="co40"/>
            <table:table-row table:style-name="ro22" table:default-cell-style-name="ce5">
              <table:table-cell table:style-name="ce4">
                <text:list text:style-name="L1">
                  <text:list-header>
                    <text:p text:style-name="P10"><text:span text:style-name="T7">j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23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7">j%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4" table:default-cell-style-name="ce11">
              <table:table-cell table:style-name="ce10">
                <text:list text:continue-numbering="true" text:style-name="L1">
                  <text:list-header>
                    <text:p text:style-name="P10"><text:span text:style-name="T7">x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2.svm" xlink:type="simple" xlink:show="embed" xlink:actuate="onLoad"/>
        </draw:frame>
        <draw:custom-shape draw:name="Text Box 33" draw:style-name="gr30" draw:text-style-name="P58" xml:id="id329" draw:id="id329" draw:layer="layout" svg:width="9.314cm" svg:height="1.55cm" svg:x="14.393cm" svg:y="1.058cm">
          <text:list text:style-name="L1">
            <text:list-header>
              <text:p text:style-name="P57"><text:span text:style-name="T5">i=0 <text:s/>i&lt;2 <text:s text:c="2"/></text:span><text:span text:style-name="T6">第一次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46" draw:id="id346" draw:layer="layout" svg:width="11.005cm" svg:height="3.835cm" svg:x="13.547cm" svg:y="10.134cm">
          <table:table>
            <table:table-column table:style-name="co41"/>
            <table:table-column table:style-name="co42"/>
            <table:table-column table:style-name="co42"/>
            <table:table-column table:style-name="co43"/>
            <table:table-column table:style-name="co42"/>
            <table:table-column table:style-name="co43"/>
            <table:table-row table:style-name="ro25" table:default-cell-style-name="ce5">
              <table:table-cell table:style-name="ce4">
                <text:list text:style-name="L1">
                  <text:list-header>
                    <text:p text:style-name="P10"><text:span text:style-name="T60">j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6"/>
            </table:table-row>
            <table:table-row table:style-name="ro26" table:default-cell-style-name="ce8">
              <table:table-cell table:style-name="ce7">
                <text:list text:continue-numbering="true" text:style-name="L1">
                  <text:list-header>
                    <text:p text:style-name="P10"><text:span text:style-name="T60">j%2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9"/>
            </table:table-row>
            <table:table-row table:style-name="ro24" table:default-cell-style-name="ce11">
              <table:table-cell table:style-name="ce10">
                <text:list text:continue-numbering="true" text:style-name="L1">
                  <text:list-header>
                    <text:p text:style-name="P10"><text:span text:style-name="T60">x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 table:style-name="ce12"/>
            </table:table-row>
          </table:table>
          <draw:image xlink:href="Pictures/TablePreview13.svm" xlink:type="simple" xlink:show="embed" xlink:actuate="onLoad"/>
        </draw:frame>
        <draw:custom-shape draw:name="Text Box 64" draw:style-name="gr315" draw:text-style-name="P58" xml:id="id345" draw:id="id345" draw:layer="layout" svg:width="10.371cm" svg:height="1.55cm" svg:x="14.182cm" svg:y="8.467cm">
          <text:list text:style-name="L1">
            <text:list-header>
              <text:p text:style-name="P57"><text:span text:style-name="T63">i=1 <text:s/>i&lt;2 <text:s text:c="2"/></text:span><text:span text:style-name="T50">第二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16" draw:text-style-name="P58" xml:id="id361" draw:id="id361" draw:layer="layout" svg:width="7.409cm" svg:height="1.55cm" svg:x="14.393cm" svg:y="15.875cm">
          <text:list text:style-name="L10">
            <text:list-header>
              <text:p text:style-name="P57"><text:span text:style-name="T42">i=2 <text:s/>i&lt;2 <text:s text:c="2"/></text:span><text:span text:style-name="T41">结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317" draw:text-style-name="P58" xml:id="id362" draw:id="id362" draw:layer="layout" svg:width="6.774cm" svg:height="1.55cm" svg:x="2.328cm" svg:y="16.298cm">
          <text:list text:style-name="L2">
            <text:list-header>
              <text:p text:style-name="P57"><text:span text:style-name="T36">输出：</text:span><text:span text:style-name="T22">x=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30" draw:text-style-name="P93" xml:id="id331" draw:id="id331" draw:layer="layout" svg:width="0.847cm" svg:height="1.364cm" svg:x="16.298cm" svg:y="2.963cm">
          <text:list text:style-name="L1">
            <text:list-header>
              <text:p text:style-name="P92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318" draw:text-style-name="P93" xml:id="id332" draw:id="id332" draw:layer="layout" svg:width="1.27cm" svg:height="1.364cm" svg:x="16.087cm" svg:y="4.022cm">
          <text:list text:style-name="L3">
            <text:list-header>
              <text:p text:style-name="P92"><text:span text:style-name="T16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319" draw:text-style-name="P93" xml:id="id333" draw:id="id333" draw:layer="layout" svg:width="0.847cm" svg:height="1.364cm" svg:x="16.298cm" svg:y="5.503cm">
          <text:list text:style-name="L10">
            <text:list-header>
              <text:p text:style-name="P92"><text:span text:style-name="T6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0" draw:text-style-name="P93" xml:id="id334" draw:id="id334" draw:layer="layout" svg:width="0.846cm" svg:height="1.364cm" svg:x="17.992cm" svg:y="2.963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320" draw:text-style-name="P93" xml:id="id335" draw:id="id335" draw:layer="layout" svg:width="1.058cm" svg:height="1.364cm" svg:x="17.992cm" svg:y="4.022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321" draw:text-style-name="P93" xml:id="id336" draw:id="id336" draw:layer="layout" svg:width="0.846cm" svg:height="1.364cm" svg:x="17.992cm" svg:y="5.503cm">
          <text:list text:style-name="L10">
            <text:list-header>
              <text:p text:style-name="P92"><text:span text:style-name="T6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30" draw:text-style-name="P93" xml:id="id337" draw:id="id337" draw:layer="layout" svg:width="0.847cm" svg:height="1.364cm" svg:x="19.685cm" svg:y="2.963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9" draw:style-name="gr322" draw:text-style-name="P93" xml:id="id338" draw:id="id338" draw:layer="layout" svg:width="1.27cm" svg:height="1.364cm" svg:x="19.473cm" svg:y="4.022cm">
          <text:list text:style-name="L3">
            <text:list-header>
              <text:p text:style-name="P92"><text:span text:style-name="T16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323" draw:text-style-name="P93" xml:id="id339" draw:id="id339" draw:layer="layout" svg:width="0.847cm" svg:height="1.364cm" svg:x="19.685cm" svg:y="5.503cm">
          <text:list text:style-name="L10">
            <text:list-header>
              <text:p text:style-name="P92"><text:span text:style-name="T6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1" draw:style-name="gr30" draw:text-style-name="P93" xml:id="id340" draw:id="id340" draw:layer="layout" svg:width="0.847cm" svg:height="1.364cm" svg:x="21.378cm" svg:y="2.963cm">
          <text:list text:style-name="L1">
            <text:list-header>
              <text:p text:style-name="P92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2" draw:style-name="gr324" draw:text-style-name="P93" xml:id="id341" draw:id="id341" draw:layer="layout" svg:width="1.059cm" svg:height="1.364cm" svg:x="21.378cm" svg:y="4.022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3" draw:style-name="gr325" draw:text-style-name="P93" xml:id="id342" draw:id="id342" draw:layer="layout" svg:width="0.847cm" svg:height="1.364cm" svg:x="21.378cm" svg:y="5.503cm">
          <text:list text:style-name="L10">
            <text:list-header>
              <text:p text:style-name="P92"><text:span text:style-name="T6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30" draw:text-style-name="P93" xml:id="id343" draw:id="id343" draw:layer="layout" svg:width="0.846cm" svg:height="1.364cm" svg:x="23.072cm" svg:y="2.963cm">
          <text:list text:style-name="L1">
            <text:list-header>
              <text:p text:style-name="P92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326" draw:text-style-name="P93" xml:id="id344" draw:id="id344" draw:layer="layout" svg:width="0.846cm" svg:height="1.364cm" svg:x="23.072cm" svg:y="5.503cm">
          <text:list text:style-name="L10">
            <text:list-header>
              <text:p text:style-name="P92"><text:span text:style-name="T6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8" draw:style-name="gr30" draw:text-style-name="P93" xml:id="id347" draw:id="id347" draw:layer="layout" svg:width="0.847cm" svg:height="1.364cm" svg:x="16.298cm" svg:y="10.16cm">
          <text:list text:style-name="L1">
            <text:list-header>
              <text:p text:style-name="P92"><text:span text:style-name="T7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9" draw:style-name="gr327" draw:text-style-name="P93" xml:id="id348" draw:id="id348" draw:layer="layout" svg:width="1.27cm" svg:height="1.364cm" svg:x="16.087cm" svg:y="11.218cm">
          <text:list text:style-name="L3">
            <text:list-header>
              <text:p text:style-name="P92"><text:span text:style-name="T16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0" draw:style-name="gr328" draw:text-style-name="P93" xml:id="id349" draw:id="id349" draw:layer="layout" svg:width="0.847cm" svg:height="1.364cm" svg:x="16.298cm" svg:y="12.7cm">
          <text:list text:style-name="L10">
            <text:list-header>
              <text:p text:style-name="P92"><text:span text:style-name="T6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1" draw:style-name="gr30" draw:text-style-name="P93" xml:id="id350" draw:id="id350" draw:layer="layout" svg:width="0.846cm" svg:height="1.364cm" svg:x="17.992cm" svg:y="10.16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2" draw:style-name="gr329" draw:text-style-name="P93" xml:id="id351" draw:id="id351" draw:layer="layout" svg:width="1.058cm" svg:height="1.364cm" svg:x="17.992cm" svg:y="11.218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3" draw:style-name="gr330" draw:text-style-name="P93" xml:id="id352" draw:id="id352" draw:layer="layout" svg:width="0.846cm" svg:height="1.364cm" svg:x="17.992cm" svg:y="12.7cm">
          <text:list text:style-name="L10">
            <text:list-header>
              <text:p text:style-name="P92"><text:span text:style-name="T6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4" draw:style-name="gr30" draw:text-style-name="P93" xml:id="id353" draw:id="id353" draw:layer="layout" svg:width="0.847cm" svg:height="1.364cm" svg:x="19.685cm" svg:y="10.16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5" draw:style-name="gr331" draw:text-style-name="P93" xml:id="id354" draw:id="id354" draw:layer="layout" svg:width="1.27cm" svg:height="1.364cm" svg:x="19.473cm" svg:y="11.218cm">
          <text:list text:style-name="L3">
            <text:list-header>
              <text:p text:style-name="P92"><text:span text:style-name="T16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6" draw:style-name="gr332" draw:text-style-name="P93" xml:id="id355" draw:id="id355" draw:layer="layout" svg:width="0.847cm" svg:height="1.364cm" svg:x="19.685cm" svg:y="12.7cm">
          <text:list text:style-name="L10">
            <text:list-header>
              <text:p text:style-name="P92"><text:span text:style-name="T6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7" draw:style-name="gr30" draw:text-style-name="P93" xml:id="id356" draw:id="id356" draw:layer="layout" svg:width="0.847cm" svg:height="1.364cm" svg:x="21.378cm" svg:y="10.16cm">
          <text:list text:style-name="L1">
            <text:list-header>
              <text:p text:style-name="P92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8" draw:style-name="gr333" draw:text-style-name="P93" xml:id="id357" draw:id="id357" draw:layer="layout" svg:width="1.059cm" svg:height="1.364cm" svg:x="21.378cm" svg:y="11.218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9" draw:style-name="gr334" draw:text-style-name="P93" xml:id="id358" draw:id="id358" draw:layer="layout" svg:width="0.847cm" svg:height="1.364cm" svg:x="21.378cm" svg:y="12.7cm">
          <text:list text:style-name="L10">
            <text:list-header>
              <text:p text:style-name="P92"><text:span text:style-name="T62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0" draw:style-name="gr30" draw:text-style-name="P93" xml:id="id359" draw:id="id359" draw:layer="layout" svg:width="0.846cm" svg:height="1.364cm" svg:x="23.072cm" svg:y="10.16cm">
          <text:list text:style-name="L1">
            <text:list-header>
              <text:p text:style-name="P92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1" draw:style-name="gr335" draw:text-style-name="P93" xml:id="id360" draw:id="id360" draw:layer="layout" svg:width="0.846cm" svg:height="1.364cm" svg:x="23.072cm" svg:y="12.7cm">
          <text:list text:style-name="L10">
            <text:list-header>
              <text:p text:style-name="P92"><text:span text:style-name="T62">8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9" smil:attributeName="visibility" smil:to="visible"/>
                  <anim:transitionFilter smil:dur="0.5s" smil:targetElement="id32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30" smil:attributeName="visibility" smil:to="visible"/>
                  <anim:transitionFilter smil:dur="0.5s" smil:targetElement="id3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1" smil:attributeName="visibility" smil:to="visible"/>
                  <anim:transitionFilter smil:dur="0.5s" smil:targetElement="id3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2" smil:attributeName="visibility" smil:to="visible"/>
                  <anim:transitionFilter smil:dur="0.5s" smil:targetElement="id3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3" smil:attributeName="visibility" smil:to="visible"/>
                  <anim:transitionFilter smil:dur="0.5s" smil:targetElement="id3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4" smil:attributeName="visibility" smil:to="visible"/>
                  <anim:transitionFilter smil:dur="0.5s" smil:targetElement="id3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5" smil:attributeName="visibility" smil:to="visible"/>
                  <anim:transitionFilter smil:dur="0.5s" smil:targetElement="id3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6" smil:attributeName="visibility" smil:to="visible"/>
                  <anim:transitionFilter smil:dur="0.5s" smil:targetElement="id3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7" smil:attributeName="visibility" smil:to="visible"/>
                  <anim:transitionFilter smil:dur="0.5s" smil:targetElement="id3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8" smil:attributeName="visibility" smil:to="visible"/>
                  <anim:transitionFilter smil:dur="0.5s" smil:targetElement="id3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39" smil:attributeName="visibility" smil:to="visible"/>
                  <anim:transitionFilter smil:dur="0.5s" smil:targetElement="id33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0" smil:attributeName="visibility" smil:to="visible"/>
                  <anim:transitionFilter smil:dur="0.5s" smil:targetElement="id34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1" smil:attributeName="visibility" smil:to="visible"/>
                  <anim:transitionFilter smil:dur="0.5s" smil:targetElement="id3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2" smil:attributeName="visibility" smil:to="visible"/>
                  <anim:transitionFilter smil:dur="0.5s" smil:targetElement="id34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3" smil:attributeName="visibility" smil:to="visible"/>
                  <anim:transitionFilter smil:dur="0.5s" smil:targetElement="id3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4" smil:attributeName="visibility" smil:to="visible"/>
                  <anim:transitionFilter smil:dur="0.5s" smil:targetElement="id3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5" smil:attributeName="visibility" smil:to="visible"/>
                  <anim:transitionFilter smil:dur="0.5s" smil:targetElement="id3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46" smil:attributeName="visibility" smil:to="visible"/>
                  <anim:transitionFilter smil:dur="0.5s" smil:targetElement="id34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7" smil:attributeName="visibility" smil:to="visible"/>
                  <anim:transitionFilter smil:dur="0.5s" smil:targetElement="id3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8" smil:attributeName="visibility" smil:to="visible"/>
                  <anim:transitionFilter smil:dur="0.5s" smil:targetElement="id34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9" smil:attributeName="visibility" smil:to="visible"/>
                  <anim:transitionFilter smil:dur="0.5s" smil:targetElement="id34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0" smil:attributeName="visibility" smil:to="visible"/>
                  <anim:transitionFilter smil:dur="0.5s" smil:targetElement="id3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1" smil:attributeName="visibility" smil:to="visible"/>
                  <anim:transitionFilter smil:dur="0.5s" smil:targetElement="id3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2" smil:attributeName="visibility" smil:to="visible"/>
                  <anim:transitionFilter smil:dur="0.5s" smil:targetElement="id3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3" smil:attributeName="visibility" smil:to="visible"/>
                  <anim:transitionFilter smil:dur="0.5s" smil:targetElement="id35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4" smil:attributeName="visibility" smil:to="visible"/>
                  <anim:transitionFilter smil:dur="0.5s" smil:targetElement="id3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5" smil:attributeName="visibility" smil:to="visible"/>
                  <anim:transitionFilter smil:dur="0.5s" smil:targetElement="id35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6" smil:attributeName="visibility" smil:to="visible"/>
                  <anim:transitionFilter smil:dur="0.5s" smil:targetElement="id3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7" smil:attributeName="visibility" smil:to="visible"/>
                  <anim:transitionFilter smil:dur="0.5s" smil:targetElement="id35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8" smil:attributeName="visibility" smil:to="visible"/>
                  <anim:transitionFilter smil:dur="0.5s" smil:targetElement="id3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9" smil:attributeName="visibility" smil:to="visible"/>
                  <anim:transitionFilter smil:dur="0.5s" smil:targetElement="id35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0" smil:attributeName="visibility" smil:to="visible"/>
                  <anim:transitionFilter smil:dur="0.5s" smil:targetElement="id36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1" smil:attributeName="visibility" smil:to="visible"/>
                  <anim:transitionFilter smil:dur="0.5s" smil:targetElement="id36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2" smil:attributeName="visibility" smil:to="visible"/>
                  <anim:transitionFilter smil:dur="0.5s" smil:targetElement="id362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36" draw:text-style-name="P104" draw:layer="layout" svg:width="16.087cm" svg:height="17.907cm" svg:x="0cm" svg:y="0.635cm">
          <text:list text:style-name="L3">
            <text:list-header>
              <text:p text:style-name="P103"><text:span text:style-name="T24">void main(void )</text:span></text:p>
              <text:p text:style-name="P103"><text:span text:style-name="T24">{ <text:s text:c="2"/>int <text:s text:c="2"/>k=0;</text:span></text:p>
              <text:p text:style-name="P103"><text:span text:style-name="T24"><text:s text:c="5"/></text:span><text:span text:style-name="T24">char <text:s/>c=‘A’;</text:span></text:p>
              <text:p text:style-name="P103"><text:span text:style-name="T24"><text:s text:c="5"/></text:span><text:span text:style-name="T24">do</text:span></text:p>
              <text:p text:style-name="P103"><text:span text:style-name="T24"><text:s text:c="4"/></text:span><text:span text:style-name="T24">{ <text:s text:c="2"/>switch (c++)</text:span></text:p>
              <text:p text:style-name="P103"><text:span text:style-name="T24"><text:s text:c="8"/></text:span><text:span text:style-name="T24">{ case <text:s/>‘A’: <text:s/>k++; break;</text:span></text:p>
              <text:p text:style-name="P103"><text:span text:style-name="T24"><text:s text:c="10"/></text:span><text:span text:style-name="T24">case <text:s/>‘B’: <text:s/>k--;</text:span></text:p>
              <text:p text:style-name="P103"><text:span text:style-name="T24"><text:s text:c="10"/></text:span><text:span text:style-name="T24">case <text:s/>‘C’: <text:s/>k+=2; break;</text:span></text:p>
              <text:p text:style-name="P103"><text:span text:style-name="T24"><text:s text:c="10"/></text:span><text:span text:style-name="T24">case <text:s/>‘D’: <text:s/>k=k%2; continue;</text:span></text:p>
              <text:p text:style-name="P103"><text:span text:style-name="T24"><text:s text:c="10"/></text:span><text:span text:style-name="T24">case <text:s/>‘E’: <text:s/>k=k*10; break;</text:span></text:p>
              <text:p text:style-name="P103"><text:span text:style-name="T24"><text:s text:c="10"/></text:span><text:span text:style-name="T24">default: <text:s/>k=k/3;</text:span></text:p>
              <text:p text:style-name="P103"><text:span text:style-name="T24"><text:s text:c="9"/></text:span><text:span text:style-name="T24">}</text:span></text:p>
              <text:p text:style-name="P103"><text:span text:style-name="T24"><text:s text:c="8"/></text:span><text:span text:style-name="T24">k++;</text:span></text:p>
              <text:p text:style-name="P103"><text:span text:style-name="T24"><text:s text:c="3"/></text:span><text:span text:style-name="T24">}while (c&lt;‘G’);</text:span></text:p>
              <text:p text:style-name="P103"><text:span text:style-name="T24"><text:s text:c="2"/></text:span><text:span text:style-name="T24">cout&lt;&lt;“k=”&lt;&lt; k&lt;&lt;endl;</text:span></text:p>
              <text:p text:style-name="P103"><text:span text:style-name="T24">} <text:s text:c="9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363" draw:id="id363" draw:layer="layout" svg:width="11.852cm" svg:height="6.49cm" svg:x="12.065cm" svg:y="2.117cm">
          <table:table>
            <table:table-column table:style-name="co39"/>
            <table:table-column table:style-name="co40"/>
            <table:table-column table:style-name="co39"/>
            <table:table-column table:style-name="co39"/>
            <table:table-column table:style-name="co40"/>
            <table:table-column table:style-name="co39"/>
            <table:table-column table:style-name="co39"/>
            <table:table-row table:style-name="ro27" table:default-cell-style-name="ce14">
              <table:table-cell table:style-name="ce13">
                <text:list text:style-name="L3">
                  <text:list-header>
                    <text:p text:style-name="P10"><text:span text:style-name="T28">c++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15"/>
            </table:table-row>
            <table:table-row table:style-name="ro28" table:default-cell-style-name="ce17">
              <table:table-cell table:style-name="ce16">
                <text:list text:style-name="L10">
                  <text:list-header>
                    <text:p text:style-name="P10"><text:span text:style-name="T62">c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18"/>
            </table:table-row>
            <table:table-row table:style-name="ro28" table:default-cell-style-name="ce17">
              <table:table-cell table:style-name="ce16">
                <text:list text:style-name="L1">
                  <text:list-header>
                    <text:p text:style-name="P10"><text:span text:style-name="T60">k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 table:style-name="ce18"/>
            </table:table-row>
            <table:table-row table:style-name="ro28" table:default-cell-style-name="ce20"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21"/>
            </table:table-row>
          </table:table>
          <draw:image xlink:href="Pictures/TablePreview14.svm" xlink:type="simple" xlink:show="embed" xlink:actuate="onLoad"/>
        </draw:frame>
        <draw:custom-shape draw:name="Text Box 37" draw:style-name="gr337" draw:text-style-name="P58" xml:id="id388" draw:id="id388" draw:layer="layout" svg:width="8.255cm" svg:height="1.55cm" svg:x="12.488cm" svg:y="12.912cm">
          <text:list text:style-name="L6">
            <text:list-header>
              <text:p text:style-name="P57"><text:span text:style-name="T49">输出：</text:span><text:span text:style-name="T29">k=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4" draw:style-name="gr30" draw:text-style-name="P93" xml:id="id364" draw:id="id364" draw:layer="layout" svg:width="1.058cm" svg:height="1.364cm" svg:x="14.182cm" svg:y="2.328cm">
          <text:list text:style-name="L1">
            <text:list-header>
              <text:p text:style-name="P92"><text:span text:style-name="T7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338" draw:text-style-name="P93" xml:id="id367" draw:id="id367" draw:layer="layout" svg:width="1.058cm" svg:height="1.364cm" svg:x="14.182cm" svg:y="7.19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7" draw:style-name="gr30" draw:text-style-name="P93" xml:id="id365" draw:id="id365" draw:layer="layout" svg:width="1.058cm" svg:height="1.364cm" svg:x="14.182cm" svg:y="4.022cm">
          <text:list text:style-name="L1">
            <text:list-header>
              <text:p text:style-name="P92"><text:span text:style-name="T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8" draw:style-name="gr30" draw:text-style-name="P93" xml:id="id366" draw:id="id366" draw:layer="layout" svg:width="1.058cm" svg:height="1.364cm" svg:x="14.182cm" svg:y="5.503cm">
          <text:list text:style-name="L1">
            <text:list-header>
              <text:p text:style-name="P92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30" draw:text-style-name="P93" xml:id="id368" draw:id="id368" draw:layer="layout" svg:width="1.058cm" svg:height="1.364cm" svg:x="15.875cm" svg:y="2.328cm">
          <text:list text:style-name="L1">
            <text:list-header>
              <text:p text:style-name="P92"><text:span text:style-name="T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0" draw:style-name="gr339" draw:text-style-name="P93" xml:id="id371" draw:id="id371" draw:layer="layout" svg:width="1.058cm" svg:height="1.364cm" svg:x="15.875cm" svg:y="7.19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1" draw:style-name="gr30" draw:text-style-name="P93" xml:id="id369" draw:id="id369" draw:layer="layout" svg:width="1.058cm" svg:height="1.364cm" svg:x="15.875cm" svg:y="4.022cm">
          <text:list text:style-name="L1">
            <text:list-header>
              <text:p text:style-name="P92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30" draw:text-style-name="P93" xml:id="id370" draw:id="id370" draw:layer="layout" svg:width="1.058cm" svg:height="1.364cm" svg:x="15.875cm" svg:y="5.503cm">
          <text:list text:style-name="L1">
            <text:list-header>
              <text:p text:style-name="P92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3" draw:style-name="gr30" draw:text-style-name="P93" xml:id="id372" draw:id="id372" draw:layer="layout" svg:width="1.058cm" svg:height="1.364cm" svg:x="17.357cm" svg:y="2.328cm">
          <text:list text:style-name="L1">
            <text:list-header>
              <text:p text:style-name="P92"><text:span text:style-name="T7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4" draw:style-name="gr340" draw:text-style-name="P93" xml:id="id375" draw:id="id375" draw:layer="layout" svg:width="1.058cm" svg:height="1.364cm" svg:x="17.357cm" svg:y="7.19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5" draw:style-name="gr30" draw:text-style-name="P93" xml:id="id373" draw:id="id373" draw:layer="layout" svg:width="1.058cm" svg:height="1.364cm" svg:x="17.357cm" svg:y="4.022cm">
          <text:list text:style-name="L1">
            <text:list-header>
              <text:p text:style-name="P92"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6" draw:style-name="gr30" draw:text-style-name="P93" xml:id="id374" draw:id="id374" draw:layer="layout" svg:width="1.058cm" svg:height="1.364cm" svg:x="17.357cm" svg:y="5.503cm">
          <text:list text:style-name="L1">
            <text:list-header>
              <text:p text:style-name="P92"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30" draw:text-style-name="P93" xml:id="id376" draw:id="id376" draw:layer="layout" svg:width="1.058cm" svg:height="1.364cm" svg:x="19.262cm" svg:y="2.328cm">
          <text:list text:style-name="L1">
            <text:list-header>
              <text:p text:style-name="P92"><text:span text:style-name="T7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8" draw:style-name="gr341" draw:text-style-name="P93" xml:id="id379" draw:id="id379" draw:layer="layout" svg:width="1.058cm" svg:height="1.364cm" svg:x="19.262cm" svg:y="7.19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9" draw:style-name="gr30" draw:text-style-name="P93" xml:id="id377" draw:id="id377" draw:layer="layout" svg:width="1.058cm" svg:height="1.364cm" svg:x="19.262cm" svg:y="4.022cm">
          <text:list text:style-name="L1">
            <text:list-header>
              <text:p text:style-name="P92"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0" draw:style-name="gr30" draw:text-style-name="P93" xml:id="id378" draw:id="id378" draw:layer="layout" svg:width="1.058cm" svg:height="1.364cm" svg:x="19.262cm" svg:y="5.503cm">
          <text:list text:style-name="L1">
            <text:list-header>
              <text:p text:style-name="P92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1" draw:style-name="gr30" draw:text-style-name="P93" xml:id="id380" draw:id="id380" draw:layer="layout" svg:width="1.058cm" svg:height="1.364cm" svg:x="20.955cm" svg:y="2.328cm">
          <text:list text:style-name="L1">
            <text:list-header>
              <text:p text:style-name="P92"><text:span text:style-name="T7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2" draw:style-name="gr342" draw:text-style-name="P93" xml:id="id383" draw:id="id383" draw:layer="layout" svg:width="1.058cm" svg:height="1.364cm" svg:x="20.955cm" svg:y="7.197cm">
          <text:list text:style-name="L3">
            <text:list-header>
              <text:p text:style-name="P92"><text:span text:style-name="T16">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30" draw:text-style-name="P93" xml:id="id381" draw:id="id381" draw:layer="layout" svg:width="1.058cm" svg:height="1.364cm" svg:x="20.955cm" svg:y="4.022cm">
          <text:list text:style-name="L1">
            <text:list-header>
              <text:p text:style-name="P92"><text:span text:style-name="T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30" draw:text-style-name="P93" xml:id="id382" draw:id="id382" draw:layer="layout" svg:width="1.482cm" svg:height="1.364cm" svg:x="20.743cm" svg:y="5.503cm">
          <text:list text:style-name="L1">
            <text:list-header>
              <text:p text:style-name="P92"><text:span text:style-name="T7">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30" draw:text-style-name="P93" xml:id="id384" draw:id="id384" draw:layer="layout" svg:width="1.058cm" svg:height="1.364cm" svg:x="22.437cm" svg:y="2.328cm">
          <text:list text:style-name="L1">
            <text:list-header>
              <text:p text:style-name="P92"><text:span text:style-name="T7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343" draw:text-style-name="P93" xml:id="id387" draw:id="id387" draw:layer="layout" svg:width="1.058cm" svg:height="1.364cm" svg:x="22.437cm" svg:y="7.197cm">
          <text:list text:style-name="L10">
            <text:list-header>
              <text:p text:style-name="P92"><text:span text:style-name="T59">假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7" draw:style-name="gr30" draw:text-style-name="P93" xml:id="id385" draw:id="id385" draw:layer="layout" svg:width="1.058cm" svg:height="1.364cm" svg:x="22.437cm" svg:y="4.022cm">
          <text:list text:style-name="L1">
            <text:list-header>
              <text:p text:style-name="P92"><text:span text:style-name="T7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8" draw:style-name="gr30" draw:text-style-name="P93" xml:id="id386" draw:id="id386" draw:layer="layout" svg:width="1.058cm" svg:height="1.364cm" svg:x="22.437cm" svg:y="5.503cm">
          <text:list text:style-name="L1">
            <text:list-header>
              <text:p text:style-name="P92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63" smil:attributeName="visibility" smil:to="visible"/>
                  <anim:transitionFilter smil:dur="0.5s" smil:targetElement="id36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4" smil:attributeName="visibility" smil:to="visible"/>
                  <anim:transitionFilter smil:dur="0.5s" smil:targetElement="id36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5" smil:attributeName="visibility" smil:to="visible"/>
                  <anim:transitionFilter smil:dur="0.5s" smil:targetElement="id3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6" smil:attributeName="visibility" smil:to="visible"/>
                  <anim:transitionFilter smil:dur="0.5s" smil:targetElement="id36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7" smil:attributeName="visibility" smil:to="visible"/>
                  <anim:transitionFilter smil:dur="0.5s" smil:targetElement="id36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8" smil:attributeName="visibility" smil:to="visible"/>
                  <anim:transitionFilter smil:dur="0.5s" smil:targetElement="id36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9" smil:attributeName="visibility" smil:to="visible"/>
                  <anim:transitionFilter smil:dur="0.5s" smil:targetElement="id36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0" smil:attributeName="visibility" smil:to="visible"/>
                  <anim:transitionFilter smil:dur="0.5s" smil:targetElement="id3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1" smil:attributeName="visibility" smil:to="visible"/>
                  <anim:transitionFilter smil:dur="0.5s" smil:targetElement="id37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2" smil:attributeName="visibility" smil:to="visible"/>
                  <anim:transitionFilter smil:dur="0.5s" smil:targetElement="id37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3" smil:attributeName="visibility" smil:to="visible"/>
                  <anim:transitionFilter smil:dur="0.5s" smil:targetElement="id37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4" smil:attributeName="visibility" smil:to="visible"/>
                  <anim:transitionFilter smil:dur="0.5s" smil:targetElement="id3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5" smil:attributeName="visibility" smil:to="visible"/>
                  <anim:transitionFilter smil:dur="0.5s" smil:targetElement="id3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6" smil:attributeName="visibility" smil:to="visible"/>
                  <anim:transitionFilter smil:dur="0.5s" smil:targetElement="id3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7" smil:attributeName="visibility" smil:to="visible"/>
                  <anim:transitionFilter smil:dur="0.5s" smil:targetElement="id3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8" smil:attributeName="visibility" smil:to="visible"/>
                  <anim:transitionFilter smil:dur="0.5s" smil:targetElement="id37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9" smil:attributeName="visibility" smil:to="visible"/>
                  <anim:transitionFilter smil:dur="0.5s" smil:targetElement="id37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0" smil:attributeName="visibility" smil:to="visible"/>
                  <anim:transitionFilter smil:dur="0.5s" smil:targetElement="id38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1" smil:attributeName="visibility" smil:to="visible"/>
                  <anim:transitionFilter smil:dur="0.5s" smil:targetElement="id38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2" smil:attributeName="visibility" smil:to="visible"/>
                  <anim:transitionFilter smil:dur="0.5s" smil:targetElement="id38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3" smil:attributeName="visibility" smil:to="visible"/>
                  <anim:transitionFilter smil:dur="0.5s" smil:targetElement="id38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4" smil:attributeName="visibility" smil:to="visible"/>
                  <anim:transitionFilter smil:dur="0.5s" smil:targetElement="id38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5" smil:attributeName="visibility" smil:to="visible"/>
                  <anim:transitionFilter smil:dur="0.5s" smil:targetElement="id38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6" smil:attributeName="visibility" smil:to="visible"/>
                  <anim:transitionFilter smil:dur="0.5s" smil:targetElement="id38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7" smil:attributeName="visibility" smil:to="visible"/>
                  <anim:transitionFilter smil:dur="0.5s" smil:targetElement="id38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8" smil:attributeName="visibility" smil:to="visible"/>
                  <anim:transitionFilter smil:dur="0.5s" smil:targetElement="id38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0" draw:layer="layout" svg:width="25.4cm" svg:height="1.885cm" svg:x="0cm" svg:y="0cm">
          <text:list text:style-name="L1">
            <text:list-header>
              <text:p text:style-name="P29"><text:span text:style-name="T6">总结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44" draw:text-style-name="P58" draw:layer="layout" svg:width="25.4cm" svg:height="3.239cm" svg:x="0cm" svg:y="1.905cm">
          <text:list text:style-name="L10">
            <text:list-header>
              <text:p text:style-name="P57"><text:span text:style-name="T41">在循环体中，</text:span><text:span text:style-name="T42">break</text:span><text:span text:style-name="T41">从循环体内跳出循环体，提前结束循环</text:span><text:span text:style-name="T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9" xml:id="id389" draw:id="id389" draw:layer="layout" svg:width="9.525cm" svg:height="11.915cm" svg:x="8.678cm" svg:y="4.022cm">
          <text:list text:style-name="L1">
            <text:list-header>
              <text:p text:style-name="P8"><text:span text:style-name="T5">for(... <text:s/>; ... ; ... )</text:span></text:p>
              <text:p text:style-name="P8"><text:span text:style-name="T5">{</text:span></text:p>
              <text:p text:style-name="P8"><text:span text:style-name="T5"><text:s text:c="5"/></text:span><text:span text:style-name="T5">........</text:span></text:p>
              <text:p text:style-name="P8"><text:span text:style-name="T5"><text:s text:c="4"/></text:span><text:span text:style-name="T22">break;</text:span></text:p>
              <text:p text:style-name="P8"><text:span text:style-name="T5"><text:s text:c="5"/></text:span><text:span text:style-name="T5">........</text:span></text:p>
              <text:p text:style-name="P8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345" draw:text-style-name="P83" xml:id="id390" draw:id="id390" draw:layer="layout" svg:width="1.905cm" svg:height="7.408cm" svg:x="7.197cm" svg:y="10.795cm">
          <text:list text:style-name="L1">
            <text:list-header>
              <text:p text:style-name="P44"><text:span text:style-name="T8"/></text:p>
            </text:list-header>
          </text:list>
          <draw:enhanced-geometry svg:viewBox="0 0 21600 21600" draw:glue-points="0 ?f17 ?f2 ?f14 ?f22 ?f8 ?f2 ?f12 ?f22 ?f16" draw:text-areas="?f47 ?f45 ?f48 ?f46" draw:type="mso-spt102" draw:modifiers="14541 18505 13132" draw:enhanced-path="B 0 0 ?f23 ?f3 ?f22 0 0 ?f4 A 0 ?f15 ?f23 ?f1 0 ?f7 ?f2 ?f13 L ?f2 ?f14 ?f22 ?f8 ?f2 ?f12 W 0 0 ?f23 ?f3 ?f2 ?f11 ?f26 ?f17 0 ?f15 ?f23 ?f1 ?f26 ?f17 ?f22 ?f15 Z N B 0 0 ?f23 ?f3 ?f22 0 0 ?f4 A 0 0 ?f23 ?f3 0 ?f4 ?f26 ?f17 W 0 ?f15 ?f23 ?f1 ?f26 ?f17 ?f22 ?f15 Z N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21600-$2 "/>
            <draw:equation draw:name="f10" draw:formula="?f4 *sqrt(1-(?f9 /21600)*(?f9 /21600))"/>
            <draw:equation draw:name="f11" draw:formula="?f4 +?f10 "/>
            <draw:equation draw:name="f12" draw:formula="?f11 +$1 -21600"/>
            <draw:equation draw:name="f13" draw:formula="?f7 +?f10 "/>
            <draw:equation draw:name="f14" draw:formula="?f12 +21600-$0 "/>
            <draw:equation draw:name="f15" draw:formula="?f5 -$0 "/>
            <draw:equation draw:name="f16" draw:formula="?f15 /2"/>
            <draw:equation draw:name="f17" draw:formula="(?f4 +?f7 )/2"/>
            <draw:equation draw:name="f18" draw:formula="$0 +$1 -21600"/>
            <draw:equation draw:name="f19" draw:formula="?f18 /2"/>
            <draw:equation draw:name="f20" draw:formula="?f17 -?f19 "/>
            <draw:equation draw:name="f21" draw:formula="21600"/>
            <draw:equation draw:name="f22" draw:formula="21600"/>
            <draw:equation draw:name="f23" draw:formula="21600*2"/>
            <draw:equation draw:name="f24" draw:formula="?f17 -?f4 "/>
            <draw:equation draw:name="f25" draw:formula="21600*sqrt(1-(?f24 /?f4 )*(?f24 /?f4 ))"/>
            <draw:equation draw:name="f26" draw:formula="21600-?f25 "/>
            <draw:equation draw:name="f27" draw:formula="?f8 +128"/>
            <draw:equation draw:name="f28" draw:formula="?f5 /2"/>
            <draw:equation draw:name="f29" draw:formula="?f5 -128"/>
            <draw:equation draw:name="f30" draw:formula="$0 +?f17 -?f12 "/>
            <draw:equation draw:name="f31" draw:formula="21600*sqrt(1-(?f20 /?f4 )*(?f20 /?f4 ))"/>
            <draw:equation draw:name="f32" draw:formula="21600-$0 "/>
            <draw:equation draw:name="f33" draw:formula="?f32 /2"/>
            <draw:equation draw:name="f34" draw:formula="21600*21600"/>
            <draw:equation draw:name="f35" draw:formula="?f9 *?f9 "/>
            <draw:equation draw:name="f36" draw:formula="?f34 -?f35 "/>
            <draw:equation draw:name="f37" draw:formula="sqrt(?f36 )"/>
            <draw:equation draw:name="f38" draw:formula="?f37 +21600"/>
            <draw:equation draw:name="f39" draw:formula="21600*21600/?f38 "/>
            <draw:equation draw:name="f40" draw:formula="?f39 +64"/>
            <draw:equation draw:name="f41" draw:formula="$0 /2"/>
            <draw:equation draw:name="f42" draw:formula="21600*sqrt(1-(?f33 /?f41 )*(?f33 /?f41 ))"/>
            <draw:equation draw:name="f43" draw:formula="21600-?f42 "/>
            <draw:equation draw:name="f44" draw:formula="?f43 +64"/>
            <draw:equation draw:name="f45" draw:formula="?f4 /2"/>
            <draw:equation draw:name="f46" draw:formula="$1 -?f45 "/>
            <draw:equation draw:name="f47" draw:formula="21600*2195/16384"/>
            <draw:equation draw:name="f48" draw:formula="21600*14189/16384"/>
            <draw:handle draw:handle-position="21600 $0" draw:handle-range-x-minimum="0" draw:handle-range-x-maximum="10800" draw:handle-range-y-minimum="?f40" draw:handle-range-y-maximum="?f29"/>
            <draw:handle draw:handle-position="21600 $1" draw:handle-range-x-minimum="0" draw:handle-range-x-maximum="10800" draw:handle-range-y-minimum="?f27" draw:handle-range-y-maximum="?f21"/>
            <draw:handle draw:handle-position="$2 21600" draw:handle-range-x-minimum="?f44" draw:handle-range-x-maximum="?f22" draw:handle-range-y-minimum="3375" draw:handle-range-y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89" smil:attributeName="visibility" smil:to="visible"/>
                  <anim:transitionFilter smil:dur="0.5s" smil:targetElement="id38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90" smil:attributeName="visibility" smil:to="visible"/>
                  <anim:transitionFilter smil:dur="0.5s" smil:targetElement="id390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25.4cm" svg:height="4.528cm" svg:x="0cm" svg:y="0cm">
          <text:list text:style-name="L1">
            <text:list-header>
              <text:p text:style-name="P57"><text:span text:style-name="T5">continue</text:span><text:span text:style-name="T6">：其作用为</text:span><text:span text:style-name="T47">结束本次循环</text:span><text:span text:style-name="T6">，即跳过循环体中下面尚未执行的语句，</text:span><text:span text:style-name="T41">接着进行下一次是否执行循环的判定</text:span><text:span text:style-name="T6">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9" xml:id="id391" draw:id="id391" draw:layer="layout" svg:width="9.525cm" svg:height="11.915cm" svg:x="2.963cm" svg:y="5.503cm">
          <text:list text:style-name="L1">
            <text:list-header>
              <text:p text:style-name="P8"><text:span text:style-name="T5">for(... <text:s/>; <text:s text:c="2"/>... ; <text:s text:c="3"/>... )</text:span></text:p>
              <text:p text:style-name="P8"><text:span text:style-name="T5">{</text:span></text:p>
              <text:p text:style-name="P8"><text:span text:style-name="T5"><text:s text:c="5"/></text:span><text:span text:style-name="T5">........</text:span></text:p>
              <text:p text:style-name="P8"><text:span text:style-name="T5"><text:s text:c="4"/></text:span><text:span text:style-name="T22">continue;</text:span></text:p>
              <text:p text:style-name="P8"><text:span text:style-name="T5"><text:s text:c="5"/></text:span><text:span text:style-name="T5">........</text:span></text:p>
              <text:p text:style-name="P8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4" draw:style-name="gr346" draw:text-style-name="P14" xml:id="id392" draw:id="id392" draw:layer="layout" svg:width="3.385cm" svg:height="5.079cm" svg:x="7.197cm" svg:y="6.985cm" svg:viewBox="0 0 3386 5080" draw:points="0,5080 3386,0">
          <text:p/>
        </draw:polyline>
        <draw:custom-shape draw:name="AutoShape 6" draw:style-name="gr345" draw:text-style-name="P83" xml:id="id393" draw:id="id393" draw:layer="layout" svg:width="3.81cm" svg:height="1.481cm" draw:transform="rotate (-3.14159265358979) translate (11.007cm 6.137cm)">
          <text:list text:style-name="L1">
            <text:list-header>
              <text:p text:style-name="P44"><text:span text:style-name="T8"/></text:p>
            </text:list-header>
          </text:list>
          <draw:enhanced-geometry svg:viewBox="0 0 21600 21600" draw:glue-points="?f8 0 ?f11 ?f2 ?f15 0 ?f16 ?f21 ?f13 ?f2" draw:text-areas="?f41 ?f43 ?f42 ?f44" draw:type="mso-spt104" draw:modifiers="12960 19440 7200" draw:enhanced-path="B 0 ?f22 ?f3 ?f21 0 0 ?f4 ?f21 A ?f14 ?f22 ?f1 ?f21 ?f7 ?f21 ?f12 ?f2 L ?f13 ?f2 ?f8 0 ?f11 ?f2 W 0 ?f22 ?f3 ?f21 ?f10 ?f2 ?f16 ?f24 ?f14 ?f22 ?f1 ?f21 ?f16 ?f24 ?f14 0 Z N B 0 ?f22 ?f3 ?f21 0 0 ?f4 ?f21 W ?f14 ?f22 ?f1 ?f21 ?f7 ?f21 ?f16 ?f24 ?f14 ?f22 ?f1 ?f21 ?f16 ?f24 ?f14 0">
            <draw:equation draw:name="f0" draw:formula="$0 "/>
            <draw:equation draw:name="f1" draw:formula="$1 "/>
            <draw:equation draw:name="f2" draw:formula="$2 "/>
            <draw:equation draw:name="f3" draw:formula="$0 +21600-$1 "/>
            <draw:equation draw:name="f4" draw:formula="?f3 /2"/>
            <draw:equation draw:name="f5" draw:formula="$1 +$1 -21600"/>
            <draw:equation draw:name="f6" draw:formula="?f5 +$1 -$0 "/>
            <draw:equation draw:name="f7" draw:formula="?f6 /2"/>
            <draw:equation draw:name="f8" draw:formula="(21600+$0 )/2"/>
            <draw:equation draw:name="f9" draw:formula="?f4 *sqrt(1-($2 /21600)*($2 /21600))"/>
            <draw:equation draw:name="f10" draw:formula="?f4 +?f9 "/>
            <draw:equation draw:name="f11" draw:formula="?f10 +$1 -21600"/>
            <draw:equation draw:name="f12" draw:formula="?f7 +?f9 "/>
            <draw:equation draw:name="f13" draw:formula="?f11 +21600-$0 "/>
            <draw:equation draw:name="f14" draw:formula="?f5 -$0 "/>
            <draw:equation draw:name="f15" draw:formula="?f14 /2"/>
            <draw:equation draw:name="f16" draw:formula="(?f4 +?f7 )/2"/>
            <draw:equation draw:name="f17" draw:formula="$0 +$1 -21600"/>
            <draw:equation draw:name="f18" draw:formula="?f17 /2"/>
            <draw:equation draw:name="f19" draw:formula="?f16 -?f18 "/>
            <draw:equation draw:name="f20" draw:formula="21600"/>
            <draw:equation draw:name="f21" draw:formula="21600"/>
            <draw:equation draw:name="f22" draw:formula="-21600"/>
            <draw:equation draw:name="f23" draw:formula="?f16 -?f4 "/>
            <draw:equation draw:name="f24" draw:formula="21600*sqrt(1-(?f23 /?f4 )*(?f23 /?f4 ))"/>
            <draw:equation draw:name="f25" draw:formula="?f8 +128"/>
            <draw:equation draw:name="f26" draw:formula="?f5 /2"/>
            <draw:equation draw:name="f27" draw:formula="?f5 -128"/>
            <draw:equation draw:name="f28" draw:formula="$0 +?f16 -?f11 "/>
            <draw:equation draw:name="f29" draw:formula="21600-$0 "/>
            <draw:equation draw:name="f30" draw:formula="?f29 /2"/>
            <draw:equation draw:name="f31" draw:formula="21600*21600"/>
            <draw:equation draw:name="f32" draw:formula="$2 *$2 "/>
            <draw:equation draw:name="f33" draw:formula="?f31 -?f32 "/>
            <draw:equation draw:name="f34" draw:formula="sqrt(?f33 )"/>
            <draw:equation draw:name="f35" draw:formula="?f34 +21600"/>
            <draw:equation draw:name="f36" draw:formula="21600*21600/?f35 "/>
            <draw:equation draw:name="f37" draw:formula="?f36 +64"/>
            <draw:equation draw:name="f38" draw:formula="$0 /2"/>
            <draw:equation draw:name="f39" draw:formula="21600*sqrt(1-(?f30 /?f38 )*(?f30 /?f38 ))"/>
            <draw:equation draw:name="f40" draw:formula="?f39 -64"/>
            <draw:equation draw:name="f41" draw:formula="?f4 /2"/>
            <draw:equation draw:name="f42" draw:formula="$1 -?f41 "/>
            <draw:equation draw:name="f43" draw:formula="21600*2195/16384"/>
            <draw:equation draw:name="f44" draw:formula="21600*14189/16384"/>
            <draw:handle draw:handle-position="$0 top" draw:handle-range-x-minimum="?f37" draw:handle-range-x-maximum="?f27" draw:handle-range-y-minimum="0" draw:handle-range-y-maximum="10800"/>
            <draw:handle draw:handle-position="$1 top" draw:handle-range-x-minimum="?f25" draw:handle-range-x-maximum="?f20" draw:handle-range-y-minimum="0" draw:handle-range-y-maximum="10800"/>
            <draw:handle draw:handle-position="21600 $2" draw:handle-range-x-minimum="3375" draw:handle-range-x-maximum="21600" draw:handle-range-y-minimum="0" draw:handle-range-y-maximum="?f40"/>
          </draw:enhanced-geometry>
        </draw:custom-shape>
        <draw:custom-shape draw:name="Text Box 7" draw:style-name="gr5" draw:text-style-name="P9" xml:id="id394" draw:id="id394" draw:layer="layout" svg:width="9.525cm" svg:height="11.915cm" svg:x="14.393cm" svg:y="5.503cm">
          <text:list text:style-name="L1">
            <text:list-header>
              <text:p text:style-name="P8"><text:span text:style-name="T5">while( <text:s text:c="3"/>...... <text:s text:c="2"/>)</text:span></text:p>
              <text:p text:style-name="P8"><text:span text:style-name="T5">{</text:span></text:p>
              <text:p text:style-name="P8"><text:span text:style-name="T5"><text:s text:c="5"/></text:span><text:span text:style-name="T5">........</text:span></text:p>
              <text:p text:style-name="P8"><text:span text:style-name="T5"><text:s text:c="4"/></text:span><text:span text:style-name="T22">continue;</text:span></text:p>
              <text:p text:style-name="P8"><text:span text:style-name="T5"><text:s text:c="5"/></text:span><text:span text:style-name="T5">........</text:span></text:p>
              <text:p text:style-name="P8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8" draw:style-name="gr347" draw:text-style-name="P14" xml:id="id395" draw:id="id395" draw:layer="layout" svg:width="2.116cm" svg:height="4.867cm" svg:x="17.568cm" svg:y="7.197cm" svg:viewBox="0 0 2117 4868" draw:points="0,4868 2117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91" smil:attributeName="visibility" smil:to="visible"/>
                  <anim:transitionFilter smil:dur="0.5s" smil:targetElement="id39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2" smil:attributeName="visibility" smil:to="visible"/>
                  <anim:transitionFilter smil:dur="0.5s" smil:targetElement="id39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393" smil:attributeName="visibility" smil:to="visible"/>
                  <anim:transitionFilter smil:dur="0.5s" smil:targetElement="id393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394" smil:attributeName="visibility" smil:to="visible"/>
                  <anim:transitionFilter smil:dur="0.5s" smil:targetElement="id39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5" smil:attributeName="visibility" smil:to="visible"/>
                  <anim:transitionFilter smil:dur="0.5s" smil:targetElement="id395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23.707cm" svg:height="1.55cm" svg:x="0cm" svg:y="0cm">
          <text:list text:style-name="L1">
            <text:list-header>
              <text:p text:style-name="P57"><text:span text:style-name="T6">求素数：只可以被</text:span><text:span text:style-name="T5">1</text:span><text:span text:style-name="T6">与自身整除的数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8" xml:id="id396" draw:id="id396" draw:layer="layout" svg:width="25.4cm" svg:height="1.55cm" svg:x="0cm" svg:y="2.54cm">
          <text:list text:style-name="L1">
            <text:list-header>
              <text:p text:style-name="P57"><text:span text:style-name="T6">判断一个数 </text:span><text:span text:style-name="T5">t </text:span><text:span text:style-name="T6">是否为素数，用</text:span><text:span text:style-name="T5">2</text:span><text:span text:style-name="T6">到</text:span><text:span text:style-name="T5">t-1</text:span><text:span text:style-name="T6">循环除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48" draw:text-style-name="P54" xml:id="id397" draw:id="id397" draw:layer="layout" svg:width="19.685cm" svg:height="9.044cm" svg:x="0.847cm" svg:y="4.445cm">
          <text:list text:style-name="L3">
            <text:list-header>
              <text:p text:style-name="P53"><text:span text:style-name="T28">for( i=2; <text:s text:c="2"/>i&lt;t <text:s text:c="5"/>; <text:s text:c="3"/>i++)</text:span></text:p>
              <text:p text:style-name="P53"><text:span text:style-name="T28"><text:s text:c="3"/></text:span><text:span text:style-name="T28">if(t%i==0)</text:span></text:p>
              <text:p text:style-name="P53"><text:span text:style-name="T28"><text:s text:c="8"/></text:span><text:span text:style-name="T28">break;</text:span></text:p>
              <text:p text:style-name="P53"><text:span text:style-name="T28"><text:s/></text:span><text:span text:style-name="T28">if <text:s/></text:span><text:span text:style-name="T64">(i==t)</text:span><text:span text:style-name="T28"> <text:s text:c="8"/>cout&lt;&lt;“</text:span><text:span text:style-name="T16">是素数。</text:span><text:span text:style-name="T28">\n”</text:span><text:span text:style-name="T16">；</text:span></text:p>
              <text:p text:style-name="P53"><text:span text:style-name="T28">else cout&lt;&lt;“</text:span><text:span text:style-name="T16">不是素数</text:span><text:span text:style-name="T28">\n”;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0" draw:text-style-name="P30" xml:id="id398" draw:id="id398" draw:layer="layout" svg:width="24.342cm" svg:height="3.309cm" svg:x="0.635cm" svg:y="14.605cm">
          <text:list text:style-name="L1">
            <text:list-header>
              <text:p text:style-name="P29"><text:span text:style-name="T6">进一步，由于 </text:span><text:span text:style-name="T5">t </text:span><text:span text:style-name="T6">不可能被大于 </text:span><text:span text:style-name="T5">t/2 </text:span><text:span text:style-name="T6">的数整除，所以可将循环次数降低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49" draw:text-style-name="P105" xml:id="id399" draw:id="id399" draw:layer="layout" svg:width="1.27cm" svg:height="1.364cm" svg:x="5.927cm" svg:y="4.445cm">
          <text:list text:style-name="L10">
            <text:list-header>
              <text:p text:style-name="P53"><text:span text:style-name="T62">t/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50" draw:text-style-name="P105" xml:id="id400" draw:id="id400" draw:layer="layout" svg:width="3.175cm" svg:height="2.667cm" svg:x="1.905cm" svg:y="10.16cm">
          <text:list text:style-name="L10">
            <text:list-header>
              <text:p text:style-name="P53"><text:span text:style-name="T62">(i&gt;=t/2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96" smil:attributeName="visibility" smil:to="visible"/>
                  <anim:transitionFilter smil:dur="0.5s" smil:targetElement="id39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97" smil:attributeName="visibility" smil:to="visible"/>
                  <anim:transitionFilter smil:dur="0.5s" smil:targetElement="id39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98" smil:attributeName="visibility" smil:to="visible"/>
                  <anim:transitionFilter smil:dur="0.5s" smil:targetElement="id398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399" smil:attributeName="visibility" smil:to="visible"/>
                  <anim:transitionFilter smil:dur="0.5s" smil:targetElement="id39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0" smil:attributeName="visibility" smil:to="visible"/>
                  <anim:transitionFilter smil:dur="0.5s" smil:targetElement="id400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25.4cm" svg:height="1.55cm" svg:x="0cm" svg:y="0cm">
          <text:list text:style-name="L1">
            <text:list-header>
              <text:p text:style-name="P57"><text:span text:style-name="T6">求范围内的素数</text:span><text:span text:style-name="T5">(50~100)</text:span><text:span text:style-name="T6">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51" draw:text-style-name="P107" xml:id="id401" draw:id="id401" draw:layer="layout" svg:width="19.685cm" svg:height="16.139cm" svg:x="1.482cm" svg:y="1.905cm">
          <text:list text:style-name="L3">
            <text:list-header>
              <text:p text:style-name="P106"><text:span text:style-name="T21">for(t=50, k=0 ; t&lt;=100; t++)</text:span></text:p>
              <text:p text:style-name="P106"><text:span text:style-name="T21">{ <text:s text:c="4"/></text:span><text:span text:style-name="T42">for( i=2; <text:s text:c="2"/>i&lt;t <text:s text:c="5"/>; <text:s text:c="3"/>i++)</text:span></text:p>
            </text:list-header>
          </text:list>
          <text:list text:style-name="L10">
            <text:list-header>
              <text:p text:style-name="P106"><text:span text:style-name="T42"><text:s text:c="7"/></text:span><text:span text:style-name="T42">if(t%i==0)</text:span></text:p>
              <text:p text:style-name="P106"><text:span text:style-name="T42"><text:s text:c="12"/></text:span><text:span text:style-name="T42">break;</text:span></text:p>
            </text:list-header>
          </text:list>
          <text:list text:style-name="L3">
            <text:list-header>
              <text:p text:style-name="P106"><text:span text:style-name="T21"><text:s text:c="6"/></text:span><text:span text:style-name="T21">if <text:s/></text:span><text:span text:style-name="T65">(i= =t)</text:span><text:span text:style-name="T21"> <text:s text:c="5"/></text:span></text:p>
              <text:p text:style-name="P106"><text:span text:style-name="T21"><text:s text:c="7"/></text:span><text:span text:style-name="T21">{ cout&lt;&lt;t&lt;&lt;“ <text:s text:c="2"/>“</text:span><text:span text:style-name="T47">；</text:span></text:p>
              <text:p text:style-name="P106"><text:span text:style-name="T47"><text:s text:c="10"/></text:span><text:span text:style-name="T42">k++;</text:span></text:p>
            </text:list-header>
          </text:list>
          <text:list text:style-name="L10">
            <text:list-header>
              <text:p text:style-name="P106"><text:span text:style-name="T42"><text:s text:c="10"/></text:span><text:span text:style-name="T42">if(k%5==0) <text:s/>cout&lt;&lt;endl;</text:span></text:p>
            </text:list-header>
          </text:list>
          <text:list text:style-name="L3">
            <text:list-header>
              <text:p text:style-name="P106"><text:span text:style-name="T21"><text:s text:c="8"/></text:span><text:span text:style-name="T21">}</text:span></text:p>
              <text:p text:style-name="P106"><text:span text:style-name="T21"><text:s/></text:span><text:span text:style-name="T21">} 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352" draw:text-style-name="P108" xml:id="id402" draw:id="id402" draw:layer="layout" svg:width="5.715cm" svg:height="3.387cm" svg:x="10.372cm" svg:y="6.35cm">
          <text:list text:style-name="L12">
            <text:list-header>
              <text:p text:style-name="P86"><text:span text:style-name="T66">判断</text:span><text:span text:style-name="T67">t</text:span><text:span text:style-name="T66">是否为素数</text:span></text:p>
            </text:list-header>
          </text:list>
          <draw:enhanced-geometry svg:viewBox="0 0 21600 21600" draw:text-areas="800 800 20800 20800" draw:type="round-rectangular-callout" draw:modifiers="-9050 172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6" draw:style-name="gr353" draw:text-style-name="P108" xml:id="id403" draw:id="id403" draw:layer="layout" svg:width="7.197cm" svg:height="3.175cm" svg:x="6.773cm" svg:y="15.452cm">
          <text:list text:style-name="L12">
            <text:list-header>
              <text:p text:style-name="P86"><text:span text:style-name="T66">保证每行输出</text:span><text:span text:style-name="T67">5</text:span><text:span text:style-name="T66">个数据</text:span></text:p>
            </text:list-header>
          </text:list>
          <draw:enhanced-geometry svg:viewBox="0 0 21600 21600" draw:text-areas="800 800 20800 20800" draw:type="round-rectangular-callout" draw:modifiers="979 -546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1" smil:attributeName="visibility" smil:to="visible"/>
                  <anim:transitionFilter smil:dur="0.5s" smil:targetElement="id40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02" smil:attributeName="visibility" smil:to="visible"/>
                  <anim:transitionFilter smil:dur="0.5s" smil:targetElement="id40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03" smil:attributeName="visibility" smil:to="visible"/>
                  <anim:transitionFilter smil:dur="0.5s" smil:targetElement="id40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24.765cm" svg:height="1.55cm" svg:x="0cm" svg:y="0cm">
          <text:list text:style-name="L1">
            <text:list-header>
              <text:p text:style-name="P57"><text:span text:style-name="T6">鸡兔共有</text:span><text:span text:style-name="T5">30</text:span><text:span text:style-name="T6">只，脚共有</text:span><text:span text:style-name="T5">90</text:span><text:span text:style-name="T6">只，问鸡兔各有多少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54" draw:text-style-name="P58" xml:id="id404" draw:id="id404" draw:layer="layout" svg:width="19.896cm" svg:height="16.915cm" svg:x="2.117cm" svg:y="1.905cm">
          <text:list text:style-name="L3">
            <text:list-header>
              <text:p text:style-name="P57"><text:span text:style-name="T21">void main(void)</text:span></text:p>
              <text:p text:style-name="P57"><text:span text:style-name="T21">{ <text:s text:c="2"/>int i; <text:s/>//i</text:span><text:span text:style-name="T47">代表鸡，则兔为</text:span><text:span text:style-name="T21">30-i</text:span><text:span text:style-name="T47">只</text:span></text:p>
              <text:p text:style-name="P57"><text:span text:style-name="T47"><text:s text:c="5"/></text:span><text:span text:style-name="T21">for(i=0; i&lt;=15; i++)</text:span></text:p>
              <text:p text:style-name="P57"><text:span text:style-name="T21"><text:s text:c="9"/></text:span><text:span text:style-name="T21">if(2*i + 4*(30-i)= =90)</text:span></text:p>
              <text:p text:style-name="P57"><text:span text:style-name="T21"><text:s text:c="9"/></text:span><text:span text:style-name="T21">{ <text:s text:c="2"/>cout&lt;&lt;“</text:span><text:span text:style-name="T47">鸡”</text:span><text:span text:style-name="T21">&lt;&lt;i&lt;&lt;endl;</text:span></text:p>
              <text:p text:style-name="P57"><text:span text:style-name="T21"><text:s text:c="14"/></text:span><text:span text:style-name="T21">cout&lt;&lt;“</text:span><text:span text:style-name="T47">兔”</text:span><text:span text:style-name="T21">&lt;&lt;30-i&lt;&lt;endl;</text:span></text:p>
              <text:p text:style-name="P57"><text:span text:style-name="T21"><text:s text:c="10"/></text:span><text:span text:style-name="T21">}</text:span></text:p>
              <text:p text:style-name="P57"><text:span text:style-name="T21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404" smil:attributeName="visibility" smil:to="visible"/>
                  <anim:transitionFilter smil:dur="0.5s" smil:targetElement="id404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110" draw:layer="layout" svg:width="25.4cm" svg:height="16.309cm" svg:x="0cm" svg:y="0cm">
          <text:list text:style-name="L1">
            <text:list-header>
              <text:p text:style-name="P109"><text:span text:style-name="T6">一百万富翁 遇到一陌生人，陌生人找他谈一个换钱的计划，该计划如下：我每天给你十万元，而你第一天只需给我一分钱，第二天我仍给你十万元，你给我两分钱，第三天我仍给你十万元，你给我四分钱，</text:span><text:span text:style-name="T5">....</text:span><text:span text:style-name="T6">，你每天给我的钱是前一天的两倍，直到满一个月（</text:span><text:span text:style-name="T5">30</text:span><text:span text:style-name="T6">天），百万富翁很高兴，欣然接受了这个契约。请编写程序计算陌生人给百万富翁多少钱，百万富翁给陌生人多少钱？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9" draw:layer="layout" svg:width="20.466cm" svg:height="10.344cm" svg:x="0.635cm" svg:y="0.635cm">
          <text:list text:style-name="L1">
            <text:list-header>
              <text:p text:style-name="P8"><text:span text:style-name="T6">利用循环语句编程，打印下列图形：</text:span></text:p>
              <text:p text:style-name="P111"><text:span text:style-name="T6"><text:tab/></text:span><text:span text:style-name="T6"> <text:s text:c="6"/></text:span><text:span text:style-name="T6">*</text:span></text:p>
              <text:p text:style-name="P111"><text:span text:style-name="T6"><text:tab/></text:span><text:span text:style-name="T6"> <text:s text:c="2"/></text:span><text:span text:style-name="T6">* <text:s/>*</text:span></text:p>
              <text:p text:style-name="P111"><text:span text:style-name="T6"><text:s text:c="8"/></text:span><text:span text:style-name="T6">* <text:s/>* <text:s/>*</text:span></text:p>
              <text:p text:style-name="P111"><text:span text:style-name="T6"><text:s text:c="4"/></text:span><text:span text:style-name="T6">* <text:s/>* <text:s/>* <text:s/>*</text:span></text:p>
              <text:p text:style-name="P111"><text:span text:style-name="T6"><text:s text:c="4"/></text:span><text:span text:style-name="T6">* <text:s/>* <text:s/>* <text:s/></text:span></text:p>
              <text:p text:style-name="P111"><text:span text:style-name="T6"><text:s text:c="4"/></text:span><text:span text:style-name="T6">* <text:s/>*</text:span></text:p>
              <text:p text:style-name="P111"><text:span text:style-name="T6"><text:s text:c="4"/></text:span><text:span text:style-name="T6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4" xml:id="id405" draw:id="id405" draw:layer="layout" svg:width="6.985cm" svg:height="1.364cm" svg:x="0.847cm" svg:y="11.642cm">
          <text:list text:style-name="L1">
            <text:list-header>
              <text:p text:style-name="P53"><text:span text:style-name="T8">找规律：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0" draw:text-style-name="P54" xml:id="id406" draw:id="id406" draw:layer="layout" svg:width="6.138cm" svg:height="1.364cm" svg:x="0.847cm" svg:y="13.758cm">
          <text:list text:style-name="L1">
            <text:list-header>
              <text:p text:style-name="P53"><text:span text:style-name="T8">上面四行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407" draw:id="id407" draw:layer="layout" svg:width="9.312cm" svg:height="6.495cm" svg:x="7.197cm" svg:y="2.752cm">
          <table:table>
            <table:table-column table:style-name="co14"/>
            <table:table-column table:style-name="co44"/>
            <table:table-column table:style-name="co45"/>
            <table:table-row table:style-name="ro4">
              <table:table-cell table:style-name="ce4">
                <text:list text:style-name="L3">
                  <text:list-header>
                    <text:p text:style-name="P10"><text:span text:style-name="T16">行号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10"><text:span text:style-name="T16">空格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10"><text:span text:style-name="T16">星号</text:span></text:p>
                  </text:list-header>
                </text:list>
              </table:table-cell>
            </table:table-row>
            <table:table-row table:style-name="ro29">
              <table:table-cell table:style-name="ce7">
                <text:list text:continue-numbering="true" text:style-name="L3">
                  <text:list-header>
                    <text:p text:style-name="P10"><text:span text:style-name="T28">1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0"><text:span text:style-name="T28">3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10"><text:span text:style-name="T28">1</text:span></text:p>
                  </text:list-header>
                </text:list>
              </table:table-cell>
            </table:table-row>
            <table:table-row table:style-name="ro21">
              <table:table-cell table:style-name="ce7">
                <text:list text:continue-numbering="true" text:style-name="L3">
                  <text:list-header>
                    <text:p text:style-name="P10"><text:span text:style-name="T28">2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0"><text:span text:style-name="T28">2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10"><text:span text:style-name="T28">2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3">
                  <text:list-header>
                    <text:p text:style-name="P10"><text:span text:style-name="T28">3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0"><text:span text:style-name="T28">1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10"><text:span text:style-name="T28">3</text:span></text:p>
                  </text:list-header>
                </text:list>
              </table:table-cell>
            </table:table-row>
            <table:table-row table:style-name="ro21">
              <table:table-cell table:style-name="ce10">
                <text:list text:continue-numbering="true" text:style-name="L3">
                  <text:list-header>
                    <text:p text:style-name="P10"><text:span text:style-name="T28">4</text:span></text:p>
                  </text:list-header>
                </text:list>
              </table:table-cell>
              <table:table-cell table:style-name="ce11">
                <text:list text:continue-numbering="true" text:style-name="L3">
                  <text:list-header>
                    <text:p text:style-name="P10"><text:span text:style-name="T28">0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10"><text:span text:style-name="T28">4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custom-shape draw:name="Text Box 36" draw:style-name="gr30" draw:text-style-name="P113" xml:id="id409" draw:id="id409" draw:layer="layout" svg:width="14.605cm" svg:height="9.92cm" svg:x="8.043cm" svg:y="9.137cm">
          <text:list text:style-name="L1">
            <text:list-header>
              <text:p text:style-name="P112"><text:span text:style-name="T7"><text:s text:c="12"/></text:span><text:span text:style-name="T7">for(i=0;i&lt;4;i++)</text:span></text:p>
              <text:p text:style-name="P112"><text:span text:style-name="T7"><text:tab/></text:span><text:span text:style-name="T7">{</text:span><text:span text:style-name="T7"><text:tab/></text:span><text:span text:style-name="T7">for(j=4-i-1;j&gt;0;j--)</text:span></text:p>
              <text:p text:style-name="P112"><text:span text:style-name="T7"><text:tab/></text:span><text:span text:style-name="T7"><text:tab/></text:span><text:span text:style-name="T7"><text:tab/></text:span><text:span text:style-name="T7">cout&lt;&lt;" <text:s text:c="2"/>";</text:span></text:p>
              <text:p text:style-name="P112"><text:span text:style-name="T7"><text:tab/></text:span><text:span text:style-name="T7"><text:tab/></text:span><text:span text:style-name="T7">for(k=1;k&lt;=i+1;k++)</text:span></text:p>
              <text:p text:style-name="P112"><text:span text:style-name="T7"><text:tab/></text:span><text:span text:style-name="T7"><text:tab/></text:span><text:span text:style-name="T7"><text:tab/></text:span><text:span text:style-name="T7">cout&lt;&lt;" * ";</text:span></text:p>
              <text:p text:style-name="P112"><text:span text:style-name="T7"><text:tab/></text:span><text:span text:style-name="T7"><text:tab/></text:span><text:span text:style-name="T7">cout&lt;&lt;endl&lt;&lt;endl;</text:span></text:p>
              <text:p text:style-name="P112"><text:span text:style-name="T7"><text:tab/></text:span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355" draw:text-style-name="P30" xml:id="id408" draw:id="id408" draw:layer="layout" svg:width="5.503cm" svg:height="6.545cm" svg:x="17.992cm" svg:y="2.54cm">
          <text:list text:style-name="L2">
            <text:list-header>
              <text:p text:style-name="P29"><text:span text:style-name="T36">行号：</text:span><text:span text:style-name="T22">i</text:span></text:p>
              <text:p text:style-name="P29"><text:span text:style-name="T36">空格：</text:span><text:span text:style-name="T22">4-i</text:span></text:p>
              <text:p text:style-name="P29"><text:span text:style-name="T36">星号：</text:span><text:span text:style-name="T22">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5" smil:attributeName="visibility" smil:to="visible"/>
                  <anim:transitionFilter smil:dur="0.5s" smil:targetElement="id40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6" smil:attributeName="visibility" smil:to="visible"/>
                  <anim:transitionFilter smil:dur="0.5s" smil:targetElement="id406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407" smil:attributeName="visibility" smil:to="visible"/>
                  <anim:transitionFilter smil:dur="0.5s" smil:targetElement="id407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tretchy" presentation:preset-sub-type="across">
                  <anim:set smil:begin="0s" smil:dur="0.001s" smil:fill="hold" smil:targetElement="id408" smil:attributeName="visibility" smil:to="visible"/>
                  <anim:animate smil:dur="0.5s" smil:fill="hold" smil:targetElement="id408" smil:attributeName="width" smil:values="0;width" smil:keyTimes="0;1"/>
                  <anim:animate smil:dur="0.5s" smil:fill="hold" smil:targetElement="id40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409" smil:attributeName="visibility" smil:to="visible"/>
                  <anim:transitionFilter smil:dur="0.5s" smil:targetElement="id409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68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115" draw:layer="layout" svg:width="18.627cm" svg:height="18.704cm" svg:x="2.328cm" svg:y="0cm">
          <text:list text:style-name="L1">
            <text:list-header>
              <text:p text:style-name="P114"><text:span text:style-name="T7">void main(void)</text:span></text:p>
              <text:p text:style-name="P114"><text:span text:style-name="T7">{</text:span><text:span text:style-name="T7"><text:tab/></text:span><text:span text:style-name="T7">int i,j,k;</text:span></text:p>
              <text:p text:style-name="P114"><text:span text:style-name="T7"><text:tab/></text:span><text:span text:style-name="T7">for(i=0;i&lt;4;i++)</text:span></text:p>
              <text:p text:style-name="P114"><text:span text:style-name="T7"><text:tab/></text:span><text:span text:style-name="T7">{</text:span><text:span text:style-name="T7"><text:tab/></text:span><text:span text:style-name="T7">for(j=4-i-1;j&gt;0;j--)</text:span></text:p>
              <text:p text:style-name="P114"><text:span text:style-name="T7"><text:tab/></text:span><text:span text:style-name="T7"><text:tab/></text:span><text:span text:style-name="T7"><text:tab/></text:span><text:span text:style-name="T7">cout&lt;&lt;" <text:s text:c="2"/>";</text:span></text:p>
              <text:p text:style-name="P114"><text:span text:style-name="T7"><text:tab/></text:span><text:span text:style-name="T7"><text:tab/></text:span><text:span text:style-name="T7">for(k=1;k&lt;=i+1;k++)</text:span></text:p>
              <text:p text:style-name="P114"><text:span text:style-name="T7"><text:tab/></text:span><text:span text:style-name="T7"><text:tab/></text:span><text:span text:style-name="T7"><text:tab/></text:span><text:span text:style-name="T7">cout&lt;&lt;" * ";</text:span></text:p>
              <text:p text:style-name="P114"><text:span text:style-name="T7"><text:tab/></text:span><text:span text:style-name="T7"><text:tab/></text:span><text:span text:style-name="T7">cout&lt;&lt;endl&lt;&lt;endl;</text:span></text:p>
              <text:p text:style-name="P114"><text:span text:style-name="T7"><text:tab/></text:span><text:span text:style-name="T7">}</text:span></text:p>
            </text:list-header>
          </text:list>
          <text:list text:style-name="L3">
            <text:list-header>
              <text:p text:style-name="P114"><text:span text:style-name="T28"><text:tab/></text:span><text:span text:style-name="T28">for(i=0;i&lt;4-1;i++)</text:span></text:p>
              <text:p text:style-name="P114"><text:span text:style-name="T28"><text:tab/></text:span><text:span text:style-name="T28">{</text:span><text:span text:style-name="T28"><text:tab/></text:span><text:span text:style-name="T28">for(j=4-1-i;j&gt;0;j--)</text:span></text:p>
              <text:p text:style-name="P114"><text:span text:style-name="T28"><text:tab/></text:span><text:span text:style-name="T28"><text:tab/></text:span><text:span text:style-name="T28"> <text:s text:c="2"/></text:span><text:span text:style-name="T28">cout&lt;&lt;" * ";</text:span></text:p>
              <text:p text:style-name="P114"><text:span text:style-name="T28"><text:tab/></text:span><text:span text:style-name="T28"><text:tab/></text:span><text:span text:style-name="T28">cout&lt;&lt;endl&lt;&lt;endl;</text:span></text:p>
              <text:p text:style-name="P114"><text:span text:style-name="T28"><text:tab/></text:span><text:span text:style-name="T28">}</text:span></text:p>
            </text:list-header>
          </text:list>
          <text:list text:style-name="L1">
            <text:list-header>
              <text:p text:style-name="P114"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69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12" draw:layer="layout" svg:width="10.584cm" svg:height="14.06cm" svg:x="1.693cm" svg:y="0.635cm">
          <text:list text:style-name="L1">
            <text:list-header>
              <text:p text:style-name="P11"><text:span text:style-name="T7"><text:s text:c="2"/></text:span><text:span text:style-name="T8">打印图形：</text:span></text:p>
              <text:p text:style-name="P11"><text:span text:style-name="T8"><text:s text:c="17"/></text:span><text:span text:style-name="T8">*</text:span></text:p>
              <text:p text:style-name="P11"><text:span text:style-name="T8"><text:s text:c="11"/></text:span><text:span text:style-name="T8">* <text:s text:c="3"/>* <text:s text:c="3"/>*</text:span></text:p>
              <text:p text:style-name="P11"><text:span text:style-name="T8"><text:s text:c="5"/></text:span><text:span text:style-name="T8">* <text:s text:c="3"/>* <text:s text:c="3"/>* <text:s text:c="3"/>* <text:s text:c="4"/>*</text:span></text:p>
              <text:p text:style-name="P11"><text:span text:style-name="T8">* <text:s text:c="2"/>* <text:s text:c="3"/>* <text:s text:c="3"/>* <text:s text:c="3"/>* <text:s text:c="4"/>* <text:s text:c="3"/>*</text:span></text:p>
              <text:p text:style-name="P11"><text:span text:style-name="T8"><text:s text:c="5"/></text:span><text:span text:style-name="T8">* <text:s text:c="3"/>* <text:s text:c="3"/>* <text:s text:c="3"/>* <text:s text:c="4"/>* <text:s/></text:span></text:p>
              <text:p text:style-name="P11"><text:span text:style-name="T8"><text:s text:c="11"/></text:span><text:span text:style-name="T8">* <text:s text:c="3"/>* <text:s text:c="3"/>*</text:span></text:p>
              <text:p text:style-name="P11"><text:span text:style-name="T8"><text:s text:c="17"/></text:span><text:span text:style-name="T8">*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410" draw:id="id410" draw:layer="layout" svg:width="9.312cm" svg:height="6.495cm" svg:x="13.97cm" svg:y="1.058cm">
          <table:table>
            <table:table-column table:style-name="co14"/>
            <table:table-column table:style-name="co44"/>
            <table:table-column table:style-name="co45"/>
            <table:table-row table:style-name="ro4">
              <table:table-cell table:style-name="ce4">
                <text:list text:style-name="L3">
                  <text:list-header>
                    <text:p text:style-name="P10"><text:span text:style-name="T16">行号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10"><text:span text:style-name="T16">空格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10"><text:span text:style-name="T16">星号</text:span></text:p>
                  </text:list-header>
                </text:list>
              </table:table-cell>
            </table:table-row>
            <table:table-row table:style-name="ro29">
              <table:table-cell table:style-name="ce7">
                <text:list text:continue-numbering="true" text:style-name="L3">
                  <text:list-header>
                    <text:p text:style-name="P10"><text:span text:style-name="T28">0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0"><text:span text:style-name="T28">3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10"><text:span text:style-name="T28">1</text:span></text:p>
                  </text:list-header>
                </text:list>
              </table:table-cell>
            </table:table-row>
            <table:table-row table:style-name="ro21">
              <table:table-cell table:style-name="ce7">
                <text:list text:continue-numbering="true" text:style-name="L3">
                  <text:list-header>
                    <text:p text:style-name="P10"><text:span text:style-name="T28">1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0"><text:span text:style-name="T28">2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10"><text:span text:style-name="T28">3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3">
                  <text:list-header>
                    <text:p text:style-name="P10"><text:span text:style-name="T28">2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10"><text:span text:style-name="T28">1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10"><text:span text:style-name="T28">5</text:span></text:p>
                  </text:list-header>
                </text:list>
              </table:table-cell>
            </table:table-row>
            <table:table-row table:style-name="ro21">
              <table:table-cell table:style-name="ce10">
                <text:list text:continue-numbering="true" text:style-name="L3">
                  <text:list-header>
                    <text:p text:style-name="P10"><text:span text:style-name="T28">3</text:span></text:p>
                  </text:list-header>
                </text:list>
              </table:table-cell>
              <table:table-cell table:style-name="ce11">
                <text:list text:continue-numbering="true" text:style-name="L3">
                  <text:list-header>
                    <text:p text:style-name="P10"><text:span text:style-name="T28">0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10"><text:span text:style-name="T28">7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custom-shape draw:name="Text Box 29" draw:style-name="gr356" draw:text-style-name="P30" xml:id="id411" draw:id="id411" draw:layer="layout" svg:width="9.525cm" svg:height="6.545cm" svg:x="13.97cm" svg:y="8.043cm">
          <text:list text:style-name="L2">
            <text:list-header>
              <text:p text:style-name="P29"><text:span text:style-name="T36">行号：</text:span><text:span text:style-name="T22">i</text:span></text:p>
              <text:p text:style-name="P29"><text:span text:style-name="T36">空格：</text:span><text:span text:style-name="T22">3-i</text:span></text:p>
              <text:p text:style-name="P29"><text:span text:style-name="T36">星号：</text:span><text:span text:style-name="T22">2*i+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5" draw:text-style-name="P30" xml:id="id412" draw:id="id412" draw:layer="layout" svg:width="6.985cm" svg:height="3.509cm" svg:x="0.423cm" svg:y="15.452cm">
          <text:list text:style-name="L1">
            <text:list-header>
              <text:p text:style-name="P29"><text:span text:style-name="T6">如果打印</text:span><text:span text:style-name="T5">n</text:span><text:span text:style-name="T6">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357" draw:text-style-name="P30" xml:id="id413" draw:id="id413" draw:layer="layout" svg:width="7.62cm" svg:height="3.509cm" svg:x="7.832cm" svg:y="15.663cm">
          <text:list text:style-name="L6">
            <text:list-header>
              <text:p text:style-name="P29"><text:span text:style-name="T49">行号：</text:span><text:span text:style-name="T29">0</text:span><text:span text:style-name="T49">～</text:span><text:span text:style-name="T29">n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58" draw:text-style-name="P30" xml:id="id414" draw:id="id414" draw:layer="layout" svg:width="8.466cm" svg:height="3.509cm" svg:x="15.452cm" svg:y="15.663cm">
          <text:list text:style-name="L6">
            <text:list-header>
              <text:p text:style-name="P29"><text:span text:style-name="T49">空格：</text:span><text:span text:style-name="T29">0</text:span><text:span text:style-name="T49">～</text:span><text:span text:style-name="T29">n-1-i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410" smil:attributeName="visibility" smil:to="visible"/>
                  <anim:transitionFilter smil:dur="0.5s" smil:targetElement="id410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tretchy" presentation:preset-sub-type="across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0;width" smil:keyTimes="0;1"/>
                  <anim:animate smil:dur="0.5s" smil:fill="hold" smil:targetElement="id41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12" smil:attributeName="visibility" smil:to="visible"/>
                  <anim:transitionFilter smil:dur="0.5s" smil:targetElement="id41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13" smil:attributeName="visibility" smil:to="visible"/>
                  <anim:transitionFilter smil:dur="0.5s" smil:targetElement="id41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14" smil:attributeName="visibility" smil:to="visible"/>
                  <anim:transitionFilter smil:dur="0.5s" smil:targetElement="id414" smil:type="barWipe" smil:subtype="leftToRight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0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8" draw:layer="layout" svg:width="24.553cm" svg:height="1.55cm" svg:x="0cm" svg:y="0.847cm">
          <text:list text:style-name="L1">
            <text:list-header>
              <text:p text:style-name="P57"><text:span text:style-name="T6">计算：</text:span><text:span text:style-name="T5">2</text:span><text:span text:style-name="T6">＋</text:span><text:span text:style-name="T5">22</text:span><text:span text:style-name="T6">＋</text:span><text:span text:style-name="T5">222</text:span><text:span text:style-name="T6">＋</text:span><text:span text:style-name="T5">.....</text:span><text:span text:style-name="T6">＋</text:span><text:span text:style-name="T5">2222222</text:span><text:span text:style-name="T6">＝？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58" xml:id="id415" draw:id="id415" draw:layer="layout" svg:width="7.197cm" svg:height="1.55cm" svg:x="0cm" svg:y="2.752cm">
          <text:list text:style-name="L1">
            <text:list-header>
              <text:p text:style-name="P57"><text:span text:style-name="T6">累加和 </text:span><text:span text:style-name="T5">s</text:span><text:span text:style-name="T6">＝</text:span><text:span text:style-name="T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0" draw:text-style-name="P58" xml:id="id416" draw:id="id416" draw:layer="layout" svg:width="7.62cm" svg:height="1.55cm" svg:x="8.255cm" svg:y="2.752cm">
          <text:list text:style-name="L1">
            <text:list-header>
              <text:p text:style-name="P57"><text:span text:style-name="T6">设通项为</text:span><text:span text:style-name="T5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59" draw:text-style-name="P58" xml:id="id426" draw:id="id426" draw:layer="layout" svg:width="6.138cm" svg:height="1.55cm" svg:x="16.722cm" svg:y="10.583cm">
          <text:list text:style-name="L6">
            <text:list-header>
              <text:p text:style-name="P57"><text:span text:style-name="T29">t</text:span><text:span text:style-name="T49">的初值为</text:span><text:span text:style-name="T2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0" draw:text-style-name="P58" xml:id="id417" draw:id="id417" draw:layer="layout" svg:width="6.562cm" svg:height="1.55cm" svg:x="1.693cm" svg:y="5.292cm">
          <text:list text:style-name="L1">
            <text:list-header>
              <text:p text:style-name="P57"><text:span text:style-name="T5">22=</text:span><text:span text:style-name="T22">2</text:span><text:span text:style-name="T5">*10+2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30" draw:text-style-name="P58" xml:id="id418" draw:id="id418" draw:layer="layout" svg:width="6.562cm" svg:height="3.039cm" svg:x="1.693cm" svg:y="7.408cm">
          <text:list text:style-name="L1">
            <text:list-header>
              <text:p text:style-name="P57"><text:span text:style-name="T5">222=</text:span><text:span text:style-name="T22">22</text:span><text:span text:style-name="T5">*10+2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30" draw:text-style-name="P58" xml:id="id419" draw:id="id419" draw:layer="layout" svg:width="8.467cm" svg:height="1.55cm" svg:x="1.693cm" svg:y="9.525cm">
          <text:list text:style-name="L1">
            <text:list-header>
              <text:p text:style-name="P57"><text:span text:style-name="T5">2222=</text:span><text:span text:style-name="T22">222</text:span><text:span text:style-name="T5">*10+2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0" draw:text-style-name="P117" xml:id="id423" draw:id="id423" draw:layer="layout" svg:width="8.255cm" svg:height="1.923cm" svg:x="13.123cm" svg:y="8.043cm">
          <text:list text:style-name="L1">
            <text:list-header>
              <text:p text:style-name="P116"><text:span text:style-name="T68">t=t*10+2;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Line 12" draw:style-name="gr360" draw:text-style-name="P14" xml:id="id420" draw:id="id420" draw:layer="layout" svg:width="1.904cm" svg:height="1.269cm" svg:x="2.328cm" svg:y="6.562cm" svg:viewBox="0 0 1905 1270" draw:points="0,0 1905,1270">
          <text:p/>
        </draw:polyline>
        <draw:polyline draw:name="Line 13" draw:style-name="gr361" draw:text-style-name="P14" xml:id="id421" draw:id="id421" draw:layer="layout" svg:width="1.904cm" svg:height="1.269cm" svg:x="2.752cm" svg:y="8.678cm" svg:viewBox="0 0 1905 1270" draw:points="0,0 1905,1270">
          <text:p/>
        </draw:polyline>
        <draw:custom-shape draw:name="Text Box 14" draw:style-name="gr5" draw:text-style-name="P30" xml:id="id422" draw:id="id422" draw:layer="layout" svg:width="14.107cm" svg:height="1.885cm" svg:x="10.795cm" svg:y="4.445cm">
          <text:list text:style-name="L1">
            <text:list-header>
              <text:p text:style-name="P29"><text:span text:style-name="T6">所以，通项的循环表示为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5" draw:style-name="gr362" draw:text-style-name="P108" xml:id="id424" draw:id="id424" draw:layer="layout" svg:width="4.234cm" svg:height="1.693cm" svg:x="15.028cm" svg:y="6.35cm">
          <text:list text:style-name="L12">
            <text:list-header>
              <text:p text:style-name="P86"><text:span text:style-name="T66">前一项</text:span></text:p>
            </text:list-header>
          </text:list>
          <draw:enhanced-geometry svg:viewBox="0 0 21600 21600" draw:text-areas="800 800 20800 20800" draw:type="round-rectangular-callout" draw:modifiers="-743 2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6" draw:style-name="gr363" draw:text-style-name="P108" xml:id="id425" draw:id="id425" draw:layer="layout" svg:width="4.233cm" svg:height="1.693cm" svg:x="9.737cm" svg:y="10.16cm">
          <text:list text:style-name="L12">
            <text:list-header>
              <text:p text:style-name="P86"><text:span text:style-name="T66">当前项</text:span></text:p>
            </text:list-header>
          </text:list>
          <draw:enhanced-geometry svg:viewBox="0 0 21600 21600" draw:text-areas="800 800 20800 20800" draw:type="round-rectangular-callout" draw:modifiers="17888 -86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7" draw:style-name="gr5" draw:text-style-name="P30" xml:id="id427" draw:id="id427" draw:layer="layout" svg:width="7.712cm" svg:height="1.885cm" svg:x="3.387cm" svg:y="12.488cm">
          <text:list text:style-name="L1">
            <text:list-header>
              <text:p text:style-name="P29"><text:span text:style-name="T6">循环体为：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 xml:id="id428" draw:id="id428">
          <draw:custom-shape draw:name="Text Box 7" draw:style-name="gr364" draw:text-style-name="P56" draw:layer="layout" svg:width="8.043cm" svg:height="1.737cm" svg:x="9.525cm" svg:y="12.912cm">
            <text:list text:style-name="L2">
              <text:list-header>
                <text:p text:style-name="P55"><text:span text:style-name="T33">｛ <text:s/></text:span><text:span text:style-name="T34">s = s +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365" draw:text-style-name="P58" draw:layer="layout" svg:width="8.255cm" svg:height="1.55cm" svg:x="10.583cm" svg:y="14.817cm">
            <text:list text:style-name="L2">
              <text:list-header>
                <text:p text:style-name="P57"><text:span text:style-name="T22"><text:s text:c="3"/></text:span><text:span text:style-name="T22">t=t*10+2;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366" draw:text-style-name="P56" draw:layer="layout" svg:width="8.043cm" svg:height="1.737cm" svg:x="10.16cm" svg:y="16.298cm">
            <text:list text:style-name="L2">
              <text:list-header>
                <text:p text:style-name="P55"><text:span text:style-name="T33">｝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5" smil:attributeName="visibility" smil:to="visible"/>
                  <anim:transitionFilter smil:dur="0.5s" smil:targetElement="id41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6" smil:attributeName="visibility" smil:to="visible"/>
                  <anim:transitionFilter smil:dur="0.5s" smil:targetElement="id41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7" smil:attributeName="visibility" smil:to="visible"/>
                  <anim:transitionFilter smil:dur="0.5s" smil:targetElement="id41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8" smil:attributeName="visibility" smil:to="visible"/>
                  <anim:transitionFilter smil:dur="0.5s" smil:targetElement="id41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19" smil:attributeName="visibility" smil:to="visible"/>
                  <anim:transitionFilter smil:dur="0.5s" smil:targetElement="id41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0" smil:attributeName="visibility" smil:to="visible"/>
                  <anim:transitionFilter smil:dur="0.5s" smil:targetElement="id420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1" smil:attributeName="visibility" smil:to="visible"/>
                  <anim:transitionFilter smil:dur="0.5s" smil:targetElement="id42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2" smil:attributeName="visibility" smil:to="visible"/>
                  <anim:transitionFilter smil:dur="0.5s" smil:targetElement="id42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3" smil:attributeName="visibility" smil:to="visible"/>
                  <anim:transitionFilter smil:dur="0.5s" smil:targetElement="id42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4" smil:attributeName="visibility" smil:to="visible"/>
                  <anim:transitionFilter smil:dur="0.5s" smil:targetElement="id42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5" smil:attributeName="visibility" smil:to="visible"/>
                  <anim:transitionFilter smil:dur="0.5s" smil:targetElement="id4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6" smil:attributeName="visibility" smil:to="visible"/>
                  <anim:transitionFilter smil:dur="0.5s" smil:targetElement="id42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7" smil:attributeName="visibility" smil:to="visible"/>
                  <anim:transitionFilter smil:dur="0.5s" smil:targetElement="id42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8" smil:attributeName="visibility" smil:to="visible"/>
                  <anim:transitionFilter smil:dur="0.5s" smil:targetElement="id428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119" draw:layer="layout" svg:width="16.298cm" svg:height="17.85cm" svg:x="2.117cm" svg:y="0cm">
          <text:list text:style-name="L1">
            <text:list-header>
              <text:p text:style-name="P118"><text:span text:style-name="T5">void main(void)</text:span></text:p>
              <text:p text:style-name="P118"><text:span text:style-name="T5">{</text:span><text:span text:style-name="T5"><text:tab/></text:span><text:span text:style-name="T5">int t,s;</text:span></text:p>
              <text:p text:style-name="P118"><text:span text:style-name="T5"><text:tab/></text:span><text:span text:style-name="T5">s=0;</text:span></text:p>
              <text:p text:style-name="P118"><text:span text:style-name="T5"><text:tab/></text:span><text:span text:style-name="T5">t=2;</text:span></text:p>
              <text:p text:style-name="P118"><text:span text:style-name="T5"><text:tab/></text:span><text:span text:style-name="T5">for(int i=0;i&lt;7;i++)</text:span></text:p>
              <text:p text:style-name="P118"><text:span text:style-name="T5"><text:tab/></text:span><text:span text:style-name="T5">{</text:span></text:p>
              <text:p text:style-name="P118"><text:span text:style-name="T5"><text:tab/></text:span><text:span text:style-name="T5"><text:tab/></text:span><text:span text:style-name="T5">s=s+t;</text:span></text:p>
              <text:p text:style-name="P118"><text:span text:style-name="T5"><text:tab/></text:span><text:span text:style-name="T5"><text:tab/></text:span><text:span text:style-name="T29">t=t*10+2</text:span><text:span text:style-name="T5">;</text:span></text:p>
              <text:p text:style-name="P118"><text:span text:style-name="T5"><text:tab/></text:span><text:span text:style-name="T5">}</text:span></text:p>
              <text:p text:style-name="P118"><text:span text:style-name="T5"><text:tab/></text:span><text:span text:style-name="T5">cout&lt;&lt;s&lt;&lt;endl;</text:span></text:p>
              <text:p text:style-name="P118"><text:span text:style-name="T5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2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0" draw:layer="layout" svg:width="25.4cm" svg:height="5.133cm" svg:x="0cm" svg:y="0cm">
          <text:list text:style-name="L1">
            <text:list-header>
              <text:p text:style-name="P29"><text:span text:style-name="T6">满足以下条件三位数</text:span><text:span text:style-name="T5">n</text:span><text:span text:style-name="T6">，它除以</text:span><text:span text:style-name="T5">11</text:span><text:span text:style-name="T6">所得到的商等于</text:span><text:span text:style-name="T5">n</text:span><text:span text:style-name="T6">的各位数字的平方和，且其中至少有两位数字相同。 <text:s/></text:span><text:span text:style-name="T22">131</text:span><text:span text:style-name="T5"> <text:s text:c="4"/>131/11=11 <text:s text:c="2"/>1</text:span><text:span text:style-name="T69">2</text:span><text:span text:style-name="T5">+3</text:span><text:span text:style-name="T69">2</text:span><text:span text:style-name="T5">+1</text:span><text:span text:style-name="T69">2</text:span><text:span text:style-name="T5">=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0" draw:layer="layout" svg:width="6.5cm" svg:height="1.885cm" svg:x="0cm" svg:y="5.292cm">
          <text:list text:style-name="L1">
            <text:list-header>
              <text:p text:style-name="P29"><text:span text:style-name="T6">分析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0" xml:id="id429" draw:id="id429" draw:layer="layout" svg:width="20.109cm" svg:height="1.885cm" svg:x="1.693cm" svg:y="7.408cm">
          <text:list text:style-name="L1">
            <text:list-header>
              <text:p text:style-name="P29"><text:span text:style-name="T6">数字应该从</text:span><text:span text:style-name="T5">100</text:span><text:span text:style-name="T6">循环到</text:span><text:span text:style-name="T5">99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30" xml:id="id430" draw:id="id430" draw:layer="layout" svg:width="21.167cm" svg:height="1.885cm" svg:x="1.693cm" svg:y="9.525cm">
          <text:list text:style-name="L1">
            <text:list-header>
              <text:p text:style-name="P29"><text:span text:style-name="T6">将每位数字剥出，判断其是否满足条件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9" smil:attributeName="visibility" smil:to="visible"/>
                  <anim:transitionFilter smil:dur="0.5s" smil:targetElement="id42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30" smil:attributeName="visibility" smil:to="visible"/>
                  <anim:transitionFilter smil:dur="0.5s" smil:targetElement="id43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3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5" draw:text-style-name="P30" draw:layer="layout" svg:width="25.4cm" svg:height="5.133cm" svg:x="0cm" svg:y="0cm">
          <text:list text:style-name="L1">
            <text:list-header>
              <text:p text:style-name="P29"><text:span text:style-name="T6">满足以下条件三位数</text:span><text:span text:style-name="T5">n</text:span><text:span text:style-name="T6">，它除以</text:span><text:span text:style-name="T5">11</text:span><text:span text:style-name="T6">所得到的商等于</text:span><text:span text:style-name="T5">n</text:span><text:span text:style-name="T6">的各位数字的平方和，且其中至少有两位数字相同。 <text:s/></text:span><text:span text:style-name="T22">131</text:span><text:span text:style-name="T5"> <text:s text:c="4"/>131/11=11 <text:s text:c="2"/>1</text:span><text:span text:style-name="T69">2</text:span><text:span text:style-name="T5">+3</text:span><text:span text:style-name="T69">2</text:span><text:span text:style-name="T5">+1</text:span><text:span text:style-name="T69">2</text:span><text:span text:style-name="T5">=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5" draw:text-style-name="P30" draw:layer="layout" svg:width="7.408cm" svg:height="1.885cm" svg:x="0cm" svg:y="5.715cm">
          <text:list text:style-name="L1">
            <text:list-header>
              <text:p text:style-name="P29"><text:span text:style-name="T6">分析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67" draw:text-style-name="P30" draw:layer="layout" svg:width="25.4cm" svg:height="3.509cm" svg:x="0cm" svg:y="8.255cm">
          <text:list text:style-name="L6">
            <text:list-header>
              <text:p text:style-name="P29"><text:span text:style-name="T49">用</text:span><text:span text:style-name="T29">a,b,c</text:span><text:span text:style-name="T49">分别代表三位数，</text:span><text:span text:style-name="T29">a,b,c</text:span><text:span text:style-name="T49">分别从</text:span><text:span text:style-name="T29">0</text:span><text:span text:style-name="T49">循环到</text:span><text:span text:style-name="T29">9</text:span><text:span text:style-name="T49">，组成所有可能的三位数，然后找出满足条件的数来。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74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271" draw:text-style-name="P14" draw:layer="layout" svg:width="24.549cm" svg:height="3.942cm" svg:x="0.216cm" svg:y="0.6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Text Box 3" draw:style-name="gr5" draw:text-style-name="P30" draw:layer="layout" svg:width="18.839cm" svg:height="1.885cm" svg:x="0.423cm" svg:y="5.08cm">
          <text:list text:style-name="L1">
            <text:list-header>
              <text:p text:style-name="P29"><text:span text:style-name="T6">求</text:span><text:span text:style-name="T5">n=1000</text:span><text:span text:style-name="T6">时</text:span><text:span text:style-name="T5">π</text:span><text:span text:style-name="T6">的近似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0" xml:id="id431" draw:id="id431" draw:layer="layout" svg:width="5.098cm" svg:height="1.885cm" svg:x="0cm" svg:y="7.62cm">
          <text:list text:style-name="L1">
            <text:list-header>
              <text:p text:style-name="P29"><text:span text:style-name="T6">分析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" draw:text-style-name="P30" xml:id="id432" draw:id="id432" draw:layer="layout" svg:width="5.032cm" svg:height="1.885cm" svg:x="4.868cm" svg:y="7.62cm">
          <text:list text:style-name="L1">
            <text:list-header>
              <text:p text:style-name="P29"><text:span text:style-name="T6">通项：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6" draw:style-name="gr271" draw:text-style-name="P14" xml:id="id433" draw:id="id433" draw:layer="layout" svg:width="10.94cm" svg:height="3.943cm" svg:x="10.923cm" svg:y="6.77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name="Text Box 7" draw:style-name="gr368" draw:text-style-name="P121" xml:id="id435" draw:id="id435" draw:layer="layout" svg:width="5.504cm" svg:height="2.292cm" svg:x="7.408cm" svg:y="9.948cm">
          <text:list text:style-name="L6">
            <text:list-header>
              <text:p text:style-name="P120"><text:span text:style-name="T70">s=s×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5" draw:text-style-name="P30" xml:id="id434" draw:id="id434" draw:layer="layout" svg:width="9.102cm" svg:height="1.885cm" svg:x="0cm" svg:y="10.16cm">
          <text:list text:style-name="L1">
            <text:list-header>
              <text:p text:style-name="P29"><text:span text:style-name="T6">迭代算法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" draw:style-name="gr369" draw:text-style-name="P98" xml:id="id436" draw:id="id436" draw:layer="layout" svg:width="4.868cm" svg:height="2.963cm" svg:x="10.372cm" svg:y="12.7cm">
          <text:list text:style-name="L12">
            <text:list-header>
              <text:p text:style-name="P92"><text:span text:style-name="T57">上次迭代的结果</text:span></text:p>
            </text:list-header>
          </text:list>
          <draw:enhanced-geometry svg:viewBox="0 0 21600 21600" draw:text-areas="800 800 20800 20800" draw:type="round-rectangular-callout" draw:modifiers="-3541 -7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370" draw:text-style-name="P98" xml:id="id437" draw:id="id437" draw:layer="layout" svg:width="4.868cm" svg:height="2.963cm" svg:x="1.482cm" svg:y="12.277cm">
          <text:list text:style-name="L12">
            <text:list-header>
              <text:p text:style-name="P92"><text:span text:style-name="T57">本次计算的结果</text:span></text:p>
            </text:list-header>
          </text:list>
          <draw:enhanced-geometry svg:viewBox="0 0 21600 21600" draw:text-areas="800 800 20800 20800" draw:type="round-rectangular-callout" draw:modifiers="27743 -32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1" draw:style-name="gr371" draw:text-style-name="P30" xml:id="id438" draw:id="id438" draw:layer="layout" svg:width="8.815cm" svg:height="4.215cm" svg:x="16.087cm" svg:y="10.795cm">
          <text:list text:style-name="L6">
            <text:list-header>
              <text:p text:style-name="P29"><text:span text:style-name="T49">迭代结束条件：</text:span></text:p>
              <text:p text:style-name="P29"><text:span text:style-name="T49">迭代 </text:span><text:span text:style-name="T29">1000</text:span><text:span text:style-name="T49">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372" draw:text-style-name="P28" xml:id="id440" draw:id="id440" draw:layer="layout" svg:width="9.736cm" svg:height="3.509cm" svg:x="0.847cm" svg:y="16.298cm">
          <text:list text:style-name="L2">
            <text:list-header>
              <text:p text:style-name="P27"><text:span text:style-name="T36">注意</text:span><text:span text:style-name="T22">s</text:span><text:span text:style-name="T36">与</text:span><text:span text:style-name="T22">t</text:span><text:span text:style-name="T36">的初始值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" draw:text-style-name="P30" xml:id="id439" draw:id="id439" draw:layer="layout" svg:width="13.335cm" svg:height="1.885cm" svg:x="11.218cm" svg:y="16.298cm">
          <text:list text:style-name="L1">
            <text:list-header>
              <text:p text:style-name="P29"><text:span text:style-name="T5">n</text:span><text:span text:style-name="T6">从</text:span><text:span text:style-name="T5">1</text:span><text:span text:style-name="T6">开始迭代 <text:s/></text:span><text:span text:style-name="T5">s=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1" smil:attributeName="visibility" smil:to="visible"/>
                  <anim:transitionFilter smil:dur="0.5s" smil:targetElement="id43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2" smil:attributeName="visibility" smil:to="visible"/>
                  <anim:transitionFilter smil:dur="0.5s" smil:targetElement="id4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33" smil:attributeName="visibility" smil:to="visible"/>
                  <anim:transitionFilter smil:dur="0.5s" smil:targetElement="id43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4" smil:attributeName="visibility" smil:to="visible"/>
                  <anim:transitionFilter smil:dur="0.5s" smil:targetElement="id43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5" smil:attributeName="visibility" smil:to="visible"/>
                  <anim:transitionFilter smil:dur="0.5s" smil:targetElement="id43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6" smil:attributeName="visibility" smil:to="visible"/>
                  <anim:transitionFilter smil:dur="0.5s" smil:targetElement="id43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7" smil:attributeName="visibility" smil:to="visible"/>
                  <anim:transitionFilter smil:dur="0.5s" smil:targetElement="id43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8" smil:attributeName="visibility" smil:to="visible"/>
                  <anim:transitionFilter smil:dur="0.5s" smil:targetElement="id43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39" smil:attributeName="visibility" smil:to="visible"/>
                  <anim:transitionFilter smil:dur="0.5s" smil:targetElement="id43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40" smil:attributeName="visibility" smil:to="visible"/>
                  <anim:transitionFilter smil:dur="0.5s" smil:targetElement="id440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5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4" draw:layer="layout" svg:width="25.4cm" svg:height="2.667cm" svg:x="0cm" svg:y="0cm">
          <text:list text:style-name="L1">
            <text:list-header>
              <text:p text:style-name="P53"><text:span text:style-name="T8">下面程序的功能是用公式求</text:span><text:span text:style-name="T7">π</text:span><text:span text:style-name="T8">的近似值，直到最后一项的值小于</text:span><text:span text:style-name="T7">10</text:span><text:span text:style-name="T71">-6</text:span><text:span text:style-name="T8">为止。请填空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69" draw:layer="layout" svg:width="17.356cm" svg:height="2.723cm" svg:x="6.562cm" svg:y="1.482cm">
          <text:list text:style-name="L1">
            <text:list-header>
              <text:p text:style-name="P68"><text:span text:style-name="T14"/></text:p>
              <text:p text:style-name="P68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271" draw:text-style-name="P14" draw:layer="layout" svg:width="16.087cm" svg:height="3.766cm" svg:x="8.255cm" svg:y="2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name="Text Box 5" draw:style-name="gr373" draw:text-style-name="P123" draw:layer="layout" svg:width="15.663cm" svg:height="14.692cm" svg:x="0.635cm" svg:y="4.022cm">
          <text:list text:style-name="L6">
            <text:list-header>
              <text:p text:style-name="P122"><text:span text:style-name="T20">void main(void )</text:span></text:p>
              <text:p text:style-name="P122"><text:span text:style-name="T20">{ <text:s text:c="2"/>int <text:s/>i=1;</text:span></text:p>
              <text:p text:style-name="P122"><text:span text:style-name="T20"><text:s text:c="5"/></text:span><text:span text:style-name="T20">______ <text:s text:c="4"/>pi=0;</text:span></text:p>
              <text:p text:style-name="P122"><text:span text:style-name="T20"><text:s text:c="4"/></text:span><text:span text:style-name="T20">while (i*i&lt;=10e+6) </text:span></text:p>
              <text:p text:style-name="P122"><text:span text:style-name="T20"><text:s text:c="7"/></text:span><text:span text:style-name="T20">{ <text:s text:c="2"/>pi=______________ <text:s/>; <text:s text:c="9"/></text:span></text:p>
              <text:p text:style-name="P122"><text:span text:style-name="T20"><text:s text:c="12"/></text:span><text:span text:style-name="T20">i++;</text:span></text:p>
              <text:p text:style-name="P122"><text:span text:style-name="T20"><text:s text:c="7"/></text:span><text:span text:style-name="T20">}</text:span></text:p>
              <text:p text:style-name="P122"><text:span text:style-name="T20"><text:s text:c="5"/></text:span><text:span text:style-name="T20">pi=sqrt (6.0 *pi) ;</text:span></text:p>
              <text:p text:style-name="P122"><text:span text:style-name="T20"><text:s text:c="5"/></text:span><text:span text:style-name="T20">cout&lt;&lt;“ pi=”&lt;&lt;pi&lt;&lt;endl; </text:span></text:p>
              <text:p text:style-name="P122"><text:span text:style-name="T2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74" draw:text-style-name="P54" xml:id="id441" draw:id="id441" draw:layer="layout" svg:width="3.598cm" svg:height="1.364cm" svg:x="1.905cm" svg:y="6.773cm">
          <text:list text:style-name="L10">
            <text:list-header>
              <text:p text:style-name="P53"><text:span text:style-name="T62">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75" draw:text-style-name="P93" xml:id="id442" draw:id="id442" draw:layer="layout" svg:width="5.291cm" svg:height="1.364cm" svg:x="5.927cm" svg:y="9.737cm">
          <text:list text:style-name="L10">
            <text:list-header>
              <text:p text:style-name="P92"><text:span text:style-name="T62">pi+1.0/(i*i)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441" smil:attributeName="visibility" smil:to="visible"/>
                  <anim:transitionFilter smil:dur="0.5s" smil:targetElement="id441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442" smil:attributeName="visibility" smil:to="visible"/>
                  <anim:transitionFilter smil:dur="0.5s" smil:targetElement="id442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6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1" draw:master-page-name="默认" presentation:use-date-time-name="dtd1">
        <draw:custom-shape draw:name="灯片编号占位符 3" draw:style-name="gr1" draw:text-style-name="P2" draw:layer="layout" svg:width="5.292cm" svg:height="1.27cm" svg:x="18.203cm" svg:y="17.357cm">
          <text:list text:style-name="L1">
            <text:list-header>
              <text:p text:style-name="P1"><text:span text:style-name="T1"><text:page-number>&lt;编号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0" draw:text-style-name="P54" draw:layer="layout" svg:width="25.4cm" svg:height="2.667cm" svg:x="0cm" svg:y="0cm">
          <text:list text:style-name="L1">
            <text:list-header>
              <text:p text:style-name="P53"><text:span text:style-name="T8">有</text:span><text:span text:style-name="T7">1020</text:span><text:span text:style-name="T8">个西瓜，第一天卖一半多两个，以后每天卖剩下的一半多两个，问几天以后能卖完？请填空。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0" draw:text-style-name="P125" draw:layer="layout" svg:width="16.933cm" svg:height="15.094cm" svg:x="1.905cm" svg:y="3.175cm">
          <text:list text:style-name="L1">
            <text:list-header>
              <text:p text:style-name="P124"><text:span text:style-name="T7">#include”stdio.h”</text:span></text:p>
              <text:p text:style-name="P124"><text:span text:style-name="T7">void main(void )</text:span></text:p>
              <text:p text:style-name="P124"><text:span text:style-name="T7">{ <text:s text:c="2"/>int <text:s/>day, <text:s/>x1, <text:s/>x2;</text:span></text:p>
              <text:p text:style-name="P124"><text:span text:style-name="T7"><text:s text:c="4"/></text:span><text:span text:style-name="T7">day=0; <text:s text:c="2"/>x1=1020;</text:span></text:p>
              <text:p text:style-name="P124"><text:span text:style-name="T7"><text:s text:c="4"/></text:span><text:span text:style-name="T7">while (________ )</text:span></text:p>
              <text:p text:style-name="P124"><text:span text:style-name="T7"><text:s text:c="7"/></text:span><text:span text:style-name="T7">{ <text:s text:c="2"/>x2=__________; <text:s text:c="2"/></text:span></text:p>
              <text:p text:style-name="P124"><text:span text:style-name="T7"><text:s text:c="12"/></text:span><text:span text:style-name="T7">x1=x2; <text:s text:c="8"/>day++; </text:span></text:p>
              <text:p text:style-name="P124"><text:span text:style-name="T7"><text:s text:c="8"/></text:span><text:span text:style-name="T7">}</text:span></text:p>
              <text:p text:style-name="P124"><text:span text:style-name="T7"><text:s text:c="4"/></text:span><text:span text:style-name="T7">cout&lt;&lt;“day=”&lt;&lt;day&lt;&lt;endl; <text:s/></text:span></text:p>
              <text:p text:style-name="P124"><text:span text:style-name="T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76" draw:text-style-name="P125" xml:id="id444" draw:id="id444" draw:layer="layout" svg:width="4.053cm" svg:height="1.009cm" svg:x="6.138cm" svg:y="9.313cm">
          <text:list text:style-name="L10">
            <text:list-header>
              <text:p text:style-name="P124"><text:span text:style-name="T62">x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77" draw:text-style-name="P125" xml:id="id443" draw:id="id443" draw:layer="layout" svg:width="7.395cm" svg:height="1.009cm" svg:x="6.773cm" svg:y="10.795cm">
          <text:list text:style-name="L10">
            <text:list-header>
              <text:p text:style-name="P124"><text:span text:style-name="T62">x1/2-2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443" smil:attributeName="visibility" smil:to="visible"/>
                  <anim:transitionFilter smil:dur="0.5s" smil:targetElement="id443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444" smil:attributeName="visibility" smil:to="visible"/>
                  <anim:transitionFilter smil:dur="0.5s" smil:targetElement="id444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77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Times New Roman4" svg:font-family="'Times New Roman'" style:font-family-generic="modern" style:font-pitch="variable"/>
    <style:font-face style:name="Wingdings" svg:font-family="Wingdings" style:font-pitch="variable" style:font-charset="x-symbol"/>
    <style:font-face style:name="华文宋体" svg:font-family="华文宋体" style:font-pitch="variable"/>
    <style:font-face style:name="华文楷体" svg:font-family="华文楷体" style:font-pitch="variable"/>
    <style:font-face style:name="华文细黑" svg:font-family="华文细黑" style:font-pitch="variable"/>
    <style:font-face style:name="宋体" svg:font-family="宋体" style:font-pitch="variable"/>
    <style:font-face style:name="宋体1" svg:font-family="宋体" style:font-pitch="variable" style:font-charset="x-symbol"/>
    <style:font-face style:name="宋体2" svg:font-family="宋体" style:font-family-generic="modern" style:font-pitch="variable"/>
    <style:font-face style:name="宋体3" svg:font-family="宋体" style:font-family-generic="roman" style:font-pitch="variable"/>
    <style:font-face style:name="楷体_GB2312" svg:font-family="楷体_GB2312" style:font-family-generic="modern" style:font-pitch="fixed"/>
    <style:font-face style:name="楷体_GB23121" svg:font-family="楷体_GB2312" style:font-family-generic="modern" style:font-pitch="variable"/>
    <style:font-face style:name="隶书" svg:font-family="隶书" style:font-family-generic="modern" style:font-pitch="fixed"/>
    <style:font-face style:name="隶书1" svg:font-family="隶书" style:font-family-generic="modern" style:font-pitch="variable"/>
    <style:font-face style:name="黑体" svg:font-family="黑体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sArrowEnd_20_5" draw:display-name="msArrowEnd 5" svg:viewBox="0 0 237 237" svg:d="M119 0l118 237h-237z"/>
    <draw:marker draw:name="msArrowEnd_20_6" draw:display-name="msArrowEnd 6" svg:viewBox="0 0 237 395" svg:d="M119 0l118 395h-237z"/>
    <draw:marker draw:name="线条箭头_20_1" draw:display-name="线条箭头 1" svg:viewBox="0 0 210 210" svg:d="M105 0l105 210h-210z"/>
    <draw:marker draw:name="线条箭头_20_10" draw:display-name="线条箭头 10" svg:viewBox="0 0 237 395" svg:d="M119 0l118 395-118-158-119 158z"/>
    <draw:marker draw:name="线条箭头_20_11" draw:display-name="线条箭头 11" svg:viewBox="0 0 237 395" svg:d="M119 0l118 395-118-158-119 158z"/>
    <draw:marker draw:name="线条箭头_20_12" draw:display-name="线条箭头 12" svg:viewBox="0 0 237 395" svg:d="M119 0l118 395-118-158-119 158z"/>
    <draw:marker draw:name="线条箭头_20_13" draw:display-name="线条箭头 13" svg:viewBox="0 0 237 395" svg:d="M119 0l118 395-118-158-119 158z"/>
    <draw:marker draw:name="线条箭头_20_14" draw:display-name="线条箭头 14" svg:viewBox="0 0 237 395" svg:d="M119 0l118 395-118-158-119 158z"/>
    <draw:marker draw:name="线条箭头_20_15" draw:display-name="线条箭头 15" svg:viewBox="0 0 237 395" svg:d="M119 0l118 395-118-158-119 158z"/>
    <draw:marker draw:name="线条箭头_20_16" draw:display-name="线条箭头 16" svg:viewBox="0 0 237 395" svg:d="M119 0l118 395-118-158-119 158z"/>
    <draw:marker draw:name="线条箭头_20_17" draw:display-name="线条箭头 17" svg:viewBox="0 0 210 350" svg:d="M105 0l105 350-105-140-105 140z"/>
    <draw:marker draw:name="线条箭头_20_18" draw:display-name="线条箭头 18" svg:viewBox="0 0 210 350" svg:d="M105 0l105 350-105-140-105 140z"/>
    <draw:marker draw:name="线条箭头_20_19" draw:display-name="线条箭头 19" svg:viewBox="0 0 210 210" svg:d="M105 0l105 210h-210z"/>
    <draw:marker draw:name="线条箭头_20_2" draw:display-name="线条箭头 2" svg:viewBox="0 0 210 210" svg:d="M105 0l105 210h-210z"/>
    <draw:marker draw:name="线条箭头_20_20" draw:display-name="线条箭头 20" svg:viewBox="0 0 210 210" svg:d="M105 0l105 210h-210z"/>
    <draw:marker draw:name="线条箭头_20_21" draw:display-name="线条箭头 21" svg:viewBox="0 0 210 210" svg:d="M105 0l105 210h-210z"/>
    <draw:marker draw:name="线条箭头_20_22" draw:display-name="线条箭头 22" svg:viewBox="0 0 636 636" svg:d="M318 0l318 636h-636z"/>
    <draw:marker draw:name="线条箭头_20_23" draw:display-name="线条箭头 23" svg:viewBox="0 0 636 636" svg:d="M318 0l318 636h-636z"/>
    <draw:marker draw:name="线条箭头_20_24" draw:display-name="线条箭头 24" svg:viewBox="0 0 636 636" svg:d="M318 0l318 636h-636z"/>
    <draw:marker draw:name="线条箭头_20_25" draw:display-name="线条箭头 25" svg:viewBox="0 0 636 636" svg:d="M318 0l318 636h-636z"/>
    <draw:marker draw:name="线条箭头_20_26" draw:display-name="线条箭头 26" svg:viewBox="0 0 210 350" svg:d="M105 0l105 350-105-140-105 140z"/>
    <draw:marker draw:name="线条箭头_20_27" draw:display-name="线条箭头 27" svg:viewBox="0 0 210 350" svg:d="M105 0l105 350-105-140-105 140z"/>
    <draw:marker draw:name="线条箭头_20_28" draw:display-name="线条箭头 28" svg:viewBox="0 0 210 350" svg:d="M105 0l105 350-105-140-105 140z"/>
    <draw:marker draw:name="线条箭头_20_29" draw:display-name="线条箭头 29" svg:viewBox="0 0 210 350" svg:d="M105 0l105 350-105-140-105 140z"/>
    <draw:marker draw:name="线条箭头_20_3" draw:display-name="线条箭头 3" svg:viewBox="0 0 210 210" svg:d="M105 0l105 210h-210z"/>
    <draw:marker draw:name="线条箭头_20_30" draw:display-name="线条箭头 30" svg:viewBox="0 0 210 350" svg:d="M105 0l105 350-105-140-105 140z"/>
    <draw:marker draw:name="线条箭头_20_31" draw:display-name="线条箭头 31" svg:viewBox="0 0 210 350" svg:d="M105 0l105 350-105-140-105 140z"/>
    <draw:marker draw:name="线条箭头_20_32" draw:display-name="线条箭头 32" svg:viewBox="0 0 210 350" svg:d="M105 0l105 350-105-140-105 140z"/>
    <draw:marker draw:name="线条箭头_20_33" draw:display-name="线条箭头 33" svg:viewBox="0 0 210 350" svg:d="M105 0l105 350-105-140-105 140z"/>
    <draw:marker draw:name="线条箭头_20_34" draw:display-name="线条箭头 34" svg:viewBox="0 0 210 350" svg:d="M105 0l105 350-105-140-105 140z"/>
    <draw:marker draw:name="线条箭头_20_35" draw:display-name="线条箭头 35" svg:viewBox="0 0 210 350" svg:d="M105 0l105 350-105-140-105 140z"/>
    <draw:marker draw:name="线条箭头_20_36" draw:display-name="线条箭头 36" svg:viewBox="0 0 210 210" svg:d="M105 0l105 210h-210z"/>
    <draw:marker draw:name="线条箭头_20_362" draw:display-name="线条箭头 362" svg:viewBox="0 0 477 477" svg:d="M239 0l238 477h-477z"/>
    <draw:marker draw:name="线条箭头_20_363" draw:display-name="线条箭头 363" svg:viewBox="0 0 477 477" svg:d="M239 0l238 477h-477z"/>
    <draw:marker draw:name="线条箭头_20_364" draw:display-name="线条箭头 364" svg:viewBox="0 0 636 636" svg:d="M318 0l318 636h-636z"/>
    <draw:marker draw:name="线条箭头_20_365" draw:display-name="线条箭头 365" svg:viewBox="0 0 636 636" svg:d="M318 0l318 636h-636z"/>
    <draw:marker draw:name="线条箭头_20_366" draw:display-name="线条箭头 366" svg:viewBox="0 0 477 477" svg:d="M239 0l238 477h-477z"/>
    <draw:marker draw:name="线条箭头_20_367" draw:display-name="线条箭头 367" svg:viewBox="0 0 477 477" svg:d="M239 0l238 477h-477z"/>
    <draw:marker draw:name="线条箭头_20_368" draw:display-name="线条箭头 368" svg:viewBox="0 0 636 636" svg:d="M318 0l318 636h-636z"/>
    <draw:marker draw:name="线条箭头_20_369" draw:display-name="线条箭头 369" svg:viewBox="0 0 636 636" svg:d="M318 0l318 636h-636z"/>
    <draw:marker draw:name="线条箭头_20_37" draw:display-name="线条箭头 37" svg:viewBox="0 0 210 210" svg:d="M105 0l105 210h-210z"/>
    <draw:marker draw:name="线条箭头_20_370" draw:display-name="线条箭头 370" svg:viewBox="0 0 636 636" svg:d="M318 0l318 636h-636z"/>
    <draw:marker draw:name="线条箭头_20_371" draw:display-name="线条箭头 371" svg:viewBox="0 0 318 318" svg:d="M159 0l159 318h-318z"/>
    <draw:marker draw:name="线条箭头_20_372" draw:display-name="线条箭头 372" svg:viewBox="0 0 318 318" svg:d="M159 0l159 318h-318z"/>
    <draw:marker draw:name="线条箭头_20_373" draw:display-name="线条箭头 373" svg:viewBox="0 0 636 636" svg:d="M318 0l318 636h-636z"/>
    <draw:marker draw:name="线条箭头_20_374" draw:display-name="线条箭头 374" svg:viewBox="0 0 318 318" svg:d="M159 0l159 318h-318z"/>
    <draw:marker draw:name="线条箭头_20_375" draw:display-name="线条箭头 375" svg:viewBox="0 0 318 318" svg:d="M159 0l159 318h-318z"/>
    <draw:marker draw:name="线条箭头_20_376" draw:display-name="线条箭头 376" svg:viewBox="0 0 636 636" svg:d="M318 0l318 636h-636z"/>
    <draw:marker draw:name="线条箭头_20_377" draw:display-name="线条箭头 377" svg:viewBox="0 0 636 636" svg:d="M318 0l318 636h-636z"/>
    <draw:marker draw:name="线条箭头_20_378" draw:display-name="线条箭头 378" svg:viewBox="0 0 636 636" svg:d="M318 0l318 636h-636z"/>
    <draw:marker draw:name="线条箭头_20_379" draw:display-name="线条箭头 379" svg:viewBox="0 0 636 636" svg:d="M318 0l318 636h-636z"/>
    <draw:marker draw:name="线条箭头_20_38" draw:display-name="线条箭头 38" svg:viewBox="0 0 210 210" svg:d="M105 0l105 210h-210z"/>
    <draw:marker draw:name="线条箭头_20_380" draw:display-name="线条箭头 380" svg:viewBox="0 0 636 636" svg:d="M318 0l318 636h-636z"/>
    <draw:marker draw:name="线条箭头_20_381" draw:display-name="线条箭头 381" svg:viewBox="0 0 636 636" svg:d="M318 0l318 636h-636z"/>
    <draw:marker draw:name="线条箭头_20_382" draw:display-name="线条箭头 382" svg:viewBox="0 0 636 636" svg:d="M318 0l318 636h-636z"/>
    <draw:marker draw:name="线条箭头_20_383" draw:display-name="线条箭头 383" svg:viewBox="0 0 636 636" svg:d="M318 0l318 636h-636z"/>
    <draw:marker draw:name="线条箭头_20_384" draw:display-name="线条箭头 384" svg:viewBox="0 0 636 636" svg:d="M318 0l318 636h-636z"/>
    <draw:marker draw:name="线条箭头_20_385" draw:display-name="线条箭头 385" svg:viewBox="0 0 636 636" svg:d="M318 0l318 636h-636z"/>
    <draw:marker draw:name="线条箭头_20_386" draw:display-name="线条箭头 386" svg:viewBox="0 0 636 636" svg:d="M318 0l318 636h-636z"/>
    <draw:marker draw:name="线条箭头_20_387" draw:display-name="线条箭头 387" svg:viewBox="0 0 636 636" svg:d="M318 0l318 636h-636z"/>
    <draw:marker draw:name="线条箭头_20_388" draw:display-name="线条箭头 388" svg:viewBox="0 0 636 636" svg:d="M318 0l318 636h-636z"/>
    <draw:marker draw:name="线条箭头_20_389" draw:display-name="线条箭头 389" svg:viewBox="0 0 636 636" svg:d="M318 0l318 636h-636z"/>
    <draw:marker draw:name="线条箭头_20_39" draw:display-name="线条箭头 39" svg:viewBox="0 0 318 530" svg:d="M159 0l159 530h-318z"/>
    <draw:marker draw:name="线条箭头_20_390" draw:display-name="线条箭头 390" svg:viewBox="0 0 636 636" svg:d="M318 0l318 636h-636z"/>
    <draw:marker draw:name="线条箭头_20_391" draw:display-name="线条箭头 391" svg:viewBox="0 0 636 636" svg:d="M318 0l318 636h-636z"/>
    <draw:marker draw:name="线条箭头_20_392" draw:display-name="线条箭头 392" svg:viewBox="0 0 636 636" svg:d="M318 0l318 636h-636z"/>
    <draw:marker draw:name="线条箭头_20_393" draw:display-name="线条箭头 393" svg:viewBox="0 0 636 636" svg:d="M318 0l318 636h-636z"/>
    <draw:marker draw:name="线条箭头_20_394" draw:display-name="线条箭头 394" svg:viewBox="0 0 636 636" svg:d="M318 0l318 636h-636z"/>
    <draw:marker draw:name="线条箭头_20_395" draw:display-name="线条箭头 395" svg:viewBox="0 0 636 636" svg:d="M318 0l318 636h-636z"/>
    <draw:marker draw:name="线条箭头_20_396" draw:display-name="线条箭头 396" svg:viewBox="0 0 636 636" svg:d="M318 0l318 636h-636z"/>
    <draw:marker draw:name="线条箭头_20_397" draw:display-name="线条箭头 397" svg:viewBox="0 0 477 477" svg:d="M239 0l238 477h-477z"/>
    <draw:marker draw:name="线条箭头_20_398" draw:display-name="线条箭头 398" svg:viewBox="0 0 477 477" svg:d="M239 0l238 477h-477z"/>
    <draw:marker draw:name="线条箭头_20_399" draw:display-name="线条箭头 399" svg:viewBox="0 0 477 477" svg:d="M239 0l238 477h-477z"/>
    <draw:marker draw:name="线条箭头_20_4" draw:display-name="线条箭头 4" svg:viewBox="0 0 210 210" svg:d="M105 0l105 210h-210z"/>
    <draw:marker draw:name="线条箭头_20_40" draw:display-name="线条箭头 40" svg:viewBox="0 0 318 530" svg:d="M159 0l159 530h-318z"/>
    <draw:marker draw:name="线条箭头_20_41" draw:display-name="线条箭头 41" svg:viewBox="0 0 636 636" svg:d="M318 0l318 636h-636z"/>
    <draw:marker draw:name="线条箭头_20_42" draw:display-name="线条箭头 42" svg:viewBox="0 0 636 636" svg:d="M318 0l318 636h-636z"/>
    <draw:marker draw:name="线条箭头_20_5" draw:display-name="线条箭头 5" svg:viewBox="0 0 210 210" svg:d="M105 0l105 210h-210z"/>
    <draw:marker draw:name="线条箭头_20_6" draw:display-name="线条箭头 6" svg:viewBox="0 0 210 210" svg:d="M105 0l105 210h-210z"/>
    <draw:marker draw:name="线条箭头_20_7" draw:display-name="线条箭头 7" svg:viewBox="0 0 210 210" svg:d="M105 0l105 210h-210z"/>
    <draw:marker draw:name="线条箭头_20_8" draw:display-name="线条箭头 8" svg:viewBox="0 0 210 210" svg:d="M105 0l105 210h-210z"/>
    <draw:marker draw:name="线条箭头_20_9" draw:display-name="线条箭头 9" svg:viewBox="0 0 237 395" svg:d="M119 0l118 395-118-158-119 15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solid" draw:fill-color="#ccccff" draw:textarea-horizontal-align="center" draw:textarea-vertical-align="middle" draw:shadow-color="#808080"/>
      <style:paragraph-properties fo:text-align="center"/>
    </style:style>
    <style:style style:name="默认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默认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617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bold" style:font-name-asian="宋体" style:font-family-asian="宋体" style:font-pitch-asian="variable" style:font-size-asian="28pt" style:font-style-asian="normal" style:font-weight-asian="bold" style:font-name-complex="宋体" style:font-family-complex="宋体" style:font-pitch-complex="variable" style:font-size-complex="28pt" style:font-style-complex="normal" style:font-weight-complex="bold" style:font-relief="none"/>
    </style:style>
    <style:style style:name="默认-notes" style:family="presentation">
      <style:graphic-properties draw:stroke="none" draw:fill="none">
        <text:list-style style:name="默认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宋体" style:font-family-asian="宋体" style:font-pitch-asian="variable" style:font-size-asian="12pt" style:font-style-asian="normal" style:font-weight-asian="normal" style:font-name-complex="宋体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默认-outline1">
          <text:list-level-style-bullet text:level="1" text:bullet-char="•">
            <style:list-level-properties text:min-label-width="0.953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宋体" style:font-family-asian="宋体" style:font-pitch-asian="variable" style:font-size-asian="28pt" style:font-style-asian="normal" style:font-weight-asian="normal" style:font-name-complex="宋体" style:font-family-complex="宋体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宋体" style:font-family-asian="宋体" style:font-pitch-asian="variable" style:font-size-asian="24pt" style:font-style-asian="normal" style:font-weight-asian="normal" style:font-name-complex="宋体" style:font-family-complex="宋体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宋体" style:font-family-asian="宋体" style:font-pitch-asian="variable" style:font-size-asian="20pt" style:font-style-asian="normal" style:font-weight-asian="normal" style:font-name-complex="宋体" style:font-family-complex="宋体" style:font-pitch-complex="variable" style:font-size-complex="20pt" style:font-style-complex="normal" style:font-weight-complex="normal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宋体" style:font-family-asian="宋体" style:font-pitch-asian="variable" style:font-size-asian="32pt" style:font-style-asian="normal" style:font-weight-asian="normal" style:font-name-complex="宋体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默认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宋体" style:font-family-asian="宋体" style:font-pitch-asian="variable" style:font-size-asian="44pt" style:font-style-asian="normal" style:font-weight-asian="normal" style:font-name-complex="宋体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5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margin-top="0.265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.265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265cm" fo:margin-bottom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265cm" fo:margin-bottom="0cm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65cm" fo:margin-bottom="0cm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编号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默认" style:page-layout-name="PM1" draw:style-name="Mdp1">
      <draw:frame presentation:style-name="默认-title" draw:layer="backgroundobjects" svg:width="21.59cm" svg:height="3.175cm" svg:x="1.905cm" svg:y="1.692cm" presentation:class="title" presentation:placeholder="true">
        <draw:text-box/>
      </draw:frame>
      <draw:frame presentation:style-name="默认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5" draw:layer="backgroundobjects" svg:width="5.292cm" svg:height="1.27cm" svg:x="1.905cm" svg:y="17.357cm" presentation:class="date-time">
        <draw:text-box>
          <text:p/>
        </draw:text-box>
      </draw:frame>
      <draw:frame draw:style-name="Mgr2" draw:text-style-name="MP6" draw:layer="backgroundobjects" svg:width="8.044cm" svg:height="1.27cm" svg:x="8.678cm" svg:y="17.357cm" presentation:class="footer">
        <draw:text-box>
          <text:p/>
        </draw:text-box>
      </draw:frame>
      <draw:frame draw:style-name="Mgr2" draw:text-style-name="MP8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7"><text:span text:style-name="MT2"><text:page-number>&lt;编号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默认-title" draw:layer="backgroundobjects" svg:width="12.7cm" svg:height="9.525cm" svg:x="3.175cm" svg:y="1.904cm" presentation:class="page"/>
        <draw:frame presentation:style-name="默认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11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++_Lecture</dc:title>
    <meta:initial-creator>朱红</meta:initial-creator>
    <meta:creation-date>2002-01-08T14:03:06.320000000</meta:creation-date>
    <dc:date>2024-01-25T23:49:09.208957799</dc:date>
    <meta:editing-cycles>540</meta:editing-cycles>
    <meta:editing-duration>P14DT22H46M47S</meta:editing-duration>
    <meta:generator>LibreOffice/7.3.7.2$Linux_X86_64 LibreOffice_project/30$Build-2</meta:generator>
    <meta:document-statistic meta:object-count="131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row>
              <mn>1</mn>
              <mo stretchy="false">−</mo>
              <mfrac>
                <msup>
                  <mi>x</mi>
                  <mstyle mathsize="8pt">
                    <mn>2</mn>
                  </mstyle>
                </msup>
                <mrow>
                  <mn>2</mn>
                  <mi>!</mi>
                </mrow>
              </mfrac>
              <mo stretchy="false">+</mo>
              <mfrac>
                <msup>
                  <mi>x</mi>
                  <mstyle mathsize="8pt">
                    <mn>4</mn>
                  </mstyle>
                </msup>
                <mrow>
                  <mn>4</mn>
                  <mi>!</mi>
                </mrow>
              </mfrac>
              <mo stretchy="false">−</mo>
              <mfrac>
                <msup>
                  <mi>x</mi>
                  <mstyle mathsize="8pt">
                    <mn>6</mn>
                  </mstyle>
                </msup>
                <mrow>
                  <mn>6</mn>
                  <mi>!</mi>
                </mrow>
              </mfrac>
              <mo stretchy="false">+</mo>
              <mfrac>
                <msup>
                  <mi>x</mi>
                  <mstyle mathsize="8pt">
                    <mn>8</mn>
                  </mstyle>
                </msup>
                <mrow>
                  <mn>8</mn>
                  <mi>!</mi>
                </mrow>
              </mfrac>
              <mo stretchy="false">−</mo>
              <mtext>.</mtext>
            </mrow>
          </mrow>
          <mtext>.</mtext>
          <mrow>
            <mtext>.</mtext>
            <mo stretchy="false">+</mo>
            <mo stretchy="false">(</mo>
            <mo stretchy="false">−</mo>
            <mn>1</mn>
          </mrow>
          <msup>
            <mo stretchy="false">)</mo>
            <mstyle mathsize="8pt">
              <mi>n</mi>
            </mstyle>
          </msup>
          <mfrac>
            <msup>
              <mi>x</mi>
              <mstyle mathsize="8pt">
                <mrow>
                  <mn>2</mn>
                  <mi>n</mi>
                </mrow>
              </mstyle>
            </msup>
            <mrow>
              <mo stretchy="false">(</mo>
              <mn>2</mn>
              <mi>n</mi>
              <mo stretchy="false">)</mo>
              <mi>!</mi>
            </mrow>
          </mfrac>
        </mrow>
      </mstyle>
      <mrow/>
    </mrow>
    <annotation encoding="StarMath 5.0"> size 12{S=1 -  {  {x rSup { size 8{2} } }  over  {2!} } + {  {x rSup { size 8{4} } }  over  {4!} }  -  {  {x rSup { size 8{6} } }  over  {6!} } + {  {x rSup { size 8{8} } }  over  {8!} }  -  "."  "."  "." + \(  - 1 \)  rSup { size 8{n} }  {  {x rSup { size 8{2n} } }  over  { \( 2n \) !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(</mo>
            <mo stretchy="false">−</mo>
            <mn>1</mn>
          </mrow>
          <msup>
            <mo stretchy="false">)</mo>
            <mstyle mathsize="8pt">
              <mi>n</mi>
            </mstyle>
          </msup>
          <mfrac>
            <msup>
              <mi>x</mi>
              <mstyle mathsize="8pt">
                <mrow>
                  <mn>2</mn>
                  <mi>n</mi>
                </mrow>
              </mstyle>
            </msup>
            <mrow>
              <mo stretchy="false">(</mo>
              <mn>2</mn>
              <mi>n</mi>
              <mo stretchy="false">)</mo>
              <mi>!</mi>
            </mrow>
          </mfrac>
        </mrow>
      </mstyle>
      <mrow/>
    </mrow>
    <annotation encoding="StarMath 5.0"> size 12{ \(  - 1 \)  rSup { size 8{n} }  {  {x rSup { size 8{2n} } }  over  { \( 2n \) !} } } {}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row>
              <mn>1</mn>
              <mo stretchy="false">−</mo>
              <mfrac>
                <msup>
                  <mi>x</mi>
                  <mstyle mathsize="8pt">
                    <mn>2</mn>
                  </mstyle>
                </msup>
                <mrow>
                  <mn>2</mn>
                  <mi>!</mi>
                </mrow>
              </mfrac>
              <mo stretchy="false">+</mo>
              <mfrac>
                <msup>
                  <mi>x</mi>
                  <mstyle mathsize="8pt">
                    <mn>4</mn>
                  </mstyle>
                </msup>
                <mrow>
                  <mn>4</mn>
                  <mi>!</mi>
                </mrow>
              </mfrac>
              <mo stretchy="false">−</mo>
              <mfrac>
                <msup>
                  <mi>x</mi>
                  <mstyle mathsize="8pt">
                    <mn>6</mn>
                  </mstyle>
                </msup>
                <mrow>
                  <mn>6</mn>
                  <mi>!</mi>
                </mrow>
              </mfrac>
              <mo stretchy="false">+</mo>
              <mfrac>
                <msup>
                  <mi>x</mi>
                  <mstyle mathsize="8pt">
                    <mn>8</mn>
                  </mstyle>
                </msup>
                <mrow>
                  <mn>8</mn>
                  <mi>!</mi>
                </mrow>
              </mfrac>
              <mo stretchy="false">−</mo>
              <mtext>.</mtext>
            </mrow>
          </mrow>
          <mtext>.</mtext>
          <mrow>
            <mtext>.</mtext>
            <mo stretchy="false">+</mo>
            <mo stretchy="false">(</mo>
            <mo stretchy="false">−</mo>
            <mn>1</mn>
          </mrow>
          <msup>
            <mo stretchy="false">)</mo>
            <mstyle mathsize="8pt">
              <mi>n</mi>
            </mstyle>
          </msup>
          <mfrac>
            <msup>
              <mi>x</mi>
              <mstyle mathsize="8pt">
                <mrow>
                  <mn>2</mn>
                  <mi>n</mi>
                </mrow>
              </mstyle>
            </msup>
            <mrow>
              <mo stretchy="false">(</mo>
              <mn>2</mn>
              <mi>n</mi>
              <mo stretchy="false">)</mo>
              <mi>!</mi>
            </mrow>
          </mfrac>
        </mrow>
      </mstyle>
      <mrow/>
    </mrow>
    <annotation encoding="StarMath 5.0"> size 12{S=1 -  {  {x rSup { size 8{2} } }  over  {2!} } + {  {x rSup { size 8{4} } }  over  {4!} }  -  {  {x rSup { size 8{6} } }  over  {6!} } + {  {x rSup { size 8{8} } }  over  {8!} }  -  "."  "."  "." + \(  - 1 \)  rSup { size 8{n} }  {  {x rSup { size 8{2n} } }  over  { \( 2n \) !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S</mi>
            <mo stretchy="false">=</mo>
            <mrow>
              <mn>1</mn>
              <mo stretchy="false">−</mo>
              <mfrac>
                <msup>
                  <mi>x</mi>
                  <mstyle mathsize="8pt">
                    <mn>2</mn>
                  </mstyle>
                </msup>
                <mrow>
                  <mn>2</mn>
                  <mi>!</mi>
                </mrow>
              </mfrac>
              <mo stretchy="false">+</mo>
              <mfrac>
                <msup>
                  <mi>x</mi>
                  <mstyle mathsize="8pt">
                    <mn>4</mn>
                  </mstyle>
                </msup>
                <mrow>
                  <mn>4</mn>
                  <mi>!</mi>
                </mrow>
              </mfrac>
              <mo stretchy="false">−</mo>
              <mfrac>
                <msup>
                  <mi>x</mi>
                  <mstyle mathsize="8pt">
                    <mn>6</mn>
                  </mstyle>
                </msup>
                <mrow>
                  <mn>6</mn>
                  <mi>!</mi>
                </mrow>
              </mfrac>
              <mo stretchy="false">+</mo>
              <mfrac>
                <msup>
                  <mi>x</mi>
                  <mstyle mathsize="8pt">
                    <mn>8</mn>
                  </mstyle>
                </msup>
                <mrow>
                  <mn>8</mn>
                  <mi>!</mi>
                </mrow>
              </mfrac>
              <mo stretchy="false">−</mo>
              <mtext>.</mtext>
            </mrow>
          </mrow>
          <mtext>.</mtext>
          <mrow>
            <mtext>.</mtext>
            <mo stretchy="false">+</mo>
            <mo stretchy="false">(</mo>
            <mo stretchy="false">−</mo>
            <mn>1</mn>
          </mrow>
          <msup>
            <mo stretchy="false">)</mo>
            <mstyle mathsize="8pt">
              <mi>n</mi>
            </mstyle>
          </msup>
          <mfrac>
            <msup>
              <mi>x</mi>
              <mstyle mathsize="8pt">
                <mrow>
                  <mn>2</mn>
                  <mi>n</mi>
                </mrow>
              </mstyle>
            </msup>
            <mrow>
              <mo stretchy="false">(</mo>
              <mn>2</mn>
              <mi>n</mi>
              <mo stretchy="false">)</mo>
              <mi>!</mi>
            </mrow>
          </mfrac>
        </mrow>
      </mstyle>
      <mrow/>
    </mrow>
    <annotation encoding="StarMath 5.0"> size 12{S=1 -  {  {x rSup { size 8{2} } }  over  {2!} } + {  {x rSup { size 8{4} } }  over  {4!} }  -  {  {x rSup { size 8{6} } }  over  {6!} } + {  {x rSup { size 8{8} } }  over  {8!} }  -  "."  "."  "." + \(  - 1 \)  rSup { size 8{n} }  {  {x rSup { size 8{2n} } }  over  { \( 2n \) !} }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frac>
              <mi>π</mi>
              <mn>2</mn>
            </mfrac>
            <mo stretchy="false">=</mo>
            <mrow>
              <mfrac>
                <mn>2</mn>
                <mn>1</mn>
              </mfrac>
              <mo stretchy="false">×</mo>
              <mfrac>
                <mn>2</mn>
                <mn>3</mn>
              </mfrac>
              <mo stretchy="false">×</mo>
              <mfrac>
                <mn>4</mn>
                <mn>3</mn>
              </mfrac>
              <mo stretchy="false">×</mo>
              <mfrac>
                <mn>4</mn>
                <mn>5</mn>
              </mfrac>
              <mo stretchy="false">×</mo>
              <mo stretchy="false">⋯</mo>
              <mo stretchy="false">×</mo>
              <mfrac>
                <mrow>
                  <mn>2</mn>
                  <mi>n</mi>
                </mrow>
                <mrow>
                  <mn>2</mn>
                  <mrow>
                    <mi>n</mi>
                    <mo stretchy="false">−</mo>
                    <mn>1</mn>
                  </mrow>
                </mrow>
              </mfrac>
              <mo stretchy="false">×</mo>
              <mfrac>
                <mrow>
                  <mn>2</mn>
                  <mi>n</mi>
                </mrow>
                <mrow>
                  <mn>2</mn>
                  <mrow>
                    <mi>n</mi>
                    <mo stretchy="false">+</mo>
                    <mn>1</mn>
                  </mrow>
                </mrow>
              </mfrac>
            </mrow>
          </mrow>
          <mo stretchy="false">⋯</mo>
        </mrow>
      </mstyle>
      <mrow/>
    </mrow>
    <annotation encoding="StarMath 5.0"> size 12{ {  {π}  over  {2} } = {  {2}  over  {1} }  times  {  {2}  over  {3} }  times  {  {4}  over  {3} }  times  {  {4}  over  {5} }  times  dotsaxis  times  {  {2n}  over  {2n - 1} }  times  {  {2n}  over  {2n+1} }  dotsaxis } {}</annotation>
  </semantics>
</math>
</file>

<file path=Object 6/content.xml><?xml version="1.0" encoding="utf-8"?>
<math xmlns="http://www.w3.org/1998/Math/MathML" display="block">
  <semantics>
    <mrow>
      <mstyle mathsize="12pt">
        <mrow>
          <mi>t</mi>
          <mo stretchy="false">=</mo>
          <mrow>
            <mfrac>
              <mrow>
                <mn>2</mn>
                <mi>n</mi>
              </mrow>
              <mrow>
                <mn>2</mn>
                <mrow>
                  <mi>n</mi>
                  <mo stretchy="false">−</mo>
                  <mn>1</mn>
                </mrow>
              </mrow>
            </mfrac>
            <mo stretchy="false">×</mo>
            <mfrac>
              <mrow>
                <mn>2</mn>
                <mi>n</mi>
              </mrow>
              <mrow>
                <mn>2</mn>
                <mrow>
                  <mi>n</mi>
                  <mo stretchy="false">+</mo>
                  <mn>1</mn>
                </mrow>
              </mrow>
            </mfrac>
          </mrow>
        </mrow>
      </mstyle>
      <mrow/>
    </mrow>
    <annotation encoding="StarMath 5.0"> size 12{t= {  {2n}  over  {2n - 1} }  times  {  {2n}  over  {2n+1} } } {}</annotation>
  </semantics>
</math>
</file>

<file path=Object 7/content.xml><?xml version="1.0" encoding="utf-8"?>
<math xmlns="http://www.w3.org/1998/Math/MathML" display="block">
  <semantics>
    <mrow>
      <mstyle mathsize="12pt">
        <mrow>
          <mfrac>
            <msup>
              <mi>π</mi>
              <mstyle mathsize="8pt">
                <mn>2</mn>
              </mstyle>
            </msup>
            <mn>6</mn>
          </mfrac>
          <mo stretchy="false">≈</mo>
          <mrow>
            <mfrac>
              <mn>1</mn>
              <msup>
                <mn>1</mn>
                <mstyle mathsize="8pt">
                  <mn>2</mn>
                </mstyle>
              </msup>
            </mfrac>
            <mo stretchy="false">+</mo>
            <mfrac>
              <mn>1</mn>
              <msup>
                <mn>2</mn>
                <mstyle mathsize="8pt">
                  <mn>2</mn>
                </mstyle>
              </msup>
            </mfrac>
            <mo stretchy="false">+</mo>
            <mfrac>
              <mn>1</mn>
              <msup>
                <mn>3</mn>
                <mstyle mathsize="8pt">
                  <mn>2</mn>
                </mstyle>
              </msup>
            </mfrac>
            <mo stretchy="false">+</mo>
            <mo stretchy="false">⋯</mo>
            <mo stretchy="false">+</mo>
            <mfrac>
              <mn>1</mn>
              <msup>
                <mi>n</mi>
                <mstyle mathsize="8pt">
                  <mn>2</mn>
                </mstyle>
              </msup>
            </mfrac>
          </mrow>
        </mrow>
      </mstyle>
      <mrow/>
    </mrow>
    <annotation encoding="StarMath 5.0"> size 12{ {  {π rSup { size 8{2} } }  over  {6} }  approx  {  {1}  over  {1 rSup { size 8{2} } } } + {  {1}  over  {2 rSup { size 8{2} } } } + {  {1}  over  {3 rSup { size 8{2} } } } + dotsaxis + {  {1}  over  {n rSup { size 8{2} } } } } {}</annotation>
  </semantics>
</math>
</file>